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2.949cm"/>
    </style:style>
    <style:style style:name="Tabelle3.B" style:family="table-column">
      <style:table-column-properties style:column-width="14.051cm"/>
    </style:style>
    <style:style style:name="Tabelle3.A1" style:family="table-cell">
      <style:table-cell-properties style:vertical-align="middle" style:border-line-width-left="0.002cm 0.088cm 0.035cm" style:border-line-width-right="0.002cm 0.088cm 0.035cm" style:border-line-width-top="0.002cm 0.088cm 0.035cm" style:border-line-width-bottom="0.002cm 0.088cm 0.002cm" fo:padding="0.106cm" fo:border-left="0.125cm double #808080" fo:border-right="0.125cm double #808080" fo:border-top="0.125cm double #808080" fo:border-bottom="0.092cm double #808080"/>
    </style:style>
    <style:style style:name="Tabelle3.A2" style:family="table-cell">
      <style:table-cell-properties style:vertical-align="middle" style:border-line-width-left="0.002cm 0.088cm 0.035cm" style:border-line-width-bottom="0.002cm 0.088cm 0.002cm" fo:padding="0.106cm" fo:border-left="0.125cm double #808080" fo:border-right="none" fo:border-top="none" fo:border-bottom="0.092cm double #808080"/>
    </style:style>
    <style:style style:name="Tabelle3.B2" style:family="table-cell">
      <style:table-cell-properties style:vertical-align="middle" style:border-line-width-left="0.002cm 0.088cm 0.002cm" style:border-line-width-right="0.002cm 0.088cm 0.035cm" style:border-line-width-bottom="0.002cm 0.088cm 0.002cm" fo:padding="0.106cm" fo:border-left="0.092cm double #808080" fo:border-right="0.125cm double #808080" fo:border-top="none" fo:border-bottom="0.092cm double #808080"/>
    </style:style>
    <style:style style:name="Tabelle3.A6" style:family="table-cell">
      <style:table-cell-properties style:vertical-align="middle" style:border-line-width-left="0.002cm 0.088cm 0.035cm" style:border-line-width-bottom="0.002cm 0.088cm 0.035cm" fo:padding="0.106cm" fo:border-left="0.125cm double #808080" fo:border-right="none" fo:border-top="none" fo:border-bottom="0.125cm double #808080"/>
    </style:style>
    <style:style style:name="Tabelle3.B6" style:family="table-cell">
      <style:table-cell-properties style:vertical-align="middle" style:border-line-width-left="0.002cm 0.088cm 0.002cm" style:border-line-width-right="0.002cm 0.088cm 0.035cm" style:border-line-width-bottom="0.002cm 0.088cm 0.035cm" fo:padding="0.106cm" fo:border-left="0.092cm double #808080" fo:border-right="0.125cm double #808080" fo:border-top="none" fo:border-bottom="0.125cm double #808080"/>
    </style:style>
    <style:style style:name="Tabelle4" style:family="table">
      <style:table-properties style:width="0.093cm" table:align="left"/>
    </style:style>
    <style:style style:name="Tabelle4.A" style:family="table-column">
      <style:table-column-properties style:column-width="0.093cm"/>
    </style:style>
    <style:style style:name="Tabelle4.A1" style:family="table-cell">
      <style:table-cell-properties style:vertical-align="middle"/>
    </style:style>
    <style:style style:name="Tabelle5" style:family="table">
      <style:table-properties style:width="0.093cm" table:align="left"/>
    </style:style>
    <style:style style:name="Tabelle5.A" style:family="table-column">
      <style:table-column-properties style:column-width="0.093cm"/>
    </style:style>
    <style:style style:name="Tabelle5.A1" style:family="table-cell">
      <style:table-cell-properties style:vertical-align="middle"/>
    </style:style>
    <style:style style:name="Tabelle6" style:family="table">
      <style:table-properties style:width="0.093cm" table:align="left"/>
    </style:style>
    <style:style style:name="Tabelle6.A" style:family="table-column">
      <style:table-column-properties style:column-width="0.093cm"/>
    </style:style>
    <style:style style:name="Tabelle6.A1" style:family="table-cell">
      <style:table-cell-properties style:vertical-align="middle"/>
    </style:style>
    <style:style style:name="Tabelle7" style:family="table">
      <style:table-properties style:width="0.093cm" table:align="left"/>
    </style:style>
    <style:style style:name="Tabelle7.A" style:family="table-column">
      <style:table-column-properties style:column-width="0.093cm"/>
    </style:style>
    <style:style style:name="Tabelle7.A1" style:family="table-cell">
      <style:table-cell-properties style:vertical-align="middle"/>
    </style:style>
    <style:style style:name="Tabelle8" style:family="table">
      <style:table-properties style:width="0.093cm" table:align="left"/>
    </style:style>
    <style:style style:name="Tabelle8.A" style:family="table-column">
      <style:table-column-properties style:column-width="0.093cm"/>
    </style:style>
    <style:style style:name="Tabelle8.A1" style:family="table-cell">
      <style:table-cell-properties style:vertical-align="middle"/>
    </style:style>
    <style:style style:name="Tabelle9" style:family="table">
      <style:table-properties style:width="0.093cm" table:align="left"/>
    </style:style>
    <style:style style:name="Tabelle9.A" style:family="table-column">
      <style:table-column-properties style:column-width="0.093cm"/>
    </style:style>
    <style:style style:name="Tabelle9.A1" style:family="table-cell">
      <style:table-cell-properties style:vertical-align="middle"/>
    </style:style>
    <style:style style:name="Tabelle10" style:family="table">
      <style:table-properties style:width="0.093cm" table:align="left"/>
    </style:style>
    <style:style style:name="Tabelle10.A" style:family="table-column">
      <style:table-column-properties style:column-width="0.093cm"/>
    </style:style>
    <style:style style:name="Tabelle10.A1" style:family="table-cell">
      <style:table-cell-properties style:vertical-align="middle"/>
    </style:style>
    <style:style style:name="Tabelle11" style:family="table">
      <style:table-properties style:width="0.093cm" table:align="left"/>
    </style:style>
    <style:style style:name="Tabelle11.A" style:family="table-column">
      <style:table-column-properties style:column-width="0.093cm"/>
    </style:style>
    <style:style style:name="Tabelle11.A1" style:family="table-cell">
      <style:table-cell-properties style:vertical-align="middle"/>
    </style:style>
    <style:style style:name="Tabelle12" style:family="table">
      <style:table-properties style:width="0.093cm" table:align="left"/>
    </style:style>
    <style:style style:name="Tabelle12.A" style:family="table-column">
      <style:table-column-properties style:column-width="0.093cm"/>
    </style:style>
    <style:style style:name="Tabelle12.A1" style:family="table-cell">
      <style:table-cell-properties style:vertical-align="middle"/>
    </style:style>
    <style:style style:name="Tabelle13" style:family="table">
      <style:table-properties style:width="0.093cm" table:align="left"/>
    </style:style>
    <style:style style:name="Tabelle13.A" style:family="table-column">
      <style:table-column-properties style:column-width="0.093cm"/>
    </style:style>
    <style:style style:name="Tabelle13.A1" style:family="table-cell">
      <style:table-cell-properties style:vertical-align="middle"/>
    </style:style>
    <style:style style:name="Tabelle14" style:family="table">
      <style:table-properties style:width="0.093cm" table:align="left"/>
    </style:style>
    <style:style style:name="Tabelle14.A" style:family="table-column">
      <style:table-column-properties style:column-width="0.093cm"/>
    </style:style>
    <style:style style:name="Tabelle14.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style:style>
    <style:style style:name="P3" style:family="paragraph" style:parent-style-name="List_20_Heading">
      <style:paragraph-properties fo:margin-top="0cm" fo:margin-bottom="0.499cm" style:writing-mode="lr-tb"/>
    </style:style>
    <style:style style:name="P4" style:family="paragraph" style:parent-style-name="List_20_Heading">
      <style:paragraph-properties fo:margin-top="0cm" fo:margin-bottom="0.499cm" style:writing-mode="lr-tb"/>
      <style:text-properties fo:language="en" fo:country="none"/>
    </style:style>
    <style:style style:name="P5" style:family="paragraph" style:parent-style-name="List_20_Contents">
      <style:paragraph-properties fo:margin-top="0cm" fo:margin-bottom="0.499cm" style:writing-mode="lr-tb"/>
    </style:style>
    <style:style style:name="P6" style:family="paragraph" style:parent-style-name="List_20_Contents">
      <style:paragraph-properties fo:margin-top="0cm" fo:margin-bottom="0.499cm" style:writing-mode="lr-tb"/>
      <style:text-properties fo:language="en" fo:country="none"/>
    </style:style>
    <style:style style:name="P7" style:family="paragraph" style:parent-style-name="Preformatted_20_Text">
      <style:paragraph-properties fo:margin-top="0cm" fo:margin-bottom="0.499cm" style:writing-mode="lr-tb"/>
    </style:style>
    <style:style style:name="P8" style:family="paragraph" style:parent-style-name="Preformatted_20_Text">
      <style:paragraph-properties fo:margin-top="0cm" fo:margin-bottom="0.499cm" style:writing-mode="lr-tb"/>
      <style:text-properties fo:language="en" fo:country="none"/>
    </style:style>
    <style:style style:name="P9" style:family="paragraph" style:parent-style-name="Preformatted_20_Text">
      <style:paragraph-properties fo:margin-top="0cm" fo:margin-bottom="0.499cm" fo:text-align="start" style:justify-single-word="false" style:writing-mode="lr-tb"/>
      <style:text-properties fo:language="en" fo:country="none"/>
    </style:style>
    <style:style style:name="P10" style:family="paragraph" style:parent-style-name="Preformatted_20_Text">
      <style:paragraph-properties fo:margin-top="0cm" fo:margin-bottom="0.499cm" fo:text-align="start" style:justify-single-word="false" style:writing-mode="lr-tb"/>
    </style:style>
    <style:style style:name="P11" style:family="paragraph" style:parent-style-name="Heading_20_2">
      <style:paragraph-properties style:writing-mode="lr-tb"/>
      <style:text-properties fo:language="en" fo:country="none"/>
    </style:style>
    <style:style style:name="P12" style:family="paragraph" style:parent-style-name="Heading_20_3">
      <style:paragraph-properties style:writing-mode="lr-tb"/>
      <style:text-properties fo:language="en" fo:country="none"/>
    </style:style>
    <style:style style:name="P13" style:family="paragraph" style:parent-style-name="List_20_Heading">
      <style:paragraph-properties style:writing-mode="lr-tb"/>
      <style:text-properties fo:language="en" fo:country="none"/>
    </style:style>
    <style:style style:name="P14" style:family="paragraph" style:parent-style-name="List_20_Contents">
      <style:paragraph-properties style:writing-mode="lr-tb"/>
    </style:style>
    <style:style style:name="P15" style:family="paragraph" style:parent-style-name="List_20_Contents">
      <style:paragraph-properties style:writing-mode="lr-tb"/>
      <style:text-properties fo:language="en" fo:country="none"/>
    </style:style>
    <style:style style:name="P16" style:family="paragraph" style:parent-style-name="Preformatted_20_Text">
      <style:paragraph-properties style:writing-mode="lr-tb"/>
    </style:style>
    <style:style style:name="P17" style:family="paragraph" style:parent-style-name="Preformatted_20_Text">
      <style:paragraph-properties style:writing-mode="lr-tb"/>
      <style:text-properties fo:language="en" fo:country="none"/>
    </style:style>
    <style:style style:name="P18" style:family="paragraph" style:parent-style-name="Preformatted_20_Text">
      <style:paragraph-properties fo:text-align="start" style:justify-single-word="false" style:writing-mode="lr-tb"/>
      <style:text-properties fo:language="en" fo:country="none"/>
    </style:style>
    <style:style style:name="P19" style:family="paragraph" style:parent-style-name="Preformatted_20_Text">
      <style:paragraph-properties fo:text-align="start" style:justify-single-word="false" style:writing-mode="lr-tb"/>
    </style:style>
    <style:style style:name="P20" style:family="paragraph" style:parent-style-name="Text_20_body">
      <style:paragraph-properties style:writing-mode="lr-tb"/>
    </style:style>
    <style:style style:name="P21" style:family="paragraph" style:parent-style-name="Text_20_body">
      <style:paragraph-properties style:writing-mode="lr-tb"/>
      <style:text-properties fo:language="en" fo:country="none"/>
    </style:style>
    <style:style style:name="P22" style:family="paragraph" style:parent-style-name="List_20_Contents">
      <style:paragraph-properties fo:margin-left="2cm" fo:margin-right="0cm" fo:text-indent="0cm" style:auto-text-indent="false" style:writing-mode="lr-tb"/>
      <style:text-properties fo:language="en" fo:country="none"/>
    </style:style>
    <style:style style:name="P23" style:family="paragraph" style:parent-style-name="Preformatted_20_Text">
      <style:paragraph-properties fo:margin-left="1cm" fo:margin-right="0cm" fo:margin-top="0cm" fo:margin-bottom="0.499cm" fo:text-align="start" style:justify-single-word="false" fo:text-indent="0cm" style:auto-text-indent="false" style:writing-mode="lr-tb"/>
      <style:text-properties fo:language="en" fo:country="none"/>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Text_20_body">
      <style:text-properties fo:font-size="14pt" fo:font-weight="bold" style:font-size-asian="14pt" style:font-weight-asian="bold" style:font-size-complex="14pt" style:font-weight-complex="bold"/>
    </style:style>
    <style:style style:name="P31" style:family="paragraph" style:parent-style-name="Text_20_body" style:list-style-name="L1">
      <style:paragraph-properties fo:margin-top="0cm" fo:margin-bottom="0cm" style:writing-mode="lr-tb"/>
      <style:text-properties fo:language="en" fo:country="none"/>
    </style:style>
    <style:style style:name="P32" style:family="paragraph" style:parent-style-name="Text_20_body" style:list-style-name="L2">
      <style:paragraph-properties fo:margin-top="0cm" fo:margin-bottom="0cm" style:writing-mode="lr-tb"/>
      <style:text-properties fo:language="en" fo:country="none"/>
    </style:style>
    <style:style style:name="P33" style:family="paragraph" style:parent-style-name="Text_20_body" style:list-style-name="L3">
      <style:paragraph-properties fo:margin-top="0cm" fo:margin-bottom="0cm" style:writing-mode="lr-tb"/>
      <style:text-properties fo:language="en" fo:country="none"/>
    </style:style>
    <style:style style:name="P34" style:family="paragraph" style:parent-style-name="Text_20_body" style:list-style-name="L16">
      <style:paragraph-properties fo:margin-top="0cm" fo:margin-bottom="0cm" style:writing-mode="lr-tb"/>
      <style:text-properties fo:language="en" fo:country="none"/>
    </style:style>
    <style:style style:name="P35" style:family="paragraph" style:parent-style-name="Text_20_body" style:list-style-name="L28">
      <style:paragraph-properties fo:margin-top="0cm" fo:margin-bottom="0cm" style:writing-mode="lr-tb"/>
      <style:text-properties fo:language="en" fo:country="none"/>
    </style:style>
    <style:style style:name="P36" style:family="paragraph" style:parent-style-name="Text_20_body" style:list-style-name="L29">
      <style:paragraph-properties fo:margin-top="0cm" fo:margin-bottom="0cm" style:writing-mode="lr-tb"/>
      <style:text-properties fo:language="en" fo:country="none"/>
    </style:style>
    <style:style style:name="P37" style:family="paragraph" style:parent-style-name="Text_20_body" style:list-style-name="L38">
      <style:paragraph-properties fo:margin-top="0cm" fo:margin-bottom="0cm" style:writing-mode="lr-tb"/>
      <style:text-properties fo:language="en" fo:country="none"/>
    </style:style>
    <style:style style:name="P38" style:family="paragraph" style:parent-style-name="Text_20_body" style:list-style-name="L39">
      <style:paragraph-properties fo:margin-top="0cm" fo:margin-bottom="0cm" style:writing-mode="lr-tb"/>
      <style:text-properties fo:language="en" fo:country="none"/>
    </style:style>
    <style:style style:name="P39" style:family="paragraph" style:parent-style-name="Text_20_body" style:list-style-name="L40">
      <style:paragraph-properties fo:margin-top="0cm" fo:margin-bottom="0cm" style:writing-mode="lr-tb"/>
      <style:text-properties fo:language="en" fo:country="none"/>
    </style:style>
    <style:style style:name="P40" style:family="paragraph" style:parent-style-name="Text_20_body" style:list-style-name="L41">
      <style:paragraph-properties fo:margin-top="0cm" fo:margin-bottom="0cm" style:writing-mode="lr-tb"/>
      <style:text-properties fo:language="en" fo:country="none"/>
    </style:style>
    <style:style style:name="P41" style:family="paragraph" style:parent-style-name="Text_20_body" style:list-style-name="L42">
      <style:paragraph-properties fo:margin-top="0cm" fo:margin-bottom="0cm" style:writing-mode="lr-tb"/>
      <style:text-properties fo:language="en" fo:country="none"/>
    </style:style>
    <style:style style:name="P42" style:family="paragraph" style:parent-style-name="Text_20_body" style:list-style-name="L43">
      <style:paragraph-properties fo:margin-top="0cm" fo:margin-bottom="0cm" style:writing-mode="lr-tb"/>
      <style:text-properties fo:language="en" fo:country="none"/>
    </style:style>
    <style:style style:name="P43" style:family="paragraph" style:parent-style-name="Text_20_body" style:list-style-name="L44">
      <style:paragraph-properties fo:margin-top="0cm" fo:margin-bottom="0cm" style:writing-mode="lr-tb"/>
      <style:text-properties fo:language="en" fo:country="none"/>
    </style:style>
    <style:style style:name="P44" style:family="paragraph" style:parent-style-name="Text_20_body" style:list-style-name="L45">
      <style:paragraph-properties fo:margin-top="0cm" fo:margin-bottom="0cm" style:writing-mode="lr-tb"/>
      <style:text-properties fo:language="en" fo:country="none"/>
    </style:style>
    <style:style style:name="P45" style:family="paragraph" style:parent-style-name="Text_20_body" style:list-style-name="L46">
      <style:paragraph-properties fo:margin-top="0cm" fo:margin-bottom="0cm" style:writing-mode="lr-tb"/>
      <style:text-properties fo:language="en" fo:country="none"/>
    </style:style>
    <style:style style:name="P46" style:family="paragraph" style:parent-style-name="Text_20_body" style:list-style-name="L68">
      <style:paragraph-properties fo:margin-top="0cm" fo:margin-bottom="0cm" style:writing-mode="lr-tb"/>
      <style:text-properties fo:language="en" fo:country="none"/>
    </style:style>
    <style:style style:name="P47" style:family="paragraph" style:parent-style-name="Text_20_body" style:list-style-name="L172">
      <style:paragraph-properties fo:margin-top="0cm" fo:margin-bottom="0cm" style:writing-mode="lr-tb"/>
      <style:text-properties fo:language="en" fo:country="none"/>
    </style:style>
    <style:style style:name="P48" style:family="paragraph" style:parent-style-name="Text_20_body" style:list-style-name="L173">
      <style:paragraph-properties fo:margin-top="0cm" fo:margin-bottom="0cm" style:writing-mode="lr-tb"/>
      <style:text-properties fo:language="en" fo:country="none"/>
    </style:style>
    <style:style style:name="P49" style:family="paragraph" style:parent-style-name="Text_20_body" style:list-style-name="L2">
      <style:paragraph-properties fo:margin-top="0cm" fo:margin-bottom="0cm" style:writing-mode="lr-tb"/>
    </style:style>
    <style:style style:name="P50" style:family="paragraph" style:parent-style-name="Text_20_body" style:list-style-name="L1">
      <style:paragraph-properties style:writing-mode="lr-tb"/>
      <style:text-properties fo:language="en" fo:country="none"/>
    </style:style>
    <style:style style:name="P51" style:family="paragraph" style:parent-style-name="Text_20_body" style:list-style-name="L2">
      <style:paragraph-properties style:writing-mode="lr-tb"/>
      <style:text-properties fo:language="en" fo:country="none"/>
    </style:style>
    <style:style style:name="P52" style:family="paragraph" style:parent-style-name="Text_20_body" style:list-style-name="L3">
      <style:paragraph-properties style:writing-mode="lr-tb"/>
      <style:text-properties fo:language="en" fo:country="none"/>
    </style:style>
    <style:style style:name="P53" style:family="paragraph" style:parent-style-name="Text_20_body" style:list-style-name="L4">
      <style:paragraph-properties style:writing-mode="lr-tb"/>
      <style:text-properties fo:language="en" fo:country="none"/>
    </style:style>
    <style:style style:name="P54" style:family="paragraph" style:parent-style-name="Text_20_body" style:list-style-name="L5">
      <style:paragraph-properties style:writing-mode="lr-tb"/>
      <style:text-properties fo:language="en" fo:country="none"/>
    </style:style>
    <style:style style:name="P55" style:family="paragraph" style:parent-style-name="Text_20_body" style:list-style-name="L6">
      <style:paragraph-properties style:writing-mode="lr-tb"/>
      <style:text-properties fo:language="en" fo:country="none"/>
    </style:style>
    <style:style style:name="P56" style:family="paragraph" style:parent-style-name="Text_20_body" style:list-style-name="L7">
      <style:paragraph-properties style:writing-mode="lr-tb"/>
      <style:text-properties fo:language="en" fo:country="none"/>
    </style:style>
    <style:style style:name="P57" style:family="paragraph" style:parent-style-name="Text_20_body" style:list-style-name="L8">
      <style:paragraph-properties style:writing-mode="lr-tb"/>
      <style:text-properties fo:language="en" fo:country="none"/>
    </style:style>
    <style:style style:name="P58" style:family="paragraph" style:parent-style-name="Text_20_body" style:list-style-name="L9">
      <style:paragraph-properties style:writing-mode="lr-tb"/>
      <style:text-properties fo:language="en" fo:country="none"/>
    </style:style>
    <style:style style:name="P59" style:family="paragraph" style:parent-style-name="Text_20_body" style:list-style-name="L10">
      <style:paragraph-properties style:writing-mode="lr-tb"/>
      <style:text-properties fo:language="en" fo:country="none"/>
    </style:style>
    <style:style style:name="P60" style:family="paragraph" style:parent-style-name="Text_20_body" style:list-style-name="L11">
      <style:paragraph-properties style:writing-mode="lr-tb"/>
      <style:text-properties fo:language="en" fo:country="none"/>
    </style:style>
    <style:style style:name="P61" style:family="paragraph" style:parent-style-name="Text_20_body" style:list-style-name="L12">
      <style:paragraph-properties style:writing-mode="lr-tb"/>
      <style:text-properties fo:language="en" fo:country="none"/>
    </style:style>
    <style:style style:name="P62" style:family="paragraph" style:parent-style-name="Text_20_body" style:list-style-name="L13">
      <style:paragraph-properties style:writing-mode="lr-tb"/>
      <style:text-properties fo:language="en" fo:country="none"/>
    </style:style>
    <style:style style:name="P63" style:family="paragraph" style:parent-style-name="Text_20_body" style:list-style-name="L14">
      <style:paragraph-properties style:writing-mode="lr-tb"/>
      <style:text-properties fo:language="en" fo:country="none"/>
    </style:style>
    <style:style style:name="P64" style:family="paragraph" style:parent-style-name="Text_20_body" style:list-style-name="L15">
      <style:paragraph-properties style:writing-mode="lr-tb"/>
      <style:text-properties fo:language="en" fo:country="none"/>
    </style:style>
    <style:style style:name="P65" style:family="paragraph" style:parent-style-name="Text_20_body" style:list-style-name="L16">
      <style:paragraph-properties style:writing-mode="lr-tb"/>
      <style:text-properties fo:language="en" fo:country="none"/>
    </style:style>
    <style:style style:name="P66" style:family="paragraph" style:parent-style-name="Text_20_body" style:list-style-name="L17">
      <style:paragraph-properties style:writing-mode="lr-tb"/>
      <style:text-properties fo:language="en" fo:country="none"/>
    </style:style>
    <style:style style:name="P67" style:family="paragraph" style:parent-style-name="Text_20_body" style:list-style-name="L18">
      <style:paragraph-properties style:writing-mode="lr-tb"/>
      <style:text-properties fo:language="en" fo:country="none"/>
    </style:style>
    <style:style style:name="P68" style:family="paragraph" style:parent-style-name="Text_20_body" style:list-style-name="L19">
      <style:paragraph-properties style:writing-mode="lr-tb"/>
      <style:text-properties fo:language="en" fo:country="none"/>
    </style:style>
    <style:style style:name="P69" style:family="paragraph" style:parent-style-name="Text_20_body" style:list-style-name="L21">
      <style:paragraph-properties style:writing-mode="lr-tb"/>
      <style:text-properties fo:language="en" fo:country="none"/>
    </style:style>
    <style:style style:name="P70" style:family="paragraph" style:parent-style-name="Text_20_body" style:list-style-name="L22">
      <style:paragraph-properties style:writing-mode="lr-tb"/>
      <style:text-properties fo:language="en" fo:country="none"/>
    </style:style>
    <style:style style:name="P71" style:family="paragraph" style:parent-style-name="Text_20_body" style:list-style-name="L23">
      <style:paragraph-properties style:writing-mode="lr-tb"/>
      <style:text-properties fo:language="en" fo:country="none"/>
    </style:style>
    <style:style style:name="P72" style:family="paragraph" style:parent-style-name="Text_20_body" style:list-style-name="L24">
      <style:paragraph-properties style:writing-mode="lr-tb"/>
      <style:text-properties fo:language="en" fo:country="none"/>
    </style:style>
    <style:style style:name="P73" style:family="paragraph" style:parent-style-name="Text_20_body" style:list-style-name="L25">
      <style:paragraph-properties style:writing-mode="lr-tb"/>
      <style:text-properties fo:language="en" fo:country="none"/>
    </style:style>
    <style:style style:name="P74" style:family="paragraph" style:parent-style-name="Text_20_body" style:list-style-name="L26">
      <style:paragraph-properties style:writing-mode="lr-tb"/>
      <style:text-properties fo:language="en" fo:country="none"/>
    </style:style>
    <style:style style:name="P75" style:family="paragraph" style:parent-style-name="Text_20_body" style:list-style-name="L27">
      <style:paragraph-properties style:writing-mode="lr-tb"/>
      <style:text-properties fo:language="en" fo:country="none"/>
    </style:style>
    <style:style style:name="P76" style:family="paragraph" style:parent-style-name="Text_20_body" style:list-style-name="L28">
      <style:paragraph-properties style:writing-mode="lr-tb"/>
      <style:text-properties fo:language="en" fo:country="none"/>
    </style:style>
    <style:style style:name="P77" style:family="paragraph" style:parent-style-name="Text_20_body" style:list-style-name="L29">
      <style:paragraph-properties style:writing-mode="lr-tb"/>
      <style:text-properties fo:language="en" fo:country="none"/>
    </style:style>
    <style:style style:name="P78" style:family="paragraph" style:parent-style-name="Text_20_body" style:list-style-name="L30">
      <style:paragraph-properties style:writing-mode="lr-tb"/>
      <style:text-properties fo:language="en" fo:country="none"/>
    </style:style>
    <style:style style:name="P79" style:family="paragraph" style:parent-style-name="Text_20_body" style:list-style-name="L31">
      <style:paragraph-properties style:writing-mode="lr-tb"/>
      <style:text-properties fo:language="en" fo:country="none"/>
    </style:style>
    <style:style style:name="P80" style:family="paragraph" style:parent-style-name="Text_20_body" style:list-style-name="L32">
      <style:paragraph-properties style:writing-mode="lr-tb"/>
      <style:text-properties fo:language="en" fo:country="none"/>
    </style:style>
    <style:style style:name="P81" style:family="paragraph" style:parent-style-name="Text_20_body" style:list-style-name="L33">
      <style:paragraph-properties style:writing-mode="lr-tb"/>
      <style:text-properties fo:language="en" fo:country="none"/>
    </style:style>
    <style:style style:name="P82" style:family="paragraph" style:parent-style-name="Text_20_body" style:list-style-name="L34">
      <style:paragraph-properties style:writing-mode="lr-tb"/>
      <style:text-properties fo:language="en" fo:country="none"/>
    </style:style>
    <style:style style:name="P83" style:family="paragraph" style:parent-style-name="Text_20_body" style:list-style-name="L35">
      <style:paragraph-properties style:writing-mode="lr-tb"/>
      <style:text-properties fo:language="en" fo:country="none"/>
    </style:style>
    <style:style style:name="P84" style:family="paragraph" style:parent-style-name="Text_20_body" style:list-style-name="L36">
      <style:paragraph-properties style:writing-mode="lr-tb"/>
      <style:text-properties fo:language="en" fo:country="none"/>
    </style:style>
    <style:style style:name="P85" style:family="paragraph" style:parent-style-name="Text_20_body" style:list-style-name="L37">
      <style:paragraph-properties style:writing-mode="lr-tb"/>
      <style:text-properties fo:language="en" fo:country="none"/>
    </style:style>
    <style:style style:name="P86" style:family="paragraph" style:parent-style-name="Text_20_body" style:list-style-name="L38">
      <style:paragraph-properties style:writing-mode="lr-tb"/>
      <style:text-properties fo:language="en" fo:country="none"/>
    </style:style>
    <style:style style:name="P87" style:family="paragraph" style:parent-style-name="Text_20_body" style:list-style-name="L39">
      <style:paragraph-properties style:writing-mode="lr-tb"/>
      <style:text-properties fo:language="en" fo:country="none"/>
    </style:style>
    <style:style style:name="P88" style:family="paragraph" style:parent-style-name="Text_20_body" style:list-style-name="L40">
      <style:paragraph-properties style:writing-mode="lr-tb"/>
      <style:text-properties fo:language="en" fo:country="none"/>
    </style:style>
    <style:style style:name="P89" style:family="paragraph" style:parent-style-name="Text_20_body" style:list-style-name="L41">
      <style:paragraph-properties style:writing-mode="lr-tb"/>
      <style:text-properties fo:language="en" fo:country="none"/>
    </style:style>
    <style:style style:name="P90" style:family="paragraph" style:parent-style-name="Text_20_body" style:list-style-name="L42">
      <style:paragraph-properties style:writing-mode="lr-tb"/>
      <style:text-properties fo:language="en" fo:country="none"/>
    </style:style>
    <style:style style:name="P91" style:family="paragraph" style:parent-style-name="Text_20_body" style:list-style-name="L43">
      <style:paragraph-properties style:writing-mode="lr-tb"/>
      <style:text-properties fo:language="en" fo:country="none"/>
    </style:style>
    <style:style style:name="P92" style:family="paragraph" style:parent-style-name="Text_20_body" style:list-style-name="L44">
      <style:paragraph-properties style:writing-mode="lr-tb"/>
      <style:text-properties fo:language="en" fo:country="none"/>
    </style:style>
    <style:style style:name="P93" style:family="paragraph" style:parent-style-name="Text_20_body" style:list-style-name="L45">
      <style:paragraph-properties style:writing-mode="lr-tb"/>
      <style:text-properties fo:language="en" fo:country="none"/>
    </style:style>
    <style:style style:name="P94" style:family="paragraph" style:parent-style-name="Text_20_body" style:list-style-name="L46">
      <style:paragraph-properties style:writing-mode="lr-tb"/>
      <style:text-properties fo:language="en" fo:country="none"/>
    </style:style>
    <style:style style:name="P95" style:family="paragraph" style:parent-style-name="Text_20_body" style:list-style-name="L47">
      <style:paragraph-properties style:writing-mode="lr-tb"/>
      <style:text-properties fo:language="en" fo:country="none"/>
    </style:style>
    <style:style style:name="P96" style:family="paragraph" style:parent-style-name="Text_20_body" style:list-style-name="L48">
      <style:paragraph-properties style:writing-mode="lr-tb"/>
      <style:text-properties fo:language="en" fo:country="none"/>
    </style:style>
    <style:style style:name="P97" style:family="paragraph" style:parent-style-name="Text_20_body" style:list-style-name="L49">
      <style:paragraph-properties style:writing-mode="lr-tb"/>
      <style:text-properties fo:language="en" fo:country="none"/>
    </style:style>
    <style:style style:name="P98" style:family="paragraph" style:parent-style-name="Text_20_body" style:list-style-name="L50">
      <style:paragraph-properties style:writing-mode="lr-tb"/>
      <style:text-properties fo:language="en" fo:country="none"/>
    </style:style>
    <style:style style:name="P99" style:family="paragraph" style:parent-style-name="Text_20_body" style:list-style-name="L51">
      <style:paragraph-properties style:writing-mode="lr-tb"/>
      <style:text-properties fo:language="en" fo:country="none"/>
    </style:style>
    <style:style style:name="P100" style:family="paragraph" style:parent-style-name="Text_20_body" style:list-style-name="L52">
      <style:paragraph-properties style:writing-mode="lr-tb"/>
      <style:text-properties fo:language="en" fo:country="none"/>
    </style:style>
    <style:style style:name="P101" style:family="paragraph" style:parent-style-name="Text_20_body" style:list-style-name="L53">
      <style:paragraph-properties style:writing-mode="lr-tb"/>
      <style:text-properties fo:language="en" fo:country="none"/>
    </style:style>
    <style:style style:name="P102" style:family="paragraph" style:parent-style-name="Text_20_body" style:list-style-name="L54">
      <style:paragraph-properties style:writing-mode="lr-tb"/>
      <style:text-properties fo:language="en" fo:country="none"/>
    </style:style>
    <style:style style:name="P103" style:family="paragraph" style:parent-style-name="Text_20_body" style:list-style-name="L55">
      <style:paragraph-properties style:writing-mode="lr-tb"/>
      <style:text-properties fo:language="en" fo:country="none"/>
    </style:style>
    <style:style style:name="P104" style:family="paragraph" style:parent-style-name="Text_20_body" style:list-style-name="L56">
      <style:paragraph-properties style:writing-mode="lr-tb"/>
      <style:text-properties fo:language="en" fo:country="none"/>
    </style:style>
    <style:style style:name="P105" style:family="paragraph" style:parent-style-name="Text_20_body" style:list-style-name="L57">
      <style:paragraph-properties style:writing-mode="lr-tb"/>
      <style:text-properties fo:language="en" fo:country="none"/>
    </style:style>
    <style:style style:name="P106" style:family="paragraph" style:parent-style-name="Text_20_body" style:list-style-name="L58">
      <style:paragraph-properties style:writing-mode="lr-tb"/>
      <style:text-properties fo:language="en" fo:country="none"/>
    </style:style>
    <style:style style:name="P107" style:family="paragraph" style:parent-style-name="Text_20_body" style:list-style-name="L59">
      <style:paragraph-properties style:writing-mode="lr-tb"/>
      <style:text-properties fo:language="en" fo:country="none"/>
    </style:style>
    <style:style style:name="P108" style:family="paragraph" style:parent-style-name="Text_20_body" style:list-style-name="L60">
      <style:paragraph-properties style:writing-mode="lr-tb"/>
      <style:text-properties fo:language="en" fo:country="none"/>
    </style:style>
    <style:style style:name="P109" style:family="paragraph" style:parent-style-name="Text_20_body" style:list-style-name="L61">
      <style:paragraph-properties style:writing-mode="lr-tb"/>
      <style:text-properties fo:language="en" fo:country="none"/>
    </style:style>
    <style:style style:name="P110" style:family="paragraph" style:parent-style-name="Text_20_body" style:list-style-name="L62">
      <style:paragraph-properties style:writing-mode="lr-tb"/>
      <style:text-properties fo:language="en" fo:country="none"/>
    </style:style>
    <style:style style:name="P111" style:family="paragraph" style:parent-style-name="Text_20_body" style:list-style-name="L63">
      <style:paragraph-properties style:writing-mode="lr-tb"/>
      <style:text-properties fo:language="en" fo:country="none"/>
    </style:style>
    <style:style style:name="P112" style:family="paragraph" style:parent-style-name="Text_20_body" style:list-style-name="L64">
      <style:paragraph-properties style:writing-mode="lr-tb"/>
      <style:text-properties fo:language="en" fo:country="none"/>
    </style:style>
    <style:style style:name="P113" style:family="paragraph" style:parent-style-name="Text_20_body" style:list-style-name="L65">
      <style:paragraph-properties style:writing-mode="lr-tb"/>
      <style:text-properties fo:language="en" fo:country="none"/>
    </style:style>
    <style:style style:name="P114" style:family="paragraph" style:parent-style-name="Text_20_body" style:list-style-name="L66">
      <style:paragraph-properties style:writing-mode="lr-tb"/>
      <style:text-properties fo:language="en" fo:country="none"/>
    </style:style>
    <style:style style:name="P115" style:family="paragraph" style:parent-style-name="Text_20_body" style:list-style-name="L67">
      <style:paragraph-properties style:writing-mode="lr-tb"/>
      <style:text-properties fo:language="en" fo:country="none"/>
    </style:style>
    <style:style style:name="P116" style:family="paragraph" style:parent-style-name="Text_20_body" style:list-style-name="L68">
      <style:paragraph-properties style:writing-mode="lr-tb"/>
      <style:text-properties fo:language="en" fo:country="none"/>
    </style:style>
    <style:style style:name="P117" style:family="paragraph" style:parent-style-name="Text_20_body" style:list-style-name="L69">
      <style:paragraph-properties style:writing-mode="lr-tb"/>
      <style:text-properties fo:language="en" fo:country="none"/>
    </style:style>
    <style:style style:name="P118" style:family="paragraph" style:parent-style-name="Text_20_body" style:list-style-name="L70">
      <style:paragraph-properties style:writing-mode="lr-tb"/>
      <style:text-properties fo:language="en" fo:country="none"/>
    </style:style>
    <style:style style:name="P119" style:family="paragraph" style:parent-style-name="Text_20_body" style:list-style-name="L71">
      <style:paragraph-properties style:writing-mode="lr-tb"/>
      <style:text-properties fo:language="en" fo:country="none"/>
    </style:style>
    <style:style style:name="P120" style:family="paragraph" style:parent-style-name="Text_20_body" style:list-style-name="L72">
      <style:paragraph-properties style:writing-mode="lr-tb"/>
      <style:text-properties fo:language="en" fo:country="none"/>
    </style:style>
    <style:style style:name="P121" style:family="paragraph" style:parent-style-name="Text_20_body" style:list-style-name="L73">
      <style:paragraph-properties style:writing-mode="lr-tb"/>
      <style:text-properties fo:language="en" fo:country="none"/>
    </style:style>
    <style:style style:name="P122" style:family="paragraph" style:parent-style-name="Text_20_body" style:list-style-name="L74">
      <style:paragraph-properties style:writing-mode="lr-tb"/>
      <style:text-properties fo:language="en" fo:country="none"/>
    </style:style>
    <style:style style:name="P123" style:family="paragraph" style:parent-style-name="Text_20_body" style:list-style-name="L75">
      <style:paragraph-properties style:writing-mode="lr-tb"/>
      <style:text-properties fo:language="en" fo:country="none"/>
    </style:style>
    <style:style style:name="P124" style:family="paragraph" style:parent-style-name="Text_20_body" style:list-style-name="L76">
      <style:paragraph-properties style:writing-mode="lr-tb"/>
      <style:text-properties fo:language="en" fo:country="none"/>
    </style:style>
    <style:style style:name="P125" style:family="paragraph" style:parent-style-name="Text_20_body" style:list-style-name="L77">
      <style:paragraph-properties style:writing-mode="lr-tb"/>
      <style:text-properties fo:language="en" fo:country="none"/>
    </style:style>
    <style:style style:name="P126" style:family="paragraph" style:parent-style-name="Text_20_body" style:list-style-name="L78">
      <style:paragraph-properties style:writing-mode="lr-tb"/>
      <style:text-properties fo:language="en" fo:country="none"/>
    </style:style>
    <style:style style:name="P127" style:family="paragraph" style:parent-style-name="Text_20_body" style:list-style-name="L79">
      <style:paragraph-properties style:writing-mode="lr-tb"/>
      <style:text-properties fo:language="en" fo:country="none"/>
    </style:style>
    <style:style style:name="P128" style:family="paragraph" style:parent-style-name="Text_20_body" style:list-style-name="L80">
      <style:paragraph-properties style:writing-mode="lr-tb"/>
      <style:text-properties fo:language="en" fo:country="none"/>
    </style:style>
    <style:style style:name="P129" style:family="paragraph" style:parent-style-name="Text_20_body" style:list-style-name="L81">
      <style:paragraph-properties style:writing-mode="lr-tb"/>
      <style:text-properties fo:language="en" fo:country="none"/>
    </style:style>
    <style:style style:name="P130" style:family="paragraph" style:parent-style-name="Text_20_body" style:list-style-name="L82">
      <style:paragraph-properties style:writing-mode="lr-tb"/>
      <style:text-properties fo:language="en" fo:country="none"/>
    </style:style>
    <style:style style:name="P131" style:family="paragraph" style:parent-style-name="Text_20_body" style:list-style-name="L83">
      <style:paragraph-properties style:writing-mode="lr-tb"/>
      <style:text-properties fo:language="en" fo:country="none"/>
    </style:style>
    <style:style style:name="P132" style:family="paragraph" style:parent-style-name="Text_20_body" style:list-style-name="L84">
      <style:paragraph-properties style:writing-mode="lr-tb"/>
      <style:text-properties fo:language="en" fo:country="none"/>
    </style:style>
    <style:style style:name="P133" style:family="paragraph" style:parent-style-name="Text_20_body" style:list-style-name="L85">
      <style:paragraph-properties style:writing-mode="lr-tb"/>
      <style:text-properties fo:language="en" fo:country="none"/>
    </style:style>
    <style:style style:name="P134" style:family="paragraph" style:parent-style-name="Text_20_body" style:list-style-name="L86">
      <style:paragraph-properties style:writing-mode="lr-tb"/>
      <style:text-properties fo:language="en" fo:country="none"/>
    </style:style>
    <style:style style:name="P135" style:family="paragraph" style:parent-style-name="Text_20_body" style:list-style-name="L87">
      <style:paragraph-properties style:writing-mode="lr-tb"/>
      <style:text-properties fo:language="en" fo:country="none"/>
    </style:style>
    <style:style style:name="P136" style:family="paragraph" style:parent-style-name="Text_20_body" style:list-style-name="L88">
      <style:paragraph-properties style:writing-mode="lr-tb"/>
      <style:text-properties fo:language="en" fo:country="none"/>
    </style:style>
    <style:style style:name="P137" style:family="paragraph" style:parent-style-name="Text_20_body" style:list-style-name="L89">
      <style:paragraph-properties style:writing-mode="lr-tb"/>
      <style:text-properties fo:language="en" fo:country="none"/>
    </style:style>
    <style:style style:name="P138" style:family="paragraph" style:parent-style-name="Text_20_body" style:list-style-name="L90">
      <style:paragraph-properties style:writing-mode="lr-tb"/>
      <style:text-properties fo:language="en" fo:country="none"/>
    </style:style>
    <style:style style:name="P139" style:family="paragraph" style:parent-style-name="Text_20_body" style:list-style-name="L91">
      <style:paragraph-properties style:writing-mode="lr-tb"/>
      <style:text-properties fo:language="en" fo:country="none"/>
    </style:style>
    <style:style style:name="P140" style:family="paragraph" style:parent-style-name="Text_20_body" style:list-style-name="L92">
      <style:paragraph-properties style:writing-mode="lr-tb"/>
      <style:text-properties fo:language="en" fo:country="none"/>
    </style:style>
    <style:style style:name="P141" style:family="paragraph" style:parent-style-name="Text_20_body" style:list-style-name="L93">
      <style:paragraph-properties style:writing-mode="lr-tb"/>
      <style:text-properties fo:language="en" fo:country="none"/>
    </style:style>
    <style:style style:name="P142" style:family="paragraph" style:parent-style-name="Text_20_body" style:list-style-name="L94">
      <style:paragraph-properties style:writing-mode="lr-tb"/>
      <style:text-properties fo:language="en" fo:country="none"/>
    </style:style>
    <style:style style:name="P143" style:family="paragraph" style:parent-style-name="Text_20_body" style:list-style-name="L95">
      <style:paragraph-properties style:writing-mode="lr-tb"/>
      <style:text-properties fo:language="en" fo:country="none"/>
    </style:style>
    <style:style style:name="P144" style:family="paragraph" style:parent-style-name="Text_20_body" style:list-style-name="L96">
      <style:paragraph-properties style:writing-mode="lr-tb"/>
      <style:text-properties fo:language="en" fo:country="none"/>
    </style:style>
    <style:style style:name="P145" style:family="paragraph" style:parent-style-name="Text_20_body" style:list-style-name="L97">
      <style:paragraph-properties style:writing-mode="lr-tb"/>
      <style:text-properties fo:language="en" fo:country="none"/>
    </style:style>
    <style:style style:name="P146" style:family="paragraph" style:parent-style-name="Text_20_body" style:list-style-name="L98">
      <style:paragraph-properties style:writing-mode="lr-tb"/>
      <style:text-properties fo:language="en" fo:country="none"/>
    </style:style>
    <style:style style:name="P147" style:family="paragraph" style:parent-style-name="Text_20_body" style:list-style-name="L99">
      <style:paragraph-properties style:writing-mode="lr-tb"/>
      <style:text-properties fo:language="en" fo:country="none"/>
    </style:style>
    <style:style style:name="P148" style:family="paragraph" style:parent-style-name="Text_20_body" style:list-style-name="L100">
      <style:paragraph-properties style:writing-mode="lr-tb"/>
      <style:text-properties fo:language="en" fo:country="none"/>
    </style:style>
    <style:style style:name="P149" style:family="paragraph" style:parent-style-name="Text_20_body" style:list-style-name="L101">
      <style:paragraph-properties style:writing-mode="lr-tb"/>
      <style:text-properties fo:language="en" fo:country="none"/>
    </style:style>
    <style:style style:name="P150" style:family="paragraph" style:parent-style-name="Text_20_body" style:list-style-name="L102">
      <style:paragraph-properties style:writing-mode="lr-tb"/>
      <style:text-properties fo:language="en" fo:country="none"/>
    </style:style>
    <style:style style:name="P151" style:family="paragraph" style:parent-style-name="Text_20_body" style:list-style-name="L103">
      <style:paragraph-properties style:writing-mode="lr-tb"/>
      <style:text-properties fo:language="en" fo:country="none"/>
    </style:style>
    <style:style style:name="P152" style:family="paragraph" style:parent-style-name="Text_20_body" style:list-style-name="L104">
      <style:paragraph-properties style:writing-mode="lr-tb"/>
      <style:text-properties fo:language="en" fo:country="none"/>
    </style:style>
    <style:style style:name="P153" style:family="paragraph" style:parent-style-name="Text_20_body" style:list-style-name="L105">
      <style:paragraph-properties style:writing-mode="lr-tb"/>
      <style:text-properties fo:language="en" fo:country="none"/>
    </style:style>
    <style:style style:name="P154" style:family="paragraph" style:parent-style-name="Text_20_body" style:list-style-name="L106">
      <style:paragraph-properties style:writing-mode="lr-tb"/>
      <style:text-properties fo:language="en" fo:country="none"/>
    </style:style>
    <style:style style:name="P155" style:family="paragraph" style:parent-style-name="Text_20_body" style:list-style-name="L107">
      <style:paragraph-properties style:writing-mode="lr-tb"/>
      <style:text-properties fo:language="en" fo:country="none"/>
    </style:style>
    <style:style style:name="P156" style:family="paragraph" style:parent-style-name="Text_20_body" style:list-style-name="L108">
      <style:paragraph-properties style:writing-mode="lr-tb"/>
      <style:text-properties fo:language="en" fo:country="none"/>
    </style:style>
    <style:style style:name="P157" style:family="paragraph" style:parent-style-name="Text_20_body" style:list-style-name="L109">
      <style:paragraph-properties style:writing-mode="lr-tb"/>
      <style:text-properties fo:language="en" fo:country="none"/>
    </style:style>
    <style:style style:name="P158" style:family="paragraph" style:parent-style-name="Text_20_body" style:list-style-name="L110">
      <style:paragraph-properties style:writing-mode="lr-tb"/>
      <style:text-properties fo:language="en" fo:country="none"/>
    </style:style>
    <style:style style:name="P159" style:family="paragraph" style:parent-style-name="Text_20_body" style:list-style-name="L111">
      <style:paragraph-properties style:writing-mode="lr-tb"/>
      <style:text-properties fo:language="en" fo:country="none"/>
    </style:style>
    <style:style style:name="P160" style:family="paragraph" style:parent-style-name="Text_20_body" style:list-style-name="L112">
      <style:paragraph-properties style:writing-mode="lr-tb"/>
      <style:text-properties fo:language="en" fo:country="none"/>
    </style:style>
    <style:style style:name="P161" style:family="paragraph" style:parent-style-name="Text_20_body" style:list-style-name="L113">
      <style:paragraph-properties style:writing-mode="lr-tb"/>
      <style:text-properties fo:language="en" fo:country="none"/>
    </style:style>
    <style:style style:name="P162" style:family="paragraph" style:parent-style-name="Text_20_body" style:list-style-name="L114">
      <style:paragraph-properties style:writing-mode="lr-tb"/>
      <style:text-properties fo:language="en" fo:country="none"/>
    </style:style>
    <style:style style:name="P163" style:family="paragraph" style:parent-style-name="Text_20_body" style:list-style-name="L115">
      <style:paragraph-properties style:writing-mode="lr-tb"/>
      <style:text-properties fo:language="en" fo:country="none"/>
    </style:style>
    <style:style style:name="P164" style:family="paragraph" style:parent-style-name="Text_20_body" style:list-style-name="L116">
      <style:paragraph-properties style:writing-mode="lr-tb"/>
      <style:text-properties fo:language="en" fo:country="none"/>
    </style:style>
    <style:style style:name="P165" style:family="paragraph" style:parent-style-name="Text_20_body" style:list-style-name="L117">
      <style:paragraph-properties style:writing-mode="lr-tb"/>
      <style:text-properties fo:language="en" fo:country="none"/>
    </style:style>
    <style:style style:name="P166" style:family="paragraph" style:parent-style-name="Text_20_body" style:list-style-name="L118">
      <style:paragraph-properties style:writing-mode="lr-tb"/>
      <style:text-properties fo:language="en" fo:country="none"/>
    </style:style>
    <style:style style:name="P167" style:family="paragraph" style:parent-style-name="Text_20_body" style:list-style-name="L119">
      <style:paragraph-properties style:writing-mode="lr-tb"/>
      <style:text-properties fo:language="en" fo:country="none"/>
    </style:style>
    <style:style style:name="P168" style:family="paragraph" style:parent-style-name="Text_20_body" style:list-style-name="L120">
      <style:paragraph-properties style:writing-mode="lr-tb"/>
      <style:text-properties fo:language="en" fo:country="none"/>
    </style:style>
    <style:style style:name="P169" style:family="paragraph" style:parent-style-name="Text_20_body" style:list-style-name="L121">
      <style:paragraph-properties style:writing-mode="lr-tb"/>
      <style:text-properties fo:language="en" fo:country="none"/>
    </style:style>
    <style:style style:name="P170" style:family="paragraph" style:parent-style-name="Text_20_body" style:list-style-name="L122">
      <style:paragraph-properties style:writing-mode="lr-tb"/>
      <style:text-properties fo:language="en" fo:country="none"/>
    </style:style>
    <style:style style:name="P171" style:family="paragraph" style:parent-style-name="Text_20_body" style:list-style-name="L123">
      <style:paragraph-properties style:writing-mode="lr-tb"/>
      <style:text-properties fo:language="en" fo:country="none"/>
    </style:style>
    <style:style style:name="P172" style:family="paragraph" style:parent-style-name="Text_20_body" style:list-style-name="L124">
      <style:paragraph-properties style:writing-mode="lr-tb"/>
      <style:text-properties fo:language="en" fo:country="none"/>
    </style:style>
    <style:style style:name="P173" style:family="paragraph" style:parent-style-name="Text_20_body" style:list-style-name="L125">
      <style:paragraph-properties style:writing-mode="lr-tb"/>
      <style:text-properties fo:language="en" fo:country="none"/>
    </style:style>
    <style:style style:name="P174" style:family="paragraph" style:parent-style-name="Text_20_body" style:list-style-name="L126">
      <style:paragraph-properties style:writing-mode="lr-tb"/>
      <style:text-properties fo:language="en" fo:country="none"/>
    </style:style>
    <style:style style:name="P175" style:family="paragraph" style:parent-style-name="Text_20_body" style:list-style-name="L127">
      <style:paragraph-properties style:writing-mode="lr-tb"/>
      <style:text-properties fo:language="en" fo:country="none"/>
    </style:style>
    <style:style style:name="P176" style:family="paragraph" style:parent-style-name="Text_20_body" style:list-style-name="L128">
      <style:paragraph-properties style:writing-mode="lr-tb"/>
      <style:text-properties fo:language="en" fo:country="none"/>
    </style:style>
    <style:style style:name="P177" style:family="paragraph" style:parent-style-name="Text_20_body" style:list-style-name="L129">
      <style:paragraph-properties style:writing-mode="lr-tb"/>
      <style:text-properties fo:language="en" fo:country="none"/>
    </style:style>
    <style:style style:name="P178" style:family="paragraph" style:parent-style-name="Text_20_body" style:list-style-name="L130">
      <style:paragraph-properties style:writing-mode="lr-tb"/>
      <style:text-properties fo:language="en" fo:country="none"/>
    </style:style>
    <style:style style:name="P179" style:family="paragraph" style:parent-style-name="Text_20_body" style:list-style-name="L131">
      <style:paragraph-properties style:writing-mode="lr-tb"/>
      <style:text-properties fo:language="en" fo:country="none"/>
    </style:style>
    <style:style style:name="P180" style:family="paragraph" style:parent-style-name="Text_20_body" style:list-style-name="L132">
      <style:paragraph-properties style:writing-mode="lr-tb"/>
      <style:text-properties fo:language="en" fo:country="none"/>
    </style:style>
    <style:style style:name="P181" style:family="paragraph" style:parent-style-name="Text_20_body" style:list-style-name="L133">
      <style:paragraph-properties style:writing-mode="lr-tb"/>
      <style:text-properties fo:language="en" fo:country="none"/>
    </style:style>
    <style:style style:name="P182" style:family="paragraph" style:parent-style-name="Text_20_body" style:list-style-name="L134">
      <style:paragraph-properties style:writing-mode="lr-tb"/>
      <style:text-properties fo:language="en" fo:country="none"/>
    </style:style>
    <style:style style:name="P183" style:family="paragraph" style:parent-style-name="Text_20_body" style:list-style-name="L135">
      <style:paragraph-properties style:writing-mode="lr-tb"/>
      <style:text-properties fo:language="en" fo:country="none"/>
    </style:style>
    <style:style style:name="P184" style:family="paragraph" style:parent-style-name="Text_20_body" style:list-style-name="L136">
      <style:paragraph-properties style:writing-mode="lr-tb"/>
      <style:text-properties fo:language="en" fo:country="none"/>
    </style:style>
    <style:style style:name="P185" style:family="paragraph" style:parent-style-name="Text_20_body" style:list-style-name="L137">
      <style:paragraph-properties style:writing-mode="lr-tb"/>
      <style:text-properties fo:language="en" fo:country="none"/>
    </style:style>
    <style:style style:name="P186" style:family="paragraph" style:parent-style-name="Text_20_body" style:list-style-name="L138">
      <style:paragraph-properties style:writing-mode="lr-tb"/>
      <style:text-properties fo:language="en" fo:country="none"/>
    </style:style>
    <style:style style:name="P187" style:family="paragraph" style:parent-style-name="Text_20_body" style:list-style-name="L139">
      <style:paragraph-properties style:writing-mode="lr-tb"/>
      <style:text-properties fo:language="en" fo:country="none"/>
    </style:style>
    <style:style style:name="P188" style:family="paragraph" style:parent-style-name="Text_20_body" style:list-style-name="L140">
      <style:paragraph-properties style:writing-mode="lr-tb"/>
      <style:text-properties fo:language="en" fo:country="none"/>
    </style:style>
    <style:style style:name="P189" style:family="paragraph" style:parent-style-name="Text_20_body" style:list-style-name="L141">
      <style:paragraph-properties style:writing-mode="lr-tb"/>
      <style:text-properties fo:language="en" fo:country="none"/>
    </style:style>
    <style:style style:name="P190" style:family="paragraph" style:parent-style-name="Text_20_body" style:list-style-name="L142">
      <style:paragraph-properties style:writing-mode="lr-tb"/>
      <style:text-properties fo:language="en" fo:country="none"/>
    </style:style>
    <style:style style:name="P191" style:family="paragraph" style:parent-style-name="Text_20_body" style:list-style-name="L143">
      <style:paragraph-properties style:writing-mode="lr-tb"/>
      <style:text-properties fo:language="en" fo:country="none"/>
    </style:style>
    <style:style style:name="P192" style:family="paragraph" style:parent-style-name="Text_20_body" style:list-style-name="L144">
      <style:paragraph-properties style:writing-mode="lr-tb"/>
      <style:text-properties fo:language="en" fo:country="none"/>
    </style:style>
    <style:style style:name="P193" style:family="paragraph" style:parent-style-name="Text_20_body" style:list-style-name="L145">
      <style:paragraph-properties style:writing-mode="lr-tb"/>
      <style:text-properties fo:language="en" fo:country="none"/>
    </style:style>
    <style:style style:name="P194" style:family="paragraph" style:parent-style-name="Text_20_body" style:list-style-name="L146">
      <style:paragraph-properties style:writing-mode="lr-tb"/>
      <style:text-properties fo:language="en" fo:country="none"/>
    </style:style>
    <style:style style:name="P195" style:family="paragraph" style:parent-style-name="Text_20_body" style:list-style-name="L147">
      <style:paragraph-properties style:writing-mode="lr-tb"/>
      <style:text-properties fo:language="en" fo:country="none"/>
    </style:style>
    <style:style style:name="P196" style:family="paragraph" style:parent-style-name="Text_20_body" style:list-style-name="L148">
      <style:paragraph-properties style:writing-mode="lr-tb"/>
      <style:text-properties fo:language="en" fo:country="none"/>
    </style:style>
    <style:style style:name="P197" style:family="paragraph" style:parent-style-name="Text_20_body" style:list-style-name="L149">
      <style:paragraph-properties style:writing-mode="lr-tb"/>
      <style:text-properties fo:language="en" fo:country="none"/>
    </style:style>
    <style:style style:name="P198" style:family="paragraph" style:parent-style-name="Text_20_body" style:list-style-name="L150">
      <style:paragraph-properties style:writing-mode="lr-tb"/>
      <style:text-properties fo:language="en" fo:country="none"/>
    </style:style>
    <style:style style:name="P199" style:family="paragraph" style:parent-style-name="Text_20_body" style:list-style-name="L151">
      <style:paragraph-properties style:writing-mode="lr-tb"/>
      <style:text-properties fo:language="en" fo:country="none"/>
    </style:style>
    <style:style style:name="P200" style:family="paragraph" style:parent-style-name="Text_20_body" style:list-style-name="L152">
      <style:paragraph-properties style:writing-mode="lr-tb"/>
      <style:text-properties fo:language="en" fo:country="none"/>
    </style:style>
    <style:style style:name="P201" style:family="paragraph" style:parent-style-name="Text_20_body" style:list-style-name="L153">
      <style:paragraph-properties style:writing-mode="lr-tb"/>
      <style:text-properties fo:language="en" fo:country="none"/>
    </style:style>
    <style:style style:name="P202" style:family="paragraph" style:parent-style-name="Text_20_body" style:list-style-name="L154">
      <style:paragraph-properties style:writing-mode="lr-tb"/>
      <style:text-properties fo:language="en" fo:country="none"/>
    </style:style>
    <style:style style:name="P203" style:family="paragraph" style:parent-style-name="Text_20_body" style:list-style-name="L155">
      <style:paragraph-properties style:writing-mode="lr-tb"/>
      <style:text-properties fo:language="en" fo:country="none"/>
    </style:style>
    <style:style style:name="P204" style:family="paragraph" style:parent-style-name="Text_20_body" style:list-style-name="L156">
      <style:paragraph-properties style:writing-mode="lr-tb"/>
      <style:text-properties fo:language="en" fo:country="none"/>
    </style:style>
    <style:style style:name="P205" style:family="paragraph" style:parent-style-name="Text_20_body" style:list-style-name="L157">
      <style:paragraph-properties style:writing-mode="lr-tb"/>
      <style:text-properties fo:language="en" fo:country="none"/>
    </style:style>
    <style:style style:name="P206" style:family="paragraph" style:parent-style-name="Text_20_body" style:list-style-name="L158">
      <style:paragraph-properties style:writing-mode="lr-tb"/>
      <style:text-properties fo:language="en" fo:country="none"/>
    </style:style>
    <style:style style:name="P207" style:family="paragraph" style:parent-style-name="Text_20_body" style:list-style-name="L159">
      <style:paragraph-properties style:writing-mode="lr-tb"/>
      <style:text-properties fo:language="en" fo:country="none"/>
    </style:style>
    <style:style style:name="P208" style:family="paragraph" style:parent-style-name="Text_20_body" style:list-style-name="L160">
      <style:paragraph-properties style:writing-mode="lr-tb"/>
      <style:text-properties fo:language="en" fo:country="none"/>
    </style:style>
    <style:style style:name="P209" style:family="paragraph" style:parent-style-name="Text_20_body" style:list-style-name="L161">
      <style:paragraph-properties style:writing-mode="lr-tb"/>
      <style:text-properties fo:language="en" fo:country="none"/>
    </style:style>
    <style:style style:name="P210" style:family="paragraph" style:parent-style-name="Text_20_body" style:list-style-name="L162">
      <style:paragraph-properties style:writing-mode="lr-tb"/>
      <style:text-properties fo:language="en" fo:country="none"/>
    </style:style>
    <style:style style:name="P211" style:family="paragraph" style:parent-style-name="Text_20_body" style:list-style-name="L163">
      <style:paragraph-properties style:writing-mode="lr-tb"/>
      <style:text-properties fo:language="en" fo:country="none"/>
    </style:style>
    <style:style style:name="P212" style:family="paragraph" style:parent-style-name="Text_20_body" style:list-style-name="L164">
      <style:paragraph-properties style:writing-mode="lr-tb"/>
      <style:text-properties fo:language="en" fo:country="none"/>
    </style:style>
    <style:style style:name="P213" style:family="paragraph" style:parent-style-name="Text_20_body" style:list-style-name="L165">
      <style:paragraph-properties style:writing-mode="lr-tb"/>
      <style:text-properties fo:language="en" fo:country="none"/>
    </style:style>
    <style:style style:name="P214" style:family="paragraph" style:parent-style-name="Text_20_body" style:list-style-name="L166">
      <style:paragraph-properties style:writing-mode="lr-tb"/>
      <style:text-properties fo:language="en" fo:country="none"/>
    </style:style>
    <style:style style:name="P215" style:family="paragraph" style:parent-style-name="Text_20_body" style:list-style-name="L167">
      <style:paragraph-properties style:writing-mode="lr-tb"/>
      <style:text-properties fo:language="en" fo:country="none"/>
    </style:style>
    <style:style style:name="P216" style:family="paragraph" style:parent-style-name="Text_20_body" style:list-style-name="L168">
      <style:paragraph-properties style:writing-mode="lr-tb"/>
      <style:text-properties fo:language="en" fo:country="none"/>
    </style:style>
    <style:style style:name="P217" style:family="paragraph" style:parent-style-name="Text_20_body" style:list-style-name="L169">
      <style:paragraph-properties style:writing-mode="lr-tb"/>
      <style:text-properties fo:language="en" fo:country="none"/>
    </style:style>
    <style:style style:name="P218" style:family="paragraph" style:parent-style-name="Text_20_body" style:list-style-name="L170">
      <style:paragraph-properties style:writing-mode="lr-tb"/>
      <style:text-properties fo:language="en" fo:country="none"/>
    </style:style>
    <style:style style:name="P219" style:family="paragraph" style:parent-style-name="Text_20_body" style:list-style-name="L171">
      <style:paragraph-properties style:writing-mode="lr-tb"/>
      <style:text-properties fo:language="en" fo:country="none"/>
    </style:style>
    <style:style style:name="P220" style:family="paragraph" style:parent-style-name="Text_20_body" style:list-style-name="L172">
      <style:paragraph-properties style:writing-mode="lr-tb"/>
      <style:text-properties fo:language="en" fo:country="none"/>
    </style:style>
    <style:style style:name="P221" style:family="paragraph" style:parent-style-name="Text_20_body" style:list-style-name="L173">
      <style:paragraph-properties style:writing-mode="lr-tb"/>
      <style:text-properties fo:language="en" fo:country="none"/>
    </style:style>
    <style:style style:name="P222" style:family="paragraph" style:parent-style-name="Text_20_body" style:list-style-name="L174">
      <style:paragraph-properties style:writing-mode="lr-tb"/>
      <style:text-properties fo:language="en" fo:country="none"/>
    </style:style>
    <style:style style:name="P223" style:family="paragraph" style:parent-style-name="Text_20_body" style:list-style-name="L175">
      <style:paragraph-properties style:writing-mode="lr-tb"/>
      <style:text-properties fo:language="en" fo:country="none"/>
    </style:style>
    <style:style style:name="P224" style:family="paragraph" style:parent-style-name="Text_20_body" style:list-style-name="L176">
      <style:paragraph-properties style:writing-mode="lr-tb"/>
      <style:text-properties fo:language="en" fo:country="none"/>
    </style:style>
    <style:style style:name="P225" style:family="paragraph" style:parent-style-name="Text_20_body" style:list-style-name="L177">
      <style:paragraph-properties style:writing-mode="lr-tb"/>
      <style:text-properties fo:language="en" fo:country="none"/>
    </style:style>
    <style:style style:name="P226" style:family="paragraph" style:parent-style-name="Text_20_body" style:list-style-name="L178">
      <style:paragraph-properties style:writing-mode="lr-tb"/>
      <style:text-properties fo:language="en" fo:country="none"/>
    </style:style>
    <style:style style:name="P227" style:family="paragraph" style:parent-style-name="Text_20_body" style:list-style-name="L179">
      <style:paragraph-properties style:writing-mode="lr-tb"/>
      <style:text-properties fo:language="en" fo:country="none"/>
    </style:style>
    <style:style style:name="P228" style:family="paragraph" style:parent-style-name="Text_20_body" style:list-style-name="L180">
      <style:paragraph-properties style:writing-mode="lr-tb"/>
      <style:text-properties fo:language="en" fo:country="none"/>
    </style:style>
    <style:style style:name="P229" style:family="paragraph" style:parent-style-name="Text_20_body" style:list-style-name="L181">
      <style:paragraph-properties style:writing-mode="lr-tb"/>
      <style:text-properties fo:language="en" fo:country="none"/>
    </style:style>
    <style:style style:name="P230" style:family="paragraph" style:parent-style-name="Text_20_body" style:list-style-name="L182">
      <style:paragraph-properties style:writing-mode="lr-tb"/>
      <style:text-properties fo:language="en" fo:country="none"/>
    </style:style>
    <style:style style:name="P231" style:family="paragraph" style:parent-style-name="Text_20_body" style:list-style-name="L183">
      <style:paragraph-properties style:writing-mode="lr-tb"/>
      <style:text-properties fo:language="en" fo:country="none"/>
    </style:style>
    <style:style style:name="P232" style:family="paragraph" style:parent-style-name="Text_20_body" style:list-style-name="L184">
      <style:paragraph-properties style:writing-mode="lr-tb"/>
      <style:text-properties fo:language="en" fo:country="none"/>
    </style:style>
    <style:style style:name="P233" style:family="paragraph" style:parent-style-name="Text_20_body" style:list-style-name="L185">
      <style:paragraph-properties style:writing-mode="lr-tb"/>
      <style:text-properties fo:language="en" fo:country="none"/>
    </style:style>
    <style:style style:name="P234" style:family="paragraph" style:parent-style-name="Text_20_body" style:list-style-name="L186">
      <style:paragraph-properties style:writing-mode="lr-tb"/>
      <style:text-properties fo:language="en" fo:country="none"/>
    </style:style>
    <style:style style:name="P235" style:family="paragraph" style:parent-style-name="Text_20_body" style:list-style-name="L187">
      <style:paragraph-properties style:writing-mode="lr-tb"/>
      <style:text-properties fo:language="en" fo:country="none"/>
    </style:style>
    <style:style style:name="P236" style:family="paragraph" style:parent-style-name="Text_20_body" style:list-style-name="L188">
      <style:paragraph-properties style:writing-mode="lr-tb"/>
      <style:text-properties fo:language="en" fo:country="none"/>
    </style:style>
    <style:style style:name="P237" style:family="paragraph" style:parent-style-name="Text_20_body" style:list-style-name="L189">
      <style:paragraph-properties style:writing-mode="lr-tb"/>
      <style:text-properties fo:language="en" fo:country="none"/>
    </style:style>
    <style:style style:name="P238" style:family="paragraph" style:parent-style-name="Text_20_body" style:list-style-name="L190">
      <style:paragraph-properties style:writing-mode="lr-tb"/>
      <style:text-properties fo:language="en" fo:country="none"/>
    </style:style>
    <style:style style:name="P239" style:family="paragraph" style:parent-style-name="Text_20_body" style:list-style-name="L191">
      <style:paragraph-properties style:writing-mode="lr-tb"/>
      <style:text-properties fo:language="en" fo:country="none"/>
    </style:style>
    <style:style style:name="P240" style:family="paragraph" style:parent-style-name="Text_20_body" style:list-style-name="L192">
      <style:paragraph-properties style:writing-mode="lr-tb"/>
      <style:text-properties fo:language="en" fo:country="none"/>
    </style:style>
    <style:style style:name="P241" style:family="paragraph" style:parent-style-name="Text_20_body" style:list-style-name="L193">
      <style:paragraph-properties style:writing-mode="lr-tb"/>
      <style:text-properties fo:language="en" fo:country="none"/>
    </style:style>
    <style:style style:name="P242" style:family="paragraph" style:parent-style-name="Text_20_body" style:list-style-name="L194">
      <style:paragraph-properties style:writing-mode="lr-tb"/>
      <style:text-properties fo:language="en" fo:country="none"/>
    </style:style>
    <style:style style:name="P243" style:family="paragraph" style:parent-style-name="Text_20_body" style:list-style-name="L195">
      <style:paragraph-properties style:writing-mode="lr-tb"/>
      <style:text-properties fo:language="en" fo:country="none"/>
    </style:style>
    <style:style style:name="P244" style:family="paragraph" style:parent-style-name="Text_20_body" style:list-style-name="L196">
      <style:paragraph-properties style:writing-mode="lr-tb"/>
      <style:text-properties fo:language="en" fo:country="none"/>
    </style:style>
    <style:style style:name="P245" style:family="paragraph" style:parent-style-name="Text_20_body" style:list-style-name="L197">
      <style:paragraph-properties style:writing-mode="lr-tb"/>
      <style:text-properties fo:language="en" fo:country="none"/>
    </style:style>
    <style:style style:name="P246" style:family="paragraph" style:parent-style-name="Text_20_body" style:list-style-name="L198">
      <style:paragraph-properties style:writing-mode="lr-tb"/>
      <style:text-properties fo:language="en" fo:country="none"/>
    </style:style>
    <style:style style:name="P247" style:family="paragraph" style:parent-style-name="Text_20_body" style:list-style-name="L199">
      <style:paragraph-properties style:writing-mode="lr-tb"/>
      <style:text-properties fo:language="en" fo:country="none"/>
    </style:style>
    <style:style style:name="P248" style:family="paragraph" style:parent-style-name="Text_20_body" style:list-style-name="L200">
      <style:paragraph-properties style:writing-mode="lr-tb"/>
      <style:text-properties fo:language="en" fo:country="none"/>
    </style:style>
    <style:style style:name="P249" style:family="paragraph" style:parent-style-name="Text_20_body" style:list-style-name="L201">
      <style:paragraph-properties style:writing-mode="lr-tb"/>
      <style:text-properties fo:language="en" fo:country="none"/>
    </style:style>
    <style:style style:name="P250" style:family="paragraph" style:parent-style-name="Text_20_body" style:list-style-name="L202">
      <style:paragraph-properties style:writing-mode="lr-tb"/>
      <style:text-properties fo:language="en" fo:country="none"/>
    </style:style>
    <style:style style:name="P251" style:family="paragraph" style:parent-style-name="Text_20_body" style:list-style-name="L203">
      <style:paragraph-properties style:writing-mode="lr-tb"/>
      <style:text-properties fo:language="en" fo:country="none"/>
    </style:style>
    <style:style style:name="P252" style:family="paragraph" style:parent-style-name="Text_20_body" style:list-style-name="L204">
      <style:paragraph-properties style:writing-mode="lr-tb"/>
      <style:text-properties fo:language="en" fo:country="none"/>
    </style:style>
    <style:style style:name="P253" style:family="paragraph" style:parent-style-name="Text_20_body" style:list-style-name="L205">
      <style:paragraph-properties style:writing-mode="lr-tb"/>
      <style:text-properties fo:language="en" fo:country="none"/>
    </style:style>
    <style:style style:name="P254" style:family="paragraph" style:parent-style-name="Text_20_body" style:list-style-name="L206">
      <style:paragraph-properties style:writing-mode="lr-tb"/>
      <style:text-properties fo:language="en" fo:country="none"/>
    </style:style>
    <style:style style:name="P255" style:family="paragraph" style:parent-style-name="Text_20_body" style:list-style-name="L207">
      <style:paragraph-properties style:writing-mode="lr-tb"/>
      <style:text-properties fo:language="en" fo:country="none"/>
    </style:style>
    <style:style style:name="P256" style:family="paragraph" style:parent-style-name="Text_20_body" style:list-style-name="L208">
      <style:paragraph-properties style:writing-mode="lr-tb"/>
      <style:text-properties fo:language="en" fo:country="none"/>
    </style:style>
    <style:style style:name="P257" style:family="paragraph" style:parent-style-name="Text_20_body" style:list-style-name="L209">
      <style:paragraph-properties style:writing-mode="lr-tb"/>
      <style:text-properties fo:language="en" fo:country="none"/>
    </style:style>
    <style:style style:name="P258" style:family="paragraph" style:parent-style-name="Text_20_body" style:list-style-name="L210">
      <style:paragraph-properties style:writing-mode="lr-tb"/>
      <style:text-properties fo:language="en" fo:country="none"/>
    </style:style>
    <style:style style:name="P259" style:family="paragraph" style:parent-style-name="Text_20_body" style:list-style-name="L20">
      <style:paragraph-properties style:writing-mode="lr-tb"/>
    </style:style>
    <style:style style:name="T1" style:family="text">
      <style:text-properties fo:language="en" fo:country="none"/>
    </style:style>
    <style:style style:name="T2" style:family="text">
      <style:text-properties fo:language="en" fo:country="none" fo:font-weight="bold"/>
    </style:style>
    <style:style style:name="T3" style:family="text">
      <style:text-properties fo:language="en" fo:country="none" fo:font-style="italic"/>
    </style:style>
    <style:style style:name="T4" style:family="text">
      <style:text-properties fo:font-weight="bold"/>
    </style:style>
    <style:style style:name="T5" style:family="text">
      <style:text-properties fo:font-style="italic"/>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16pt" fo:font-weight="bold"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index.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
        <text:p text:style-name="Text_20_body"><text:bookmark text:name="__RefHeading__548_938495551"/><text:span text:style-name="T6">Mudlet Lua Function API Reference</text:span><text:bookmark-end text:name="__RefHeading__548_938495551"/></text:p>
        <text:table-of-content text:style-name="Sect2"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Contents</text:p>
            </text:index-title>
            <text:p text:style-name="P25"><text:a xlink:type="simple" xlink:href="#__RefHeading__12838_1838044661" text:style-name="Internet_20_link" text:visited-style-name="Internet_20_link">Alphabetical Function Index</text:a><text:tab/>7</text:p>
            <text:p text:style-name="P25"><text:a xlink:type="simple" xlink:href="#__RefHeading__550_938495551" text:style-name="Internet_20_link" text:visited-style-name="Internet_20_link">Mudlet System Variables</text:a><text:tab/>13</text:p>
            <text:p text:style-name="P25"><text:a xlink:type="simple" xlink:href="#__RefHeading__759_938495551" text:style-name="Internet_20_link" text:visited-style-name="Internet_20_link">Function Categories </text:a><text:tab/>13</text:p>
            <text:p text:style-name="P27"><text:a xlink:type="simple" xlink:href="#__RefHeading__761_938495551" text:style-name="Internet_20_link" text:visited-style-name="Internet_20_link">Basic Essentials </text:a><text:tab/>14</text:p>
            <text:p text:style-name="P28"><text:a xlink:type="simple" xlink:href="#__RefHeading__763_938495551" text:style-name="Internet_20_link" text:visited-style-name="Internet_20_link">send</text:a><text:tab/>14</text:p>
            <text:p text:style-name="P28"><text:a xlink:type="simple" xlink:href="#__RefHeading__765_938495551" text:style-name="Internet_20_link" text:visited-style-name="Internet_20_link">echo</text:a><text:tab/>14</text:p>
            <text:p text:style-name="P27"><text:a xlink:type="simple" xlink:href="#__RefHeading__767_938495551" text:style-name="Internet_20_link" text:visited-style-name="Internet_20_link">Database Functions </text:a><text:tab/>15</text:p>
            <text:p text:style-name="P28"><text:a xlink:type="simple" xlink:href="#__RefHeading__769_938495551" text:style-name="Internet_20_link" text:visited-style-name="Internet_20_link">db:add</text:a><text:tab/>15</text:p>
            <text:p text:style-name="P28"><text:a xlink:type="simple" xlink:href="#__RefHeading__771_938495551" text:style-name="Internet_20_link" text:visited-style-name="Internet_20_link">db:aggregate</text:a><text:tab/>15</text:p>
            <text:p text:style-name="P28"><text:a xlink:type="simple" xlink:href="#__RefHeading__773_938495551" text:style-name="Internet_20_link" text:visited-style-name="Internet_20_link">db:AND</text:a><text:tab/>15</text:p>
            <text:p text:style-name="P28"><text:a xlink:type="simple" xlink:href="#__RefHeading__775_938495551" text:style-name="Internet_20_link" text:visited-style-name="Internet_20_link">db:between</text:a><text:tab/>16</text:p>
            <text:p text:style-name="P28"><text:a xlink:type="simple" xlink:href="#__RefHeading__777_938495551" text:style-name="Internet_20_link" text:visited-style-name="Internet_20_link">db:create</text:a><text:tab/>16</text:p>
            <text:p text:style-name="P28"><text:a xlink:type="simple" xlink:href="#__RefHeading__779_938495551" text:style-name="Internet_20_link" text:visited-style-name="Internet_20_link">db:delete</text:a><text:tab/>17</text:p>
            <text:p text:style-name="P28"><text:a xlink:type="simple" xlink:href="#__RefHeading__781_938495551" text:style-name="Internet_20_link" text:visited-style-name="Internet_20_link">db:eq</text:a><text:tab/>17</text:p>
            <text:p text:style-name="P28"><text:a xlink:type="simple" xlink:href="#__RefHeading__783_938495551" text:style-name="Internet_20_link" text:visited-style-name="Internet_20_link">db:exp</text:a><text:tab/>17</text:p>
            <text:p text:style-name="P28"><text:a xlink:type="simple" xlink:href="#__RefHeading__785_938495551" text:style-name="Internet_20_link" text:visited-style-name="Internet_20_link">db:fetch</text:a><text:tab/>18</text:p>
            <text:p text:style-name="P28"><text:a xlink:type="simple" xlink:href="#__RefHeading__787_938495551" text:style-name="Internet_20_link" text:visited-style-name="Internet_20_link">db:gt</text:a><text:tab/>18</text:p>
            <text:p text:style-name="P28"><text:a xlink:type="simple" xlink:href="#__RefHeading__789_938495551" text:style-name="Internet_20_link" text:visited-style-name="Internet_20_link">db:get_database</text:a><text:tab/>18</text:p>
            <text:p text:style-name="P28"><text:a xlink:type="simple" xlink:href="#__RefHeading__791_938495551" text:style-name="Internet_20_link" text:visited-style-name="Internet_20_link">db:gte</text:a><text:tab/>19</text:p>
            <text:p text:style-name="P28"><text:a xlink:type="simple" xlink:href="#__RefHeading__793_938495551" text:style-name="Internet_20_link" text:visited-style-name="Internet_20_link">db:in_</text:a><text:tab/>19</text:p>
            <text:p text:style-name="P28"><text:a xlink:type="simple" xlink:href="#__RefHeading__795_938495551" text:style-name="Internet_20_link" text:visited-style-name="Internet_20_link">db:is_nil</text:a><text:tab/>19</text:p>
            <text:p text:style-name="P28"><text:a xlink:type="simple" xlink:href="#__RefHeading__797_938495551" text:style-name="Internet_20_link" text:visited-style-name="Internet_20_link">db:is_not_nil</text:a><text:tab/>19</text:p>
            <text:p text:style-name="P28"><text:a xlink:type="simple" xlink:href="#__RefHeading__799_938495551" text:style-name="Internet_20_link" text:visited-style-name="Internet_20_link">db:like</text:a><text:tab/>19</text:p>
            <text:p text:style-name="P28"><text:a xlink:type="simple" xlink:href="#__RefHeading__801_938495551" text:style-name="Internet_20_link" text:visited-style-name="Internet_20_link">db:lt</text:a><text:tab/>19</text:p>
            <text:p text:style-name="P28"><text:a xlink:type="simple" xlink:href="#__RefHeading__803_938495551" text:style-name="Internet_20_link" text:visited-style-name="Internet_20_link">db:lte</text:a><text:tab/>20</text:p>
            <text:p text:style-name="P28"><text:a xlink:type="simple" xlink:href="#__RefHeading__805_938495551" text:style-name="Internet_20_link" text:visited-style-name="Internet_20_link">db:merge_unique</text:a><text:tab/>20</text:p>
            <text:p text:style-name="P28"><text:a xlink:type="simple" xlink:href="#__RefHeading__807_938495551" text:style-name="Internet_20_link" text:visited-style-name="Internet_20_link">db:not_between</text:a><text:tab/>21</text:p>
            <text:p text:style-name="P28"><text:a xlink:type="simple" xlink:href="#__RefHeading__809_938495551" text:style-name="Internet_20_link" text:visited-style-name="Internet_20_link">db:not_eq</text:a><text:tab/>21</text:p>
            <text:p text:style-name="P28"><text:a xlink:type="simple" xlink:href="#__RefHeading__811_938495551" text:style-name="Internet_20_link" text:visited-style-name="Internet_20_link">db:not_in</text:a><text:tab/>21</text:p>
            <text:p text:style-name="P28"><text:a xlink:type="simple" xlink:href="#__RefHeading__813_938495551" text:style-name="Internet_20_link" text:visited-style-name="Internet_20_link">db:not_like</text:a><text:tab/>21</text:p>
            <text:p text:style-name="P28"><text:a xlink:type="simple" xlink:href="#__RefHeading__815_938495551" text:style-name="Internet_20_link" text:visited-style-name="Internet_20_link">db:OR</text:a><text:tab/>21</text:p>
            <text:p text:style-name="P28"><text:a xlink:type="simple" xlink:href="#__RefHeading__817_938495551" text:style-name="Internet_20_link" text:visited-style-name="Internet_20_link">db:set</text:a><text:tab/>21</text:p>
            <text:p text:style-name="P28"><text:a xlink:type="simple" xlink:href="#__RefHeading__819_938495551" text:style-name="Internet_20_link" text:visited-style-name="Internet_20_link">db:update</text:a><text:tab/>22</text:p>
            <text:p text:style-name="P27"><text:a xlink:type="simple" xlink:href="#__RefHeading__821_938495551" text:style-name="Internet_20_link" text:visited-style-name="Internet_20_link">Date &amp; Time Functions </text:a><text:tab/>23</text:p>
            <text:p text:style-name="P28"><text:a xlink:type="simple" xlink:href="#__RefHeading__823_938495551" text:style-name="Internet_20_link" text:visited-style-name="Internet_20_link">datetime:parse</text:a><text:tab/>23</text:p>
            <text:p text:style-name="P28"><text:a xlink:type="simple" xlink:href="#__RefHeading__825_938495551" text:style-name="Internet_20_link" text:visited-style-name="Internet_20_link">getTime</text:a><text:tab/>23</text:p>
            <text:p text:style-name="P28"><text:a xlink:type="simple" xlink:href="#__RefHeading__827_938495551" text:style-name="Internet_20_link" text:visited-style-name="Internet_20_link">getTimestamp</text:a><text:tab/>24</text:p>
            <text:p text:style-name="P27"><text:a xlink:type="simple" xlink:href="#__RefHeading__829_938495551" text:style-name="Internet_20_link" text:visited-style-name="Internet_20_link">Display Functions </text:a><text:tab/>24</text:p>
            <text:p text:style-name="P28"><text:a xlink:type="simple" xlink:href="#__RefHeading__831_938495551" text:style-name="Internet_20_link" text:visited-style-name="Internet_20_link">display</text:a><text:tab/>24</text:p>
            <text:p text:style-name="P28"><text:a xlink:type="simple" xlink:href="#__RefHeading__833_938495551" text:style-name="Internet_20_link" text:visited-style-name="Internet_20_link">showColors</text:a><text:tab/>25</text:p>
            <text:p text:style-name="P28"><text:a xlink:type="simple" xlink:href="#__RefHeading__835_938495551" text:style-name="Internet_20_link" text:visited-style-name="Internet_20_link">wrapLine</text:a><text:tab/>26</text:p>
            <text:p text:style-name="P27"><text:a xlink:type="simple" xlink:href="#__RefHeading__837_938495551" text:style-name="Internet_20_link" text:visited-style-name="Internet_20_link">File System Functions </text:a><text:tab/>27</text:p>
            <text:p text:style-name="P28"><text:a xlink:type="simple" xlink:href="#__RefHeading__839_938495551" text:style-name="Internet_20_link" text:visited-style-name="Internet_20_link">io.exists</text:a><text:tab/>27</text:p>
            <text:p text:style-name="P28"><text:a xlink:type="simple" xlink:href="#__RefHeading__841_938495551" text:style-name="Internet_20_link" text:visited-style-name="Internet_20_link">lfs.attributes</text:a><text:tab/>27</text:p>
            <text:p text:style-name="P27"><text:a xlink:type="simple" xlink:href="#__RefHeading__843_938495551" text:style-name="Internet_20_link" text:visited-style-name="Internet_20_link">Mapper Functions </text:a><text:tab/>28</text:p>
            <text:p text:style-name="P28"><text:a xlink:type="simple" xlink:href="#__RefHeading__845_938495551" text:style-name="Internet_20_link" text:visited-style-name="Internet_20_link">addAreaName</text:a><text:tab/>28</text:p>
            <text:p text:style-name="P28"><text:a xlink:type="simple" xlink:href="#__RefHeading__847_938495551" text:style-name="Internet_20_link" text:visited-style-name="Internet_20_link">addMapEvent</text:a><text:tab/>28</text:p>
            <text:p text:style-name="P28"><text:soft-page-break/><text:a xlink:type="simple" xlink:href="#__RefHeading__849_938495551" text:style-name="Internet_20_link" text:visited-style-name="Internet_20_link">addMapMenu</text:a><text:tab/>29</text:p>
            <text:p text:style-name="P28"><text:a xlink:type="simple" xlink:href="#__RefHeading__851_938495551" text:style-name="Internet_20_link" text:visited-style-name="Internet_20_link">addRoom</text:a><text:tab/>29</text:p>
            <text:p text:style-name="P28"><text:a xlink:type="simple" xlink:href="#__RefHeading__853_938495551" text:style-name="Internet_20_link" text:visited-style-name="Internet_20_link">addSpecialExit</text:a><text:tab/>29</text:p>
            <text:p text:style-name="P28"><text:a xlink:type="simple" xlink:href="#__RefHeading__855_938495551" text:style-name="Internet_20_link" text:visited-style-name="Internet_20_link">centerview</text:a><text:tab/>30</text:p>
            <text:p text:style-name="P28"><text:a xlink:type="simple" xlink:href="#__RefHeading__857_938495551" text:style-name="Internet_20_link" text:visited-style-name="Internet_20_link">clearRoomUserData</text:a><text:tab/>30</text:p>
            <text:p text:style-name="P28"><text:a xlink:type="simple" xlink:href="#__RefHeading__859_938495551" text:style-name="Internet_20_link" text:visited-style-name="Internet_20_link">clearSpecialExits</text:a><text:tab/>30</text:p>
            <text:p text:style-name="P28"><text:a xlink:type="simple" xlink:href="#__RefHeading__861_938495551" text:style-name="Internet_20_link" text:visited-style-name="Internet_20_link">createMapLabel</text:a><text:tab/>30</text:p>
            <text:p text:style-name="P28"><text:a xlink:type="simple" xlink:href="#__RefHeading__863_938495551" text:style-name="Internet_20_link" text:visited-style-name="Internet_20_link">createMapper</text:a><text:tab/>31</text:p>
            <text:p text:style-name="P28"><text:a xlink:type="simple" xlink:href="#__RefHeading__865_938495551" text:style-name="Internet_20_link" text:visited-style-name="Internet_20_link">createRoomID</text:a><text:tab/>31</text:p>
            <text:p text:style-name="P28"><text:a xlink:type="simple" xlink:href="#__RefHeading__867_938495551" text:style-name="Internet_20_link" text:visited-style-name="Internet_20_link">deleteArea</text:a><text:tab/>31</text:p>
            <text:p text:style-name="P28"><text:a xlink:type="simple" xlink:href="#__RefHeading__869_938495551" text:style-name="Internet_20_link" text:visited-style-name="Internet_20_link">deleteMapLabel</text:a><text:tab/>31</text:p>
            <text:p text:style-name="P28"><text:a xlink:type="simple" xlink:href="#__RefHeading__871_938495551" text:style-name="Internet_20_link" text:visited-style-name="Internet_20_link">deleteRoom</text:a><text:tab/>31</text:p>
            <text:p text:style-name="P28"><text:a xlink:type="simple" xlink:href="#__RefHeading__873_938495551" text:style-name="Internet_20_link" text:visited-style-name="Internet_20_link">getAreaRooms</text:a><text:tab/>32</text:p>
            <text:p text:style-name="P28"><text:a xlink:type="simple" xlink:href="#__RefHeading__875_938495551" text:style-name="Internet_20_link" text:visited-style-name="Internet_20_link">getAreaTable</text:a><text:tab/>33</text:p>
            <text:p text:style-name="P28"><text:a xlink:type="simple" xlink:href="#__RefHeading__877_938495551" text:style-name="Internet_20_link" text:visited-style-name="Internet_20_link">getCustomEnvColorTable</text:a><text:tab/>34</text:p>
            <text:p text:style-name="P28"><text:a xlink:type="simple" xlink:href="#__RefHeading__879_938495551" text:style-name="Internet_20_link" text:visited-style-name="Internet_20_link">getMapLabel</text:a><text:tab/>34</text:p>
            <text:p text:style-name="P28"><text:a xlink:type="simple" xlink:href="#__RefHeading__881_938495551" text:style-name="Internet_20_link" text:visited-style-name="Internet_20_link">getMapLabels</text:a><text:tab/>35</text:p>
            <text:p text:style-name="P28"><text:a xlink:type="simple" xlink:href="#__RefHeading__883_938495551" text:style-name="Internet_20_link" text:visited-style-name="Internet_20_link">getModulePriority</text:a><text:tab/>35</text:p>
            <text:p text:style-name="P28"><text:a xlink:type="simple" xlink:href="#__RefHeading__885_938495551" text:style-name="Internet_20_link" text:visited-style-name="Internet_20_link">getPath</text:a><text:tab/>35</text:p>
            <text:p text:style-name="P28"><text:a xlink:type="simple" xlink:href="#__RefHeading__887_938495551" text:style-name="Internet_20_link" text:visited-style-name="Internet_20_link">getRoomArea</text:a><text:tab/>36</text:p>
            <text:p text:style-name="P28"><text:a xlink:type="simple" xlink:href="#__RefHeading__889_938495551" text:style-name="Internet_20_link" text:visited-style-name="Internet_20_link">getRoomAreaName</text:a><text:tab/>36</text:p>
            <text:p text:style-name="P28"><text:a xlink:type="simple" xlink:href="#__RefHeading__891_938495551" text:style-name="Internet_20_link" text:visited-style-name="Internet_20_link">getRoomCoordinates</text:a><text:tab/>36</text:p>
            <text:p text:style-name="P28"><text:a xlink:type="simple" xlink:href="#__RefHeading__893_938495551" text:style-name="Internet_20_link" text:visited-style-name="Internet_20_link">getRoomEnv</text:a><text:tab/>36</text:p>
            <text:p text:style-name="P28"><text:a xlink:type="simple" xlink:href="#__RefHeading__895_938495551" text:style-name="Internet_20_link" text:visited-style-name="Internet_20_link">getRoomExits </text:a><text:tab/>37</text:p>
            <text:p text:style-name="P28"><text:a xlink:type="simple" xlink:href="#__RefHeading__897_938495551" text:style-name="Internet_20_link" text:visited-style-name="Internet_20_link">getRoomIDbyHash</text:a><text:tab/>37</text:p>
            <text:p text:style-name="P28"><text:a xlink:type="simple" xlink:href="#__RefHeading__899_938495551" text:style-name="Internet_20_link" text:visited-style-name="Internet_20_link">getRoomName</text:a><text:tab/>37</text:p>
            <text:p text:style-name="P28"><text:a xlink:type="simple" xlink:href="#__RefHeading__901_938495551" text:style-name="Internet_20_link" text:visited-style-name="Internet_20_link">getRooms</text:a><text:tab/>38</text:p>
            <text:p text:style-name="P28"><text:a xlink:type="simple" xlink:href="#__RefHeading__903_938495551" text:style-name="Internet_20_link" text:visited-style-name="Internet_20_link">getRoomsByPosition</text:a><text:tab/>38</text:p>
            <text:p text:style-name="P28"><text:a xlink:type="simple" xlink:href="#__RefHeading__905_938495551" text:style-name="Internet_20_link" text:visited-style-name="Internet_20_link">getRoomUserData</text:a><text:tab/>39</text:p>
            <text:p text:style-name="P28"><text:a xlink:type="simple" xlink:href="#__RefHeading__907_938495551" text:style-name="Internet_20_link" text:visited-style-name="Internet_20_link">getRoomWeight</text:a><text:tab/>39</text:p>
            <text:p text:style-name="P28"><text:a xlink:type="simple" xlink:href="#__RefHeading__909_938495551" text:style-name="Internet_20_link" text:visited-style-name="Internet_20_link">getSpecialExits</text:a><text:tab/>39</text:p>
            <text:p text:style-name="P28"><text:a xlink:type="simple" xlink:href="#__RefHeading__911_938495551" text:style-name="Internet_20_link" text:visited-style-name="Internet_20_link">getSpecialExitsSwap</text:a><text:tab/>39</text:p>
            <text:p text:style-name="P28"><text:a xlink:type="simple" xlink:href="#__RefHeading__913_938495551" text:style-name="Internet_20_link" text:visited-style-name="Internet_20_link">gotoRoom</text:a><text:tab/>40</text:p>
            <text:p text:style-name="P28"><text:a xlink:type="simple" xlink:href="#__RefHeading__915_938495551" text:style-name="Internet_20_link" text:visited-style-name="Internet_20_link">hasExitLock</text:a><text:tab/>40</text:p>
            <text:p text:style-name="P28"><text:a xlink:type="simple" xlink:href="#__RefHeading__917_938495551" text:style-name="Internet_20_link" text:visited-style-name="Internet_20_link">hasSpecialExitLock</text:a><text:tab/>40</text:p>
            <text:p text:style-name="P28"><text:a xlink:type="simple" xlink:href="#__RefHeading__919_938495551" text:style-name="Internet_20_link" text:visited-style-name="Internet_20_link">highlightRoom</text:a><text:tab/>41</text:p>
            <text:p text:style-name="P28"><text:a xlink:type="simple" xlink:href="#__RefHeading__921_938495551" text:style-name="Internet_20_link" text:visited-style-name="Internet_20_link">loadMap</text:a><text:tab/>41</text:p>
            <text:p text:style-name="P28"><text:a xlink:type="simple" xlink:href="#__RefHeading__923_938495551" text:style-name="Internet_20_link" text:visited-style-name="Internet_20_link">lockExit</text:a><text:tab/>41</text:p>
            <text:p text:style-name="P28"><text:a xlink:type="simple" xlink:href="#__RefHeading__925_938495551" text:style-name="Internet_20_link" text:visited-style-name="Internet_20_link">lockRoom</text:a><text:tab/>42</text:p>
            <text:p text:style-name="P28"><text:a xlink:type="simple" xlink:href="#__RefHeading__927_938495551" text:style-name="Internet_20_link" text:visited-style-name="Internet_20_link">lockSpecialExit</text:a><text:tab/>42</text:p>
            <text:p text:style-name="P28"><text:a xlink:type="simple" xlink:href="#__RefHeading__929_938495551" text:style-name="Internet_20_link" text:visited-style-name="Internet_20_link">removeMapEvent</text:a><text:tab/>42</text:p>
            <text:p text:style-name="P28"><text:a xlink:type="simple" xlink:href="#__RefHeading__931_938495551" text:style-name="Internet_20_link" text:visited-style-name="Internet_20_link">roomExists</text:a><text:tab/>43</text:p>
            <text:p text:style-name="P28"><text:a xlink:type="simple" xlink:href="#__RefHeading__933_938495551" text:style-name="Internet_20_link" text:visited-style-name="Internet_20_link">roomLocked</text:a><text:tab/>43</text:p>
            <text:p text:style-name="P28"><text:a xlink:type="simple" xlink:href="#__RefHeading__935_938495551" text:style-name="Internet_20_link" text:visited-style-name="Internet_20_link">saveMap</text:a><text:tab/>43</text:p>
            <text:p text:style-name="P28"><text:a xlink:type="simple" xlink:href="#__RefHeading__937_938495551" text:style-name="Internet_20_link" text:visited-style-name="Internet_20_link">searchRoom</text:a><text:tab/>43</text:p>
            <text:p text:style-name="P28"><text:a xlink:type="simple" xlink:href="#__RefHeading__939_938495551" text:style-name="Internet_20_link" text:visited-style-name="Internet_20_link">setAreaName</text:a><text:tab/>44</text:p>
            <text:p text:style-name="P28"><text:a xlink:type="simple" xlink:href="#__RefHeading__941_938495551" text:style-name="Internet_20_link" text:visited-style-name="Internet_20_link">setCustomEnvColor</text:a><text:tab/>44</text:p>
            <text:p text:style-name="P28"><text:a xlink:type="simple" xlink:href="#__RefHeading__943_938495551" text:style-name="Internet_20_link" text:visited-style-name="Internet_20_link">setExit</text:a><text:tab/>44</text:p>
            <text:p text:style-name="P28"><text:a xlink:type="simple" xlink:href="#__RefHeading__945_938495551" text:style-name="Internet_20_link" text:visited-style-name="Internet_20_link">setGridMode</text:a><text:tab/>46</text:p>
            <text:p text:style-name="P28"><text:a xlink:type="simple" xlink:href="#__RefHeading__947_938495551" text:style-name="Internet_20_link" text:visited-style-name="Internet_20_link">setModulePriority</text:a><text:tab/>46</text:p>
            <text:p text:style-name="P28"><text:a xlink:type="simple" xlink:href="#__RefHeading__949_938495551" text:style-name="Internet_20_link" text:visited-style-name="Internet_20_link">setRoomArea</text:a><text:tab/>46</text:p>
            <text:p text:style-name="P28"><text:a xlink:type="simple" xlink:href="#__RefHeading__951_938495551" text:style-name="Internet_20_link" text:visited-style-name="Internet_20_link">setRoomChar</text:a><text:tab/>46</text:p>
            <text:p text:style-name="P28"><text:soft-page-break/><text:a xlink:type="simple" xlink:href="#__RefHeading__953_938495551" text:style-name="Internet_20_link" text:visited-style-name="Internet_20_link">setRoomCoordinates</text:a><text:tab/>46</text:p>
            <text:p text:style-name="P28"><text:a xlink:type="simple" xlink:href="#__RefHeading__955_938495551" text:style-name="Internet_20_link" text:visited-style-name="Internet_20_link">setRoomEnv</text:a><text:tab/>48</text:p>
            <text:p text:style-name="P28"><text:a xlink:type="simple" xlink:href="#__RefHeading__957_938495551" text:style-name="Internet_20_link" text:visited-style-name="Internet_20_link">setRoomIDbyHash</text:a><text:tab/>48</text:p>
            <text:p text:style-name="P28"><text:a xlink:type="simple" xlink:href="#__RefHeading__959_938495551" text:style-name="Internet_20_link" text:visited-style-name="Internet_20_link">setRoomName</text:a><text:tab/>48</text:p>
            <text:p text:style-name="P28"><text:a xlink:type="simple" xlink:href="#__RefHeading__961_938495551" text:style-name="Internet_20_link" text:visited-style-name="Internet_20_link">setRoomUserData</text:a><text:tab/>48</text:p>
            <text:p text:style-name="P28"><text:a xlink:type="simple" xlink:href="#__RefHeading__963_938495551" text:style-name="Internet_20_link" text:visited-style-name="Internet_20_link">setRoomWeight</text:a><text:tab/>49</text:p>
            <text:p text:style-name="P28"><text:a xlink:type="simple" xlink:href="#__RefHeading__965_938495551" text:style-name="Internet_20_link" text:visited-style-name="Internet_20_link">speedwalk</text:a><text:tab/>49</text:p>
            <text:p text:style-name="P28"><text:a xlink:type="simple" xlink:href="#__RefHeading__967_938495551" text:style-name="Internet_20_link" text:visited-style-name="Internet_20_link">unHighlightRoom</text:a><text:tab/>50</text:p>
            <text:p text:style-name="P27"><text:a xlink:type="simple" xlink:href="#__RefHeading__969_938495551" text:style-name="Internet_20_link" text:visited-style-name="Internet_20_link">Miscellaneous Functions </text:a><text:tab/>51</text:p>
            <text:p text:style-name="P28"><text:a xlink:type="simple" xlink:href="#__RefHeading__971_938495551" text:style-name="Internet_20_link" text:visited-style-name="Internet_20_link">feedTriggers</text:a><text:tab/>51</text:p>
            <text:p text:style-name="P28"><text:a xlink:type="simple" xlink:href="#__RefHeading__973_938495551" text:style-name="Internet_20_link" text:visited-style-name="Internet_20_link">expandAlias</text:a><text:tab/>51</text:p>
            <text:p text:style-name="P28"><text:a xlink:type="simple" xlink:href="#__RefHeading__975_938495551" text:style-name="Internet_20_link" text:visited-style-name="Internet_20_link">feedTriggers</text:a><text:tab/>51</text:p>
            <text:p text:style-name="P28"><text:a xlink:type="simple" xlink:href="#__RefHeading__977_938495551" text:style-name="Internet_20_link" text:visited-style-name="Internet_20_link">getMudletHomeDir</text:a><text:tab/>52</text:p>
            <text:p text:style-name="P28"><text:a xlink:type="simple" xlink:href="#__RefHeading__979_938495551" text:style-name="Internet_20_link" text:visited-style-name="Internet_20_link">playSoundFile</text:a><text:tab/>52</text:p>
            <text:p text:style-name="P28"><text:a xlink:type="simple" xlink:href="#__RefHeading__981_938495551" text:style-name="Internet_20_link" text:visited-style-name="Internet_20_link">registerAnonymousEventHandler</text:a><text:tab/>52</text:p>
            <text:p text:style-name="P28"><text:a xlink:type="simple" xlink:href="#__RefHeading__983_938495551" text:style-name="Internet_20_link" text:visited-style-name="Internet_20_link">spawn</text:a><text:tab/>53</text:p>
            <text:p text:style-name="P27"><text:a xlink:type="simple" xlink:href="#__RefHeading__985_938495551" text:style-name="Internet_20_link" text:visited-style-name="Internet_20_link">Mudlet Object Functions </text:a><text:tab/>53</text:p>
            <text:p text:style-name="P28"><text:a xlink:type="simple" xlink:href="#__RefHeading__987_938495551" text:style-name="Internet_20_link" text:visited-style-name="Internet_20_link">appendCmdLine</text:a><text:tab/>53</text:p>
            <text:p text:style-name="P28"><text:a xlink:type="simple" xlink:href="#__RefHeading__989_938495551" text:style-name="Internet_20_link" text:visited-style-name="Internet_20_link">clearCmdLine</text:a><text:tab/>53</text:p>
            <text:p text:style-name="P28"><text:a xlink:type="simple" xlink:href="#__RefHeading__991_938495551" text:style-name="Internet_20_link" text:visited-style-name="Internet_20_link">createStopWatch</text:a><text:tab/>53</text:p>
            <text:p text:style-name="P28"><text:a xlink:type="simple" xlink:href="#__RefHeading__993_938495551" text:style-name="Internet_20_link" text:visited-style-name="Internet_20_link">disableAlias</text:a><text:tab/>54</text:p>
            <text:p text:style-name="P28"><text:a xlink:type="simple" xlink:href="#__RefHeading__995_938495551" text:style-name="Internet_20_link" text:visited-style-name="Internet_20_link">disableKey</text:a><text:tab/>54</text:p>
            <text:p text:style-name="P28"><text:a xlink:type="simple" xlink:href="#__RefHeading__997_938495551" text:style-name="Internet_20_link" text:visited-style-name="Internet_20_link">disableTimer</text:a><text:tab/>55</text:p>
            <text:p text:style-name="P28"><text:a xlink:type="simple" xlink:href="#__RefHeading__999_938495551" text:style-name="Internet_20_link" text:visited-style-name="Internet_20_link">disableTrigger</text:a><text:tab/>55</text:p>
            <text:p text:style-name="P28"><text:a xlink:type="simple" xlink:href="#__RefHeading__1001_938495551" text:style-name="Internet_20_link" text:visited-style-name="Internet_20_link">enableAlias</text:a><text:tab/>55</text:p>
            <text:p text:style-name="P28"><text:a xlink:type="simple" xlink:href="#__RefHeading__1003_938495551" text:style-name="Internet_20_link" text:visited-style-name="Internet_20_link">enableKey</text:a><text:tab/>56</text:p>
            <text:p text:style-name="P28"><text:a xlink:type="simple" xlink:href="#__RefHeading__1005_938495551" text:style-name="Internet_20_link" text:visited-style-name="Internet_20_link">enableTimer</text:a><text:tab/>56</text:p>
            <text:p text:style-name="P28"><text:a xlink:type="simple" xlink:href="#__RefHeading__1007_938495551" text:style-name="Internet_20_link" text:visited-style-name="Internet_20_link">enableTrigger</text:a><text:tab/>56</text:p>
            <text:p text:style-name="P28"><text:a xlink:type="simple" xlink:href="#__RefHeading__1009_938495551" text:style-name="Internet_20_link" text:visited-style-name="Internet_20_link">exists</text:a><text:tab/>57</text:p>
            <text:p text:style-name="P28"><text:a xlink:type="simple" xlink:href="#__RefHeading__1011_938495551" text:style-name="Internet_20_link" text:visited-style-name="Internet_20_link">getButtonState</text:a><text:tab/>58</text:p>
            <text:p text:style-name="P28"><text:a xlink:type="simple" xlink:href="#__RefHeading__1013_938495551" text:style-name="Internet_20_link" text:visited-style-name="Internet_20_link">invokeFileDialog</text:a><text:tab/>58</text:p>
            <text:p text:style-name="P28"><text:a xlink:type="simple" xlink:href="#__RefHeading__1015_938495551" text:style-name="Internet_20_link" text:visited-style-name="Internet_20_link">isActive</text:a><text:tab/>58</text:p>
            <text:p text:style-name="P28"><text:a xlink:type="simple" xlink:href="#__RefHeading__1017_938495551" text:style-name="Internet_20_link" text:visited-style-name="Internet_20_link">isPrompt</text:a><text:tab/>59</text:p>
            <text:p text:style-name="P28"><text:a xlink:type="simple" xlink:href="#__RefHeading__1019_938495551" text:style-name="Internet_20_link" text:visited-style-name="Internet_20_link">killAlias</text:a><text:tab/>59</text:p>
            <text:p text:style-name="P28"><text:a xlink:type="simple" xlink:href="#__RefHeading__1021_938495551" text:style-name="Internet_20_link" text:visited-style-name="Internet_20_link">killTimer</text:a><text:tab/>59</text:p>
            <text:p text:style-name="P28"><text:a xlink:type="simple" xlink:href="#__RefHeading__1023_938495551" text:style-name="Internet_20_link" text:visited-style-name="Internet_20_link">killTrigger</text:a><text:tab/>60</text:p>
            <text:p text:style-name="P28"><text:a xlink:type="simple" xlink:href="#__RefHeading__1025_938495551" text:style-name="Internet_20_link" text:visited-style-name="Internet_20_link">permAlias</text:a><text:tab/>60</text:p>
            <text:p text:style-name="P28"><text:a xlink:type="simple" xlink:href="#__RefHeading__1027_938495551" text:style-name="Internet_20_link" text:visited-style-name="Internet_20_link">permGroup</text:a><text:tab/>60</text:p>
            <text:p text:style-name="P28"><text:a xlink:type="simple" xlink:href="#__RefHeading__1029_938495551" text:style-name="Internet_20_link" text:visited-style-name="Internet_20_link">permRegexTrigger</text:a><text:tab/>61</text:p>
            <text:p text:style-name="P28"><text:a xlink:type="simple" xlink:href="#__RefHeading__1031_938495551" text:style-name="Internet_20_link" text:visited-style-name="Internet_20_link">permSubstringTrigger</text:a><text:tab/>61</text:p>
            <text:p text:style-name="P28"><text:a xlink:type="simple" xlink:href="#__RefHeading__1033_938495551" text:style-name="Internet_20_link" text:visited-style-name="Internet_20_link">permTimer</text:a><text:tab/>62</text:p>
            <text:p text:style-name="P28"><text:a xlink:type="simple" xlink:href="#__RefHeading__1035_938495551" text:style-name="Internet_20_link" text:visited-style-name="Internet_20_link">printCmdLine</text:a><text:tab/>62</text:p>
            <text:p text:style-name="P28"><text:a xlink:type="simple" xlink:href="#__RefHeading__1037_938495551" text:style-name="Internet_20_link" text:visited-style-name="Internet_20_link">raiseEvent</text:a><text:tab/>63</text:p>
            <text:p text:style-name="P28"><text:a xlink:type="simple" xlink:href="#__RefHeading__1039_938495551" text:style-name="Internet_20_link" text:visited-style-name="Internet_20_link">remember</text:a><text:tab/>63</text:p>
            <text:p text:style-name="P28"><text:a xlink:type="simple" xlink:href="#__RefHeading__1041_938495551" text:style-name="Internet_20_link" text:visited-style-name="Internet_20_link">resetStopWatch</text:a><text:tab/>64</text:p>
            <text:p text:style-name="P28"><text:a xlink:type="simple" xlink:href="#__RefHeading__1043_938495551" text:style-name="Internet_20_link" text:visited-style-name="Internet_20_link">setConsoleBufferSize</text:a><text:tab/>64</text:p>
            <text:p text:style-name="P28"><text:a xlink:type="simple" xlink:href="#__RefHeading__1045_938495551" text:style-name="Internet_20_link" text:visited-style-name="Internet_20_link">setTriggerStayOpen</text:a><text:tab/>64</text:p>
            <text:p text:style-name="P28"><text:a xlink:type="simple" xlink:href="#__RefHeading__1047_938495551" text:style-name="Internet_20_link" text:visited-style-name="Internet_20_link">startStopWatch</text:a><text:tab/>65</text:p>
            <text:p text:style-name="P28"><text:a xlink:type="simple" xlink:href="#__RefHeading__1049_938495551" text:style-name="Internet_20_link" text:visited-style-name="Internet_20_link">stopStopWatch</text:a><text:tab/>65</text:p>
            <text:p text:style-name="P28"><text:a xlink:type="simple" xlink:href="#__RefHeading__1051_938495551" text:style-name="Internet_20_link" text:visited-style-name="Internet_20_link">tempAlias</text:a><text:tab/>65</text:p>
            <text:p text:style-name="P28"><text:a xlink:type="simple" xlink:href="#__RefHeading__1053_938495551" text:style-name="Internet_20_link" text:visited-style-name="Internet_20_link">tempBeginOfLineTrigger</text:a><text:tab/>65</text:p>
            <text:p text:style-name="P28"><text:a xlink:type="simple" xlink:href="#__RefHeading__1055_938495551" text:style-name="Internet_20_link" text:visited-style-name="Internet_20_link">tempColorTrigger</text:a><text:tab/>66</text:p>
            <text:p text:style-name="P28"><text:soft-page-break/><text:a xlink:type="simple" xlink:href="#__RefHeading__1057_938495551" text:style-name="Internet_20_link" text:visited-style-name="Internet_20_link">tempExactMatchTrigger</text:a><text:tab/>67</text:p>
            <text:p text:style-name="P28"><text:a xlink:type="simple" xlink:href="#__RefHeading__1059_938495551" text:style-name="Internet_20_link" text:visited-style-name="Internet_20_link">tempLineTrigger</text:a><text:tab/>67</text:p>
            <text:p text:style-name="P28"><text:a xlink:type="simple" xlink:href="#__RefHeading__1061_938495551" text:style-name="Internet_20_link" text:visited-style-name="Internet_20_link">tempRegexTrigger</text:a><text:tab/>67</text:p>
            <text:p text:style-name="P28"><text:a xlink:type="simple" xlink:href="#__RefHeading__1063_938495551" text:style-name="Internet_20_link" text:visited-style-name="Internet_20_link">tempTimer</text:a><text:tab/>68</text:p>
            <text:p text:style-name="P28"><text:a xlink:type="simple" xlink:href="#__RefHeading__1065_938495551" text:style-name="Internet_20_link" text:visited-style-name="Internet_20_link">tempTrigger</text:a><text:tab/>68</text:p>
            <text:p text:style-name="P28"><text:a xlink:type="simple" xlink:href="#__RefHeading__1067_938495551" text:style-name="Internet_20_link" text:visited-style-name="Internet_20_link">tempButton</text:a><text:tab/>69</text:p>
            <text:p text:style-name="P27"><text:a xlink:type="simple" xlink:href="#__RefHeading__1069_938495551" text:style-name="Internet_20_link" text:visited-style-name="Internet_20_link">Networking Functions </text:a><text:tab/>69</text:p>
            <text:p text:style-name="P28"><text:a xlink:type="simple" xlink:href="#__RefHeading__1071_938495551" text:style-name="Internet_20_link" text:visited-style-name="Internet_20_link">disconnect</text:a><text:tab/>69</text:p>
            <text:p text:style-name="P28"><text:a xlink:type="simple" xlink:href="#__RefHeading__1073_938495551" text:style-name="Internet_20_link" text:visited-style-name="Internet_20_link">downloadFile</text:a><text:tab/>69</text:p>
            <text:p text:style-name="P28"><text:a xlink:type="simple" xlink:href="#__RefHeading__1075_938495551" text:style-name="Internet_20_link" text:visited-style-name="Internet_20_link">getNetworkLatency</text:a><text:tab/>70</text:p>
            <text:p text:style-name="P28"><text:a xlink:type="simple" xlink:href="#__RefHeading__1077_938495551" text:style-name="Internet_20_link" text:visited-style-name="Internet_20_link">openUrl</text:a><text:tab/>70</text:p>
            <text:p text:style-name="P28"><text:a xlink:type="simple" xlink:href="#__RefHeading__1079_938495551" text:style-name="Internet_20_link" text:visited-style-name="Internet_20_link">reconnect</text:a><text:tab/>70</text:p>
            <text:p text:style-name="P28"><text:a xlink:type="simple" xlink:href="#__RefHeading__1081_938495551" text:style-name="Internet_20_link" text:visited-style-name="Internet_20_link">sendAll</text:a><text:tab/>71</text:p>
            <text:p text:style-name="P28"><text:a xlink:type="simple" xlink:href="#__RefHeading__1083_938495551" text:style-name="Internet_20_link" text:visited-style-name="Internet_20_link">sendGMCP</text:a><text:tab/>71</text:p>
            <text:p text:style-name="P28"><text:a xlink:type="simple" xlink:href="#__RefHeading__1085_938495551" text:style-name="Internet_20_link" text:visited-style-name="Internet_20_link">sendIrc</text:a><text:tab/>71</text:p>
            <text:p text:style-name="P28"><text:a xlink:type="simple" xlink:href="#__RefHeading__1087_938495551" text:style-name="Internet_20_link" text:visited-style-name="Internet_20_link">sendTelnetChannel102</text:a><text:tab/>72</text:p>
            <text:p text:style-name="P27"><text:a xlink:type="simple" xlink:href="#__RefHeading__1089_938495551" text:style-name="Internet_20_link" text:visited-style-name="Internet_20_link">String Functions </text:a><text:tab/>72</text:p>
            <text:p text:style-name="P28"><text:a xlink:type="simple" xlink:href="#__RefHeading__1091_938495551" text:style-name="Internet_20_link" text:visited-style-name="Internet_20_link">string.byte</text:a><text:tab/>72</text:p>
            <text:p text:style-name="P28"><text:a xlink:type="simple" xlink:href="#__RefHeading__1093_938495551" text:style-name="Internet_20_link" text:visited-style-name="Internet_20_link">string.char</text:a><text:tab/>72</text:p>
            <text:p text:style-name="P28"><text:a xlink:type="simple" xlink:href="#__RefHeading__1095_938495551" text:style-name="Internet_20_link" text:visited-style-name="Internet_20_link">string.cut</text:a><text:tab/>73</text:p>
            <text:p text:style-name="P28"><text:a xlink:type="simple" xlink:href="#__RefHeading__1097_938495551" text:style-name="Internet_20_link" text:visited-style-name="Internet_20_link">string.dump</text:a><text:tab/>73</text:p>
            <text:p text:style-name="P28"><text:a xlink:type="simple" xlink:href="#__RefHeading__1099_938495551" text:style-name="Internet_20_link" text:visited-style-name="Internet_20_link">string.enclose</text:a><text:tab/>73</text:p>
            <text:p text:style-name="P28"><text:a xlink:type="simple" xlink:href="#__RefHeading__1101_938495551" text:style-name="Internet_20_link" text:visited-style-name="Internet_20_link">string.ends</text:a><text:tab/>74</text:p>
            <text:p text:style-name="P28"><text:a xlink:type="simple" xlink:href="#__RefHeading__1103_938495551" text:style-name="Internet_20_link" text:visited-style-name="Internet_20_link">string.find</text:a><text:tab/>74</text:p>
            <text:p text:style-name="P28"><text:a xlink:type="simple" xlink:href="#__RefHeading__1105_938495551" text:style-name="Internet_20_link" text:visited-style-name="Internet_20_link">string.findPattern</text:a><text:tab/>74</text:p>
            <text:p text:style-name="P28"><text:a xlink:type="simple" xlink:href="#__RefHeading__1107_938495551" text:style-name="Internet_20_link" text:visited-style-name="Internet_20_link">string.format</text:a><text:tab/>75</text:p>
            <text:p text:style-name="P28"><text:a xlink:type="simple" xlink:href="#__RefHeading__1109_938495551" text:style-name="Internet_20_link" text:visited-style-name="Internet_20_link">string.genNocasePattern</text:a><text:tab/>75</text:p>
            <text:p text:style-name="P28"><text:a xlink:type="simple" xlink:href="#__RefHeading__1111_938495551" text:style-name="Internet_20_link" text:visited-style-name="Internet_20_link">string.gfind</text:a><text:tab/>75</text:p>
            <text:p text:style-name="P28"><text:a xlink:type="simple" xlink:href="#__RefHeading__1113_938495551" text:style-name="Internet_20_link" text:visited-style-name="Internet_20_link">string.gmatch</text:a><text:tab/>76</text:p>
            <text:p text:style-name="P28"><text:a xlink:type="simple" xlink:href="#__RefHeading__1115_938495551" text:style-name="Internet_20_link" text:visited-style-name="Internet_20_link">string.gsub</text:a><text:tab/>76</text:p>
            <text:p text:style-name="P28"><text:a xlink:type="simple" xlink:href="#__RefHeading__1117_938495551" text:style-name="Internet_20_link" text:visited-style-name="Internet_20_link">string.len</text:a><text:tab/>76</text:p>
            <text:p text:style-name="P28"><text:a xlink:type="simple" xlink:href="#__RefHeading__1119_938495551" text:style-name="Internet_20_link" text:visited-style-name="Internet_20_link">string.lower</text:a><text:tab/>76</text:p>
            <text:p text:style-name="P28"><text:a xlink:type="simple" xlink:href="#__RefHeading__1121_938495551" text:style-name="Internet_20_link" text:visited-style-name="Internet_20_link">string.match</text:a><text:tab/>76</text:p>
            <text:p text:style-name="P28"><text:a xlink:type="simple" xlink:href="#__RefHeading__1123_938495551" text:style-name="Internet_20_link" text:visited-style-name="Internet_20_link">string.rep</text:a><text:tab/>77</text:p>
            <text:p text:style-name="P28"><text:a xlink:type="simple" xlink:href="#__RefHeading__1125_938495551" text:style-name="Internet_20_link" text:visited-style-name="Internet_20_link">string.reverse</text:a><text:tab/>77</text:p>
            <text:p text:style-name="P28"><text:a xlink:type="simple" xlink:href="#__RefHeading__1127_938495551" text:style-name="Internet_20_link" text:visited-style-name="Internet_20_link">string.split</text:a><text:tab/>77</text:p>
            <text:p text:style-name="P28"><text:a xlink:type="simple" xlink:href="#__RefHeading__1129_938495551" text:style-name="Internet_20_link" text:visited-style-name="Internet_20_link">string.starts</text:a><text:tab/>78</text:p>
            <text:p text:style-name="P28"><text:a xlink:type="simple" xlink:href="#__RefHeading__1131_938495551" text:style-name="Internet_20_link" text:visited-style-name="Internet_20_link">string.sub</text:a><text:tab/>78</text:p>
            <text:p text:style-name="P28"><text:a xlink:type="simple" xlink:href="#__RefHeading__1133_938495551" text:style-name="Internet_20_link" text:visited-style-name="Internet_20_link">string.title</text:a><text:tab/>78</text:p>
            <text:p text:style-name="P28"><text:a xlink:type="simple" xlink:href="#__RefHeading__1135_938495551" text:style-name="Internet_20_link" text:visited-style-name="Internet_20_link">string.trim</text:a><text:tab/>79</text:p>
            <text:p text:style-name="P28"><text:a xlink:type="simple" xlink:href="#__RefHeading__1137_938495551" text:style-name="Internet_20_link" text:visited-style-name="Internet_20_link">string.upper</text:a><text:tab/>79</text:p>
            <text:p text:style-name="P27"><text:a xlink:type="simple" xlink:href="#__RefHeading__1139_938495551" text:style-name="Internet_20_link" text:visited-style-name="Internet_20_link">Table Functions </text:a><text:tab/>80</text:p>
            <text:p text:style-name="P28"><text:a xlink:type="simple" xlink:href="#__RefHeading__1141_938495551" text:style-name="Internet_20_link" text:visited-style-name="Internet_20_link">table.complement</text:a><text:tab/>80</text:p>
            <text:p text:style-name="P28"><text:a xlink:type="simple" xlink:href="#__RefHeading__1143_938495551" text:style-name="Internet_20_link" text:visited-style-name="Internet_20_link">table.concat</text:a><text:tab/>80</text:p>
            <text:p text:style-name="P28"><text:a xlink:type="simple" xlink:href="#__RefHeading__1145_938495551" text:style-name="Internet_20_link" text:visited-style-name="Internet_20_link">table.contains</text:a><text:tab/>81</text:p>
            <text:p text:style-name="P28"><text:a xlink:type="simple" xlink:href="#__RefHeading__1147_938495551" text:style-name="Internet_20_link" text:visited-style-name="Internet_20_link">table.foreach</text:a><text:tab/>81</text:p>
            <text:p text:style-name="P28"><text:a xlink:type="simple" xlink:href="#__RefHeading__1149_938495551" text:style-name="Internet_20_link" text:visited-style-name="Internet_20_link">table.intersection</text:a><text:tab/>81</text:p>
            <text:p text:style-name="P28"><text:a xlink:type="simple" xlink:href="#__RefHeading__1151_938495551" text:style-name="Internet_20_link" text:visited-style-name="Internet_20_link">table.insert</text:a><text:tab/>81</text:p>
            <text:p text:style-name="P28"><text:a xlink:type="simple" xlink:href="#__RefHeading__1153_938495551" text:style-name="Internet_20_link" text:visited-style-name="Internet_20_link">table.index_of</text:a><text:tab/>82</text:p>
            <text:p text:style-name="P28"><text:a xlink:type="simple" xlink:href="#__RefHeading__1155_938495551" text:style-name="Internet_20_link" text:visited-style-name="Internet_20_link">table.is_empty</text:a><text:tab/>82</text:p>
            <text:p text:style-name="P28"><text:a xlink:type="simple" xlink:href="#__RefHeading__1157_938495551" text:style-name="Internet_20_link" text:visited-style-name="Internet_20_link">table.load</text:a><text:tab/>82</text:p>
            <text:p text:style-name="P28"><text:a xlink:type="simple" xlink:href="#__RefHeading__1159_938495551" text:style-name="Internet_20_link" text:visited-style-name="Internet_20_link">table.maxn</text:a><text:tab/>82</text:p>
            <text:p text:style-name="P28"><text:soft-page-break/><text:a xlink:type="simple" xlink:href="#__RefHeading__1161_938495551" text:style-name="Internet_20_link" text:visited-style-name="Internet_20_link">table.n_union</text:a><text:tab/>83</text:p>
            <text:p text:style-name="P28"><text:a xlink:type="simple" xlink:href="#__RefHeading__1163_938495551" text:style-name="Internet_20_link" text:visited-style-name="Internet_20_link">table.n_complement</text:a><text:tab/>83</text:p>
            <text:p text:style-name="P28"><text:a xlink:type="simple" xlink:href="#__RefHeading__1165_938495551" text:style-name="Internet_20_link" text:visited-style-name="Internet_20_link">table.n_intersection</text:a><text:tab/>83</text:p>
            <text:p text:style-name="P28"><text:a xlink:type="simple" xlink:href="#__RefHeading__1167_938495551" text:style-name="Internet_20_link" text:visited-style-name="Internet_20_link">table.pickle</text:a><text:tab/>83</text:p>
            <text:p text:style-name="P28"><text:a xlink:type="simple" xlink:href="#__RefHeading__1169_938495551" text:style-name="Internet_20_link" text:visited-style-name="Internet_20_link">table.remove</text:a><text:tab/>83</text:p>
            <text:p text:style-name="P28"><text:a xlink:type="simple" xlink:href="#__RefHeading__1171_938495551" text:style-name="Internet_20_link" text:visited-style-name="Internet_20_link">table.save</text:a><text:tab/>83</text:p>
            <text:p text:style-name="P28"><text:a xlink:type="simple" xlink:href="#__RefHeading__1173_938495551" text:style-name="Internet_20_link" text:visited-style-name="Internet_20_link">table.sort</text:a><text:tab/>84</text:p>
            <text:p text:style-name="P28"><text:a xlink:type="simple" xlink:href="#__RefHeading__1175_938495551" text:style-name="Internet_20_link" text:visited-style-name="Internet_20_link">table.size</text:a><text:tab/>84</text:p>
            <text:p text:style-name="P28"><text:a xlink:type="simple" xlink:href="#__RefHeading__1177_938495551" text:style-name="Internet_20_link" text:visited-style-name="Internet_20_link">table.setn</text:a><text:tab/>85</text:p>
            <text:p text:style-name="P28"><text:a xlink:type="simple" xlink:href="#__RefHeading__1179_938495551" text:style-name="Internet_20_link" text:visited-style-name="Internet_20_link">table.unpickle</text:a><text:tab/>85</text:p>
            <text:p text:style-name="P28"><text:a xlink:type="simple" xlink:href="#__RefHeading__1181_938495551" text:style-name="Internet_20_link" text:visited-style-name="Internet_20_link">table.update</text:a><text:tab/>85</text:p>
            <text:p text:style-name="P28"><text:a xlink:type="simple" xlink:href="#__RefHeading__1183_938495551" text:style-name="Internet_20_link" text:visited-style-name="Internet_20_link">table.union</text:a><text:tab/>85</text:p>
            <text:p text:style-name="P27"><text:a xlink:type="simple" xlink:href="#__RefHeading__1185_938495551" text:style-name="Internet_20_link" text:visited-style-name="Internet_20_link">UI Functions </text:a><text:tab/>85</text:p>
            <text:p text:style-name="P28"><text:a xlink:type="simple" xlink:href="#__RefHeading__1187_938495551" text:style-name="Internet_20_link" text:visited-style-name="Internet_20_link">appendBuffer</text:a><text:tab/>85</text:p>
            <text:p text:style-name="P28"><text:a xlink:type="simple" xlink:href="#__RefHeading__1189_938495551" text:style-name="Internet_20_link" text:visited-style-name="Internet_20_link">bg</text:a><text:tab/>85</text:p>
            <text:p text:style-name="P28"><text:a xlink:type="simple" xlink:href="#__RefHeading__1191_938495551" text:style-name="Internet_20_link" text:visited-style-name="Internet_20_link">calcFontSize</text:a><text:tab/>86</text:p>
            <text:p text:style-name="P28"><text:a xlink:type="simple" xlink:href="#__RefHeading__1193_938495551" text:style-name="Internet_20_link" text:visited-style-name="Internet_20_link">cecho</text:a><text:tab/>86</text:p>
            <text:p text:style-name="P28"><text:a xlink:type="simple" xlink:href="#__RefHeading__1195_938495551" text:style-name="Internet_20_link" text:visited-style-name="Internet_20_link">cinsertText</text:a><text:tab/>87</text:p>
            <text:p text:style-name="P28"><text:a xlink:type="simple" xlink:href="#__RefHeading__1197_938495551" text:style-name="Internet_20_link" text:visited-style-name="Internet_20_link">clearUserWindow</text:a><text:tab/>87</text:p>
            <text:p text:style-name="P28"><text:a xlink:type="simple" xlink:href="#__RefHeading__1199_938495551" text:style-name="Internet_20_link" text:visited-style-name="Internet_20_link">clearWindow</text:a><text:tab/>87</text:p>
            <text:p text:style-name="P28"><text:a xlink:type="simple" xlink:href="#__RefHeading__1201_938495551" text:style-name="Internet_20_link" text:visited-style-name="Internet_20_link">copy</text:a><text:tab/>88</text:p>
            <text:p text:style-name="P28"><text:a xlink:type="simple" xlink:href="#__RefHeading__1203_938495551" text:style-name="Internet_20_link" text:visited-style-name="Internet_20_link">createBuffer</text:a><text:tab/>88</text:p>
            <text:p text:style-name="P28"><text:a xlink:type="simple" xlink:href="#__RefHeading__1205_938495551" text:style-name="Internet_20_link" text:visited-style-name="Internet_20_link">createConsole</text:a><text:tab/>89</text:p>
            <text:p text:style-name="P28"><text:a xlink:type="simple" xlink:href="#__RefHeading__1207_938495551" text:style-name="Internet_20_link" text:visited-style-name="Internet_20_link">createGauge</text:a><text:tab/>89</text:p>
            <text:p text:style-name="P28"><text:a xlink:type="simple" xlink:href="#__RefHeading__1209_938495551" text:style-name="Internet_20_link" text:visited-style-name="Internet_20_link">createLabel</text:a><text:tab/>91</text:p>
            <text:p text:style-name="P28"><text:a xlink:type="simple" xlink:href="#__RefHeading__1211_938495551" text:style-name="Internet_20_link" text:visited-style-name="Internet_20_link">createMiniConsole</text:a><text:tab/>92</text:p>
            <text:p text:style-name="P28"><text:a xlink:type="simple" xlink:href="#__RefHeading__1213_938495551" text:style-name="Internet_20_link" text:visited-style-name="Internet_20_link">decho</text:a><text:tab/>93</text:p>
            <text:p text:style-name="P28"><text:a xlink:type="simple" xlink:href="#__RefHeading__1215_938495551" text:style-name="Internet_20_link" text:visited-style-name="Internet_20_link">deleteLine</text:a><text:tab/>93</text:p>
            <text:p text:style-name="P28"><text:a xlink:type="simple" xlink:href="#__RefHeading__1217_938495551" text:style-name="Internet_20_link" text:visited-style-name="Internet_20_link">deselect</text:a><text:tab/>94</text:p>
            <text:p text:style-name="P28"><text:a xlink:type="simple" xlink:href="#__RefHeading__1219_938495551" text:style-name="Internet_20_link" text:visited-style-name="Internet_20_link">echoLink</text:a><text:tab/>94</text:p>
            <text:p text:style-name="P28"><text:a xlink:type="simple" xlink:href="#__RefHeading__1221_938495551" text:style-name="Internet_20_link" text:visited-style-name="Internet_20_link">echoUserWindow</text:a><text:tab/>95</text:p>
            <text:p text:style-name="P28"><text:a xlink:type="simple" xlink:href="#__RefHeading__1223_938495551" text:style-name="Internet_20_link" text:visited-style-name="Internet_20_link">echoPopup</text:a><text:tab/>95</text:p>
            <text:p text:style-name="P28"><text:a xlink:type="simple" xlink:href="#__RefHeading__1225_938495551" text:style-name="Internet_20_link" text:visited-style-name="Internet_20_link">fg</text:a><text:tab/>96</text:p>
            <text:p text:style-name="P28"><text:a xlink:type="simple" xlink:href="#__RefHeading__1227_938495551" text:style-name="Internet_20_link" text:visited-style-name="Internet_20_link">getBgColor</text:a><text:tab/>96</text:p>
            <text:p text:style-name="P28"><text:a xlink:type="simple" xlink:href="#__RefHeading__1229_938495551" text:style-name="Internet_20_link" text:visited-style-name="Internet_20_link">getColorWildcard</text:a><text:tab/>97</text:p>
            <text:p text:style-name="P28"><text:a xlink:type="simple" xlink:href="#__RefHeading__1231_938495551" text:style-name="Internet_20_link" text:visited-style-name="Internet_20_link">getColumnNumber</text:a><text:tab/>97</text:p>
            <text:p text:style-name="P28"><text:a xlink:type="simple" xlink:href="#__RefHeading__1233_938495551" text:style-name="Internet_20_link" text:visited-style-name="Internet_20_link">getCurrentLine</text:a><text:tab/>97</text:p>
            <text:p text:style-name="P28"><text:a xlink:type="simple" xlink:href="#__RefHeading__1235_938495551" text:style-name="Internet_20_link" text:visited-style-name="Internet_20_link">getFgColor</text:a><text:tab/>98</text:p>
            <text:p text:style-name="P28"><text:a xlink:type="simple" xlink:href="#__RefHeading__1237_938495551" text:style-name="Internet_20_link" text:visited-style-name="Internet_20_link">getLineCount</text:a><text:tab/>98</text:p>
            <text:p text:style-name="P28"><text:a xlink:type="simple" xlink:href="#__RefHeading__1239_938495551" text:style-name="Internet_20_link" text:visited-style-name="Internet_20_link">getLines</text:a><text:tab/>98</text:p>
            <text:p text:style-name="P28"><text:a xlink:type="simple" xlink:href="#__RefHeading__1241_938495551" text:style-name="Internet_20_link" text:visited-style-name="Internet_20_link">getLineNumber</text:a><text:tab/>99</text:p>
            <text:p text:style-name="P28"><text:a xlink:type="simple" xlink:href="#__RefHeading__1243_938495551" text:style-name="Internet_20_link" text:visited-style-name="Internet_20_link">getMainConsoleWidth</text:a><text:tab/>99</text:p>
            <text:p text:style-name="P28"><text:a xlink:type="simple" xlink:href="#__RefHeading__1245_938495551" text:style-name="Internet_20_link" text:visited-style-name="Internet_20_link">hasFocus</text:a><text:tab/>99</text:p>
            <text:p text:style-name="P28"><text:a xlink:type="simple" xlink:href="#__RefHeading__1247_938495551" text:style-name="Internet_20_link" text:visited-style-name="Internet_20_link">getMainWindowSize</text:a><text:tab/>100</text:p>
            <text:p text:style-name="P28"><text:a xlink:type="simple" xlink:href="#__RefHeading__1249_938495551" text:style-name="Internet_20_link" text:visited-style-name="Internet_20_link">getStopWatchTime</text:a><text:tab/>100</text:p>
            <text:p text:style-name="P28"><text:a xlink:type="simple" xlink:href="#__RefHeading__1251_938495551" text:style-name="Internet_20_link" text:visited-style-name="Internet_20_link">handleWindowResizeEvent</text:a><text:tab/>100</text:p>
            <text:p text:style-name="P28"><text:a xlink:type="simple" xlink:href="#__RefHeading__1253_938495551" text:style-name="Internet_20_link" text:visited-style-name="Internet_20_link">hasFocus</text:a><text:tab/>101</text:p>
            <text:p text:style-name="P28"><text:a xlink:type="simple" xlink:href="#__RefHeading__1255_938495551" text:style-name="Internet_20_link" text:visited-style-name="Internet_20_link">hecho</text:a><text:tab/>101</text:p>
            <text:p text:style-name="P28"><text:a xlink:type="simple" xlink:href="#__RefHeading__1257_938495551" text:style-name="Internet_20_link" text:visited-style-name="Internet_20_link">hideToolBar</text:a><text:tab/>102</text:p>
            <text:p text:style-name="P28"><text:a xlink:type="simple" xlink:href="#__RefHeading__1259_938495551" text:style-name="Internet_20_link" text:visited-style-name="Internet_20_link">hideWindow</text:a><text:tab/>102</text:p>
            <text:p text:style-name="P28"><text:a xlink:type="simple" xlink:href="#__RefHeading__1261_938495551" text:style-name="Internet_20_link" text:visited-style-name="Internet_20_link">insertLink</text:a><text:tab/>102</text:p>
            <text:p text:style-name="P28"><text:a xlink:type="simple" xlink:href="#__RefHeading__1263_938495551" text:style-name="Internet_20_link" text:visited-style-name="Internet_20_link">insertPopup</text:a><text:tab/>103</text:p>
            <text:p text:style-name="P28"><text:soft-page-break/><text:a xlink:type="simple" xlink:href="#__RefHeading__1265_938495551" text:style-name="Internet_20_link" text:visited-style-name="Internet_20_link">insertText</text:a><text:tab/>104</text:p>
            <text:p text:style-name="P28"><text:a xlink:type="simple" xlink:href="#__RefHeading__1267_938495551" text:style-name="Internet_20_link" text:visited-style-name="Internet_20_link">isAnsiBgColor</text:a><text:tab/>104</text:p>
            <text:p text:style-name="P28"><text:a xlink:type="simple" xlink:href="#__RefHeading__1269_938495551" text:style-name="Internet_20_link" text:visited-style-name="Internet_20_link">isAnsiFgColor</text:a><text:tab/>105</text:p>
            <text:p text:style-name="P28"><text:a xlink:type="simple" xlink:href="#__RefHeading__1271_938495551" text:style-name="Internet_20_link" text:visited-style-name="Internet_20_link">moveCursor</text:a><text:tab/>106</text:p>
            <text:p text:style-name="P28"><text:a xlink:type="simple" xlink:href="#__RefHeading__1273_938495551" text:style-name="Internet_20_link" text:visited-style-name="Internet_20_link">moveCursorEnd</text:a><text:tab/>108</text:p>
            <text:p text:style-name="P28"><text:a xlink:type="simple" xlink:href="#__RefHeading__1275_938495551" text:style-name="Internet_20_link" text:visited-style-name="Internet_20_link">moveGauge</text:a><text:tab/>108</text:p>
            <text:p text:style-name="P28"><text:a xlink:type="simple" xlink:href="#__RefHeading__1277_938495551" text:style-name="Internet_20_link" text:visited-style-name="Internet_20_link">moveWindow</text:a><text:tab/>108</text:p>
            <text:p text:style-name="P28"><text:a xlink:type="simple" xlink:href="#__RefHeading__1279_938495551" text:style-name="Internet_20_link" text:visited-style-name="Internet_20_link">openUserWindow</text:a><text:tab/>109</text:p>
            <text:p text:style-name="P28"><text:a xlink:type="simple" xlink:href="#__RefHeading__1281_938495551" text:style-name="Internet_20_link" text:visited-style-name="Internet_20_link">paste</text:a><text:tab/>109</text:p>
            <text:p text:style-name="P28"><text:a xlink:type="simple" xlink:href="#__RefHeading__1283_938495551" text:style-name="Internet_20_link" text:visited-style-name="Internet_20_link">pasteUserWindow</text:a><text:tab/>110</text:p>
            <text:p text:style-name="P28"><text:a xlink:type="simple" xlink:href="#__RefHeading__1285_938495551" text:style-name="Internet_20_link" text:visited-style-name="Internet_20_link">prefix</text:a><text:tab/>110</text:p>
            <text:p text:style-name="P28"><text:a xlink:type="simple" xlink:href="#__RefHeading__1287_938495551" text:style-name="Internet_20_link" text:visited-style-name="Internet_20_link">replace</text:a><text:tab/>110</text:p>
            <text:p text:style-name="P28"><text:a xlink:type="simple" xlink:href="#__RefHeading__1289_938495551" text:style-name="Internet_20_link" text:visited-style-name="Internet_20_link">replaceAll</text:a><text:tab/>111</text:p>
            <text:p text:style-name="P28"><text:a xlink:type="simple" xlink:href="#__RefHeading__1291_938495551" text:style-name="Internet_20_link" text:visited-style-name="Internet_20_link">resizeWindow</text:a><text:tab/>111</text:p>
            <text:p text:style-name="P28"><text:a xlink:type="simple" xlink:href="#__RefHeading__1293_938495551" text:style-name="Internet_20_link" text:visited-style-name="Internet_20_link">selectCaptureGroup</text:a><text:tab/>111</text:p>
            <text:p text:style-name="P28"><text:a xlink:type="simple" xlink:href="#__RefHeading__1295_938495551" text:style-name="Internet_20_link" text:visited-style-name="Internet_20_link">selectSection</text:a><text:tab/>111</text:p>
            <text:p text:style-name="P28"><text:a xlink:type="simple" xlink:href="#__RefHeading__1297_938495551" text:style-name="Internet_20_link" text:visited-style-name="Internet_20_link">selectString</text:a><text:tab/>112</text:p>
            <text:p text:style-name="P28"><text:a xlink:type="simple" xlink:href="#__RefHeading__1299_938495551" text:style-name="Internet_20_link" text:visited-style-name="Internet_20_link">setBgColor</text:a><text:tab/>112</text:p>
            <text:p text:style-name="P28"><text:a xlink:type="simple" xlink:href="#__RefHeading__1301_938495551" text:style-name="Internet_20_link" text:visited-style-name="Internet_20_link">setBold</text:a><text:tab/>113</text:p>
            <text:p text:style-name="P28"><text:a xlink:type="simple" xlink:href="#__RefHeading__1303_938495551" text:style-name="Internet_20_link" text:visited-style-name="Internet_20_link">setFgColor</text:a><text:tab/>113</text:p>
            <text:p text:style-name="P28"><text:a xlink:type="simple" xlink:href="#__RefHeading__1305_938495551" text:style-name="Internet_20_link" text:visited-style-name="Internet_20_link">setGauge</text:a><text:tab/>113</text:p>
            <text:p text:style-name="P28"><text:a xlink:type="simple" xlink:href="#__RefHeading__1307_938495551" text:style-name="Internet_20_link" text:visited-style-name="Internet_20_link">setItalics</text:a><text:tab/>114</text:p>
            <text:p text:style-name="P28"><text:a xlink:type="simple" xlink:href="#__RefHeading__1309_938495551" text:style-name="Internet_20_link" text:visited-style-name="Internet_20_link">setMiniConsoleFontSize</text:a><text:tab/>114</text:p>
            <text:p text:style-name="P28"><text:a xlink:type="simple" xlink:href="#__RefHeading__1311_938495551" text:style-name="Internet_20_link" text:visited-style-name="Internet_20_link">setTextFormat</text:a><text:tab/>114</text:p>
            <text:p text:style-name="P28"><text:a xlink:type="simple" xlink:href="#__RefHeading__1313_938495551" text:style-name="Internet_20_link" text:visited-style-name="Internet_20_link">setUnderline</text:a><text:tab/>114</text:p>
            <text:p text:style-name="P28"><text:a xlink:type="simple" xlink:href="#__RefHeading__1315_938495551" text:style-name="Internet_20_link" text:visited-style-name="Internet_20_link">setWindowWrap</text:a><text:tab/>114</text:p>
            <text:p text:style-name="P28"><text:a xlink:type="simple" xlink:href="#__RefHeading__1317_938495551" text:style-name="Internet_20_link" text:visited-style-name="Internet_20_link">showCaptureGroups</text:a><text:tab/>114</text:p>
            <text:p text:style-name="P28"><text:a xlink:type="simple" xlink:href="#__RefHeading__1319_938495551" text:style-name="Internet_20_link" text:visited-style-name="Internet_20_link">showMultimatches</text:a><text:tab/>115</text:p>
            <text:p text:style-name="P28"><text:a xlink:type="simple" xlink:href="#__RefHeading__1321_938495551" text:style-name="Internet_20_link" text:visited-style-name="Internet_20_link">showWindow</text:a><text:tab/>115</text:p>
            <text:p text:style-name="P28"><text:a xlink:type="simple" xlink:href="#__RefHeading__1323_938495551" text:style-name="Internet_20_link" text:visited-style-name="Internet_20_link">replaceWildcard</text:a><text:tab/>115</text:p>
            <text:p text:style-name="P28"><text:a xlink:type="simple" xlink:href="#__RefHeading__1325_938495551" text:style-name="Internet_20_link" text:visited-style-name="Internet_20_link">resetFormat</text:a><text:tab/>115</text:p>
            <text:p text:style-name="P28"><text:a xlink:type="simple" xlink:href="#__RefHeading__1327_938495551" text:style-name="Internet_20_link" text:visited-style-name="Internet_20_link">selectCurrentLine</text:a><text:tab/>116</text:p>
            <text:p text:style-name="P28"><text:a xlink:type="simple" xlink:href="#__RefHeading__1329_938495551" text:style-name="Internet_20_link" text:visited-style-name="Internet_20_link">setBackgroundColor</text:a><text:tab/>116</text:p>
            <text:p text:style-name="P28"><text:a xlink:type="simple" xlink:href="#__RefHeading__1331_938495551" text:style-name="Internet_20_link" text:visited-style-name="Internet_20_link">setBackgroundImage</text:a><text:tab/>117</text:p>
            <text:p text:style-name="P28"><text:a xlink:type="simple" xlink:href="#__RefHeading__1333_938495551" text:style-name="Internet_20_link" text:visited-style-name="Internet_20_link">setBorderBottom</text:a><text:tab/>117</text:p>
            <text:p text:style-name="P28"><text:a xlink:type="simple" xlink:href="#__RefHeading__1335_938495551" text:style-name="Internet_20_link" text:visited-style-name="Internet_20_link">setBorderColor</text:a><text:tab/>118</text:p>
            <text:p text:style-name="P28"><text:a xlink:type="simple" xlink:href="#__RefHeading__1337_938495551" text:style-name="Internet_20_link" text:visited-style-name="Internet_20_link">setBorderLeft</text:a><text:tab/>118</text:p>
            <text:p text:style-name="P28"><text:a xlink:type="simple" xlink:href="#__RefHeading__1339_938495551" text:style-name="Internet_20_link" text:visited-style-name="Internet_20_link">setBorderRight</text:a><text:tab/>118</text:p>
            <text:p text:style-name="P28"><text:a xlink:type="simple" xlink:href="#__RefHeading__1341_938495551" text:style-name="Internet_20_link" text:visited-style-name="Internet_20_link">setBorderTop</text:a><text:tab/>119</text:p>
            <text:p text:style-name="P28"><text:a xlink:type="simple" xlink:href="#__RefHeading__1343_938495551" text:style-name="Internet_20_link" text:visited-style-name="Internet_20_link">setLabelClickCallback</text:a><text:tab/>119</text:p>
            <text:p text:style-name="P28"><text:a xlink:type="simple" xlink:href="#__RefHeading__1345_938495551" text:style-name="Internet_20_link" text:visited-style-name="Internet_20_link">setLink</text:a><text:tab/>120</text:p>
            <text:p text:style-name="P28"><text:a xlink:type="simple" xlink:href="#__RefHeading__1347_938495551" text:style-name="Internet_20_link" text:visited-style-name="Internet_20_link">setLabelStyleSheet</text:a><text:tab/>120</text:p>
            <text:p text:style-name="P28"><text:a xlink:type="simple" xlink:href="#__RefHeading__1349_938495551" text:style-name="Internet_20_link" text:visited-style-name="Internet_20_link">setPopup</text:a><text:tab/>121</text:p>
            <text:p text:style-name="P28"><text:a xlink:type="simple" xlink:href="#__RefHeading__1351_938495551" text:style-name="Internet_20_link" text:visited-style-name="Internet_20_link">showToolBar</text:a><text:tab/>122</text:p>
            <text:p text:style-name="P28"><text:a xlink:type="simple" xlink:href="#__RefHeading__1353_938495551" text:style-name="Internet_20_link" text:visited-style-name="Internet_20_link">wrapLine</text:a><text:tab/>122</text:p>
          </text:index-body>
        </text:table-of-content>
        <text:p text:style-name="Text_20_body"/>
        <text:p text:style-name="Text_20_body"/>
        <text:p text:style-name="P25"/>
        <text:h text:style-name="P24" text:outline-level="1"><text:bookmark text:name="__RefHeading__12838_1838044661"/><text:span text:style-name="T6">Alphabetical Function Index</text:span><text:bookmark-end text:name="__RefHeading__12838_1838044661"/></text:h>
        <text:p text:style-name="Text_20_body"><text:bookmark text:name="__RefHeading__12884_1838044661"/><text:a xlink:type="simple" xlink:href="#__RefHeading__12840_1838044661" text:style-name="Internet_20_link" text:visited-style-name="Internet_20_link"><text:span text:style-name="T7">A</text:span></text:a><text:span text:style-name="T7">, </text:span><text:a xlink:type="simple" xlink:href="#__RefHeading__12842_1838044661" text:style-name="Internet_20_link" text:visited-style-name="Internet_20_link"><text:span text:style-name="T7">B</text:span></text:a><text:span text:style-name="T7">, </text:span><text:a xlink:type="simple" xlink:href="#__RefHeading__12844_1838044661" text:style-name="Internet_20_link" text:visited-style-name="Internet_20_link"><text:span text:style-name="T7">C</text:span></text:a><text:span text:style-name="T7">, </text:span><text:a xlink:type="simple" xlink:href="#__RefHeading__12846_1838044661" text:style-name="Internet_20_link" text:visited-style-name="Internet_20_link"><text:span text:style-name="T7">D</text:span></text:a><text:span text:style-name="T7">, </text:span><text:a xlink:type="simple" xlink:href="#__RefHeading__12848_1838044661" text:style-name="Internet_20_link" text:visited-style-name="Internet_20_link"><text:span text:style-name="T7">E</text:span></text:a><text:span text:style-name="T7">, </text:span><text:a xlink:type="simple" xlink:href="#__RefHeading__12850_1838044661" text:style-name="Internet_20_link" text:visited-style-name="Internet_20_link"><text:span text:style-name="T7">F</text:span></text:a><text:span text:style-name="T7">, </text:span><text:a xlink:type="simple" xlink:href="#__RefHeading__12852_1838044661" text:style-name="Internet_20_link" text:visited-style-name="Internet_20_link"><text:span text:style-name="T7">G</text:span></text:a><text:span text:style-name="T7">, </text:span><text:a xlink:type="simple" xlink:href="#__RefHeading__12854_1838044661" text:style-name="Internet_20_link" text:visited-style-name="Internet_20_link"><text:span text:style-name="T7">H</text:span></text:a><text:span text:style-name="T7">, </text:span><text:a xlink:type="simple" xlink:href="#__RefHeading__12856_1838044661" text:style-name="Internet_20_link" text:visited-style-name="Internet_20_link"><text:span text:style-name="T7">I</text:span></text:a><text:span text:style-name="T7">, </text:span><text:a xlink:type="simple" xlink:href="#__RefHeading__12858_1838044661" text:style-name="Internet_20_link" text:visited-style-name="Internet_20_link"><text:span text:style-name="T7">K</text:span></text:a><text:span text:style-name="T7">, </text:span><text:a xlink:type="simple" xlink:href="#__RefHeading__12860_1838044661" text:style-name="Internet_20_link" text:visited-style-name="Internet_20_link"><text:span text:style-name="T7">L</text:span></text:a><text:span text:style-name="T7">, </text:span><text:a xlink:type="simple" xlink:href="#__RefHeading__12862_1838044661" text:style-name="Internet_20_link" text:visited-style-name="Internet_20_link"><text:span text:style-name="T7">M</text:span></text:a><text:span text:style-name="T7">, </text:span><text:a xlink:type="simple" xlink:href="#__RefHeading__12864_1838044661" text:style-name="Internet_20_link" text:visited-style-name="Internet_20_link"><text:span text:style-name="T7">O</text:span></text:a><text:span text:style-name="T7">, </text:span><text:a xlink:type="simple" xlink:href="#__RefHeading__12866_1838044661" text:style-name="Internet_20_link" text:visited-style-name="Internet_20_link"><text:span text:style-name="T7">P</text:span></text:a><text:span text:style-name="T7">, </text:span><text:a xlink:type="simple" xlink:href="#__RefHeading__12868_1838044661" text:style-name="Internet_20_link" text:visited-style-name="Internet_20_link"><text:span text:style-name="T7">R</text:span></text:a><text:span text:style-name="T7">, </text:span><text:a xlink:type="simple" xlink:href="#__RefHeading__12870_1838044661" text:style-name="Internet_20_link" text:visited-style-name="Internet_20_link"><text:span text:style-name="T7">S</text:span></text:a><text:span text:style-name="T7">, </text:span><text:a xlink:type="simple" xlink:href="#__RefHeading__12872_1838044661" text:style-name="Internet_20_link" text:visited-style-name="Internet_20_link"><text:span text:style-name="T7">T</text:span></text:a><text:span text:style-name="T7">, </text:span><text:a xlink:type="simple" xlink:href="#__RefHeading__12874_1838044661" text:style-name="Internet_20_link" text:visited-style-name="Internet_20_link"><text:span text:style-name="T7">U</text:span></text:a><text:span text:style-name="T7">, </text:span><text:a xlink:type="simple" xlink:href="#__RefHeading__12876_1838044661" text:style-name="Internet_20_link" text:visited-style-name="Internet_20_link"><text:span text:style-name="T7">W</text:span></text:a><text:bookmark-end text:name="__RefHeading__12884_1838044661"/></text:p>
        <text:p text:style-name="Text_20_body"><text:span text:style-name="T6"/></text:p>
        <text:p text:style-name="P30"><text:bookmark text:name="__RefHeading__12840_1838044661"/>A<text:bookmark-end text:name="__RefHeading__12840_1838044661"/></text:p>
        <text:p text:style-name="P28"><text:a xlink:type="simple" xlink:href="#__RefHeading__845_938495551" text:style-name="Internet_20_link" text:visited-style-name="Internet_20_link">addAreaName</text:a></text:p>
        <text:p text:style-name="P28"><text:a xlink:type="simple" xlink:href="#__RefHeading__847_938495551" text:style-name="Internet_20_link" text:visited-style-name="Internet_20_link">addMapEvent</text:a></text:p>
        <text:p text:style-name="P28"><text:a xlink:type="simple" xlink:href="#__RefHeading__849_938495551" text:style-name="Internet_20_link" text:visited-style-name="Internet_20_link">addMapMenu</text:a></text:p>
        <text:p text:style-name="P28"><text:a xlink:type="simple" xlink:href="#__RefHeading__851_938495551" text:style-name="Internet_20_link" text:visited-style-name="Internet_20_link">addRoom</text:a></text:p>
        <text:p text:style-name="P28"><text:a xlink:type="simple" xlink:href="#__RefHeading__853_938495551" text:style-name="Internet_20_link" text:visited-style-name="Internet_20_link">addSpecialExit</text:a></text:p>
        <text:p text:style-name="P28"><text:a xlink:type="simple" xlink:href="#__RefHeading__1187_938495551" text:style-name="Internet_20_link" text:visited-style-name="Internet_20_link">appendBuffer</text:a></text:p>
        <text:p text:style-name="P28"><text:a xlink:type="simple" xlink:href="#__RefHeading__987_938495551" text:style-name="Internet_20_link" text:visited-style-name="Internet_20_link">appendCmdLine</text:a></text:p>
        <text:p text:style-name="P30"><text:bookmark text:name="__RefHeading__12842_1838044661"/>B<text:bookmark-end text:name="__RefHeading__12842_1838044661"/></text:p>
        <text:p text:style-name="P28"><text:a xlink:type="simple" xlink:href="#__RefHeading__1189_938495551" text:style-name="Internet_20_link" text:visited-style-name="Internet_20_link">Bg</text:a></text:p>
        <text:p text:style-name="P30"><text:bookmark text:name="__RefHeading__12844_1838044661"/>C<text:bookmark-end text:name="__RefHeading__12844_1838044661"/></text:p>
        <text:p text:style-name="P28"><text:a xlink:type="simple" xlink:href="#__RefHeading__1191_938495551" text:style-name="Internet_20_link" text:visited-style-name="Internet_20_link">calcFontSize</text:a></text:p>
        <text:p text:style-name="P28"><text:a xlink:type="simple" xlink:href="#__RefHeading__1193_938495551" text:style-name="Internet_20_link" text:visited-style-name="Internet_20_link">cecho</text:a></text:p>
        <text:p text:style-name="P28"><text:a xlink:type="simple" xlink:href="#__RefHeading__855_938495551" text:style-name="Internet_20_link" text:visited-style-name="Internet_20_link">centerview</text:a></text:p>
        <text:p text:style-name="P28"><text:a xlink:type="simple" xlink:href="#__RefHeading__1195_938495551" text:style-name="Internet_20_link" text:visited-style-name="Internet_20_link">cinsertText</text:a></text:p>
        <text:p text:style-name="P28"><text:a xlink:type="simple" xlink:href="#__RefHeading__989_938495551" text:style-name="Internet_20_link" text:visited-style-name="Internet_20_link">clearCmdLine</text:a></text:p>
        <text:p text:style-name="P28"><text:a xlink:type="simple" xlink:href="#__RefHeading__857_938495551" text:style-name="Internet_20_link" text:visited-style-name="Internet_20_link">clearRoomUserData</text:a></text:p>
        <text:p text:style-name="P28"><text:a xlink:type="simple" xlink:href="#__RefHeading__859_938495551" text:style-name="Internet_20_link" text:visited-style-name="Internet_20_link">clearSpecialExits</text:a></text:p>
        <text:p text:style-name="P28"><text:a xlink:type="simple" xlink:href="#__RefHeading__1197_938495551" text:style-name="Internet_20_link" text:visited-style-name="Internet_20_link">clearUserWindow</text:a></text:p>
        <text:p text:style-name="P28"><text:a xlink:type="simple" xlink:href="#__RefHeading__1199_938495551" text:style-name="Internet_20_link" text:visited-style-name="Internet_20_link">clearWindow</text:a></text:p>
        <text:p text:style-name="P28"><text:a xlink:type="simple" xlink:href="#__RefHeading__1201_938495551" text:style-name="Internet_20_link" text:visited-style-name="Internet_20_link">copy</text:a></text:p>
        <text:p text:style-name="P28"><text:a xlink:type="simple" xlink:href="#__RefHeading__1203_938495551" text:style-name="Internet_20_link" text:visited-style-name="Internet_20_link">createBuffer</text:a></text:p>
        <text:p text:style-name="P28"><text:a xlink:type="simple" xlink:href="#__RefHeading__1205_938495551" text:style-name="Internet_20_link" text:visited-style-name="Internet_20_link">createConsole</text:a></text:p>
        <text:p text:style-name="P28"><text:a xlink:type="simple" xlink:href="#__RefHeading__1207_938495551" text:style-name="Internet_20_link" text:visited-style-name="Internet_20_link">createGauge</text:a></text:p>
        <text:p text:style-name="P28"><text:a xlink:type="simple" xlink:href="#__RefHeading__1209_938495551" text:style-name="Internet_20_link" text:visited-style-name="Internet_20_link">createLabel</text:a></text:p>
        <text:p text:style-name="P28"><text:a xlink:type="simple" xlink:href="#__RefHeading__861_938495551" text:style-name="Internet_20_link" text:visited-style-name="Internet_20_link">createMapLabel</text:a></text:p>
        <text:p text:style-name="P28"><text:a xlink:type="simple" xlink:href="#__RefHeading__863_938495551" text:style-name="Internet_20_link" text:visited-style-name="Internet_20_link">createMapper</text:a></text:p>
        <text:p text:style-name="P28"><text:a xlink:type="simple" xlink:href="#__RefHeading__1211_938495551" text:style-name="Internet_20_link" text:visited-style-name="Internet_20_link">createMiniConsole</text:a></text:p>
        <text:p text:style-name="P28"><text:a xlink:type="simple" xlink:href="#__RefHeading__865_938495551" text:style-name="Internet_20_link" text:visited-style-name="Internet_20_link">createRoomID</text:a></text:p>
        <text:p text:style-name="P28"><text:a xlink:type="simple" xlink:href="#__RefHeading__991_938495551" text:style-name="Internet_20_link" text:visited-style-name="Internet_20_link">createStopWatch</text:a></text:p>
        <text:p text:style-name="P30"><text:bookmark text:name="__RefHeading__12846_1838044661"/>D<text:bookmark-end text:name="__RefHeading__12846_1838044661"/></text:p>
        <text:p text:style-name="P28"><text:a xlink:type="simple" xlink:href="#__RefHeading__823_938495551" text:style-name="Internet_20_link" text:visited-style-name="Internet_20_link">datetime:parse</text:a></text:p>
        <text:p text:style-name="P28"><text:a xlink:type="simple" xlink:href="#__RefHeading__769_938495551" text:style-name="Internet_20_link" text:visited-style-name="Internet_20_link">db:add</text:a></text:p>
        <text:p text:style-name="P28"><text:a xlink:type="simple" xlink:href="#__RefHeading__771_938495551" text:style-name="Internet_20_link" text:visited-style-name="Internet_20_link">db:aggregate</text:a></text:p>
        <text:p text:style-name="P28"><text:a xlink:type="simple" xlink:href="#__RefHeading__773_938495551" text:style-name="Internet_20_link" text:visited-style-name="Internet_20_link">db:AND</text:a></text:p>
        <text:p text:style-name="P28"><text:a xlink:type="simple" xlink:href="#__RefHeading__775_938495551" text:style-name="Internet_20_link" text:visited-style-name="Internet_20_link">db:between</text:a></text:p>
        <text:p text:style-name="P28"><text:a xlink:type="simple" xlink:href="#__RefHeading__777_938495551" text:style-name="Internet_20_link" text:visited-style-name="Internet_20_link">db:create</text:a></text:p>
        <text:p text:style-name="P28"><text:a xlink:type="simple" xlink:href="#__RefHeading__779_938495551" text:style-name="Internet_20_link" text:visited-style-name="Internet_20_link">db:delete</text:a></text:p>
        <text:p text:style-name="P28"><text:a xlink:type="simple" xlink:href="#__RefHeading__781_938495551" text:style-name="Internet_20_link" text:visited-style-name="Internet_20_link">db:eq</text:a></text:p>
        <text:p text:style-name="P28"><text:a xlink:type="simple" xlink:href="#__RefHeading__783_938495551" text:style-name="Internet_20_link" text:visited-style-name="Internet_20_link">db:exp</text:a></text:p>
        <text:p text:style-name="P28"><text:a xlink:type="simple" xlink:href="#__RefHeading__785_938495551" text:style-name="Internet_20_link" text:visited-style-name="Internet_20_link">db:fetch</text:a></text:p>
        <text:p text:style-name="P28"><text:a xlink:type="simple" xlink:href="#__RefHeading__789_938495551" text:style-name="Internet_20_link" text:visited-style-name="Internet_20_link">db:get_database</text:a></text:p>
        <text:p text:style-name="P28"><text:soft-page-break/><text:a xlink:type="simple" xlink:href="#__RefHeading__787_938495551" text:style-name="Internet_20_link" text:visited-style-name="Internet_20_link">db:gt</text:a></text:p>
        <text:p text:style-name="P28"><text:a xlink:type="simple" xlink:href="#__RefHeading__791_938495551" text:style-name="Internet_20_link" text:visited-style-name="Internet_20_link">db:gte</text:a></text:p>
        <text:p text:style-name="P28"><text:a xlink:type="simple" xlink:href="#__RefHeading__793_938495551" text:style-name="Internet_20_link" text:visited-style-name="Internet_20_link">db:in_</text:a></text:p>
        <text:p text:style-name="P28"><text:a xlink:type="simple" xlink:href="#__RefHeading__795_938495551" text:style-name="Internet_20_link" text:visited-style-name="Internet_20_link">db:is_</text:a></text:p>
        <text:p text:style-name="P28"><text:a xlink:type="simple" xlink:href="#__RefHeading__797_938495551" text:style-name="Internet_20_link" text:visited-style-name="Internet_20_link">db:is_not_nil</text:a></text:p>
        <text:p text:style-name="P28"><text:a xlink:type="simple" xlink:href="#__RefHeading__799_938495551" text:style-name="Internet_20_link" text:visited-style-name="Internet_20_link">db:like</text:a></text:p>
        <text:p text:style-name="P28"><text:a xlink:type="simple" xlink:href="#__RefHeading__801_938495551" text:style-name="Internet_20_link" text:visited-style-name="Internet_20_link">db:lt</text:a></text:p>
        <text:p text:style-name="P28"><text:a xlink:type="simple" xlink:href="#__RefHeading__803_938495551" text:style-name="Internet_20_link" text:visited-style-name="Internet_20_link">db:lte</text:a></text:p>
        <text:p text:style-name="P28"><text:a xlink:type="simple" xlink:href="#__RefHeading__805_938495551" text:style-name="Internet_20_link" text:visited-style-name="Internet_20_link">db:merge_unique</text:a></text:p>
        <text:p text:style-name="P28"><text:a xlink:type="simple" xlink:href="#__RefHeading__807_938495551" text:style-name="Internet_20_link" text:visited-style-name="Internet_20_link">db:not_between</text:a></text:p>
        <text:p text:style-name="P28"><text:a xlink:type="simple" xlink:href="#__RefHeading__809_938495551" text:style-name="Internet_20_link" text:visited-style-name="Internet_20_link">db:not_eq</text:a></text:p>
        <text:p text:style-name="P28"><text:a xlink:type="simple" xlink:href="#__RefHeading__811_938495551" text:style-name="Internet_20_link" text:visited-style-name="Internet_20_link">db:not_in</text:a></text:p>
        <text:p text:style-name="P28"><text:a xlink:type="simple" xlink:href="#__RefHeading__813_938495551" text:style-name="Internet_20_link" text:visited-style-name="Internet_20_link">db:not_like</text:a></text:p>
        <text:p text:style-name="P28"><text:a xlink:type="simple" xlink:href="#__RefHeading__815_938495551" text:style-name="Internet_20_link" text:visited-style-name="Internet_20_link">db:OR</text:a></text:p>
        <text:p text:style-name="P28"><text:a xlink:type="simple" xlink:href="#__RefHeading__817_938495551" text:style-name="Internet_20_link" text:visited-style-name="Internet_20_link">db:set</text:a></text:p>
        <text:p text:style-name="P28"><text:a xlink:type="simple" xlink:href="#__RefHeading__819_938495551" text:style-name="Internet_20_link" text:visited-style-name="Internet_20_link">db:update</text:a></text:p>
        <text:p text:style-name="P28"><text:a xlink:type="simple" xlink:href="#__RefHeading__1213_938495551" text:style-name="Internet_20_link" text:visited-style-name="Internet_20_link">decho</text:a></text:p>
        <text:p text:style-name="P28"><text:a xlink:type="simple" xlink:href="#__RefHeading__867_938495551" text:style-name="Internet_20_link" text:visited-style-name="Internet_20_link">deleteArea</text:a></text:p>
        <text:p text:style-name="P28"><text:a xlink:type="simple" xlink:href="#__RefHeading__1215_938495551" text:style-name="Internet_20_link" text:visited-style-name="Internet_20_link">deleteLine</text:a></text:p>
        <text:p text:style-name="P28"><text:a xlink:type="simple" xlink:href="#__RefHeading__869_938495551" text:style-name="Internet_20_link" text:visited-style-name="Internet_20_link">deleteMapLabel</text:a></text:p>
        <text:p text:style-name="P28"><text:a xlink:type="simple" xlink:href="#__RefHeading__871_938495551" text:style-name="Internet_20_link" text:visited-style-name="Internet_20_link">deleteRoom</text:a></text:p>
        <text:p text:style-name="P28"><text:a xlink:type="simple" xlink:href="#__RefHeading__1217_938495551" text:style-name="Internet_20_link" text:visited-style-name="Internet_20_link">deselect</text:a></text:p>
        <text:p text:style-name="P28"><text:a xlink:type="simple" xlink:href="#__RefHeading__993_938495551" text:style-name="Internet_20_link" text:visited-style-name="Internet_20_link">disableAlias</text:a></text:p>
        <text:p text:style-name="P28"><text:a xlink:type="simple" xlink:href="#__RefHeading__995_938495551" text:style-name="Internet_20_link" text:visited-style-name="Internet_20_link">disableKey</text:a></text:p>
        <text:p text:style-name="P28"><text:a xlink:type="simple" xlink:href="#__RefHeading__997_938495551" text:style-name="Internet_20_link" text:visited-style-name="Internet_20_link">disableTimer</text:a></text:p>
        <text:p text:style-name="P28"><text:a xlink:type="simple" xlink:href="#__RefHeading__999_938495551" text:style-name="Internet_20_link" text:visited-style-name="Internet_20_link">disableTrigger</text:a></text:p>
        <text:p text:style-name="P28"><text:a xlink:type="simple" xlink:href="#__RefHeading__1071_938495551" text:style-name="Internet_20_link" text:visited-style-name="Internet_20_link">disconnect</text:a></text:p>
        <text:p text:style-name="P28"><text:a xlink:type="simple" xlink:href="#__RefHeading__831_938495551" text:style-name="Internet_20_link" text:visited-style-name="Internet_20_link">display</text:a></text:p>
        <text:p text:style-name="P28"><text:a xlink:type="simple" xlink:href="#__RefHeading__1073_938495551" text:style-name="Internet_20_link" text:visited-style-name="Internet_20_link">downloadFile</text:a></text:p>
        <text:p text:style-name="P30"><text:bookmark text:name="__RefHeading__12848_1838044661"/>E<text:bookmark-end text:name="__RefHeading__12848_1838044661"/></text:p>
        <text:p text:style-name="P28"><text:a xlink:type="simple" xlink:href="#__RefHeading__765_938495551" text:style-name="Internet_20_link" text:visited-style-name="Internet_20_link">echo</text:a></text:p>
        <text:p text:style-name="P28"><text:a xlink:type="simple" xlink:href="#__RefHeading__1219_938495551" text:style-name="Internet_20_link" text:visited-style-name="Internet_20_link">echoLink</text:a></text:p>
        <text:p text:style-name="P28"><text:a xlink:type="simple" xlink:href="#__RefHeading__1223_938495551" text:style-name="Internet_20_link" text:visited-style-name="Internet_20_link">echoPopup</text:a></text:p>
        <text:p text:style-name="P28"><text:a xlink:type="simple" xlink:href="#__RefHeading__1221_938495551" text:style-name="Internet_20_link" text:visited-style-name="Internet_20_link">echoUserWindow</text:a></text:p>
        <text:p text:style-name="P28"><text:a xlink:type="simple" xlink:href="#__RefHeading__1001_938495551" text:style-name="Internet_20_link" text:visited-style-name="Internet_20_link">enableAlias</text:a></text:p>
        <text:p text:style-name="P28"><text:a xlink:type="simple" xlink:href="#__RefHeading__1003_938495551" text:style-name="Internet_20_link" text:visited-style-name="Internet_20_link">enableKey</text:a></text:p>
        <text:p text:style-name="P28"><text:a xlink:type="simple" xlink:href="#__RefHeading__1005_938495551" text:style-name="Internet_20_link" text:visited-style-name="Internet_20_link">enableTimer</text:a></text:p>
        <text:p text:style-name="P28"><text:a xlink:type="simple" xlink:href="#__RefHeading__1007_938495551" text:style-name="Internet_20_link" text:visited-style-name="Internet_20_link">enableTrigger</text:a></text:p>
        <text:p text:style-name="P28"><text:a xlink:type="simple" xlink:href="#__RefHeading__1009_938495551" text:style-name="Internet_20_link" text:visited-style-name="Internet_20_link">exists</text:a></text:p>
        <text:p text:style-name="P28"><text:a xlink:type="simple" xlink:href="#__RefHeading__973_938495551" text:style-name="Internet_20_link" text:visited-style-name="Internet_20_link">expandAlias</text:a></text:p>
        <text:p text:style-name="P30"><text:bookmark text:name="__RefHeading__12850_1838044661"/>F<text:bookmark-end text:name="__RefHeading__12850_1838044661"/></text:p>
        <text:p text:style-name="P28"><text:a xlink:type="simple" xlink:href="#__RefHeading__975_938495551" text:style-name="Internet_20_link" text:visited-style-name="Internet_20_link">feedTriggers</text:a></text:p>
        <text:p text:style-name="P28"><text:a xlink:type="simple" xlink:href="#__RefHeading__971_938495551" text:style-name="Internet_20_link" text:visited-style-name="Internet_20_link">feedTriggers</text:a></text:p>
        <text:p text:style-name="P28"><text:a xlink:type="simple" xlink:href="#__RefHeading__1225_938495551" text:style-name="Internet_20_link" text:visited-style-name="Internet_20_link">fg</text:a></text:p>
        <text:p text:style-name="P30"><text:bookmark text:name="__RefHeading__12852_1838044661"/>G<text:bookmark-end text:name="__RefHeading__12852_1838044661"/></text:p>
        <text:p text:style-name="P28"><text:a xlink:type="simple" xlink:href="#__RefHeading__873_938495551" text:style-name="Internet_20_link" text:visited-style-name="Internet_20_link">getAreaRooms</text:a></text:p>
        <text:p text:style-name="P28"><text:a xlink:type="simple" xlink:href="#__RefHeading__875_938495551" text:style-name="Internet_20_link" text:visited-style-name="Internet_20_link">getAreaTable</text:a></text:p>
        <text:p text:style-name="P28"><text:a xlink:type="simple" xlink:href="#__RefHeading__1227_938495551" text:style-name="Internet_20_link" text:visited-style-name="Internet_20_link">getBgColor</text:a></text:p>
        <text:p text:style-name="P28"><text:a xlink:type="simple" xlink:href="#__RefHeading__1011_938495551" text:style-name="Internet_20_link" text:visited-style-name="Internet_20_link">getButtonState</text:a></text:p>
        <text:p text:style-name="P28"><text:a xlink:type="simple" xlink:href="#__RefHeading__1229_938495551" text:style-name="Internet_20_link" text:visited-style-name="Internet_20_link">getColorWildcard</text:a></text:p>
        <text:p text:style-name="P28"><text:soft-page-break/><text:a xlink:type="simple" xlink:href="#__RefHeading__1231_938495551" text:style-name="Internet_20_link" text:visited-style-name="Internet_20_link">getColumnNumber</text:a></text:p>
        <text:p text:style-name="P28"><text:a xlink:type="simple" xlink:href="#__RefHeading__1233_938495551" text:style-name="Internet_20_link" text:visited-style-name="Internet_20_link">getCurrentLine</text:a></text:p>
        <text:p text:style-name="P28"><text:a xlink:type="simple" xlink:href="#__RefHeading__877_938495551" text:style-name="Internet_20_link" text:visited-style-name="Internet_20_link">getCustomEnvColorTable</text:a></text:p>
        <text:p text:style-name="P28"><text:a xlink:type="simple" xlink:href="#__RefHeading__1235_938495551" text:style-name="Internet_20_link" text:visited-style-name="Internet_20_link">getFgColor</text:a></text:p>
        <text:p text:style-name="P28"><text:a xlink:type="simple" xlink:href="#__RefHeading__1237_938495551" text:style-name="Internet_20_link" text:visited-style-name="Internet_20_link">getLineCount</text:a></text:p>
        <text:p text:style-name="P28"><text:a xlink:type="simple" xlink:href="#__RefHeading__1241_938495551" text:style-name="Internet_20_link" text:visited-style-name="Internet_20_link">getLineNumber</text:a></text:p>
        <text:p text:style-name="P28"><text:a xlink:type="simple" xlink:href="#__RefHeading__1239_938495551" text:style-name="Internet_20_link" text:visited-style-name="Internet_20_link">getLines</text:a></text:p>
        <text:p text:style-name="P28"><text:a xlink:type="simple" xlink:href="#__RefHeading__1243_938495551" text:style-name="Internet_20_link" text:visited-style-name="Internet_20_link">getMainConsoleWidth</text:a></text:p>
        <text:p text:style-name="P28"><text:a xlink:type="simple" xlink:href="#__RefHeading__1247_938495551" text:style-name="Internet_20_link" text:visited-style-name="Internet_20_link">getMainWindowSize</text:a></text:p>
        <text:p text:style-name="P28"><text:a xlink:type="simple" xlink:href="#__RefHeading__879_938495551" text:style-name="Internet_20_link" text:visited-style-name="Internet_20_link">getMapLabel</text:a></text:p>
        <text:p text:style-name="P28"><text:a xlink:type="simple" xlink:href="#__RefHeading__881_938495551" text:style-name="Internet_20_link" text:visited-style-name="Internet_20_link">getMapLabels</text:a></text:p>
        <text:p text:style-name="P28"><text:a xlink:type="simple" xlink:href="#__RefHeading__883_938495551" text:style-name="Internet_20_link" text:visited-style-name="Internet_20_link">getModulePriority</text:a></text:p>
        <text:p text:style-name="P28"><text:a xlink:type="simple" xlink:href="#__RefHeading__977_938495551" text:style-name="Internet_20_link" text:visited-style-name="Internet_20_link">getMudletHomeDir</text:a></text:p>
        <text:p text:style-name="P28"><text:a xlink:type="simple" xlink:href="#__RefHeading__1075_938495551" text:style-name="Internet_20_link" text:visited-style-name="Internet_20_link">getNetworkLatency</text:a></text:p>
        <text:p text:style-name="P28"><text:a xlink:type="simple" xlink:href="#__RefHeading__885_938495551" text:style-name="Internet_20_link" text:visited-style-name="Internet_20_link">getPath</text:a></text:p>
        <text:p text:style-name="P28"><text:a xlink:type="simple" xlink:href="#__RefHeading__887_938495551" text:style-name="Internet_20_link" text:visited-style-name="Internet_20_link">getRoomArea</text:a></text:p>
        <text:p text:style-name="P28"><text:a xlink:type="simple" xlink:href="#__RefHeading__889_938495551" text:style-name="Internet_20_link" text:visited-style-name="Internet_20_link">getRoomAreaName</text:a></text:p>
        <text:p text:style-name="P28"><text:a xlink:type="simple" xlink:href="#__RefHeading__891_938495551" text:style-name="Internet_20_link" text:visited-style-name="Internet_20_link">getRoomCoordinates</text:a></text:p>
        <text:p text:style-name="P28"><text:a xlink:type="simple" xlink:href="#__RefHeading__893_938495551" text:style-name="Internet_20_link" text:visited-style-name="Internet_20_link">getRoomEnv</text:a></text:p>
        <text:p text:style-name="P28"><text:a xlink:type="simple" xlink:href="#__RefHeading__895_938495551" text:style-name="Internet_20_link" text:visited-style-name="Internet_20_link">getRoomExits</text:a></text:p>
        <text:p text:style-name="P28"><text:a xlink:type="simple" xlink:href="#__RefHeading__897_938495551" text:style-name="Internet_20_link" text:visited-style-name="Internet_20_link">getRoomIDbyHash</text:a></text:p>
        <text:p text:style-name="P28"><text:a xlink:type="simple" xlink:href="#__RefHeading__899_938495551" text:style-name="Internet_20_link" text:visited-style-name="Internet_20_link">getRoomName</text:a></text:p>
        <text:p text:style-name="P28"><text:a xlink:type="simple" xlink:href="#__RefHeading__901_938495551" text:style-name="Internet_20_link" text:visited-style-name="Internet_20_link">getRooms</text:a></text:p>
        <text:p text:style-name="P28"><text:a xlink:type="simple" xlink:href="#__RefHeading__903_938495551" text:style-name="Internet_20_link" text:visited-style-name="Internet_20_link">getRoomsByPosition</text:a></text:p>
        <text:p text:style-name="P28"><text:a xlink:type="simple" xlink:href="#__RefHeading__905_938495551" text:style-name="Internet_20_link" text:visited-style-name="Internet_20_link">getRoomUserData</text:a></text:p>
        <text:p text:style-name="P28"><text:a xlink:type="simple" xlink:href="#__RefHeading__907_938495551" text:style-name="Internet_20_link" text:visited-style-name="Internet_20_link">getRoomWeight</text:a></text:p>
        <text:p text:style-name="P28"><text:a xlink:type="simple" xlink:href="#__RefHeading__909_938495551" text:style-name="Internet_20_link" text:visited-style-name="Internet_20_link">getSpecialExits</text:a></text:p>
        <text:p text:style-name="P28"><text:a xlink:type="simple" xlink:href="#__RefHeading__911_938495551" text:style-name="Internet_20_link" text:visited-style-name="Internet_20_link">getSpecialExitsSwap</text:a></text:p>
        <text:p text:style-name="P28"><text:a xlink:type="simple" xlink:href="#__RefHeading__1249_938495551" text:style-name="Internet_20_link" text:visited-style-name="Internet_20_link">getStopWatchTime</text:a></text:p>
        <text:p text:style-name="P28"><text:a xlink:type="simple" xlink:href="#__RefHeading__825_938495551" text:style-name="Internet_20_link" text:visited-style-name="Internet_20_link">getTime</text:a></text:p>
        <text:p text:style-name="P28"><text:a xlink:type="simple" xlink:href="#__RefHeading__827_938495551" text:style-name="Internet_20_link" text:visited-style-name="Internet_20_link">getTimestamp</text:a></text:p>
        <text:p text:style-name="P28"><text:a xlink:type="simple" xlink:href="#__RefHeading__913_938495551" text:style-name="Internet_20_link" text:visited-style-name="Internet_20_link">gotoRoom</text:a></text:p>
        <text:p text:style-name="P30"><text:bookmark text:name="__RefHeading__12854_1838044661"/>H<text:bookmark-end text:name="__RefHeading__12854_1838044661"/></text:p>
        <text:p text:style-name="P28"><text:a xlink:type="simple" xlink:href="#__RefHeading__1251_938495551" text:style-name="Internet_20_link" text:visited-style-name="Internet_20_link">handleWindowResizeEvent</text:a></text:p>
        <text:p text:style-name="P28"><text:a xlink:type="simple" xlink:href="#__RefHeading__915_938495551" text:style-name="Internet_20_link" text:visited-style-name="Internet_20_link">hasExitLock</text:a></text:p>
        <text:p text:style-name="P28"><text:a xlink:type="simple" xlink:href="#__RefHeading__1253_938495551" text:style-name="Internet_20_link" text:visited-style-name="Internet_20_link">hasFocus</text:a></text:p>
        <text:p text:style-name="P28"><text:a xlink:type="simple" xlink:href="#__RefHeading__1245_938495551" text:style-name="Internet_20_link" text:visited-style-name="Internet_20_link">hasFocus</text:a></text:p>
        <text:p text:style-name="P28"><text:a xlink:type="simple" xlink:href="#__RefHeading__917_938495551" text:style-name="Internet_20_link" text:visited-style-name="Internet_20_link">hasSpecialExitLock</text:a></text:p>
        <text:p text:style-name="P28"><text:a xlink:type="simple" xlink:href="#__RefHeading__1255_938495551" text:style-name="Internet_20_link" text:visited-style-name="Internet_20_link">hecho</text:a></text:p>
        <text:p text:style-name="P28"><text:a xlink:type="simple" xlink:href="#__RefHeading__1257_938495551" text:style-name="Internet_20_link" text:visited-style-name="Internet_20_link">hideToolBar</text:a></text:p>
        <text:p text:style-name="P28"><text:a xlink:type="simple" xlink:href="#__RefHeading__1259_938495551" text:style-name="Internet_20_link" text:visited-style-name="Internet_20_link">hideWindow</text:a></text:p>
        <text:p text:style-name="P28"><text:a xlink:type="simple" xlink:href="#__RefHeading__919_938495551" text:style-name="Internet_20_link" text:visited-style-name="Internet_20_link">highlightRoom</text:a></text:p>
        <text:p text:style-name="P30"><text:bookmark text:name="__RefHeading__12856_1838044661"/>I<text:bookmark-end text:name="__RefHeading__12856_1838044661"/></text:p>
        <text:p text:style-name="P28"><text:a xlink:type="simple" xlink:href="#__RefHeading__1261_938495551" text:style-name="Internet_20_link" text:visited-style-name="Internet_20_link">insertLink</text:a></text:p>
        <text:p text:style-name="P28"><text:a xlink:type="simple" xlink:href="#__RefHeading__1263_938495551" text:style-name="Internet_20_link" text:visited-style-name="Internet_20_link">insertPopup</text:a></text:p>
        <text:p text:style-name="P28"><text:a xlink:type="simple" xlink:href="#__RefHeading__1265_938495551" text:style-name="Internet_20_link" text:visited-style-name="Internet_20_link">insertText</text:a></text:p>
        <text:p text:style-name="P28"><text:a xlink:type="simple" xlink:href="#__RefHeading__1013_938495551" text:style-name="Internet_20_link" text:visited-style-name="Internet_20_link">invokeFileDialog</text:a></text:p>
        <text:p text:style-name="P28"><text:a xlink:type="simple" xlink:href="#__RefHeading__839_938495551" text:style-name="Internet_20_link" text:visited-style-name="Internet_20_link">io.exists</text:a></text:p>
        <text:p text:style-name="P28"><text:a xlink:type="simple" xlink:href="#__RefHeading__1015_938495551" text:style-name="Internet_20_link" text:visited-style-name="Internet_20_link">isActive</text:a></text:p>
        <text:p text:style-name="P28"><text:a xlink:type="simple" xlink:href="#__RefHeading__1267_938495551" text:style-name="Internet_20_link" text:visited-style-name="Internet_20_link">isAnsiBgColor</text:a></text:p>
        <text:p text:style-name="P28"><text:a xlink:type="simple" xlink:href="#__RefHeading__1269_938495551" text:style-name="Internet_20_link" text:visited-style-name="Internet_20_link">isAnsiFgColor</text:a></text:p>
        <text:p text:style-name="P28"><text:soft-page-break/><text:a xlink:type="simple" xlink:href="#__RefHeading__1017_938495551" text:style-name="Internet_20_link" text:visited-style-name="Internet_20_link">isPrompt</text:a></text:p>
        <text:p text:style-name="P30"><text:bookmark text:name="__RefHeading__12858_1838044661"/>K<text:bookmark-end text:name="__RefHeading__12858_1838044661"/></text:p>
        <text:p text:style-name="P28"><text:a xlink:type="simple" xlink:href="#__RefHeading__1019_938495551" text:style-name="Internet_20_link" text:visited-style-name="Internet_20_link">killAlias</text:a></text:p>
        <text:p text:style-name="P28"><text:a xlink:type="simple" xlink:href="#__RefHeading__1021_938495551" text:style-name="Internet_20_link" text:visited-style-name="Internet_20_link">killTimer</text:a></text:p>
        <text:p text:style-name="P28"><text:a xlink:type="simple" xlink:href="#__RefHeading__1023_938495551" text:style-name="Internet_20_link" text:visited-style-name="Internet_20_link">killTrigger</text:a></text:p>
        <text:p text:style-name="P30"><text:bookmark text:name="__RefHeading__12860_1838044661"/>L<text:bookmark-end text:name="__RefHeading__12860_1838044661"/></text:p>
        <text:p text:style-name="P28"><text:a xlink:type="simple" xlink:href="#__RefHeading__841_938495551" text:style-name="Internet_20_link" text:visited-style-name="Internet_20_link">lfs.attributes</text:a></text:p>
        <text:p text:style-name="P28"><text:a xlink:type="simple" xlink:href="#__RefHeading__921_938495551" text:style-name="Internet_20_link" text:visited-style-name="Internet_20_link">loadMap</text:a></text:p>
        <text:p text:style-name="P28"><text:a xlink:type="simple" xlink:href="#__RefHeading__923_938495551" text:style-name="Internet_20_link" text:visited-style-name="Internet_20_link">lockExit</text:a></text:p>
        <text:p text:style-name="P28"><text:a xlink:type="simple" xlink:href="#__RefHeading__925_938495551" text:style-name="Internet_20_link" text:visited-style-name="Internet_20_link">lockRoom</text:a></text:p>
        <text:p text:style-name="P28"><text:a xlink:type="simple" xlink:href="#__RefHeading__927_938495551" text:style-name="Internet_20_link" text:visited-style-name="Internet_20_link">lockSpecialExit</text:a></text:p>
        <text:p text:style-name="P30"><text:bookmark text:name="__RefHeading__12862_1838044661"/>M<text:bookmark-end text:name="__RefHeading__12862_1838044661"/></text:p>
        <text:p text:style-name="P28"><text:a xlink:type="simple" xlink:href="#__RefHeading__1271_938495551" text:style-name="Internet_20_link" text:visited-style-name="Internet_20_link">moveCursor</text:a></text:p>
        <text:p text:style-name="P28"><text:a xlink:type="simple" xlink:href="#__RefHeading__1273_938495551" text:style-name="Internet_20_link" text:visited-style-name="Internet_20_link">moveCursorEnd</text:a></text:p>
        <text:p text:style-name="P28"><text:a xlink:type="simple" xlink:href="#__RefHeading__1275_938495551" text:style-name="Internet_20_link" text:visited-style-name="Internet_20_link">moveGauge</text:a></text:p>
        <text:p text:style-name="P28"><text:a xlink:type="simple" xlink:href="#__RefHeading__1277_938495551" text:style-name="Internet_20_link" text:visited-style-name="Internet_20_link">moveWindow</text:a></text:p>
        <text:p text:style-name="P30"><text:bookmark text:name="__RefHeading__12864_1838044661"/>O<text:bookmark-end text:name="__RefHeading__12864_1838044661"/></text:p>
        <text:p text:style-name="P28"><text:a xlink:type="simple" xlink:href="#__RefHeading__1077_938495551" text:style-name="Internet_20_link" text:visited-style-name="Internet_20_link">openUrl</text:a></text:p>
        <text:p text:style-name="P28"><text:a xlink:type="simple" xlink:href="#__RefHeading__1279_938495551" text:style-name="Internet_20_link" text:visited-style-name="Internet_20_link">openUserWindow</text:a></text:p>
        <text:p text:style-name="P30"><text:bookmark text:name="__RefHeading__12866_1838044661"/>P<text:bookmark-end text:name="__RefHeading__12866_1838044661"/></text:p>
        <text:p text:style-name="P28"><text:a xlink:type="simple" xlink:href="#__RefHeading__1281_938495551" text:style-name="Internet_20_link" text:visited-style-name="Internet_20_link">paste</text:a></text:p>
        <text:p text:style-name="P28"><text:a xlink:type="simple" xlink:href="#__RefHeading__1283_938495551" text:style-name="Internet_20_link" text:visited-style-name="Internet_20_link">pasteUserWindow</text:a></text:p>
        <text:p text:style-name="P28"><text:a xlink:type="simple" xlink:href="#__RefHeading__1025_938495551" text:style-name="Internet_20_link" text:visited-style-name="Internet_20_link">permAlias</text:a></text:p>
        <text:p text:style-name="P28"><text:a xlink:type="simple" xlink:href="#__RefHeading__1027_938495551" text:style-name="Internet_20_link" text:visited-style-name="Internet_20_link">permGroup</text:a></text:p>
        <text:p text:style-name="P28"><text:a xlink:type="simple" xlink:href="#__RefHeading__1029_938495551" text:style-name="Internet_20_link" text:visited-style-name="Internet_20_link">permRegexTrigger</text:a></text:p>
        <text:p text:style-name="P28"><text:a xlink:type="simple" xlink:href="#__RefHeading__1031_938495551" text:style-name="Internet_20_link" text:visited-style-name="Internet_20_link">permSubstringTrigger</text:a></text:p>
        <text:p text:style-name="P28"><text:a xlink:type="simple" xlink:href="#__RefHeading__1033_938495551" text:style-name="Internet_20_link" text:visited-style-name="Internet_20_link">permTimer</text:a></text:p>
        <text:p text:style-name="P28"><text:a xlink:type="simple" xlink:href="#__RefHeading__979_938495551" text:style-name="Internet_20_link" text:visited-style-name="Internet_20_link">playSoundFile</text:a></text:p>
        <text:p text:style-name="P28"><text:a xlink:type="simple" xlink:href="#__RefHeading__1285_938495551" text:style-name="Internet_20_link" text:visited-style-name="Internet_20_link">prefix</text:a></text:p>
        <text:p text:style-name="P28"><text:a xlink:type="simple" xlink:href="#__RefHeading__1035_938495551" text:style-name="Internet_20_link" text:visited-style-name="Internet_20_link">printCmdLine</text:a></text:p>
        <text:p text:style-name="P30"><text:bookmark text:name="__RefHeading__12868_1838044661"/>R<text:bookmark-end text:name="__RefHeading__12868_1838044661"/></text:p>
        <text:p text:style-name="P28"><text:a xlink:type="simple" xlink:href="#__RefHeading__1037_938495551" text:style-name="Internet_20_link" text:visited-style-name="Internet_20_link">raiseEvent</text:a></text:p>
        <text:p text:style-name="P28"><text:a xlink:type="simple" xlink:href="#__RefHeading__1079_938495551" text:style-name="Internet_20_link" text:visited-style-name="Internet_20_link">reconnect</text:a></text:p>
        <text:p text:style-name="P28"><text:a xlink:type="simple" xlink:href="#__RefHeading__981_938495551" text:style-name="Internet_20_link" text:visited-style-name="Internet_20_link">registerAnonymousEventHandler</text:a></text:p>
        <text:p text:style-name="P28"><text:a xlink:type="simple" xlink:href="#__RefHeading__1039_938495551" text:style-name="Internet_20_link" text:visited-style-name="Internet_20_link">remember</text:a></text:p>
        <text:p text:style-name="P28"><text:a xlink:type="simple" xlink:href="#__RefHeading__929_938495551" text:style-name="Internet_20_link" text:visited-style-name="Internet_20_link">removeMapEvent</text:a></text:p>
        <text:p text:style-name="P28"><text:a xlink:type="simple" xlink:href="#__RefHeading__1287_938495551" text:style-name="Internet_20_link" text:visited-style-name="Internet_20_link">replace</text:a></text:p>
        <text:p text:style-name="P28"><text:a xlink:type="simple" xlink:href="#__RefHeading__1289_938495551" text:style-name="Internet_20_link" text:visited-style-name="Internet_20_link">replaceAll</text:a></text:p>
        <text:p text:style-name="P28"><text:a xlink:type="simple" xlink:href="#__RefHeading__1323_938495551" text:style-name="Internet_20_link" text:visited-style-name="Internet_20_link">replaceWildcard</text:a></text:p>
        <text:p text:style-name="P28"><text:a xlink:type="simple" xlink:href="#__RefHeading__1325_938495551" text:style-name="Internet_20_link" text:visited-style-name="Internet_20_link">resetFormat</text:a></text:p>
        <text:p text:style-name="P28"><text:a xlink:type="simple" xlink:href="#__RefHeading__1041_938495551" text:style-name="Internet_20_link" text:visited-style-name="Internet_20_link">resetStopWatch</text:a></text:p>
        <text:p text:style-name="P28"><text:a xlink:type="simple" xlink:href="#__RefHeading__1291_938495551" text:style-name="Internet_20_link" text:visited-style-name="Internet_20_link">resizeWindow</text:a></text:p>
        <text:p text:style-name="P28"><text:a xlink:type="simple" xlink:href="#__RefHeading__931_938495551" text:style-name="Internet_20_link" text:visited-style-name="Internet_20_link">roomExists</text:a></text:p>
        <text:p text:style-name="P28"><text:a xlink:type="simple" xlink:href="#__RefHeading__933_938495551" text:style-name="Internet_20_link" text:visited-style-name="Internet_20_link">roomLocked</text:a></text:p>
        <text:p text:style-name="P30"><text:bookmark text:name="__RefHeading__12870_1838044661"/>S<text:bookmark-end text:name="__RefHeading__12870_1838044661"/></text:p>
        <text:p text:style-name="P28"><text:a xlink:type="simple" xlink:href="#__RefHeading__935_938495551" text:style-name="Internet_20_link" text:visited-style-name="Internet_20_link">saveMap</text:a></text:p>
        <text:p text:style-name="P28"><text:a xlink:type="simple" xlink:href="#__RefHeading__937_938495551" text:style-name="Internet_20_link" text:visited-style-name="Internet_20_link">searchRoom</text:a></text:p>
        <text:p text:style-name="P28"><text:a xlink:type="simple" xlink:href="#__RefHeading__1293_938495551" text:style-name="Internet_20_link" text:visited-style-name="Internet_20_link">selectCaptureGroup</text:a></text:p>
        <text:p text:style-name="P28"><text:soft-page-break/><text:a xlink:type="simple" xlink:href="#__RefHeading__1327_938495551" text:style-name="Internet_20_link" text:visited-style-name="Internet_20_link">selectCurrentLine</text:a></text:p>
        <text:p text:style-name="P28"><text:a xlink:type="simple" xlink:href="#__RefHeading__1295_938495551" text:style-name="Internet_20_link" text:visited-style-name="Internet_20_link">selectSection</text:a></text:p>
        <text:p text:style-name="P28"><text:a xlink:type="simple" xlink:href="#__RefHeading__1297_938495551" text:style-name="Internet_20_link" text:visited-style-name="Internet_20_link">selectString</text:a></text:p>
        <text:p text:style-name="P28"><text:a xlink:type="simple" xlink:href="#__RefHeading__763_938495551" text:style-name="Internet_20_link" text:visited-style-name="Internet_20_link">send</text:a></text:p>
        <text:p text:style-name="P28"><text:a xlink:type="simple" xlink:href="#__RefHeading__1081_938495551" text:style-name="Internet_20_link" text:visited-style-name="Internet_20_link">sendAll</text:a></text:p>
        <text:p text:style-name="P28"><text:a xlink:type="simple" xlink:href="#__RefHeading__1083_938495551" text:style-name="Internet_20_link" text:visited-style-name="Internet_20_link">sendGMCP</text:a></text:p>
        <text:p text:style-name="P28"><text:a xlink:type="simple" xlink:href="#__RefHeading__1085_938495551" text:style-name="Internet_20_link" text:visited-style-name="Internet_20_link">sendIrc</text:a></text:p>
        <text:p text:style-name="P28"><text:a xlink:type="simple" xlink:href="#__RefHeading__1087_938495551" text:style-name="Internet_20_link" text:visited-style-name="Internet_20_link">sendTelnetChannel102</text:a></text:p>
        <text:p text:style-name="P28"><text:a xlink:type="simple" xlink:href="#__RefHeading__939_938495551" text:style-name="Internet_20_link" text:visited-style-name="Internet_20_link">setAreaName</text:a></text:p>
        <text:p text:style-name="P28"><text:a xlink:type="simple" xlink:href="#__RefHeading__1329_938495551" text:style-name="Internet_20_link" text:visited-style-name="Internet_20_link">setBackgroundColor</text:a></text:p>
        <text:p text:style-name="P28"><text:a xlink:type="simple" xlink:href="#__RefHeading__1331_938495551" text:style-name="Internet_20_link" text:visited-style-name="Internet_20_link">setBackgroundImage</text:a></text:p>
        <text:p text:style-name="P28"><text:a xlink:type="simple" xlink:href="#__RefHeading__1299_938495551" text:style-name="Internet_20_link" text:visited-style-name="Internet_20_link">setBgColor</text:a></text:p>
        <text:p text:style-name="P28"><text:a xlink:type="simple" xlink:href="#__RefHeading__1301_938495551" text:style-name="Internet_20_link" text:visited-style-name="Internet_20_link">setBold</text:a></text:p>
        <text:p text:style-name="P28"><text:a xlink:type="simple" xlink:href="#__RefHeading__1333_938495551" text:style-name="Internet_20_link" text:visited-style-name="Internet_20_link">setBorderBottom</text:a></text:p>
        <text:p text:style-name="P28"><text:a xlink:type="simple" xlink:href="#__RefHeading__1335_938495551" text:style-name="Internet_20_link" text:visited-style-name="Internet_20_link">setBorderColor</text:a></text:p>
        <text:p text:style-name="P28"><text:a xlink:type="simple" xlink:href="#__RefHeading__1337_938495551" text:style-name="Internet_20_link" text:visited-style-name="Internet_20_link">setBorderLeft</text:a></text:p>
        <text:p text:style-name="P28"><text:a xlink:type="simple" xlink:href="#__RefHeading__1339_938495551" text:style-name="Internet_20_link" text:visited-style-name="Internet_20_link">setBorderRight</text:a></text:p>
        <text:p text:style-name="P28"><text:a xlink:type="simple" xlink:href="#__RefHeading__1341_938495551" text:style-name="Internet_20_link" text:visited-style-name="Internet_20_link">setBorderTop</text:a></text:p>
        <text:p text:style-name="P28"><text:a xlink:type="simple" xlink:href="#__RefHeading__1043_938495551" text:style-name="Internet_20_link" text:visited-style-name="Internet_20_link">setConsoleBufferSize</text:a></text:p>
        <text:p text:style-name="P28"><text:a xlink:type="simple" xlink:href="#__RefHeading__941_938495551" text:style-name="Internet_20_link" text:visited-style-name="Internet_20_link">setCustomEnvColor</text:a></text:p>
        <text:p text:style-name="P28"><text:a xlink:type="simple" xlink:href="#__RefHeading__943_938495551" text:style-name="Internet_20_link" text:visited-style-name="Internet_20_link">setExit</text:a></text:p>
        <text:p text:style-name="P28"><text:a xlink:type="simple" xlink:href="#__RefHeading__1303_938495551" text:style-name="Internet_20_link" text:visited-style-name="Internet_20_link">setFgColor</text:a></text:p>
        <text:p text:style-name="P28"><text:a xlink:type="simple" xlink:href="#__RefHeading__1305_938495551" text:style-name="Internet_20_link" text:visited-style-name="Internet_20_link">setGauge</text:a></text:p>
        <text:p text:style-name="P28"><text:a xlink:type="simple" xlink:href="#__RefHeading__945_938495551" text:style-name="Internet_20_link" text:visited-style-name="Internet_20_link">setGridMode</text:a></text:p>
        <text:p text:style-name="P28"><text:a xlink:type="simple" xlink:href="#__RefHeading__1307_938495551" text:style-name="Internet_20_link" text:visited-style-name="Internet_20_link">setItalics</text:a></text:p>
        <text:p text:style-name="P28"><text:a xlink:type="simple" xlink:href="#__RefHeading__1343_938495551" text:style-name="Internet_20_link" text:visited-style-name="Internet_20_link">setLabelClickCallback</text:a></text:p>
        <text:p text:style-name="P28"><text:a xlink:type="simple" xlink:href="#__RefHeading__1347_938495551" text:style-name="Internet_20_link" text:visited-style-name="Internet_20_link">setLabelStyleSheet</text:a></text:p>
        <text:p text:style-name="P28"><text:a xlink:type="simple" xlink:href="#__RefHeading__1345_938495551" text:style-name="Internet_20_link" text:visited-style-name="Internet_20_link">setLink</text:a></text:p>
        <text:p text:style-name="P28"><text:a xlink:type="simple" xlink:href="#__RefHeading__1309_938495551" text:style-name="Internet_20_link" text:visited-style-name="Internet_20_link">setMiniConsoleFontSize</text:a></text:p>
        <text:p text:style-name="P28"><text:a xlink:type="simple" xlink:href="#__RefHeading__947_938495551" text:style-name="Internet_20_link" text:visited-style-name="Internet_20_link">setModulePriority</text:a></text:p>
        <text:p text:style-name="P28"><text:a xlink:type="simple" xlink:href="#__RefHeading__1349_938495551" text:style-name="Internet_20_link" text:visited-style-name="Internet_20_link">setPopup</text:a></text:p>
        <text:p text:style-name="P28"><text:a xlink:type="simple" xlink:href="#__RefHeading__949_938495551" text:style-name="Internet_20_link" text:visited-style-name="Internet_20_link">setRoomArea</text:a></text:p>
        <text:p text:style-name="P28"><text:a xlink:type="simple" xlink:href="#__RefHeading__951_938495551" text:style-name="Internet_20_link" text:visited-style-name="Internet_20_link">setRoomChar</text:a></text:p>
        <text:p text:style-name="P28"><text:a xlink:type="simple" xlink:href="#__RefHeading__953_938495551" text:style-name="Internet_20_link" text:visited-style-name="Internet_20_link">setRoomCoordinates</text:a></text:p>
        <text:p text:style-name="P28"><text:a xlink:type="simple" xlink:href="#__RefHeading__955_938495551" text:style-name="Internet_20_link" text:visited-style-name="Internet_20_link">setRoomEnv</text:a></text:p>
        <text:p text:style-name="P28"><text:a xlink:type="simple" xlink:href="#__RefHeading__957_938495551" text:style-name="Internet_20_link" text:visited-style-name="Internet_20_link">setRoomIDbyHash</text:a></text:p>
        <text:p text:style-name="P28"><text:a xlink:type="simple" xlink:href="#__RefHeading__959_938495551" text:style-name="Internet_20_link" text:visited-style-name="Internet_20_link">setRoomName</text:a></text:p>
        <text:p text:style-name="P28"><text:a xlink:type="simple" xlink:href="#__RefHeading__961_938495551" text:style-name="Internet_20_link" text:visited-style-name="Internet_20_link">setRoomUserData</text:a></text:p>
        <text:p text:style-name="P28"><text:a xlink:type="simple" xlink:href="#__RefHeading__963_938495551" text:style-name="Internet_20_link" text:visited-style-name="Internet_20_link">setRoomWeight</text:a></text:p>
        <text:p text:style-name="P28"><text:a xlink:type="simple" xlink:href="#__RefHeading__1311_938495551" text:style-name="Internet_20_link" text:visited-style-name="Internet_20_link">setTextFormat</text:a></text:p>
        <text:p text:style-name="P28"><text:a xlink:type="simple" xlink:href="#__RefHeading__1045_938495551" text:style-name="Internet_20_link" text:visited-style-name="Internet_20_link">setTriggerStayOpen</text:a></text:p>
        <text:p text:style-name="P28"><text:a xlink:type="simple" xlink:href="#__RefHeading__1313_938495551" text:style-name="Internet_20_link" text:visited-style-name="Internet_20_link">setUnderline</text:a></text:p>
        <text:p text:style-name="P28"><text:a xlink:type="simple" xlink:href="#__RefHeading__1315_938495551" text:style-name="Internet_20_link" text:visited-style-name="Internet_20_link">setWindowWrap</text:a></text:p>
        <text:p text:style-name="P28"><text:a xlink:type="simple" xlink:href="#__RefHeading__1317_938495551" text:style-name="Internet_20_link" text:visited-style-name="Internet_20_link">showCaptureGroups</text:a></text:p>
        <text:p text:style-name="P28"><text:a xlink:type="simple" xlink:href="#__RefHeading__833_938495551" text:style-name="Internet_20_link" text:visited-style-name="Internet_20_link">showColors</text:a></text:p>
        <text:p text:style-name="P28"><text:a xlink:type="simple" xlink:href="#__RefHeading__1319_938495551" text:style-name="Internet_20_link" text:visited-style-name="Internet_20_link">showMultimatches</text:a></text:p>
        <text:p text:style-name="P28"><text:a xlink:type="simple" xlink:href="#__RefHeading__1351_938495551" text:style-name="Internet_20_link" text:visited-style-name="Internet_20_link">showToolBar</text:a></text:p>
        <text:p text:style-name="P28"><text:a xlink:type="simple" xlink:href="#__RefHeading__1321_938495551" text:style-name="Internet_20_link" text:visited-style-name="Internet_20_link">showWindow</text:a></text:p>
        <text:p text:style-name="P28"><text:a xlink:type="simple" xlink:href="#__RefHeading__983_938495551" text:style-name="Internet_20_link" text:visited-style-name="Internet_20_link">spawn</text:a></text:p>
        <text:p text:style-name="P28"><text:a xlink:type="simple" xlink:href="#__RefHeading__965_938495551" text:style-name="Internet_20_link" text:visited-style-name="Internet_20_link">speedwalk</text:a></text:p>
        <text:p text:style-name="P28"><text:a xlink:type="simple" xlink:href="#__RefHeading__1047_938495551" text:style-name="Internet_20_link" text:visited-style-name="Internet_20_link">startStopWatch</text:a></text:p>
        <text:p text:style-name="P28"><text:a xlink:type="simple" xlink:href="#__RefHeading__1049_938495551" text:style-name="Internet_20_link" text:visited-style-name="Internet_20_link">stopStopWatch</text:a></text:p>
        <text:p text:style-name="P28"><text:soft-page-break/><text:a xlink:type="simple" xlink:href="#__RefHeading__1091_938495551" text:style-name="Internet_20_link" text:visited-style-name="Internet_20_link">string.byte</text:a></text:p>
        <text:p text:style-name="P28"><text:a xlink:type="simple" xlink:href="#__RefHeading__1093_938495551" text:style-name="Internet_20_link" text:visited-style-name="Internet_20_link">string.char</text:a></text:p>
        <text:p text:style-name="P28"><text:a xlink:type="simple" xlink:href="#__RefHeading__1095_938495551" text:style-name="Internet_20_link" text:visited-style-name="Internet_20_link">string.cut</text:a></text:p>
        <text:p text:style-name="P28"><text:a xlink:type="simple" xlink:href="#__RefHeading__1097_938495551" text:style-name="Internet_20_link" text:visited-style-name="Internet_20_link">string.dump</text:a></text:p>
        <text:p text:style-name="P28"><text:a xlink:type="simple" xlink:href="#__RefHeading__1099_938495551" text:style-name="Internet_20_link" text:visited-style-name="Internet_20_link">string.enclose</text:a></text:p>
        <text:p text:style-name="P28"><text:a xlink:type="simple" xlink:href="#__RefHeading__1101_938495551" text:style-name="Internet_20_link" text:visited-style-name="Internet_20_link">string.ends</text:a></text:p>
        <text:p text:style-name="P28"><text:a xlink:type="simple" xlink:href="#__RefHeading__1103_938495551" text:style-name="Internet_20_link" text:visited-style-name="Internet_20_link">string.find</text:a></text:p>
        <text:p text:style-name="P28"><text:a xlink:type="simple" xlink:href="#__RefHeading__1105_938495551" text:style-name="Internet_20_link" text:visited-style-name="Internet_20_link">string.findPattern</text:a></text:p>
        <text:p text:style-name="P28"><text:a xlink:type="simple" xlink:href="#__RefHeading__1107_938495551" text:style-name="Internet_20_link" text:visited-style-name="Internet_20_link">string.format</text:a></text:p>
        <text:p text:style-name="P28"><text:a xlink:type="simple" xlink:href="#__RefHeading__1109_938495551" text:style-name="Internet_20_link" text:visited-style-name="Internet_20_link">string.genNocasePattern</text:a></text:p>
        <text:p text:style-name="P28"><text:a xlink:type="simple" xlink:href="#__RefHeading__1111_938495551" text:style-name="Internet_20_link" text:visited-style-name="Internet_20_link">string.gfind</text:a></text:p>
        <text:p text:style-name="P28"><text:a xlink:type="simple" xlink:href="#__RefHeading__1113_938495551" text:style-name="Internet_20_link" text:visited-style-name="Internet_20_link">string.gmatch</text:a></text:p>
        <text:p text:style-name="P28"><text:a xlink:type="simple" xlink:href="#__RefHeading__1115_938495551" text:style-name="Internet_20_link" text:visited-style-name="Internet_20_link">string.gsub</text:a></text:p>
        <text:p text:style-name="P28"><text:a xlink:type="simple" xlink:href="#__RefHeading__1117_938495551" text:style-name="Internet_20_link" text:visited-style-name="Internet_20_link">string.len</text:a></text:p>
        <text:p text:style-name="P28"><text:a xlink:type="simple" xlink:href="#__RefHeading__1119_938495551" text:style-name="Internet_20_link" text:visited-style-name="Internet_20_link">string.lower</text:a></text:p>
        <text:p text:style-name="P28"><text:a xlink:type="simple" xlink:href="#__RefHeading__1121_938495551" text:style-name="Internet_20_link" text:visited-style-name="Internet_20_link">string.match</text:a></text:p>
        <text:p text:style-name="P28"><text:a xlink:type="simple" xlink:href="#__RefHeading__1123_938495551" text:style-name="Internet_20_link" text:visited-style-name="Internet_20_link">string.rep</text:a></text:p>
        <text:p text:style-name="P28"><text:a xlink:type="simple" xlink:href="#__RefHeading__1125_938495551" text:style-name="Internet_20_link" text:visited-style-name="Internet_20_link">string.reverse</text:a></text:p>
        <text:p text:style-name="P28"><text:a xlink:type="simple" xlink:href="#__RefHeading__1127_938495551" text:style-name="Internet_20_link" text:visited-style-name="Internet_20_link">string.split</text:a></text:p>
        <text:p text:style-name="P28"><text:a xlink:type="simple" xlink:href="#__RefHeading__1129_938495551" text:style-name="Internet_20_link" text:visited-style-name="Internet_20_link">string.starts</text:a></text:p>
        <text:p text:style-name="P28"><text:a xlink:type="simple" xlink:href="#__RefHeading__1131_938495551" text:style-name="Internet_20_link" text:visited-style-name="Internet_20_link">string.sub</text:a></text:p>
        <text:p text:style-name="P28"><text:a xlink:type="simple" xlink:href="#__RefHeading__1133_938495551" text:style-name="Internet_20_link" text:visited-style-name="Internet_20_link">string.title</text:a></text:p>
        <text:p text:style-name="P28"><text:a xlink:type="simple" xlink:href="#__RefHeading__1135_938495551" text:style-name="Internet_20_link" text:visited-style-name="Internet_20_link">string.trim</text:a></text:p>
        <text:p text:style-name="P28"><text:a xlink:type="simple" xlink:href="#__RefHeading__1137_938495551" text:style-name="Internet_20_link" text:visited-style-name="Internet_20_link">string.upper</text:a></text:p>
        <text:p text:style-name="P30"><text:bookmark text:name="__RefHeading__12872_1838044661"/>T<text:bookmark-end text:name="__RefHeading__12872_1838044661"/></text:p>
        <text:p text:style-name="P28"><text:a xlink:type="simple" xlink:href="#__RefHeading__1141_938495551" text:style-name="Internet_20_link" text:visited-style-name="Internet_20_link">table.complement</text:a></text:p>
        <text:p text:style-name="P28"><text:a xlink:type="simple" xlink:href="#__RefHeading__1143_938495551" text:style-name="Internet_20_link" text:visited-style-name="Internet_20_link">table.concat</text:a></text:p>
        <text:p text:style-name="P28"><text:a xlink:type="simple" xlink:href="#__RefHeading__1145_938495551" text:style-name="Internet_20_link" text:visited-style-name="Internet_20_link">table.contains</text:a></text:p>
        <text:p text:style-name="P28"><text:a xlink:type="simple" xlink:href="#__RefHeading__1147_938495551" text:style-name="Internet_20_link" text:visited-style-name="Internet_20_link">table.foreach</text:a></text:p>
        <text:p text:style-name="P28"><text:a xlink:type="simple" xlink:href="#__RefHeading__1153_938495551" text:style-name="Internet_20_link" text:visited-style-name="Internet_20_link">table.index_of</text:a></text:p>
        <text:p text:style-name="P28"><text:a xlink:type="simple" xlink:href="#__RefHeading__1151_938495551" text:style-name="Internet_20_link" text:visited-style-name="Internet_20_link">table.insert</text:a></text:p>
        <text:p text:style-name="P28"><text:a xlink:type="simple" xlink:href="#__RefHeading__1149_938495551" text:style-name="Internet_20_link" text:visited-style-name="Internet_20_link">table.intersection</text:a></text:p>
        <text:p text:style-name="P28"><text:a xlink:type="simple" xlink:href="#__RefHeading__1155_938495551" text:style-name="Internet_20_link" text:visited-style-name="Internet_20_link">table.is_empty</text:a></text:p>
        <text:p text:style-name="P28"><text:a xlink:type="simple" xlink:href="#__RefHeading__1157_938495551" text:style-name="Internet_20_link" text:visited-style-name="Internet_20_link">table.load</text:a></text:p>
        <text:p text:style-name="P28"><text:a xlink:type="simple" xlink:href="#__RefHeading__1159_938495551" text:style-name="Internet_20_link" text:visited-style-name="Internet_20_link">table.maxn</text:a></text:p>
        <text:p text:style-name="P28"><text:a xlink:type="simple" xlink:href="#__RefHeading__1163_938495551" text:style-name="Internet_20_link" text:visited-style-name="Internet_20_link">table.n_complement</text:a></text:p>
        <text:p text:style-name="P28"><text:a xlink:type="simple" xlink:href="#__RefHeading__1165_938495551" text:style-name="Internet_20_link" text:visited-style-name="Internet_20_link">table.n_intersection</text:a></text:p>
        <text:p text:style-name="P28"><text:a xlink:type="simple" xlink:href="#__RefHeading__1161_938495551" text:style-name="Internet_20_link" text:visited-style-name="Internet_20_link">table.n_union</text:a></text:p>
        <text:p text:style-name="P28"><text:a xlink:type="simple" xlink:href="#__RefHeading__1167_938495551" text:style-name="Internet_20_link" text:visited-style-name="Internet_20_link">table.pickle</text:a></text:p>
        <text:p text:style-name="P28"><text:a xlink:type="simple" xlink:href="#__RefHeading__1169_938495551" text:style-name="Internet_20_link" text:visited-style-name="Internet_20_link">table.remove</text:a></text:p>
        <text:p text:style-name="P28"><text:a xlink:type="simple" xlink:href="#__RefHeading__1171_938495551" text:style-name="Internet_20_link" text:visited-style-name="Internet_20_link">table.save</text:a></text:p>
        <text:p text:style-name="P28"><text:a xlink:type="simple" xlink:href="#__RefHeading__1177_938495551" text:style-name="Internet_20_link" text:visited-style-name="Internet_20_link">table.setn</text:a></text:p>
        <text:p text:style-name="P28"><text:a xlink:type="simple" xlink:href="#__RefHeading__1175_938495551" text:style-name="Internet_20_link" text:visited-style-name="Internet_20_link">table.size</text:a></text:p>
        <text:p text:style-name="P28"><text:a xlink:type="simple" xlink:href="#__RefHeading__1173_938495551" text:style-name="Internet_20_link" text:visited-style-name="Internet_20_link">table.sort</text:a></text:p>
        <text:p text:style-name="P28"><text:a xlink:type="simple" xlink:href="#__RefHeading__1183_938495551" text:style-name="Internet_20_link" text:visited-style-name="Internet_20_link">table.union</text:a></text:p>
        <text:p text:style-name="P28"><text:a xlink:type="simple" xlink:href="#__RefHeading__1179_938495551" text:style-name="Internet_20_link" text:visited-style-name="Internet_20_link">table.unpickle</text:a></text:p>
        <text:p text:style-name="P28"><text:a xlink:type="simple" xlink:href="#__RefHeading__1181_938495551" text:style-name="Internet_20_link" text:visited-style-name="Internet_20_link">table.update</text:a></text:p>
        <text:p text:style-name="P28"><text:a xlink:type="simple" xlink:href="#__RefHeading__1051_938495551" text:style-name="Internet_20_link" text:visited-style-name="Internet_20_link">tempAlias</text:a></text:p>
        <text:p text:style-name="P28"><text:a xlink:type="simple" xlink:href="#__RefHeading__1053_938495551" text:style-name="Internet_20_link" text:visited-style-name="Internet_20_link">tempBeginOfLineTrigger</text:a></text:p>
        <text:p text:style-name="P28"><text:a xlink:type="simple" xlink:href="#__RefHeading__1067_938495551" text:style-name="Internet_20_link" text:visited-style-name="Internet_20_link">tempButton</text:a></text:p>
        <text:p text:style-name="P28"><text:a xlink:type="simple" xlink:href="#__RefHeading__1055_938495551" text:style-name="Internet_20_link" text:visited-style-name="Internet_20_link">tempColorTrigger</text:a></text:p>
        <text:p text:style-name="P28"><text:a xlink:type="simple" xlink:href="#__RefHeading__1057_938495551" text:style-name="Internet_20_link" text:visited-style-name="Internet_20_link">tempExactMatchTrigger</text:a></text:p>
        <text:p text:style-name="P28"><text:soft-page-break/><text:a xlink:type="simple" xlink:href="#__RefHeading__1059_938495551" text:style-name="Internet_20_link" text:visited-style-name="Internet_20_link">tempLineTrigger</text:a></text:p>
        <text:p text:style-name="P28"><text:a xlink:type="simple" xlink:href="#__RefHeading__1061_938495551" text:style-name="Internet_20_link" text:visited-style-name="Internet_20_link">tempRegexTrigger</text:a></text:p>
        <text:p text:style-name="P28"><text:a xlink:type="simple" xlink:href="#__RefHeading__1063_938495551" text:style-name="Internet_20_link" text:visited-style-name="Internet_20_link">tempTimer</text:a></text:p>
        <text:p text:style-name="P28"><text:a xlink:type="simple" xlink:href="#__RefHeading__1065_938495551" text:style-name="Internet_20_link" text:visited-style-name="Internet_20_link">tempTrigger</text:a></text:p>
        <text:p text:style-name="P30"><text:bookmark text:name="__RefHeading__12874_1838044661"/>U<text:bookmark-end text:name="__RefHeading__12874_1838044661"/></text:p>
        <text:p text:style-name="P28"><text:a xlink:type="simple" xlink:href="#__RefHeading__967_938495551" text:style-name="Internet_20_link" text:visited-style-name="Internet_20_link">UnHighlightRoom</text:a></text:p>
        <text:p text:style-name="P30"><text:bookmark text:name="__RefHeading__12876_1838044661"/>W<text:bookmark-end text:name="__RefHeading__12876_1838044661"/></text:p>
        <text:p text:style-name="P28"><text:a xlink:type="simple" xlink:href="#__RefHeading__1353_938495551" text:style-name="Internet_20_link" text:visited-style-name="Internet_20_link">wrapLine</text:a></text:p>
        <text:p text:style-name="P28"><text:a xlink:type="simple" xlink:href="#__RefHeading__835_938495551" text:style-name="Internet_20_link" text:visited-style-name="Internet_20_link">wrapLine</text:a></text:p>
        <text:p text:style-name="Text_20_body"/>
        <text:p text:style-name="Text_20_body"/>
        <text:section text:style-name="Sect1" text:name="bodyContent">
          <text:h text:style-name="Heading_20_1" text:outline-level="1"><text:bookmark text:name="__RefHeading__550_938495551"/>Mudlet System Variables<text:bookmark-end text:name="__RefHeading__550_938495551"/></text:h>
          <text:p text:style-name="P21"><text:line-break/>Mudlet defines several global Lua variables that are accessible from anywhere. </text:p>
          <table:table table:name="Tabelle3" table:style-name="Tabelle3">
            <table:table-column table:style-name="Tabelle3.A"/>
            <table:table-column table:style-name="Tabelle3.B"/>
            <table:table-row>
              <table:table-cell table:style-name="Tabelle3.A1" table:number-columns-spanned="2" office:value-type="string">
                <text:p text:style-name="Table_20_Heading">Built-in Lua Variables </text:p>
              </table:table-cell>
              <table:covered-table-cell/>
            </table:table-row>
            <table:table-row>
              <table:table-cell table:style-name="Tabelle3.A2" office:value-type="string">
                <text:p text:style-name="Table_20_Heading">Variable Name </text:p>
              </table:table-cell>
              <table:table-cell table:style-name="Tabelle3.B2" office:value-type="string">
                <text:p text:style-name="Table_20_Heading">Description </text:p>
              </table:table-cell>
            </table:table-row>
            <table:table-row>
              <table:table-cell table:style-name="Tabelle3.A2" office:value-type="string">
                <text:p text:style-name="Table_20_Contents">comand </text:p>
              </table:table-cell>
              <table:table-cell table:style-name="Tabelle3.B2" office:value-type="string">
                <text:p text:style-name="Table_20_Contents">This variable holds the current user command. This is typically used in alias scripts. </text:p>
              </table:table-cell>
            </table:table-row>
            <table:table-row>
              <table:table-cell table:style-name="Tabelle3.A2" office:value-type="string">
                <text:p text:style-name="Table_20_Contents">line </text:p>
              </table:table-cell>
              <table:table-cell table:style-name="Tabelle3.B2" office:value-type="string">
                <text:p text:style-name="Table_20_Contents">This variable holds the content of the current line as being processed by the trigger engine. The engine runs all triggers on each line as it arrives from the MUD. </text:p>
              </table:table-cell>
            </table:table-row>
            <table:table-row>
              <table:table-cell table:style-name="Tabelle3.A2" office:value-type="string">
                <text:p text:style-name="Table_20_Contents">matches[n] </text:p>
              </table:table-cell>
              <table:table-cell table:style-name="Tabelle3.B2" office:value-type="string">
                <text:p text:style-name="P2">This Lua table is being used by Mudlet in the context of triggers that use Perl regular expressions. </text:p>
                <text:p text:style-name="P2">matches[1] holds the entire match, matches[2] holds the first capture group, matches[n] holds the nth-1 capture group. If the trigger uses the Perl style /g switch to evaluate all possible matches of the given regex within the current line, matches[n+1] will hold the second entire match, matches[n+2] the first capture group of the second match and matches[n+m] the m-th capture group of the second match. </text:p>
              </table:table-cell>
            </table:table-row>
            <table:table-row>
              <table:table-cell table:style-name="Tabelle3.A6" office:value-type="string">
                <text:p text:style-name="Table_20_Contents">multimatches[n][m] </text:p>
              </table:table-cell>
              <table:table-cell table:style-name="Tabelle3.B6" office:value-type="string">
                <text:p text:style-name="Table_20_Contents">This table is being used by Mudlet in the context of multiline triggers that use Perl regular expression. It holds the table matches[n] as described above for each Perl regular expression based condition of the multiline trigger. multimatches[5][4] may hold the 3rd capture group of the 5th regex in the multiline trigger. This way you can examine and process all relevant data within a single script. </text:p>
              </table:table-cell>
            </table:table-row>
          </table:table>
          <text:h text:style-name="Heading_20_1" text:outline-level="1"><text:bookmark text:name="Function_Categories"/><text:bookmark text:name="__RefHeading__759_938495551"/>Function Categories <text:bookmark-end text:name="__RefHeading__759_938495551"/></text:h>
          <text:p text:style-name="P20"><text:a xlink:type="simple" xlink:href="#Basic_Essentials">Basic Essential Functions</text:a><text:span text:style-name="T1">: These functions are generic functions used in normal scripting. These deal with mainly everyday things, like sending stuff and echoing to the screen. </text:span></text:p>
          <text:p text:style-name="P20"><text:a xlink:type="simple" xlink:href="#Database_Functions">Database Functions</text:a><text:span text:style-name="T1">: A collection of functions for helping deal with the database. </text:span></text:p>
          <text:p text:style-name="P20"><text:soft-page-break/><text:a xlink:type="simple" xlink:href="#Date.2FTime_Functions">Date &amp; Time Functions</text:a><text:span text:style-name="T1">: A collection of functions for handling Date &amp; Time. </text:span></text:p>
          <text:p text:style-name="P20"><text:a xlink:type="simple" xlink:href="#Display_Functions">Display Functions</text:a><text:span text:style-name="T1">: A collection of functions for displaying or formatting information on the screen. </text:span></text:p>
          <text:p text:style-name="P20"><text:a xlink:type="simple" xlink:href="#File_System_Functions">File System Functions</text:a><text:span text:style-name="T1">: A collection of functions for interacting with the file system. </text:span></text:p>
          <text:p text:style-name="P20"><text:a xlink:type="simple" xlink:href="#Mapper_Functions">Mapper Functions</text:a><text:span text:style-name="T1">: A collection of functions that manipulate the mapper and it's related features. </text:span></text:p>
          <text:p text:style-name="P20"><text:a xlink:type="simple" xlink:href="#Miscellaneous_Functions">Miscellaneous Functions</text:a><text:span text:style-name="T1">: </text:span><text:span text:style-name="T2">Need verbiage here</text:span><text:span text:style-name="T1"> </text:span></text:p>
          <text:p text:style-name="P20"><text:a xlink:type="simple" xlink:href="#Mudlet_Object_Functions">Scripting Object Functions</text:a><text:span text:style-name="T1">: </text:span><text:span text:style-name="T2">Need verbiage here</text:span><text:span text:style-name="T1"> </text:span></text:p>
          <text:p text:style-name="P20"><text:a xlink:type="simple" xlink:href="#Networking_Functions">Networking Functions</text:a><text:span text:style-name="T1">: A collection of functions for managing networking. </text:span></text:p>
          <text:p text:style-name="P20"><text:a xlink:type="simple" xlink:href="#String_Functions">String Functions</text:a><text:span text:style-name="T1">: These functions are used to manipulate strings. </text:span></text:p>
          <text:p text:style-name="P20"><text:a xlink:type="simple" xlink:href="#Table_Functions">Table Functions</text:a><text:span text:style-name="T1">: These functions are used to manipulate tables. Through them you can add to tables, remove values, check if a value is present in the table, check the size of a table, and more. </text:span></text:p>
          <text:p text:style-name="P20"><text:a xlink:type="simple" xlink:href="#UI_Functions">UI Functions</text:a><text:span text:style-name="T1">: These functions are used to construct custom user GUIs. They deal mainly with miniconsole/label/gauge creation and manipulation. </text:span></text:p>
          <text:h text:style-name="P11" text:outline-level="2"><text:bookmark text:name="Basic_Essentials"/><text:bookmark text:name="__RefHeading__761_938495551"/>Basic Essentials <text:bookmark-end text:name="__RefHeading__761_938495551"/></text:h>
          <text:p text:style-name="P21">These functions are generic functions used in normal scripting. These deal with mainly everyday things, like sending stuff and echoing to the screen. </text:p>
          <text:h text:style-name="P12" text:outline-level="3"><text:bookmark text:name="send"/><text:bookmark text:name="__RefHeading__763_938495551"/>send<text:bookmark-end text:name="__RefHeading__763_938495551"/></text:h>
          <text:p text:style-name="P13">send( command, show on screen ) </text:p>
          <text:p text:style-name="P6">This sends "command" directly to the network layer, skipping the alias matching. The optional second argument of type boolean (print) determines if the outgoing command is to be echoed on the screen. </text:p>
          <text:p text:style-name="P20"><text:span text:style-name="T1">See also: </text:span><text:a xlink:type="simple" xlink:href="#sendAll">sendAll()</text:a><text:span text:style-name="T1"> </text:span></text:p>
          <text:p text:style-name="P20"><draw:frame draw:style-name="fr1" draw:name="Grafik1" text:anchor-type="as-char" svg:width="0.476cm" svg:height="0.582cm" draw:z-index="0"><draw:image xlink:href="http://wiki.mudlet.org/images/6/60/Bulbgraph.png" xlink:type="simple" xlink:show="embed" xlink:actuate="onLoad"/><svg:title>Note</svg:title></draw:frame> <text:span text:style-name="T2">Note:</text:span><text:span text:style-name="T1"> If you want your command to be checked as if it's an alias, use </text:span><text:a xlink:type="simple" xlink:href="#expandAlias">expandAlias()</text:a><text:span text:style-name="T1"> instead - send() will ignore them. </text:span></text:p>
          <text:p text:style-name="P18">send( "Hello Jane" ) --echos the command on the screen</text:p>
          <text:p text:style-name="P18">send( "Hello Jane", true ) --echos the command on the screen</text:p>
          <text:p text:style-name="P18">send( "Hello Jane", false ) --does not echo the command on the screen</text:p>
          <text:p text:style-name="P19"> </text:p>
          <text:p text:style-name="P18">-- use a variable in the send:</text:p>
          <text:p text:style-name="P9">send("kick "..target)</text:p>
          <text:h text:style-name="P12" text:outline-level="3"><text:bookmark text:name="echo"/><text:bookmark text:name="__RefHeading__765_938495551"/>echo<text:bookmark-end text:name="__RefHeading__765_938495551"/></text:h>
          <text:p text:style-name="P13">echo( windowName, text ) </text:p>
          <text:p text:style-name="P15">This function appends text at the end of the current line. The current cursor position is ignored. Use moveCursor() and insertText() if you want to print at a different cursor position. </text:p>
          <text:p text:style-name="P6">If the first argument is omitted the main console is used, otherwise the mini console windowName. </text:p>
          <text:p text:style-name="P21">Example: </text:p>
          <text:p text:style-name="P18">echo( "Hello world\n" ) -- writes "Hello world" to the main screen.</text:p>
          <text:p text:style-name="P9">echo( "info", "Hello this is the info window" ) -- writes text to the mini console named "info" if such a window exists</text:p>
          <table:table table:name="Tabelle4" table:style-name="Tabelle4">
            <table:table-column table:style-name="Tabelle4.A"/>
            <text:soft-page-break/>
            <table:table-row>
              <table:table-cell table:style-name="Tabelle4.A1" office:value-type="string">
                <text:p text:style-name="P1"/>
              </table:table-cell>
            </table:table-row>
          </table:table>
          <text:h text:style-name="P11" text:outline-level="2"><text:bookmark text:name="Database_Functions"/><text:bookmark text:name="__RefHeading__767_938495551"/>Database Functions <text:bookmark-end text:name="__RefHeading__767_938495551"/></text:h>
          <text:p text:style-name="P20"><text:span text:style-name="T1">These database functions make using a database with Mudlet easier. They are optional, if you are an expert in SQL, you can use LuaSQL's sqlite driver directly within Mudlet - see it's manual </text:span><text:a xlink:type="simple" xlink:href="http://www.keplerproject.org/luasql/manual.html">here</text:a><text:span text:style-name="T1">. </text:span></text:p>
          <text:h text:style-name="P12" text:outline-level="3"><text:bookmark text:name="db:add"/><text:bookmark text:name="__RefHeading__769_938495551"/>db:add<text:bookmark-end text:name="__RefHeading__769_938495551"/></text:h>
          <text:p text:style-name="P13">db:add(sheet reference, table1, …, tableN) </text:p>
          <text:p text:style-name="P15">Adds one or more new rows to the specified sheet. If any of these rows would violate a UNIQUE index, a lua error will be thrown and execution will cancel. As such it is advisable that if you use a UNIQUE index, you test those values before you attempt to insert a new row. </text:p>
          <text:p text:style-name="P4">Example </text:p>
          <text:p text:style-name="P18">--Each table is a series of key-value pairs to set the values of the sheet, </text:p>
          <text:p text:style-name="P18">--but if any keys do not exist then they will be set to nil or the default value.</text:p>
          <text:p text:style-name="P18">db:add(mydb.enemies, {name="Bob Smith", city="San Francisco"})</text:p>
          <text:p text:style-name="P18">db:add(mydb.enemies,</text:p>
          <text:p text:style-name="P19"><text:s text:c="5"/><text:span text:style-name="T1">{name="John Smith", city="San Francisco"},</text:span></text:p>
          <text:p text:style-name="P19"><text:s text:c="5"/><text:span text:style-name="T1">{name="Jane Smith", city="San Francisco"},</text:span></text:p>
          <text:p text:style-name="P10"><text:s text:c="5"/><text:span text:style-name="T1">{name="Richard Clark"})</text:span></text:p>
          <text:p text:style-name="P6">As you can see, all fields are optional. </text:p>
          <text:h text:style-name="P12" text:outline-level="3"><text:bookmark text:name="db:aggregate"/><text:bookmark text:name="__RefHeading__771_938495551"/>db:aggregate<text:bookmark-end text:name="__RefHeading__771_938495551"/></text:h>
          <text:p text:style-name="P13">db:aggregate(field reference, aggregate function, query) </text:p>
          <text:p text:style-name="P15">Returns the result of calling the specified aggregate function on the field and its sheet. The query is optional. </text:p>
          <text:p text:style-name="P6">The supported aggregate functions are: </text:p>
          <text:list xml:id="list35576765" text:style-name="L1">
            <text:list-item>
              <text:p text:style-name="P31">COUNT - Returns the total number of records that are in the sheet or match the query. </text:p>
            </text:list-item>
            <text:list-item>
              <text:p text:style-name="P31">AVG - Returns the average of all the numbers in the specified field. </text:p>
            </text:list-item>
            <text:list-item>
              <text:p text:style-name="P31">MAX - Returns the highest number in the specified field. </text:p>
            </text:list-item>
            <text:list-item>
              <text:p text:style-name="P31">MIN - Returns the lowest number in the specified field. </text:p>
            </text:list-item>
            <text:list-item>
              <text:p text:style-name="P50">TOTAL - Returns the value of adding all the contents of the specified field. </text:p>
            </text:list-item>
          </text:list>
          <text:p text:style-name="P4">Example </text:p>
          <text:p text:style-name="P18">local mydb = db:get_database("my database")</text:p>
          <text:p text:style-name="P9">echo(db:aggregate(mydb.enemies.name, "count"))</text:p>
          <text:h text:style-name="P12" text:outline-level="3"><text:bookmark text:name="db:AND"/><text:bookmark text:name="__RefHeading__773_938495551"/>db:AND<text:bookmark-end text:name="__RefHeading__773_938495551"/></text:h>
          <text:p text:style-name="P13">db:AND(sub-expression1, …, sub-expressionN) </text:p>
          <text:p text:style-name="P14"><text:span text:style-name="T1">Returns a compound database expression that combines all of the simple expressions passed into it; these expressions should be generated with other db: functions such as </text:span><text:a xlink:type="simple" xlink:href="#db:eq">db:eq</text:a><text:span text:style-name="T1">, </text:span><text:a xlink:type="simple" xlink:href="#db:like">db:like</text:a><text:span text:style-name="T1">, </text:span><text:a xlink:type="simple" xlink:href="#db:lt">db:lt</text:a><text:span text:style-name="T1"> and the like. </text:span></text:p>
          <text:p text:style-name="P6">This compound expression will only find items in the sheet if all sub-expressions match. </text:p>
          <text:h text:style-name="P12" text:outline-level="3"><text:bookmark text:name="db:between"/><text:bookmark text:name="__RefHeading__775_938495551"/><text:soft-page-break/>db:between<text:bookmark-end text:name="__RefHeading__775_938495551"/></text:h>
          <text:p text:style-name="P13">db:between(field reference, lower_bound, upper_bound) </text:p>
          <text:p text:style-name="P6">Returns a database expression to test if the field in the sheet is a value between lower_bound and upper_bound. This only really makes sense for numbers and Timestamps. </text:p>
          <text:h text:style-name="P12" text:outline-level="3"><text:bookmark text:name="db:create"/><text:bookmark text:name="__RefHeading__777_938495551"/>db:create<text:bookmark-end text:name="__RefHeading__777_938495551"/></text:h>
          <text:p text:style-name="P13">db:create(database name, schema table) </text:p>
          <text:p text:style-name="P15">Creates and/or modifies an existing database. This function is safe to define at a top-level of a Mudlet script: in fact it is reccommended you run this function at a top-level without any kind of guards. If the named database does not exist it will create it. If the database does exist then it will add any columns or indexes which didn’t exist before to that database. If the database already has all the specified columns and indexes, it will do nothing. </text:p>
          <text:p text:style-name="P15">The database will be called Database_&lt;sanitized database name&gt;.db and will be stored in the Mudlet configuration directory. </text:p>
          <text:p text:style-name="P15">Database tables are called sheets consistantly throughout this documentation, to avoid confusion with Lua tables. </text:p>
          <text:p text:style-name="P6">The schema table must be a Lua table array containing table dictionaries that define the structure and layout of each sheet </text:p>
          <text:p text:style-name="P4">Example </text:p>
          <text:p text:style-name="P18">local mydb = db:create("combat_log",</text:p>
          <text:p text:style-name="P19"><text:s text:c="8"/><text:span text:style-name="T1">{</text:span></text:p>
          <text:p text:style-name="P19"><text:s text:c="16"/><text:span text:style-name="T1">kills = {</text:span></text:p>
          <text:p text:style-name="P19"><text:s text:c="16"/><text:span text:style-name="T1">name = "",</text:span></text:p>
          <text:p text:style-name="P19"><text:s text:c="16"/><text:span text:style-name="T1">area = "",</text:span></text:p>
          <text:p text:style-name="P19"><text:s text:c="16"/><text:span text:style-name="T1">killed = db:Timestamp("CURRENT_TIMESTAMP"),</text:span></text:p>
          <text:p text:style-name="P19"><text:s text:c="16"/><text:span text:style-name="T1">_index = { {"name", "area"} }</text:span></text:p>
          <text:p text:style-name="P19"><text:s text:c="16"/><text:span text:style-name="T1">},</text:span></text:p>
          <text:p text:style-name="P19"><text:s text:c="16"/><text:span text:style-name="T1">enemies = {</text:span></text:p>
          <text:p text:style-name="P19"><text:s text:c="24"/><text:span text:style-name="T1">name = "",</text:span></text:p>
          <text:p text:style-name="P19"><text:s text:c="24"/><text:span text:style-name="T1">city = "",</text:span></text:p>
          <text:p text:style-name="P19"><text:s text:c="24"/><text:span text:style-name="T1">reason = "",</text:span></text:p>
          <text:p text:style-name="P19"><text:s text:c="24"/><text:span text:style-name="T1">enemied = db:Timestamp("CURRENT_TIMESTAMP"),</text:span></text:p>
          <text:p text:style-name="P19"><text:s text:c="24"/><text:span text:style-name="T1">_index = { "city" },</text:span></text:p>
          <text:p text:style-name="P19"><text:s text:c="24"/><text:span text:style-name="T1">_unique = { "name" },</text:span></text:p>
          <text:p text:style-name="P19"><text:s text:c="24"/><text:span text:style-name="T1">_violations = "IGNORE"</text:span></text:p>
          <text:p text:style-name="P19"><text:s text:c="16"/><text:span text:style-name="T1">}</text:span></text:p>
          <text:p text:style-name="P10"><text:s text:c="8"/><text:span text:style-name="T1">})</text:span></text:p>
          <text:p text:style-name="P15">The above will create a database with two sheets; the first is kills and is used to track every successful kill, with both where and when the kill happened. It has one index, a compound inde tracking the combination of name and area. The second sheet has two indexes, but one is unique: it isn’t possible to add two items to the enemies sheet with the same name. </text:p>
          <text:p text:style-name="P15">For sheets with unique indexes, you may specify a _violations key to indicate how the db layer handle cases where the unique index is violated. The options you may use are: * FAIL - the default. A hard error is thrown, cancelling the script. * IGNORE - The command that would add a record that violates uniqueness just fails silently. * REPLACE - The old record which matched the unique index is dropped, and the new one is added to replace it. </text:p>
          <text:p text:style-name="P15">Returns a reference of an already existing database. This instance can be used to get references to the sheets (and from there, fields) that are defined within the database. You use these references to construct queries. </text:p>
          <text:p text:style-name="P6">If a database has a sheet named enemies, you can obtain a reference to that sheet by simply <text:soft-page-break/>doing: </text:p>
          <text:p text:style-name="P18">local mydb = db:get_database("my database")</text:p>
          <text:p text:style-name="P9">local enemies_ref = mydb.enemieslocal name_ref = mydb.enemies.name</text:p>
          <text:h text:style-name="P12" text:outline-level="3"><text:bookmark text:name="db:delete"/><text:bookmark text:name="__RefHeading__779_938495551"/>db:delete<text:bookmark-end text:name="__RefHeading__779_938495551"/></text:h>
          <text:p text:style-name="P13">db:delete(sheet reference, query) </text:p>
          <text:p text:style-name="P6">Deletes rows from the specified sheet. The argument for query tries to be intelligent: </text:p>
          <text:list xml:id="list35571953" text:style-name="L2">
            <text:list-item>
              <text:p text:style-name="P32">If it is a simple number, it deletes a specific row by _row_id </text:p>
            </text:list-item>
            <text:list-item>
              <text:p text:style-name="P32">If it is a table that contains a _row_id (e.g., a table returned by db:get) it deletes just that record. </text:p>
            </text:list-item>
            <text:list-item>
              <text:p text:style-name="P49"><text:span text:style-name="T1">Otherwise, it deletes every record which matches the query pattern which is specified as with </text:span><text:a xlink:type="simple" xlink:href="#db:get">b:get</text:a><text:span text:style-name="T1">. </text:span></text:p>
            </text:list-item>
            <text:list-item>
              <text:p text:style-name="P51">If the query is simply true, then it will truncate the entire contents of the sheet. </text:p>
            </text:list-item>
          </text:list>
          <text:p text:style-name="P4">Example </text:p>
          <text:p text:style-name="P18">enemies = db:fetch(mydb.enemies)</text:p>
          <text:p text:style-name="P18">db:delete(mydb.enemies, enemies[1])</text:p>
          <text:p text:style-name="P19"> </text:p>
          <text:p text:style-name="P18">db:delete(mydb.enemies, enemies[1]._row_id)</text:p>
          <text:p text:style-name="P18">db:delete(mydb.enemies, 5)</text:p>
          <text:p text:style-name="P18">db:delete(mydb.enemies, db:eq(mydb.enemies.city, "San Francisco"))</text:p>
          <text:p text:style-name="P9">db:delete(mydb.enemies, true)</text:p>
          <text:p text:style-name="P6">Those deletion commands will do in order: </text:p>
          <text:list xml:id="list35582019" text:style-name="L3">
            <text:list-item>
              <text:p text:style-name="P33">one When passed an actual result table that was obtained from db:fetch, it will delete the record for that table. </text:p>
            </text:list-item>
            <text:list-item>
              <text:p text:style-name="P33">two When passed a number, will delete the record for that _row_id. This example shows getting the row id from a table. </text:p>
            </text:list-item>
            <text:list-item>
              <text:p text:style-name="P33">three As above, but this example just passes in the row id directly. </text:p>
            </text:list-item>
            <text:list-item>
              <text:p text:style-name="P33">four Here, we will delete anything which matches the same kind of query as db:fetch uses-- namely, anyone who is in the city of San Francisco. </text:p>
            </text:list-item>
            <text:list-item>
              <text:p text:style-name="P52">five And finally, we will delete the entire contents of the enemies table. </text:p>
            </text:list-item>
          </text:list>
          <text:h text:style-name="P12" text:outline-level="3"><text:bookmark text:name="db:eq"/><text:bookmark text:name="__RefHeading__781_938495551"/>db:eq<text:bookmark-end text:name="__RefHeading__781_938495551"/></text:h>
          <text:p text:style-name="P13">db:eq(field reference, value) </text:p>
          <text:p text:style-name="P6">Returns a database expression to test if the field in the sheet is equal to the value. </text:p>
          <text:h text:style-name="P12" text:outline-level="3"><text:bookmark text:name="db:exp"/><text:bookmark text:name="__RefHeading__783_938495551"/>db:exp<text:bookmark-end text:name="__RefHeading__783_938495551"/></text:h>
          <text:p text:style-name="P13">db:exp(string) </text:p>
          <text:p text:style-name="P15">Returns the string as-is to the database. </text:p>
          <text:p text:style-name="P6">Use this function with caution, but it is very useful in some circumstances. One of the most common of such is incrementing an existing field in a db:set() operation, as so: </text:p>
          <text:p text:style-name="P9">db:set(mydb.enemies, db:exp("kills + 1"), db:eq(mydb.enemies.name, "Ixokai"))</text:p>
          <text:p text:style-name="P15">This will increment the value of the kills field for the row identified by the name Ixokai. </text:p>
          <text:p text:style-name="P6"><text:soft-page-break/>But there are other uses, as the underlining database layer provides many functions you can call to do certain things. If you want to get a list of all your enemies who have a name longer then 10 characters, you may do: </text:p>
          <text:p text:style-name="P9">db:fetch(mydb.enemies, db:exp("length(name) &gt; 10"))</text:p>
          <text:p text:style-name="P6">Again, take special care with this, as you are doing SQL syntax directly and the library can’t help you get things right. </text:p>
          <text:h text:style-name="P12" text:outline-level="3"><text:bookmark text:name="db:fetch"/><text:bookmark text:name="__RefHeading__785_938495551"/>db:fetch<text:bookmark-end text:name="__RefHeading__785_938495551"/></text:h>
          <text:p text:style-name="P13">db:fetch(sheet reference, query, order_by, descending) </text:p>
          <text:p text:style-name="P15">Returns a table array containing a table for each matching row in the specified sheet. All arguments but sheet are optional. If query is nil, the entire contents of the sheet will be returned. </text:p>
          <text:p text:style-name="P15">Query is a string which should be built by calling the various db: expression functions, such as db:eq, db:AND, and such. You may pass a SQL WHERE clause here if you wish, but doing so is very dangerous. If you don’t know SQL well, its best to build the expression. </text:p>
          <text:p text:style-name="P15">Query may also be a table array of such expressions, if so they will be AND’d together implicitly. </text:p>
          <text:p text:style-name="P15">The results that are returned are not in any guaranteed order, though they are usually the same order as the records were inserted. If you want to rely on the order in any way, you must pass a value to the order_by field. This must be a table array listing the columns you want to sort by. It can be { "column1" }, or { "column1", "column2" } </text:p>
          <text:p text:style-name="P6">The results are returned in ascending (smallest to largest) order; to reverse this pass true into the final field. </text:p>
          <text:p text:style-name="P4">Example </text:p>
          <text:p text:style-name="P18">db:fetch(mydb.enemies, nil, {"city", "name"})</text:p>
          <text:p text:style-name="P18">db:fetch(mydb.enemies, db:eq(mydb.enemies.city, "San Francisco"))</text:p>
          <text:p text:style-name="P18">db:fetch(mydb.kills,</text:p>
          <text:p text:style-name="P19"><text:s text:c="5"/><text:span text:style-name="T1">{db:eq(mydb.kills.area, "Undervault"),</text:span></text:p>
          <text:p text:style-name="P19"><text:s text:c="5"/><text:span text:style-name="T1">db:like(mydb.kills.name, "%Drow%")}</text:span></text:p>
          <text:p text:style-name="P9">)</text:p>
          <text:p text:style-name="P15">The first will fetch all of your enemies, sorted first by the city they reside in and then by their name. </text:p>
          <text:p text:style-name="P15">The second will fetch only the enemies which are in San Francisco. </text:p>
          <text:p text:style-name="P6">The third will fetch all the things you’ve killed in Undervault which have Drow in their name. </text:p>
          <text:h text:style-name="P12" text:outline-level="3"><text:bookmark text:name="db:gt"/><text:bookmark text:name="__RefHeading__787_938495551"/>db:gt<text:bookmark-end text:name="__RefHeading__787_938495551"/></text:h>
          <text:p text:style-name="P13">db:gt(field reference, value) </text:p>
          <text:p text:style-name="P6">Returns a database expression to test if the field in the sheet is greater than to the value. </text:p>
          <text:h text:style-name="P12" text:outline-level="3"><text:bookmark text:name="db:get_database"/><text:bookmark text:name="__RefHeading__789_938495551"/>db:get_database<text:bookmark-end text:name="__RefHeading__789_938495551"/></text:h>
          <text:p text:style-name="P13">db:get_database(database_name) </text:p>
          <text:p text:style-name="P6">Returns your database name. </text:p>
          <text:p text:style-name="P4">Example </text:p>
          <text:p text:style-name="P9"><text:soft-page-break/>local mydb = db:get_database("my database")</text:p>
          <text:h text:style-name="P12" text:outline-level="3"><text:bookmark text:name="db:gte"/><text:bookmark text:name="__RefHeading__791_938495551"/>db:gte<text:bookmark-end text:name="__RefHeading__791_938495551"/></text:h>
          <text:p text:style-name="P13">db:gte(field reference, value) </text:p>
          <text:p text:style-name="P6">Returns a database expression to test if the field in the sheet is greater than or equal to the value. </text:p>
          <text:h text:style-name="P12" text:outline-level="3"><text:bookmark text:name="db:in"/><text:bookmark text:name="__RefHeading__793_938495551"/>db:in_<text:bookmark-end text:name="__RefHeading__793_938495551"/></text:h>
          <text:p text:style-name="P13">db:in_(field reference, table array) </text:p>
          <text:p text:style-name="P15">Returns a database expression to test if the field in the sheet is one of the values in the table array. </text:p>
          <text:p text:style-name="P15">First, note the trailing underscore carefully! It is required. </text:p>
          <text:p text:style-name="P6">The following example illustrates the use of in_: </text:p>
          <text:p text:style-name="P18">local mydb = db:get_database("my database")</text:p>
          <text:p text:style-name="P18">local areas = {"Undervault", "Hell", "Purgatory"}</text:p>
          <text:p text:style-name="P19"> </text:p>
          <text:p text:style-name="P9">db:fetch(mydb.kills, db:in_(mydb.kills.area, areas))</text:p>
          <text:p text:style-name="P6">This will obtain all of your kills which happened in the Undervault, Hell or Purgatory. Every db:in_ expression can be written as a db:OR, but that quite often gets very complex. </text:p>
          <text:h text:style-name="P12" text:outline-level="3"><text:bookmark text:name="db:is_nil"/><text:bookmark text:name="__RefHeading__795_938495551"/>db:is_nil<text:bookmark-end text:name="__RefHeading__795_938495551"/></text:h>
          <text:p text:style-name="P13">db:is_nil(field reference, value) </text:p>
          <text:p text:style-name="P6">Returns a database expression to test if the field in the sheet is nil. </text:p>
          <text:h text:style-name="P12" text:outline-level="3"><text:bookmark text:name="db:is_not_nil"/><text:bookmark text:name="__RefHeading__797_938495551"/>db:is_not_nil<text:bookmark-end text:name="__RefHeading__797_938495551"/></text:h>
          <text:p text:style-name="P13">db:is_not_nil(field reference, value) </text:p>
          <text:p text:style-name="P6">Returns a database expression to test if the field in the sheet is not nil. </text:p>
          <text:h text:style-name="P12" text:outline-level="3"><text:bookmark text:name="db:like"/><text:bookmark text:name="__RefHeading__799_938495551"/>db:like<text:bookmark-end text:name="__RefHeading__799_938495551"/></text:h>
          <text:p text:style-name="P13">db:like(field reference, pattern) </text:p>
          <text:p text:style-name="P15">returns a database expression to test if the field in the sheet matches the specified pattern. </text:p>
          <text:p text:style-name="P15">LIKE patterns are not case-sensitive, and allow two wild cards. The first is an underscore which matches any single one character. The second is a percent symbol which matches zero or more of any character. </text:p>
          <text:p text:style-name="P15">LIKE with "_" is therefore the same as the "." regular expression. </text:p>
          <text:p text:style-name="P6">LIKE with "%" is therefore the same as ".*" regular expression. </text:p>
          <text:h text:style-name="P12" text:outline-level="3"><text:bookmark text:name="db:lt"/><text:bookmark text:name="__RefHeading__801_938495551"/>db:lt<text:bookmark-end text:name="__RefHeading__801_938495551"/></text:h>
          <text:p text:style-name="P13">db:lt(field reference, value) </text:p>
          <text:p text:style-name="P6">Returns a database expression to test if the field in the sheet is less than the value. </text:p>
          <text:h text:style-name="P12" text:outline-level="3"><text:bookmark text:name="db:lte"/><text:bookmark text:name="__RefHeading__803_938495551"/><text:soft-page-break/>db:lte<text:bookmark-end text:name="__RefHeading__803_938495551"/></text:h>
          <text:p text:style-name="P13">db:lte(field reference, value) </text:p>
          <text:p text:style-name="P6">Returns a database expression to test if the field in the sheet is less than or equal to the value. </text:p>
          <text:h text:style-name="P12" text:outline-level="3"><text:bookmark text:name="db:merge_unique"/><text:bookmark text:name="__RefHeading__805_938495551"/>db:merge_unique<text:bookmark-end text:name="__RefHeading__805_938495551"/></text:h>
          <text:p text:style-name="P13">db:merge_unique(sheet reference, table array) </text:p>
          <text:p text:style-name="P15">Merges the specified table array into the sheet, modifying any existing rows and adding any that don’t exist. </text:p>
          <text:p text:style-name="P15">This function is a convenience utility that allows you to quickly modify a sheet, changing existing rows and add new ones as appropriate. It ONLY works on sheets which have a unique index, and only when that unique index is only on a single field. For more complex situations you’ll have to do the logic yourself. </text:p>
          <text:p text:style-name="P15">The table array may contain tables that were either returned previously by db:fetch, or new tables that you’ve constructed with the correct fields, or any mix of both. Each table must have a value for the unique key that has been set on this sheet. </text:p>
          <text:p text:style-name="P4">For example, consider this database</text:p>
          <text:p text:style-name="P18">local mydb = db:create("peopledb",</text:p>
          <text:p text:style-name="P19"><text:s text:c="5"/><text:span text:style-name="T1">{</text:span></text:p>
          <text:p text:style-name="P19"><text:s text:c="10"/><text:span text:style-name="T1">friends = {</text:span></text:p>
          <text:p text:style-name="P19"><text:s text:c="15"/><text:span text:style-name="T1">name = "",</text:span></text:p>
          <text:p text:style-name="P19"><text:s text:c="15"/><text:span text:style-name="T1">race = "",</text:span></text:p>
          <text:p text:style-name="P19"><text:s text:c="15"/><text:span text:style-name="T1">level = 0,</text:span></text:p>
          <text:p text:style-name="P19"><text:s text:c="15"/><text:span text:style-name="T1">city = "",</text:span></text:p>
          <text:p text:style-name="P19"><text:s text:c="15"/><text:span text:style-name="T1">_index = { "city" },</text:span></text:p>
          <text:p text:style-name="P19"><text:s text:c="15"/><text:span text:style-name="T1">_unique = { "name" }</text:span></text:p>
          <text:p text:style-name="P19"><text:s text:c="10"/><text:span text:style-name="T1">}</text:span></text:p>
          <text:p text:style-name="P9">);</text:p>
          <text:p text:style-name="P6">Here you have a database with one sheet, which contains your friends, their race, level, and what city they live in. Let’s say you want to fetch everyone who lives in San Francisco, you could do: </text:p>
          <text:p text:style-name="P9">local results = db:fetch(mydb.friends, db:eq(mydb.friends.city, "San Francisco"))</text:p>
          <text:p text:style-name="P6">The tables in results are static, any changes to them are not saved back to the database. But after a major radioactive cataclysm rendered everyone in San Francisco a mutant, you could make changes to the tables as so: </text:p>
          <text:p text:style-name="P18">for _, friend in ipairs(results) do</text:p>
          <text:p text:style-name="P19"><text:s text:c="5"/><text:span text:style-name="T1">friend.race = "Mutant"</text:span></text:p>
          <text:p text:style-name="P9">end</text:p>
          <text:p text:style-name="P6">If you are also now aware of a new arrival in San Francisco, you could add them to that existing table array: </text:p>
          <text:p text:style-name="P9">results[#results+1] = {name="Bobette", race="Mutant", city="San Francisco"}</text:p>
          <text:p text:style-name="P6">And commit all of these changes back to the database at once with: </text:p>
          <text:p text:style-name="P9">db:merge_unique(mydb.friends, results)</text:p>
          <text:p text:style-name="P6"><text:soft-page-break/>The db:merge_unique function will change the city values for all the people who we previously fetched, but then add a new record as well. </text:p>
          <text:h text:style-name="P12" text:outline-level="3"><text:bookmark text:name="db:not_between"/><text:bookmark text:name="__RefHeading__807_938495551"/>db:not_between<text:bookmark-end text:name="__RefHeading__807_938495551"/></text:h>
          <text:p text:style-name="P13">db:not_between(field reference, lower_bound, upper_bound) </text:p>
          <text:p text:style-name="P6">Returns a database expression to test if the field in the sheet is not a value between lower_bound and upper_bound. This only really makes sense for numbers and Timestamps. </text:p>
          <text:h text:style-name="P12" text:outline-level="3"><text:bookmark text:name="db:not_eq"/><text:bookmark text:name="__RefHeading__809_938495551"/>db:not_eq<text:bookmark-end text:name="__RefHeading__809_938495551"/></text:h>
          <text:p text:style-name="P13">db:not_eq(field reference, value) </text:p>
          <text:p text:style-name="P6">Returns a database expression to test if the field in the sheet is NOT equal to the value. </text:p>
          <text:h text:style-name="P12" text:outline-level="3"><text:bookmark text:name="db:not_in"/><text:bookmark text:name="__RefHeading__811_938495551"/>db:not_in<text:bookmark-end text:name="__RefHeading__811_938495551"/></text:h>
          <text:p text:style-name="P13">db:not_in(field reference, table array) </text:p>
          <text:p text:style-name="P6">Returns a database expression to test if the field in the sheet is not one of the values in the table array. </text:p>
          <text:p text:style-name="P5"><text:span text:style-name="T1">See also: </text:span><text:a xlink:type="simple" xlink:href="#db:in">db:in_</text:a><text:span text:style-name="T1"> </text:span></text:p>
          <text:h text:style-name="P12" text:outline-level="3"><text:bookmark text:name="db:not_like"/><text:bookmark text:name="__RefHeading__813_938495551"/>db:not_like<text:bookmark-end text:name="__RefHeading__813_938495551"/></text:h>
          <text:p text:style-name="P13">db:not_like(field reference, pattern) </text:p>
          <text:p text:style-name="P15">Returns a database expression to test if the field in the sheet does not match the specified pattern. </text:p>
          <text:p text:style-name="P15">LIKE patterns are not case-sensitive, and allow two wild cards. The first is an underscore which matches any single one character. The second is a percent symbol which matches zero or more of any character. </text:p>
          <text:p text:style-name="P15">LIKE with "_" is therefore the same as the "." regular expression. </text:p>
          <text:p text:style-name="P6">LIKE with "%" is therefore the same as ".*" regular expression. </text:p>
          <text:h text:style-name="P12" text:outline-level="3"><text:bookmark text:name="db:OR"/><text:bookmark text:name="__RefHeading__815_938495551"/>db:OR<text:bookmark-end text:name="__RefHeading__815_938495551"/></text:h>
          <text:p text:style-name="P13">db:OR(sub-expression1, sub-expression2) </text:p>
          <text:p text:style-name="P5"><text:span text:style-name="T1">Returns a compound database expression that combines both of the simple expressions passed into it; these expressions should be generated with other db: functions such as </text:span><text:a xlink:type="simple" xlink:href="#db:eq">db:eq</text:a><text:span text:style-name="T1">, </text:span><text:a xlink:type="simple" xlink:href="#db:like">db:like</text:a><text:span text:style-name="T1">, </text:span><text:a xlink:type="simple" xlink:href="#db:lt">db:lt</text:a><text:span text:style-name="T1"> and the like. </text:span></text:p>
          <text:p text:style-name="P6">This compound expression will find any item that matches either the first or the second sub-expression. </text:p>
          <text:h text:style-name="P12" text:outline-level="3"><text:bookmark text:name="db:set"/><text:bookmark text:name="__RefHeading__817_938495551"/>db:set<text:bookmark-end text:name="__RefHeading__817_938495551"/></text:h>
          <text:p text:style-name="P13">db:set(field reference, value, query) </text:p>
          <text:p text:style-name="P15">The db:set function allows you to set a certain field to a certain value across an entire sheet. Meaning, you can change all of the last_read fields in the sheet to a certain value, or possibly only the last_read fields which are in a certain city. The query argument can be any value <text:soft-page-break/>which is appropriate for db:fetch, even nil which will change the value for the specified column for EVERY row in the sheet. </text:p>
          <text:p text:style-name="P6">For example, consider a situation in which you are tracking how many times you find a certain type of egg during Easter. You start by setting up your database and adding an Eggs sheet, and then adding a record for each type of egg. </text:p>
          <text:p text:style-name="P4">Example </text:p>
          <text:p text:style-name="P18">local mydb = db:create("egg database", {eggs = {color = "", last_found = db.Timestamp(false), found = 0}})</text:p>
          <text:p text:style-name="P19"><text:s text:c="8"/><text:span text:style-name="T1">db:add(mydb.eggs,</text:span></text:p>
          <text:p text:style-name="P19"><text:s text:c="16"/><text:span text:style-name="T1">{color = "Red"},</text:span></text:p>
          <text:p text:style-name="P19"><text:s text:c="16"/><text:span text:style-name="T1">{color = "Blue"},</text:span></text:p>
          <text:p text:style-name="P19"><text:s text:c="16"/><text:span text:style-name="T1">{color = "Green"},</text:span></text:p>
          <text:p text:style-name="P19"><text:s text:c="16"/><text:span text:style-name="T1">{color = "Yellow"},</text:span></text:p>
          <text:p text:style-name="P19"><text:s text:c="16"/><text:span text:style-name="T1">{color = "Black"}</text:span></text:p>
          <text:p text:style-name="P10"><text:s text:c="8"/><text:span text:style-name="T1">)</text:span></text:p>
          <text:p text:style-name="P15">Now, you have three columns. One is a string, one a timestamp (that ends up as nil in the database), and one is a number. </text:p>
          <text:p text:style-name="P15">You can then set up a trigger to capture from the mud the string, "You pick up a (.*) egg!", and you end up arranging to store the value of that expression in a variable called "myegg". </text:p>
          <text:p text:style-name="P6">To increment how many we found, we will do this: </text:p>
          <text:p text:style-name="P18">myegg = "Red" -- We will pretend a trigger set this.</text:p>
          <text:p text:style-name="P19"><text:s text:c="8"/><text:span text:style-name="T1">db:set(mydb.eggs.found, db:exp("found + 1"), db:eq(mydb.eggs.color, myegg))</text:span></text:p>
          <text:p text:style-name="P10"><text:s text:c="8"/><text:span text:style-name="T1">db:set(mydb.eggs.last_found, db.Timestamp("CURRENT_TIMESTAMP"), db:eq(mydb.eggs.color, myegg))</text:span></text:p>
          <text:p text:style-name="P15">This will go out and set two fields in the Red egg sheet; the first is the found field, which will increment the value of that field (using the special db:exp function). The second will update the last_found field with the current time. </text:p>
          <text:p text:style-name="P6">Once this contest is over, you may wish to reset this data but keep the database around. To do that, you may use a more broad use of db:set as such: </text:p>
          <text:p text:style-name="P18">db:set(mydb.eggs.found, 0)</text:p>
          <text:p text:style-name="P9">db:set(mydb.eggs.last_found, nil)</text:p>
          <text:h text:style-name="P12" text:outline-level="3"><text:bookmark text:name="db:update"/><text:bookmark text:name="__RefHeading__819_938495551"/>db:update<text:bookmark-end text:name="__RefHeading__819_938495551"/></text:h>
          <text:p text:style-name="P13">db:update(sheet reference, table) </text:p>
          <text:p text:style-name="P6">This function updates a row in the specified sheet, but only accepts a row which has been previously obtained by db:fetch. Its primary purpose is that if you do a db:fetch, then change the value of a field or tow, you can save back that table. </text:p>
          <text:p text:style-name="P4">Example </text:p>
          <text:p text:style-name="P18">local mydb = db:get_database("my database")</text:p>
          <text:p text:style-name="P18">local bob = db:fetch(mydb.friends, db:eq(mydb.friends.name, "Bob"))[1]</text:p>
          <text:p text:style-name="P18">bob.notes = "He's a really awesome guy."</text:p>
          <text:p text:style-name="P9">db:update(mydb.friends, bob)</text:p>
          <text:p text:style-name="P6">This obtains a database reference, and queries the friends sheet for someone named Bob. As this returns a table array containing only one item, it assigns that one item to the local variable <text:soft-page-break/>named bob. We then change the notes on Bob, and pass it into db:update() to save the changes back. </text:p>
          <table:table table:name="Tabelle5" table:style-name="Tabelle5">
            <table:table-column table:style-name="Tabelle5.A"/>
            <table:table-row>
              <table:table-cell table:style-name="Tabelle5.A1" office:value-type="string">
                <text:p text:style-name="P1"/>
              </table:table-cell>
            </table:table-row>
          </table:table>
          <text:h text:style-name="P11" text:outline-level="2"><text:bookmark text:name="Date_.26_Time_Functions"/><text:bookmark text:name="__RefHeading__821_938495551"/>Date &amp; Time Functions <text:bookmark-end text:name="__RefHeading__821_938495551"/></text:h>
          <text:p text:style-name="P21">A collection of functions for handling Date &amp; Time. </text:p>
          <text:h text:style-name="P12" text:outline-level="3"><text:bookmark text:name="datetime:parse"/><text:bookmark text:name="__RefHeading__823_938495551"/>datetime:parse<text:bookmark-end text:name="__RefHeading__823_938495551"/></text:h>
          <text:p text:style-name="P13">datetime:parse(source, format, as_epoch) </text:p>
          <text:p text:style-name="P5"><text:span text:style-name="T1">Parses the specified source string, according to the format if given, to return a representation of the date/time. If as_epoch is provided and true, the return value will be a Unix epoch — the number of seconds since 1970. This is a useful format for exchanging date/times with other systems. If as_epoch is false, then a Lua time table will be returned. Details of the time tables are provided in the </text:span><text:a xlink:type="simple" xlink:href="http://www.lua.org/pil/22.1.html">Lua Manual</text:a><text:span text:style-name="T1">. </text:span></text:p>
          <text:p text:style-name="P4">Supported Format Codes </text:p>
          <text:p text:style-name="P18">%b = Abbreviated Month Name</text:p>
          <text:p text:style-name="P18">%B = Full Month Name</text:p>
          <text:p text:style-name="P18">%d = Day of Month</text:p>
          <text:p text:style-name="P18">%H = Hour (24-hour format)</text:p>
          <text:p text:style-name="P18">%I = Hour (12-hour format, requires %p as well)</text:p>
          <text:p text:style-name="P18">%p = AM or PM</text:p>
          <text:p text:style-name="P18">%m = 2-digit month (01-12)</text:p>
          <text:p text:style-name="P18">%M = 2-digit minutes (00-59)</text:p>
          <text:p text:style-name="P18">%S = 2-digit seconds (00-59)</text:p>
          <text:p text:style-name="P18">%y = 2-digit year (00-99), will automatically prepend 20 so 10 becomes 2010 and not 1910.</text:p>
          <text:p text:style-name="P9">%Y = 4-digit year.</text:p>
          <text:h text:style-name="P12" text:outline-level="3"><text:bookmark text:name="getTime"/><text:bookmark text:name="__RefHeading__825_938495551"/>getTime<text:bookmark-end text:name="__RefHeading__825_938495551"/></text:h>
          <text:p text:style-name="P13">getTime(returntype, format) </text:p>
          <text:p text:style-name="P6">returntype takes a boolean value (in Lua anything but false or nil will translate to true). If false, the function will return a table in the following format: </text:p>
          <text:p text:style-name="P8">{ 'min': #, 'year': #, 'month': #, 'day': #, 'sec': #, 'hour': #, 'msec': # }</text:p>
          <text:p text:style-name="P21">If true, it will return the date and time as a string using a format passed to the format arg or the default of "yyyy.MM.dd hh:mm:ss.zzz" if none is supplied: </text:p>
          <text:p text:style-name="P8">2012.02.18 00:52:52.489</text:p>
          <text:p text:style-name="P21">Format expressions: </text:p>
          <text:p text:style-name="P17">h <text:s text:c="14"/>the hour without a leading zero (0 to 23 or 1 to 12 if AM/PM display)</text:p>
          <text:p text:style-name="P17">hh <text:s text:c="13"/>the hour with a leading zero (00 to 23 or 01 to 12 if AM/PM display)</text:p>
          <text:p text:style-name="P17">H <text:s text:c="14"/>the hour without a leading zero (0 to 23, even with AM/PM display)</text:p>
          <text:p text:style-name="P17">HH <text:s text:c="13"/>the hour with a leading zero (00 to 23, even with AM/PM display)</text:p>
          <text:p text:style-name="P17">m <text:s text:c="14"/>the minute without a leading zero (0 to 59)</text:p>
          <text:p text:style-name="P17">mm <text:s text:c="13"/>the minute with a leading zero (00 to 59)</text:p>
          <text:p text:style-name="P17">s <text:s text:c="14"/>the second without a leading zero (0 to 59)</text:p>
          <text:p text:style-name="P17"><text:soft-page-break/>ss <text:s text:c="13"/>the second with a leading zero (00 to 59)</text:p>
          <text:p text:style-name="P17">z <text:s text:c="14"/>the milliseconds without leading zeroes (0 to 999)</text:p>
          <text:p text:style-name="P17">zzz <text:s text:c="12"/>the milliseconds with leading zeroes (000 to 999)</text:p>
          <text:p text:style-name="P17">AP or A <text:s text:c="8"/>use AM/PM display. AP will be replaced by either "AM" or "PM".</text:p>
          <text:p text:style-name="P17">ap or a <text:s text:c="8"/>use am/pm display. ap will be replaced by either "am" or "pm".</text:p>
          <text:p text:style-name="P16"/>
          <text:p text:style-name="P17">d <text:s text:c="14"/>the day as number without a leading zero (1 to 31)</text:p>
          <text:p text:style-name="P17">dd <text:s text:c="13"/>the day as number with a leading zero (01 to 31)</text:p>
          <text:p text:style-name="P17">ddd <text:s text:c="12"/>the abbreviated localized day name (e.g. 'Mon' to 'Sun'). Uses QDate::shortDayName().</text:p>
          <text:p text:style-name="P17">dddd <text:s text:c="11"/>the long localized day name (e.g. 'Monday' to 'Qt::Sunday'). Uses QDate::longDayName().</text:p>
          <text:p text:style-name="P17">M <text:s text:c="14"/>the month as number without a leading zero (1-12)</text:p>
          <text:p text:style-name="P17">MM <text:s text:c="13"/>the month as number with a leading zero (01-12)</text:p>
          <text:p text:style-name="P17">MMM <text:s text:c="12"/>the abbreviated localized month name (e.g. 'Jan' to 'Dec'). Uses QDate::shortMonthName().</text:p>
          <text:p text:style-name="P17">MMMM <text:s text:c="11"/>the long localized month name (e.g. 'January' to 'December'). Uses QDate::longMonthName().</text:p>
          <text:p text:style-name="P17">yy <text:s text:c="13"/>the year as two digit number (00-99)</text:p>
          <text:p text:style-name="P8">yyyy <text:s text:c="11"/>the year as four digit number</text:p>
          <text:p text:style-name="P21">All other input characters will be ignored. Any sequence of characters that are enclosed in single quotes will be treated as text and not be used as an expression. Two consecutive single quotes ('') are replaced by a single single quote in the output. </text:p>
          <text:p text:style-name="P4">Example </text:p>
          <text:p text:style-name="P18">-- Get time as a table</text:p>
          <text:p text:style-name="P18">@getTime()</text:p>
          <text:p text:style-name="P19"> </text:p>
          <text:p text:style-name="P18">-- Get time with default string</text:p>
          <text:p text:style-name="P18">@getTime(true)</text:p>
          <text:p text:style-name="P19"> </text:p>
          <text:p text:style-name="P18">-- Get time without date and milliseconds</text:p>
          <text:p text:style-name="P9">@getTime(true, "hh:mm:ss")</text:p>
          <text:h text:style-name="P12" text:outline-level="3"><text:bookmark text:name="getTimestamp"/><text:bookmark text:name="__RefHeading__827_938495551"/>getTimestamp<text:bookmark-end text:name="__RefHeading__827_938495551"/></text:h>
          <text:p text:style-name="P13">getTimestamp( optional console_name, lineNumber ) </text:p>
          <text:p text:style-name="P6">Returns the timestamp string as it’s seen when you enable the timestamps view (blue i button bottom right). </text:p>
          <text:p text:style-name="P20"><draw:frame draw:style-name="fr1" draw:name="Grafik2" text:anchor-type="as-char" svg:width="0.476cm" svg:height="0.582cm" draw:z-index="1"><draw:image xlink:href="http://wiki.mudlet.org/images/6/60/Bulbgraph.png" xlink:type="simple" xlink:show="embed" xlink:actuate="onLoad"/><svg:title>Note</svg:title></draw:frame> <text:span text:style-name="T2">Note:</text:span><text:span text:style-name="T1"> Available since 1.1.0-pre1 </text:span></text:p>
          <text:p text:style-name="P4">Example</text:p>
          <text:p text:style-name="P18">--Echo the timestamp of the current line in a trigger:</text:p>
          <text:p text:style-name="P9">echo(getTimestamp(getLineCount()))</text:p>
          <table:table table:name="Tabelle6" table:style-name="Tabelle6">
            <table:table-column table:style-name="Tabelle6.A"/>
            <table:table-row>
              <table:table-cell table:style-name="Tabelle6.A1" office:value-type="string">
                <text:p text:style-name="P1"/>
              </table:table-cell>
            </table:table-row>
          </table:table>
          <text:h text:style-name="P11" text:outline-level="2"><text:bookmark text:name="Display_Functions"/><text:bookmark text:name="__RefHeading__829_938495551"/>Display Functions <text:bookmark-end text:name="__RefHeading__829_938495551"/></text:h>
          <text:p text:style-name="P21">A collection of functions for displaying or formatting information on the screen. </text:p>
          <text:h text:style-name="P12" text:outline-level="3"><text:bookmark text:name="display"/><text:bookmark text:name="__RefHeading__831_938495551"/>display<text:bookmark-end text:name="__RefHeading__831_938495551"/></text:h>
          <text:p text:style-name="P13">display(value) </text:p>
          <text:p text:style-name="P6">This function will do it's best to show whatever you ask it (a number, string, table, function). <text:soft-page-break/>This function can be useful for seeing what values does a table have, for example. Note that this doesn't handle recursive references and will loop infinitely at the moment (Mudlet 2.0-test4). If a value is a string, it'll be in single quotes, and if it's a number, it won't be quoted. </text:p>
          <text:p text:style-name="P4">Example </text:p>
          <text:p text:style-name="P18">-- ask it to display a table</text:p>
          <text:p text:style-name="P18">display({a = "somevalue", 1,2,3})</text:p>
          <text:p text:style-name="P18">-- or some other target</text:p>
          <text:p text:style-name="P9">display(target)</text:p>
          <text:h text:style-name="P12" text:outline-level="3"><text:bookmark text:name="showColors"/><text:bookmark text:name="__RefHeading__833_938495551"/>showColors<text:bookmark-end text:name="__RefHeading__833_938495551"/></text:h>
          <text:p text:style-name="P13">showColors(columns) </text:p>
          <text:p text:style-name="P15">shows the named colors currently available in Mudlet's color table. These colors are stored in color_table, in table form. The format is color_table.colorName = {r,g,b} </text:p>
          <text:p text:style-name="P5"><text:span text:style-name="T1">See Also: </text:span><text:a xlink:type="simple" xlink:href="#bg">bg()</text:a><text:span text:style-name="T1">, </text:span><text:a xlink:type="simple" xlink:href="#fg">fg()</text:a><text:span text:style-name="T1">, </text:span><text:a xlink:type="simple" xlink:href="#cecho">cecho()</text:a><text:span text:style-name="T1"> </text:span></text:p>
          <text:p text:style-name="P4">Parameters </text:p>
          <text:list xml:id="list35571253" text:style-name="L4">
            <text:list-item>
              <text:p text:style-name="P53"><text:span text:style-name="T5">columns:</text:span> </text:p>
            </text:list-item>
          </text:list>
          <text:p text:style-name="P6">Number of columns to print the color table in. Passed as an integer number. </text:p>
          <text:p text:style-name="P4">Example</text:p>
          <text:p text:style-name="P9">showColors(4)</text:p>
          <text:p text:style-name="P21">The output for this is: </text:p>
          <text:p text:style-name="P20"><text:soft-page-break/><draw:a xlink:type="simple" xlink:href="http://wiki.mudlet.org/w/File:ShowColors.png"><draw:frame draw:style-name="fr2" draw:name="Grafik3" text:anchor-type="as-char" svg:width="18.565cm" svg:height="19.676cm" draw:z-index="2"><draw:image xlink:href="http://wiki.mudlet.org/images/c/c3/ShowColors.png" xlink:type="simple" xlink:show="embed" xlink:actuate="onLoad"/><svg:title>showColors(4)</svg:title></draw:frame></draw:a> </text:p>
          <text:h text:style-name="P12" text:outline-level="3"><text:bookmark text:name="wrapLine"/><text:bookmark text:name="__RefHeading__835_938495551"/>wrapLine<text:bookmark-end text:name="__RefHeading__835_938495551"/></text:h>
          <text:p text:style-name="P13">wrapLine( windowName, lineNumber ) </text:p>
          <text:p text:style-name="P6">Wrap line lineNumber of mini console (window) windowName. This function will interpret \n characters, apply word wrap and display the new lines on the screen. This function may be necessary if you use deleteLine() and thus erase the entire current line in the buffer, but you want to do some further echo() calls after calling deleteLine(). You will then need to re-wrap the last line of the buffer to actually see what you have echoed and get you \n interpreted as newline characters properly. Using this function is no good programming practice and should be avoided. There are better ways of handling situations where you would call deleteLine() and echo afterwards. </text:p>
          <text:p text:style-name="P4"><text:soft-page-break/>Example </text:p>
          <text:p text:style-name="P18">--This will effectively have the same result as a call to deleteLine() but the buffer line will not be entirely removed. </text:p>
          <text:p text:style-name="P18">--Consequently, further calls to echo() etc. sort of functions are possible without using wrapLine() unnecessarily.</text:p>
          <text:p text:style-name="P19"> </text:p>
          <text:p text:style-name="P18">selectString(line,1);</text:p>
          <text:p text:style-name="P9">replace("");</text:p>
          <table:table table:name="Tabelle7" table:style-name="Tabelle7">
            <table:table-column table:style-name="Tabelle7.A"/>
            <table:table-row>
              <table:table-cell table:style-name="Tabelle7.A1" office:value-type="string">
                <text:p text:style-name="P1"/>
              </table:table-cell>
            </table:table-row>
          </table:table>
          <text:h text:style-name="P11" text:outline-level="2"><text:bookmark text:name="File_System_Functions"/><text:bookmark text:name="__RefHeading__837_938495551"/>File System Functions <text:bookmark-end text:name="__RefHeading__837_938495551"/></text:h>
          <text:p text:style-name="P21">A collection of functions for interacting with the file system. </text:p>
          <text:h text:style-name="P12" text:outline-level="3"><text:bookmark text:name="io.exists"/><text:bookmark text:name="__RefHeading__839_938495551"/>io.exists<text:bookmark-end text:name="__RefHeading__839_938495551"/></text:h>
          <text:p text:style-name="P13">io.exists() </text:p>
          <text:p text:style-name="P15">Checks to see if a given file or folder exists. </text:p>
          <text:p text:style-name="P15">If it exists, it’ll return the Lua true boolean value, otherwise false. </text:p>
          <text:p text:style-name="P15">Note: Behavior varies based on the user's operating system. Windows requires a specific file, while Linux will accept directories. </text:p>
          <text:p text:style-name="P5"><text:span text:style-name="T1">See </text:span><text:a xlink:type="simple" xlink:href="#lfs.attributes">lfs.attributes()</text:a><text:span text:style-name="T1"> for a cross-platform solution. </text:span></text:p>
          <text:p text:style-name="P4">Example </text:p>
          <text:p text:style-name="P18">-- This example works on Linux only</text:p>
          <text:p text:style-name="P18">if io.exists("/home/vadi/Desktop") then</text:p>
          <text:p text:style-name="P19"><text:s text:c="2"/><text:span text:style-name="T1">echo("This folder exists!")</text:span></text:p>
          <text:p text:style-name="P18">else</text:p>
          <text:p text:style-name="P19"><text:s text:c="2"/><text:span text:style-name="T1">echo("This folder doesn't exist.")</text:span></text:p>
          <text:p text:style-name="P18">end</text:p>
          <text:p text:style-name="P19"> </text:p>
          <text:p text:style-name="P18">-- This example will work on both Windows and Linux.</text:p>
          <text:p text:style-name="P18">if io.exists("/home/vadi/Desktop/file.tx") then</text:p>
          <text:p text:style-name="P19"><text:s text:c="2"/><text:span text:style-name="T1">echo("This file exists!")</text:span></text:p>
          <text:p text:style-name="P18">else</text:p>
          <text:p text:style-name="P19"><text:s text:c="2"/><text:span text:style-name="T1">echo("This file doesn't exist.")</text:span></text:p>
          <text:p text:style-name="P9">end</text:p>
          <text:h text:style-name="P12" text:outline-level="3"><text:bookmark text:name="lfs.attributes"/><text:bookmark text:name="__RefHeading__841_938495551"/>lfs.attributes<text:bookmark-end text:name="__RefHeading__841_938495551"/></text:h>
          <text:p text:style-name="P13">lfs.attributes(path) </text:p>
          <text:p text:style-name="P6">Returns a table with detailed information regarding a file or directory, or nil if path is invalid. </text:p>
          <text:p text:style-name="P4">Example </text:p>
          <text:p text:style-name="P18">fileInfo = lfs.attributes("/path/to/file_or_directory")</text:p>
          <text:p text:style-name="P18">if fileInfo then</text:p>
          <text:p text:style-name="P19"><text:s text:c="4"/><text:span text:style-name="T1">if fileInfo.mode == "directory" then</text:span></text:p>
          <text:p text:style-name="P19"><text:s text:c="8"/><text:span text:style-name="T1">echo("Path points to a directory.")</text:span></text:p>
          <text:p text:style-name="P19"><text:s text:c="4"/><text:span text:style-name="T1">elseif fileInfo.mode == "file" then</text:span></text:p>
          <text:p text:style-name="P19"><text:s text:c="8"/><text:span text:style-name="T1">echo("Path points to a file.")</text:span></text:p>
          <text:p text:style-name="P19"><text:s text:c="4"/><text:span text:style-name="T1">else</text:span></text:p>
          <text:p text:style-name="P19"><text:s text:c="8"/><text:span text:style-name="T1">echo("Path points to: "..fileInfo.mode)</text:span></text:p>
          <text:p text:style-name="P19"><text:s text:c="4"/><text:span text:style-name="T1">end</text:span></text:p>
          <text:p text:style-name="P19"><text:s text:c="4"/><text:span text:style-name="T1">display(fileInfo) -- to see the detailed information</text:span></text:p>
          <text:p text:style-name="P18"><text:soft-page-break/>else</text:p>
          <text:p text:style-name="P19"><text:s text:c="4"/><text:span text:style-name="T1">echo("The path is invalid (file/directory doesn't exist)")</text:span></text:p>
          <text:p text:style-name="P9">end</text:p>
          <table:table table:name="Tabelle8" table:style-name="Tabelle8">
            <table:table-column table:style-name="Tabelle8.A"/>
            <table:table-row>
              <table:table-cell table:style-name="Tabelle8.A1" office:value-type="string">
                <text:p text:style-name="P1"/>
              </table:table-cell>
            </table:table-row>
          </table:table>
          <text:h text:style-name="P11" text:outline-level="2"><text:bookmark text:name="Mapper_Functions"/><text:bookmark text:name="__RefHeading__843_938495551"/>Mapper Functions <text:bookmark-end text:name="__RefHeading__843_938495551"/></text:h>
          <text:p text:style-name="P20"><text:span text:style-name="T1">These are functions that are to be used with the Mudlet Mapper. The mapper is designed to be MUD-generic - it only provides the display and pathway calculations, to be used in Lua scripts that are tailored to the MUD you're playing. For a collection of pre-made scripts and general mapper talk, visit the </text:span><text:a xlink:type="simple" xlink:href="http://forums.mudlet.org/viewforum.php?f=13">mapper section</text:a><text:span text:style-name="T1"> of the forums. </text:span></text:p>
          <text:p text:style-name="P21">To register a script as a mapping one with Mudlet (so Mudlet knows the profile has one and won't bother the user when they open the map), please do this in your script: </text:p>
          <text:p text:style-name="P9">mudlet = mudlet or {}; mudlet.mapper_script = true</text:p>
          <text:h text:style-name="P12" text:outline-level="3"><text:bookmark text:name="addAreaName"/><text:bookmark text:name="__RefHeading__845_938495551"/>addAreaName<text:bookmark-end text:name="__RefHeading__845_938495551"/></text:h>
          <text:p text:style-name="P4">areaID = addAreaName(areaName) </text:p>
          <text:p text:style-name="P15">Adds a new area name and returns the new area ID for the new name. If the name already exists, -1 is returned. </text:p>
          <text:p text:style-name="P5"><text:span text:style-name="T1">See also: </text:span><text:a xlink:type="simple" xlink:href="#deleteArea">deleteArea()</text:a><text:span text:style-name="T1">, </text:span><text:a xlink:type="simple" xlink:href="#addRoom">addRoom()</text:a><text:span text:style-name="T1"> </text:span></text:p>
          <text:p text:style-name="P4">Example </text:p>
          <text:p text:style-name="P18">local newID = addAreaName("My house")</text:p>
          <text:p text:style-name="P19"> </text:p>
          <text:p text:style-name="P18">if newID == -1 then echo("That area name is already taken :(\n")</text:p>
          <text:p text:style-name="P9">else echo("Created new area with the ID of "..newid..".\n") end</text:p>
          <text:h text:style-name="P12" text:outline-level="3"><text:bookmark text:name="addMapEvent"/><text:bookmark text:name="__RefHeading__847_938495551"/>addMapEvent<text:bookmark-end text:name="__RefHeading__847_938495551"/></text:h>
          <text:p text:style-name="P4">addMapEvent(uniquename, event name, parent, display name, arguments) </text:p>
          <text:p text:style-name="P15">Adds a new entry to an existing mapper right-click entry. You can add one with addMapMenu. If there is no display name, it will default to the unique name (which otherwise isn't shown and is just used to differentiate this entry from others). <text:span text:style-name="T5">event name</text:span> is the Mudlet event that will be called when this is clicked on, and <text:span text:style-name="T5">arguments</text:span> will be passed to the handler function. </text:p>
          <text:p text:style-name="P5"><text:span text:style-name="T1">See also: </text:span><text:a xlink:type="simple" xlink:href="#addMapMenu">addMapMenu()</text:a><text:span text:style-name="T1">, </text:span><text:a xlink:type="simple" xlink:href="#removeMapEvent">removeMapEvent()</text:a><text:span text:style-name="T1">, </text:span><text:a xlink:type="simple" xlink:href="#getMapEvents">getMapEvents()</text:a><text:span text:style-name="T1"> </text:span></text:p>
          <text:p text:style-name="P4">Example </text:p>
          <text:p text:style-name="P18">addMapEvent("room a", "onFavorite") -- will make a label "room a" on the map menu's right click that calls onFavorite</text:p>
          <text:p text:style-name="P19"> </text:p>
          <text:p text:style-name="P9">addMapEvent("room b", "onFavorite", "Favorites", "Special Room!", 12345, "arg1", "arg2", "argn")</text:p>
          <text:p text:style-name="P21">The last line will make a label "Special Room!" under the "Favorites" menu that on clicking will send all the arguments. </text:p>
          <text:h text:style-name="P12" text:outline-level="3"><text:bookmark text:name="addMapMenu"/><text:bookmark text:name="__RefHeading__849_938495551"/><text:soft-page-break/>addMapMenu<text:bookmark-end text:name="__RefHeading__849_938495551"/></text:h>
          <text:p text:style-name="P4">addMapEvent(uniquename, parent, display name) </text:p>
          <text:p text:style-name="P14"><text:span text:style-name="T1">Adds a new submenu to the right-click menu that opens when you right-click on the mapper. You can then add more submenus to it, or add entries with </text:span><text:a xlink:type="simple" xlink:href="#addMapEvent">addMapEvent()</text:a><text:span text:style-name="T1">. </text:span></text:p>
          <text:p text:style-name="P5"><text:span text:style-name="T1">See also: </text:span><text:a xlink:type="simple" xlink:href="#addMapEvent">addMapEvent()</text:a><text:span text:style-name="T1">, </text:span><text:a xlink:type="simple" xlink:href="#removeMapEvent">removeMapEvent()</text:a><text:span text:style-name="T1">, </text:span><text:a xlink:type="simple" xlink:href="#getMapEvents">getMapEvents()</text:a><text:span text:style-name="T1"> </text:span></text:p>
          <text:p text:style-name="P4">Example </text:p>
          <text:p text:style-name="P18">addMapMenu("Favorites") -- will create a menu, favorites</text:p>
          <text:p text:style-name="P19"> </text:p>
          <text:p text:style-name="P9">addMapMenu("Favorites1234343", "Favorites", "Favorites")</text:p>
          <text:p text:style-name="P21">The last line will create a submenu with the unique id <text:span text:style-name="T5">Favorites123</text:span>.. under Favorites with the display name of <text:span text:style-name="T5">Favorites</text:span>. </text:p>
          <text:h text:style-name="P12" text:outline-level="3"><text:bookmark text:name="addRoom"/><text:bookmark text:name="__RefHeading__851_938495551"/>addRoom<text:bookmark-end text:name="__RefHeading__851_938495551"/></text:h>
          <text:p text:style-name="P4">addRoom(roomID) </text:p>
          <text:p text:style-name="P6">Creates a new room with the given ID, returns true if the room was successfully created. </text:p>
          <text:p text:style-name="P20"><draw:frame draw:style-name="fr1" draw:name="Grafik4" text:anchor-type="as-char" svg:width="0.476cm" svg:height="0.582cm" draw:z-index="3"><draw:image xlink:href="http://wiki.mudlet.org/images/6/60/Bulbgraph.png" xlink:type="simple" xlink:show="embed" xlink:actuate="onLoad"/><svg:title>Note</svg:title></draw:frame> <text:span text:style-name="T2">Note:</text:span><text:span text:style-name="T1"> If you're not using incremental room IDs but room IDs stitched together from other factors or in-game hashes for room IDs - and your room IDs are starting off at 250+million numbers, you need to look into incrementally creating Mudlets room IDs with </text:span><text:a xlink:type="simple" xlink:href="#createRoomID">createRoomID()</text:a><text:span text:style-name="T1"> and associating your room IDs with Mudlets via </text:span><text:a xlink:type="simple" xlink:href="#setRoomIDbyHash">setRoomIDbyHash()</text:a><text:span text:style-name="T1"> and </text:span><text:a xlink:type="simple" xlink:href="#getRoomIDbyHash">getRoomIDbyHash()</text:a><text:span text:style-name="T1">. The reason being is that Mudlet's A* pathfinding implementation from boost cannot deal with extremely large room IDs because the resulting matrices it creates for pathfinding are enormously huge. </text:span></text:p>
          <text:p text:style-name="P5"><text:span text:style-name="T1">See also: </text:span><text:a xlink:type="simple" xlink:href="#createRoomID">createRoomID()</text:a><text:span text:style-name="T1"> </text:span></text:p>
          <text:p text:style-name="P4">Example </text:p>
          <text:p text:style-name="P18">local newroomid = createRoomID()</text:p>
          <text:p text:style-name="P9">addRoom(newroomid)</text:p>
          <text:h text:style-name="P12" text:outline-level="3"><text:bookmark text:name="addSpecialExit"/><text:bookmark text:name="__RefHeading__853_938495551"/>addSpecialExit<text:bookmark-end text:name="__RefHeading__853_938495551"/></text:h>
          <text:p text:style-name="P4">addSpecialExit(roomIDFrom, roomIDTo, command) </text:p>
          <text:p text:style-name="P15">Creates a one-way from one room to another, that will use the given command for going through them. </text:p>
          <text:p text:style-name="P6">See also: [#clearSpecialExits|clearSpecialExits()]] </text:p>
          <text:p text:style-name="P4">Example </text:p>
          <text:p text:style-name="P18">-- sample alias pattern: ^spe (\d+) (.*?)$</text:p>
          <text:p text:style-name="P18">-- mmp.currentroom is your current room ID in this example</text:p>
          <text:p text:style-name="P18">addSpecialExit(mmp.currentroom,tonumber(matches[2]), matches[3])</text:p>
          <text:p text:style-name="P18">echo("\n SPECIAL EXIT ADDED TO ROOMID:"..matches[2]..", Command:"..matches[3])</text:p>
          <text:p text:style-name="P9">centerview(mmp.currentroom)</text:p>
          <text:h text:style-name="P12" text:outline-level="3"><text:bookmark text:name="centerview"/><text:bookmark text:name="__RefHeading__855_938495551"/><text:soft-page-break/>centerview<text:bookmark-end text:name="__RefHeading__855_938495551"/></text:h>
          <text:p text:style-name="P4">centerview (roomID) </text:p>
          <text:p text:style-name="P6">Centers the map view onto the given room ID. The map must be open to see this take effect. This function can also be used to see the map of an area if you know the number of a room there and the area and room are mapped. </text:p>
          <text:h text:style-name="P12" text:outline-level="3"><text:bookmark text:name="clearRoomUserData"/><text:bookmark text:name="__RefHeading__857_938495551"/>clearRoomUserData<text:bookmark-end text:name="__RefHeading__857_938495551"/></text:h>
          <text:p text:style-name="P4">clearRoomUserData(roomID) </text:p>
          <text:p text:style-name="P15">Clears all user data from a given room. </text:p>
          <text:p text:style-name="P5"><text:span text:style-name="T1">See also: </text:span><text:a xlink:type="simple" xlink:href="#setRoomUserData">setRoomUserData()</text:a><text:span text:style-name="T1"> </text:span></text:p>
          <text:p text:style-name="P4">Example </text:p>
          <text:p text:style-name="P9">clearRoomUserData(341)</text:p>
          <text:h text:style-name="P12" text:outline-level="3"><text:bookmark text:name="clearSpecialExits"/><text:bookmark text:name="__RefHeading__859_938495551"/>clearSpecialExits<text:bookmark-end text:name="__RefHeading__859_938495551"/></text:h>
          <text:p text:style-name="P4">clearSpecialExits(roomID) </text:p>
          <text:p text:style-name="P15">Removes all special exits from a room. </text:p>
          <text:p text:style-name="P5"><text:span text:style-name="T1">See also: </text:span><text:a xlink:type="simple" xlink:href="#addSpecialExit">addSpecialExit()</text:a><text:span text:style-name="T1"> </text:span></text:p>
          <text:p text:style-name="P4">Example </text:p>
          <text:p text:style-name="P18">clearSpecialExits(1337)</text:p>
          <text:p text:style-name="P19"> </text:p>
          <text:p text:style-name="P18">if #getSpecialExits(1337) == 0 then -- clearSpecialExits will neve fail on a valid room ID, this is an example</text:p>
          <text:p text:style-name="P19"><text:s text:c="2"/><text:span text:style-name="T1">echo("All special exits successfully cleared from 1337.\n")</text:span></text:p>
          <text:p text:style-name="P9">end</text:p>
          <text:h text:style-name="P12" text:outline-level="3"><text:bookmark text:name="createMapLabel"/><text:bookmark text:name="__RefHeading__861_938495551"/>createMapLabel<text:bookmark-end text:name="__RefHeading__861_938495551"/></text:h>
          <text:p text:style-name="P4">labelID = createMapLabel(areaID, text, posx, posy, fgRed, fgGreen, fgBlue, bgRed, bgGreen, bgBlue) </text:p>
          <text:p text:style-name="P6">Creates a visual label on the map for all z-levels at given coordinates, with the given background and foreground colors. It returns a label ID that you can use later for deleting it. </text:p>
          <text:p text:style-name="P14"><text:span text:style-name="T1">The coordinates 0,0 are in the middle of the map, and are in sync with the room coordinates - so using the x,y values of </text:span><text:a xlink:type="simple" xlink:href="#getRoomCoordinates">getRoomCoordinates()</text:a><text:span text:style-name="T1"> will place the label near that room. </text:span></text:p>
          <text:p text:style-name="P5"><text:span text:style-name="T1">See also: </text:span><text:a xlink:type="simple" xlink:href="#deleteMapLabel">deleteMapLabel</text:a><text:span text:style-name="T1"> </text:span></text:p>
          <text:p text:style-name="P4">Example </text:p>
          <text:p text:style-name="P9">local labelid = createMapLabel( 50, "my map label", 0, 0, 255,0,0,23,0,0)</text:p>
          <text:h text:style-name="P12" text:outline-level="3"><text:bookmark text:name="createMapper"/><text:bookmark text:name="__RefHeading__863_938495551"/><text:soft-page-break/>createMapper<text:bookmark-end text:name="__RefHeading__863_938495551"/></text:h>
          <text:p text:style-name="P4">createMapper(x, y, width, height) </text:p>
          <text:p text:style-name="P6">Creates a miniconsole window for mapper to render in, the with the given dimensions. You can only create one at a time at the moment. </text:p>
          <text:p text:style-name="P4">Example </text:p>
          <text:p text:style-name="P18">createMapper(0,0,300,300) -- creates a 300x300 mapper top-right of Mudlet</text:p>
          <text:p text:style-name="P9">setBorderLeft(305) -- adds a border so text doesn't underlap the mapper display</text:p>
          <text:h text:style-name="P12" text:outline-level="3"><text:bookmark text:name="createRoomID"/><text:bookmark text:name="__RefHeading__865_938495551"/>createRoomID<text:bookmark-end text:name="__RefHeading__865_938495551"/></text:h>
          <text:p text:style-name="P4">usableId = createRoomID() </text:p>
          <text:p text:style-name="P15">Returns the lowest possible room ID you can use for creating a new room. If there are gaps in room IDs your map uses it, this function will go through the gaps first before creating higher IDs. </text:p>
          <text:p text:style-name="P5"><text:span text:style-name="T1">See also: </text:span><text:a xlink:type="simple" xlink:href="#addRoom">addRoom()</text:a><text:span text:style-name="T1"> </text:span></text:p>
          <text:h text:style-name="P12" text:outline-level="3"><text:bookmark text:name="deleteArea"/><text:bookmark text:name="__RefHeading__867_938495551"/>deleteArea<text:bookmark-end text:name="__RefHeading__867_938495551"/></text:h>
          <text:p text:style-name="P4">deleteArea(areaID) </text:p>
          <text:p text:style-name="P15">Deletes the given area, permanently. This will also delete all rooms in it! </text:p>
          <text:p text:style-name="P5"><text:span text:style-name="T1">See also: </text:span><text:a xlink:type="simple" xlink:href="#addAreaName">addAreaName()</text:a><text:span text:style-name="T1"> </text:span></text:p>
          <text:p text:style-name="P4">Example </text:p>
          <text:p text:style-name="P9">deleteArea(23)</text:p>
          <text:h text:style-name="P12" text:outline-level="3"><text:bookmark text:name="deleteMapLabel"/><text:bookmark text:name="__RefHeading__869_938495551"/>deleteMapLabel<text:bookmark-end text:name="__RefHeading__869_938495551"/></text:h>
          <text:p text:style-name="P4">deleteMapLabel(areaID, labelID) </text:p>
          <text:p text:style-name="P15">Deletes a map label from a specfic area. </text:p>
          <text:p text:style-name="P5"><text:span text:style-name="T1">See also: </text:span><text:a xlink:type="simple" xlink:href="#createMapLabel">createMapLabel()</text:a><text:span text:style-name="T1"> </text:span></text:p>
          <text:p text:style-name="P4">Example </text:p>
          <text:p text:style-name="P9">deleteMapLabel(50, 1)</text:p>
          <text:h text:style-name="P12" text:outline-level="3"><text:bookmark text:name="deleteRoom"/><text:bookmark text:name="__RefHeading__871_938495551"/>deleteRoom<text:bookmark-end text:name="__RefHeading__871_938495551"/></text:h>
          <text:p text:style-name="P4">deleteRoom(roomID) </text:p>
          <text:p text:style-name="P6">Deletes an individual room, and unlinks all exits leading to and from it. </text:p>
          <text:p text:style-name="P4">Example </text:p>
          <text:p text:style-name="P9"><text:soft-page-break/>deleteRoom(335)</text:p>
          <text:h text:style-name="P12" text:outline-level="3"><text:bookmark text:name="getAreaRooms"/><text:bookmark text:name="__RefHeading__873_938495551"/>getAreaRooms<text:bookmark-end text:name="__RefHeading__873_938495551"/></text:h>
          <text:p text:style-name="P4">getAreaRooms(area id) </text:p>
          <text:p text:style-name="P6">Returns an indexed table with all rooms IDs for a given area ID (room IDs are values), or <text:span text:style-name="T5">nil</text:span> if no such area exists. </text:p>
          <text:p text:style-name="P20"><draw:frame draw:style-name="fr1" draw:name="Grafik5" text:anchor-type="as-char" svg:width="0.476cm" svg:height="0.582cm" draw:z-index="4"><draw:image xlink:href="http://wiki.mudlet.org/images/6/60/Bulbgraph.png" xlink:type="simple" xlink:show="embed" xlink:actuate="onLoad"/><svg:title>Note</svg:title></draw:frame> <text:span text:style-name="T2">Note:</text:span><text:span text:style-name="T1"> On Mudlet versions prior to the 2.0 final release, this function would raise an error. </text:span></text:p>
          <text:p text:style-name="P4">Example </text:p>
          <text:p text:style-name="P18">-- using the sample findAreaID() function defined in the getAreaTable() example, </text:p>
          <text:p text:style-name="P18">-- we'll define a function that echo's us a nice list of all rooms in an area with their ID</text:p>
          <text:p text:style-name="P18">function echoRoomList(areaname)</text:p>
          <text:p text:style-name="P19"><text:s text:c="2"/><text:span text:style-name="T1">local id, msg = findAreaID(areaname)</text:span></text:p>
          <text:p text:style-name="P19"><text:s text:c="2"/><text:span text:style-name="T1">if id then</text:span></text:p>
          <text:p text:style-name="P19"><text:s text:c="4"/><text:span text:style-name="T1">local roomlist, endresult = getAreaRooms(id), {}</text:span></text:p>
          <text:p text:style-name="P19"> </text:p>
          <text:p text:style-name="P19"><text:s text:c="4"/><text:span text:style-name="T1">-- obtain a room list for each of the room IDs we got</text:span></text:p>
          <text:p text:style-name="P19"><text:s text:c="4"/><text:span text:style-name="T1">for _, id in ipairs(roomlist) do</text:span></text:p>
          <text:p text:style-name="P19"><text:s text:c="6"/><text:span text:style-name="T1">endresult[id] = getRoomName(id)</text:span></text:p>
          <text:p text:style-name="P19"><text:s text:c="4"/><text:span text:style-name="T1">end</text:span></text:p>
          <text:p text:style-name="P19"> </text:p>
          <text:p text:style-name="P19"><text:s text:c="4"/><text:span text:style-name="T1">-- now display something half-decent looking</text:span></text:p>
          <text:p text:style-name="P19"><text:s text:c="4"/><text:span text:style-name="T1">cecho(string.format(</text:span></text:p>
          <text:p text:style-name="P19"><text:s text:c="6"/><text:span text:style-name="T1">"List of all rooms in %s (%d):\n", msg, table.size(endresult)))</text:span></text:p>
          <text:p text:style-name="P19"> </text:p>
          <text:p text:style-name="P19"><text:s text:c="4"/><text:span text:style-name="T1">for roomid, roomname in pairs(endresult) do</text:span></text:p>
          <text:p text:style-name="P19"><text:s text:c="6"/><text:span text:style-name="T1">cecho(string.format(</text:span></text:p>
          <text:p text:style-name="P19"><text:s text:c="8"/><text:span text:style-name="T1">"%6s: %s\n", roomid, roomname))</text:span></text:p>
          <text:p text:style-name="P19"><text:s text:c="4"/><text:span text:style-name="T1">end</text:span></text:p>
          <text:p text:style-name="P19"><text:s text:c="2"/><text:span text:style-name="T1">elseif not id and msg then</text:span></text:p>
          <text:p text:style-name="P19"><text:s text:c="4"/><text:span text:style-name="T1">echo("ID not found; " .. msg)</text:span></text:p>
          <text:p text:style-name="P19"><text:s text:c="2"/><text:span text:style-name="T1">else</text:span></text:p>
          <text:p text:style-name="P19"><text:s text:c="4"/><text:span text:style-name="T1">echo("No areas matched the query.")</text:span></text:p>
          <text:p text:style-name="P19"><text:s text:c="2"/><text:span text:style-name="T1">end</text:span></text:p>
          <text:p text:style-name="P9">end</text:p>
          <text:h text:style-name="P12" text:outline-level="3"><text:bookmark text:name="getAreaTable"/><text:bookmark text:name="__RefHeading__875_938495551"/>getAreaTable<text:bookmark-end text:name="__RefHeading__875_938495551"/></text:h>
          <text:p text:style-name="P4">getAreaTable() </text:p>
          <text:p text:style-name="P6">Returns a key(area name)-value(area id) table with all known areas and their IDs. There is an area with the name of <text:span text:style-name="T5">and an ID of 0 included in it, you should ignore that.</text:span> </text:p>
          <text:p text:style-name="P4">Example </text:p>
          <text:p text:style-name="P18">-- example function that returns the area ID for a given area</text:p>
          <text:p text:style-name="P19"> </text:p>
          <text:p text:style-name="P18">function findAreaID(areaname)</text:p>
          <text:p text:style-name="P19"><text:s text:c="2"/><text:span text:style-name="T1">local list = getAreaTable()</text:span></text:p>
          <text:p text:style-name="P19"> </text:p>
          <text:p text:style-name="P19"><text:s text:c="2"/><text:span text:style-name="T1">-- iterate over the list of areas, matching them with substring match. </text:span></text:p>
          <text:p text:style-name="P19"><text:s text:c="2"/><text:span text:style-name="T1">-- if we get match a single area, then return it's ID, otherwise return</text:span></text:p>
          <text:p text:style-name="P19"><text:s text:c="2"/><text:span text:style-name="T1">-- 'false' and a message that there are than one are matches</text:span></text:p>
          <text:p text:style-name="P19"><text:soft-page-break/><text:s text:c="2"/><text:span text:style-name="T1">local returnid, fullareaname</text:span></text:p>
          <text:p text:style-name="P19"><text:s text:c="2"/><text:span text:style-name="T1">for area, id in pairs(list) do</text:span></text:p>
          <text:p text:style-name="P19"><text:s text:c="4"/><text:span text:style-name="T1">if area:find(areaname, 1, true) then</text:span></text:p>
          <text:p text:style-name="P19"><text:s text:c="6"/><text:span text:style-name="T1">if returnid then return false, "more than one area matches" end</text:span></text:p>
          <text:p text:style-name="P19"><text:s text:c="6"/><text:span text:style-name="T1">returnid = id; fullareaname = area</text:span></text:p>
          <text:p text:style-name="P19"><text:s text:c="4"/><text:span text:style-name="T1">end</text:span></text:p>
          <text:p text:style-name="P19"><text:s text:c="2"/><text:span text:style-name="T1">end</text:span></text:p>
          <text:p text:style-name="P19"> </text:p>
          <text:p text:style-name="P19"><text:s text:c="2"/><text:span text:style-name="T1">return returnid, fullareaname</text:span></text:p>
          <text:p text:style-name="P18">end</text:p>
          <text:p text:style-name="P19"> </text:p>
          <text:p text:style-name="P18">-- sample use:</text:p>
          <text:p text:style-name="P18">local id, msg = findAreaID("blahblah")</text:p>
          <text:p text:style-name="P18">if id then</text:p>
          <text:p text:style-name="P19"><text:s text:c="2"/><text:span text:style-name="T1">echo("Found a matching ID: " .. id")</text:span></text:p>
          <text:p text:style-name="P18">elseif not id and msg then</text:p>
          <text:p text:style-name="P19"><text:s text:c="2"/><text:span text:style-name="T1">echo("ID not found; " .. msg)</text:span></text:p>
          <text:p text:style-name="P18">else</text:p>
          <text:p text:style-name="P19"><text:s text:c="2"/><text:span text:style-name="T1">echo("No areas matched the query.")</text:span></text:p>
          <text:p text:style-name="P9">end</text:p>
          <text:h text:style-name="P12" text:outline-level="3"><text:bookmark text:name="getCustomEnvColorTable"/><text:bookmark text:name="__RefHeading__877_938495551"/>getCustomEnvColorTable<text:bookmark-end text:name="__RefHeading__877_938495551"/></text:h>
          <text:p text:style-name="P4">envcolors = getCustomEnvColorTable() </text:p>
          <text:p text:style-name="P6">Returns a table with customized environments, where the key is the environment ID and the value is a indexed table of rgb values. </text:p>
          <text:p text:style-name="P4">Example </text:p>
          <text:p text:style-name="P18">{</text:p>
          <text:p text:style-name="P19"><text:s text:c="2"/><text:span text:style-name="T1">envid1 = {r,g,b},</text:span></text:p>
          <text:p text:style-name="P19"><text:s text:c="2"/><text:span text:style-name="T1">envid2 = {r,g,b}</text:span></text:p>
          <text:p text:style-name="P9">}</text:p>
          <text:h text:style-name="P12" text:outline-level="3"><text:bookmark text:name="getMapLabel"/><text:bookmark text:name="__RefHeading__879_938495551"/>getMapLabel<text:bookmark-end text:name="__RefHeading__879_938495551"/></text:h>
          <text:p text:style-name="P4">labelinfo = getMapLabels(areaID, labelID) </text:p>
          <text:p text:style-name="P6">Returns a key-value table describing that particular label in an area. Keys it contains are the <text:span text:style-name="T5">X</text:span>, <text:span text:style-name="T5">Y</text:span>, <text:span text:style-name="T5">Z</text:span> coordinates, <text:span text:style-name="T5">Height</text:span> and <text:span text:style-name="T5">Width</text:span>, and the <text:span text:style-name="T5">Text</text:span> it contains. If the label is an image label, then <text:span text:style-name="T5">Text</text:span> will be set to the <text:span text:style-name="T5">no text</text:span> string. </text:p>
          <text:p text:style-name="P4">Example </text:p>
          <text:p text:style-name="P18">lua getMapLabels(1658987)</text:p>
          <text:p text:style-name="P18">table {</text:p>
          <text:p text:style-name="P19"><text:s text:c="2"/><text:span text:style-name="T1">1: 'no text'</text:span></text:p>
          <text:p text:style-name="P19"><text:s text:c="2"/><text:span text:style-name="T1">0: 'test'</text:span></text:p>
          <text:p text:style-name="P18">}</text:p>
          <text:p text:style-name="P19"> </text:p>
          <text:p text:style-name="P18">lua getMapLabel(1658987, 0)</text:p>
          <text:p text:style-name="P18">table {</text:p>
          <text:p text:style-name="P19"><text:s text:c="2"/><text:span text:style-name="T1">'Y': -2</text:span></text:p>
          <text:p text:style-name="P19"><text:s text:c="2"/><text:span text:style-name="T1">'X': -8</text:span></text:p>
          <text:p text:style-name="P19"><text:s text:c="2"/><text:span text:style-name="T1">'Z': 11</text:span></text:p>
          <text:p text:style-name="P19"><text:s text:c="2"/><text:span text:style-name="T1">'Height': 3.9669418334961</text:span></text:p>
          <text:p text:style-name="P19"><text:s text:c="2"/><text:span text:style-name="T1">'Text': 'test'</text:span></text:p>
          <text:p text:style-name="P19"><text:soft-page-break/><text:s text:c="2"/><text:span text:style-name="T1">'Width': 8.6776866912842</text:span></text:p>
          <text:p text:style-name="P18">}</text:p>
          <text:p text:style-name="P19"> </text:p>
          <text:p text:style-name="P18">lua getMapLabel(1658987, 1)</text:p>
          <text:p text:style-name="P18">table {</text:p>
          <text:p text:style-name="P19"><text:s text:c="2"/><text:span text:style-name="T1">'Y': 8</text:span></text:p>
          <text:p text:style-name="P19"><text:s text:c="2"/><text:span text:style-name="T1">'X': -15</text:span></text:p>
          <text:p text:style-name="P19"><text:s text:c="2"/><text:span text:style-name="T1">'Z': 11</text:span></text:p>
          <text:p text:style-name="P19"><text:s text:c="2"/><text:span text:style-name="T1">'Height': 7.2520666122437</text:span></text:p>
          <text:p text:style-name="P19"><text:s text:c="2"/><text:span text:style-name="T1">'Text': 'no text'</text:span></text:p>
          <text:p text:style-name="P19"><text:s text:c="2"/><text:span text:style-name="T1">'Width': 11.21900844574</text:span></text:p>
          <text:p text:style-name="P9">}</text:p>
          <text:p text:style-name="P20"/>
          <text:h text:style-name="P12" text:outline-level="3"><text:bookmark text:name="getMapLabels"/><text:bookmark text:name="__RefHeading__881_938495551"/>getMapLabels<text:bookmark-end text:name="__RefHeading__881_938495551"/></text:h>
          <text:p text:style-name="P4">arealabels = getMapLabels(areaID) </text:p>
          <text:p text:style-name="P5"><text:span text:style-name="T1">Returns an indexed table (that starts indexing from 0) of all of the labels in the area, plus their label text. You can use the label id to </text:span><text:a xlink:type="simple" xlink:href="#deleteMapLabel">deleteMapLabel()</text:a><text:span text:style-name="T1"> it. </text:span></text:p>
          <text:p text:style-name="P4">Example </text:p>
          <text:p text:style-name="P18">display(getMapLabels(43))</text:p>
          <text:p text:style-name="P18">table {</text:p>
          <text:p text:style-name="P19"><text:s text:c="2"/><text:span text:style-name="T1">0: ''</text:span></text:p>
          <text:p text:style-name="P19"><text:s text:c="2"/><text:span text:style-name="T1">1: 'Waterways'</text:span></text:p>
          <text:p text:style-name="P18">}</text:p>
          <text:p text:style-name="P19"> </text:p>
          <text:p text:style-name="P18">deleteMapLabel(43, 0)</text:p>
          <text:p text:style-name="P18">display(getMapLabels(43))</text:p>
          <text:p text:style-name="P18">table {</text:p>
          <text:p text:style-name="P19"><text:s text:c="2"/><text:span text:style-name="T1">1: 'Waterways'</text:span></text:p>
          <text:p text:style-name="P9">}</text:p>
          <text:h text:style-name="P12" text:outline-level="3"><text:bookmark text:name="getModulePriority"/><text:bookmark text:name="__RefHeading__883_938495551"/>getModulePriority<text:bookmark-end text:name="__RefHeading__883_938495551"/></text:h>
          <text:p text:style-name="P4">priority = getModulePriority(module name) </text:p>
          <text:p text:style-name="P15">Returns the priority of a module as an integer. This determines the order modules will be loaded in - default is 0. Useful if you have a module that depends on another module being loaded first, for example. </text:p>
          <text:p text:style-name="P5"><text:span text:style-name="T1">See also: </text:span><text:a xlink:type="simple" xlink:href="#setModulePriority">setModulePriority()</text:a><text:span text:style-name="T1"> </text:span></text:p>
          <text:p text:style-name="P4">Example </text:p>
          <text:p text:style-name="P9">getModulePriority("mudlet-mapper")</text:p>
          <text:h text:style-name="P12" text:outline-level="3"><text:bookmark text:name="getPath"/><text:bookmark text:name="__RefHeading__885_938495551"/>getPath<text:bookmark-end text:name="__RefHeading__885_938495551"/></text:h>
          <text:p text:style-name="P4">getPath(roomID from, roomID to) </text:p>
          <text:p text:style-name="P6">Returns a boolean true/false if a path between two room IDs is possible. If it is, the global <text:span text:style-name="T5">speedWalkPath</text:span> table is set to all of the directions that have to be taken to get there, and the <text:soft-page-break/>global <text:span text:style-name="T5">speedWalkDir</text:span> table is set to all of the roomIDs you'll encounter on the way. </text:p>
          <text:p text:style-name="P4">Example </text:p>
          <text:p text:style-name="P18">-- check if we can go to a room - if yes, go to it</text:p>
          <text:p text:style-name="P18">if getPath(34,155) then</text:p>
          <text:p text:style-name="P19"><text:s text:c="2"/><text:span text:style-name="T1">gotoRoom(155)</text:span></text:p>
          <text:p text:style-name="P18">else</text:p>
          <text:p text:style-name="P19"><text:s text:c="2"/><text:span text:style-name="T1">echo("\nCan't go there!")</text:span></text:p>
          <text:p text:style-name="P9">end</text:p>
          <text:h text:style-name="P12" text:outline-level="3"><text:bookmark text:name="getRoomArea"/><text:bookmark text:name="__RefHeading__887_938495551"/>getRoomArea<text:bookmark-end text:name="__RefHeading__887_938495551"/></text:h>
          <text:p text:style-name="P4">areaID = getRoomArea(roomID) </text:p>
          <text:p text:style-name="P5"><text:span text:style-name="T1">Returns the area ID of a given room ID. To get the area name, you can check the area ID against the data given by </text:span><text:a xlink:type="simple" xlink:href="#getAreaTable">getAreaTable()</text:a><text:span text:style-name="T1"> function, or use the </text:span><text:a xlink:type="simple" xlink:href="#getRoomAreaName">getRoomAreaName()</text:a><text:span text:style-name="T1"> function. </text:span></text:p>
          <text:p text:style-name="P20"><draw:frame draw:style-name="fr1" draw:name="Grafik6" text:anchor-type="as-char" svg:width="0.476cm" svg:height="0.582cm" draw:z-index="5"><draw:image xlink:href="http://wiki.mudlet.org/images/6/60/Bulbgraph.png" xlink:type="simple" xlink:show="embed" xlink:actuate="onLoad"/><svg:title>Note</svg:title></draw:frame> <text:span text:style-name="T2">Note:</text:span><text:span text:style-name="T1"> If the room ID does not exist, this function will raise an error. </text:span></text:p>
          <text:p text:style-name="P4">Example </text:p>
          <text:p text:style-name="P18">display("Area ID of room #100 is: "..getRoomArea(100))</text:p>
          <text:p text:style-name="P19"> </text:p>
          <text:p text:style-name="P9">display("Area name for room #100 is: "..getRoomAreaName(getRoomArea(100)))</text:p>
          <text:h text:style-name="P12" text:outline-level="3"><text:bookmark text:name="getRoomAreaName"/><text:bookmark text:name="__RefHeading__889_938495551"/>getRoomAreaName<text:bookmark-end text:name="__RefHeading__889_938495551"/></text:h>
          <text:p text:style-name="P4">areaname = getRoomAreaName(areaID) </text:p>
          <text:p text:style-name="P6">Returns the area name for a given area id. </text:p>
          <text:p text:style-name="P4">Example </text:p>
          <text:p text:style-name="P9">echo(string.format("room id #455 is in %s.", getRoomAreaName(getRoomArea(455))))</text:p>
          <text:h text:style-name="P12" text:outline-level="3"><text:bookmark text:name="getRoomCoordinates"/><text:bookmark text:name="__RefHeading__891_938495551"/>getRoomCoordinates<text:bookmark-end text:name="__RefHeading__891_938495551"/></text:h>
          <text:p text:style-name="P4">x,y,z = getRoomCoordinates(room ID) </text:p>
          <text:p text:style-name="P6">Returns the room coordinates of the given room ID. </text:p>
          <text:p text:style-name="P4">Example </text:p>
          <text:p text:style-name="P18">local x,y,z = getRoomCoordinates(roomID)</text:p>
          <text:p text:style-name="P18">echo("Room Coordinates for "..roomID..":")</text:p>
          <text:p text:style-name="P18">echo("\n <text:s text:c="4"/>X:"..x)</text:p>
          <text:p text:style-name="P18">echo("\n <text:s text:c="4"/>Y:"..y)</text:p>
          <text:p text:style-name="P9">echo("\n <text:s text:c="4"/>Z:"..z)</text:p>
          <text:h text:style-name="P12" text:outline-level="3"><text:bookmark text:name="getRoomEnv"/><text:bookmark text:name="__RefHeading__893_938495551"/>getRoomEnv<text:bookmark-end text:name="__RefHeading__893_938495551"/></text:h>
          <text:p text:style-name="P4">envID = getRoomEnv(roomID) </text:p>
          <text:p text:style-name="P6"><text:soft-page-break/>Returns the environment ID of a room. The mapper does not store environment names, so you'd need to keep track of which ID is what name yourself. </text:p>
          <text:p text:style-name="P4">Example </text:p>
          <text:p text:style-name="P18">funtion checkID(id)</text:p>
          <text:p text:style-name="P19"><text:s text:c="2"/><text:span text:style-name="T1">echo(strinf.format("The env ID of room #%d is %d.\n", id, getRoomEnv(id)))</text:span></text:p>
          <text:p text:style-name="P9">end</text:p>
          <text:h text:style-name="P12" text:outline-level="3"><text:bookmark text:name="getRoomExits"/><text:bookmark text:name="__RefHeading__895_938495551"/>getRoomExits <text:bookmark-end text:name="__RefHeading__895_938495551"/></text:h>
          <text:p text:style-name="P13">getRoomExits (roomID) </text:p>
          <text:p text:style-name="P6">Returns the currently known non-special exits for a room in an key-index form: <text:span text:style-name="T5">exit = exitroomid</text:span>, ie: </text:p>
          <text:p text:style-name="P4">Example </text:p>
          <text:p text:style-name="P18">table {</text:p>
          <text:p text:style-name="P19"><text:s text:c="2"/><text:span text:style-name="T1">'northwest': 80</text:span></text:p>
          <text:p text:style-name="P19"><text:s text:c="2"/><text:span text:style-name="T1">'east': 78</text:span></text:p>
          <text:p text:style-name="P9">}</text:p>
          <text:h text:style-name="P12" text:outline-level="3"><text:bookmark text:name="getRoomIDbyHash"/><text:bookmark text:name="__RefHeading__897_938495551"/>getRoomIDbyHash<text:bookmark-end text:name="__RefHeading__897_938495551"/></text:h>
          <text:p text:style-name="P4">roomID = getRoomIDbyHash(hash) </text:p>
          <text:p text:style-name="P5"><text:span text:style-name="T1">Returns a room ID that is associated with a given hash in the mapper. This is primarily for MUDs that make use of hashes instead of room IDs (like </text:span><text:a xlink:type="simple" xlink:href="http://avalon.mud.de/index.php?enter=1">Avalon.de</text:a><text:span text:style-name="T1"> MUD). </text:span><text:span text:style-name="T3">-1</text:span><text:span text:style-name="T1"> is returned if no room ID matches the hash. </text:span></text:p>
          <text:p text:style-name="P4">Example </text:p>
          <text:p text:style-name="P18">-- example taken from http://forums.mudlet.org/viewtopic.php?f=13&amp;t=2177</text:p>
          <text:p text:style-name="P18">_id1 = getRoomIDbyHash( "5dfe55b0c8d769e865fd85ba63127fbc" );</text:p>
          <text:p text:style-name="P18">if _id1 == -1 then </text:p>
          <text:p text:style-name="P19"><text:s text:c="2"/><text:span text:style-name="T1">_id1 = createRoomID()</text:span></text:p>
          <text:p text:style-name="P19"><text:s text:c="2"/><text:span text:style-name="T1">setRoomIDbyHash( _id1, "5dfe55b0c8d769e865fd85ba63127fbc" )</text:span></text:p>
          <text:p text:style-name="P19"><text:s text:c="2"/><text:span text:style-name="T1">addRoom( _id )</text:span></text:p>
          <text:p text:style-name="P19"><text:s text:c="2"/><text:span text:style-name="T1">setRoomCoordinates( _id1, 0, 0, -1 )</text:span></text:p>
          <text:p text:style-name="P9">end</text:p>
          <text:h text:style-name="P12" text:outline-level="3"><text:bookmark text:name="getRoomName"/><text:bookmark text:name="__RefHeading__899_938495551"/>getRoomName<text:bookmark-end text:name="__RefHeading__899_938495551"/></text:h>
          <text:p text:style-name="P4">roomName = getRoomName(roomID) </text:p>
          <text:p text:style-name="P6">Returns the room name for a given room id. </text:p>
          <text:p text:style-name="P4">Example </text:p>
          <text:p text:style-name="P9">echo(string.format("The name of the room id #455 is %s.", getRoomname(455))</text:p>
          <text:h text:style-name="P12" text:outline-level="3"><text:bookmark text:name="getRooms"/><text:bookmark text:name="__RefHeading__901_938495551"/><text:soft-page-break/>getRooms<text:bookmark-end text:name="__RefHeading__901_938495551"/></text:h>
          <text:p text:style-name="P4">rooms = getRooms() </text:p>
          <text:p text:style-name="P6">Returns the list of <text:span text:style-name="T4">all</text:span> rooms in the map in an area in roomid - room name format. </text:p>
          <text:p text:style-name="P4">Example </text:p>
          <text:p text:style-name="P18">-- simple, raw viewer for rooms in an area</text:p>
          <text:p text:style-name="P9">display(getRooms())</text:p>
          <text:h text:style-name="P12" text:outline-level="3"><text:bookmark text:name="getRoomsByPosition"/><text:bookmark text:name="__RefHeading__903_938495551"/>getRoomsByPosition<text:bookmark-end text:name="__RefHeading__903_938495551"/></text:h>
          <text:p text:style-name="P4">getRoomsByPosition(areaID, x,y,z) </text:p>
          <text:p text:style-name="P6">Returns an indexed table of all rooms at the given coordinates in the given area, or an empty one if there are none. This function can be useful for checking if a room exists at certain coordinates, or whenever you have rooms overlapping. </text:p>
          <text:p text:style-name="P4">Example </text:p>
          <text:p text:style-name="P18">-- sample script to determine a room nearby, given a relative direction from the current room</text:p>
          <text:p text:style-name="P18">local otherroom</text:p>
          <text:p text:style-name="P18">if matches[2] == "" then</text:p>
          <text:p text:style-name="P19"><text:s text:c="2"/><text:span text:style-name="T1">local w = matches[3]</text:span></text:p>
          <text:p text:style-name="P19"><text:s text:c="2"/><text:span text:style-name="T1">local ox, oy, oz, x,y,z = getRoomCoordinates(mmp.currentroom)</text:span></text:p>
          <text:p text:style-name="P19"><text:s text:c="2"/><text:span text:style-name="T1">local has = table.contains</text:span></text:p>
          <text:p text:style-name="P19"><text:s text:c="2"/><text:span text:style-name="T1">if has({"west", "left", "w", "l"}, w) then</text:span></text:p>
          <text:p text:style-name="P19"><text:s text:c="4"/><text:span text:style-name="T1">x = (x or ox) - 1; y = (y or oy); z = (z or oz)</text:span></text:p>
          <text:p text:style-name="P19"><text:s text:c="2"/><text:span text:style-name="T1">elseif has({"east", "right", "e", "r"}, w) then</text:span></text:p>
          <text:p text:style-name="P19"><text:s text:c="4"/><text:span text:style-name="T1">x = (x or ox) + 1; y = (y or oy); z = (z or oz)</text:span></text:p>
          <text:p text:style-name="P19"><text:s text:c="2"/><text:span text:style-name="T1">elseif has({"north", "top", "n", "t"}, w) then</text:span></text:p>
          <text:p text:style-name="P19"><text:s text:c="4"/><text:span text:style-name="T1">x = (x or ox); y = (y or oy) + 1; z = (z or oz)</text:span></text:p>
          <text:p text:style-name="P19"><text:s text:c="2"/><text:span text:style-name="T1">elseif has({"south", "bottom", "s", "b"}, w) then</text:span></text:p>
          <text:p text:style-name="P19"><text:s text:c="4"/><text:span text:style-name="T1">x = (x or ox); y = (y or oy) - 1; z = (z or oz)</text:span></text:p>
          <text:p text:style-name="P19"><text:s text:c="2"/><text:span text:style-name="T1">elseif has({"northwest", "topleft", "nw", "tl"}, w) then</text:span></text:p>
          <text:p text:style-name="P19"><text:s text:c="4"/><text:span text:style-name="T1">x = (x or ox) - 1; y = (y or oy) + 1; z = (z or oz)</text:span></text:p>
          <text:p text:style-name="P19"><text:s text:c="2"/><text:span text:style-name="T1">elseif has({"northeast", "topright", "ne", "tr"}, w) then</text:span></text:p>
          <text:p text:style-name="P19"><text:s text:c="4"/><text:span text:style-name="T1">x = (x or ox) + 1; y = (y or oy) + 1; z = (z or oz)</text:span></text:p>
          <text:p text:style-name="P19"><text:s text:c="2"/><text:span text:style-name="T1">elseif has({"southeast", "bottomright", "se", "br"}, w) then</text:span></text:p>
          <text:p text:style-name="P19"><text:s text:c="4"/><text:span text:style-name="T1">x = (x or ox) + 1; y = (y or oy) - 1; z = (z or oz)</text:span></text:p>
          <text:p text:style-name="P19"><text:s text:c="2"/><text:span text:style-name="T1">elseif has({"southwest", "bottomleft", "sw", "bl"}, w) then</text:span></text:p>
          <text:p text:style-name="P19"><text:s text:c="4"/><text:span text:style-name="T1">x = (x or ox) - 1; y = (y or oy) - 1; z = (z or oz)</text:span></text:p>
          <text:p text:style-name="P19"><text:s text:c="2"/><text:span text:style-name="T1">elseif has({"up", "u"}, w) then</text:span></text:p>
          <text:p text:style-name="P19"><text:s text:c="4"/><text:span text:style-name="T1">x = (x or ox); y = (y or oy); z = (z or oz) + 1</text:span></text:p>
          <text:p text:style-name="P19"><text:s text:c="2"/><text:span text:style-name="T1">elseif has({"down", "d"}, w) then</text:span></text:p>
          <text:p text:style-name="P19"><text:s text:c="4"/><text:span text:style-name="T1">x = (x or ox); y = (y or oy); z = (z or oz) - 1</text:span></text:p>
          <text:p text:style-name="P19"><text:s text:c="2"/><text:span text:style-name="T1">end</text:span></text:p>
          <text:p text:style-name="P19"> </text:p>
          <text:p text:style-name="P19"><text:s text:c="2"/><text:span text:style-name="T1">local carea = getRoomArea(mmp.currentroom)</text:span></text:p>
          <text:p text:style-name="P19"><text:s text:c="2"/><text:span text:style-name="T1">if not carea then mmp.echo("Don't know what area are we in.") return end</text:span></text:p>
          <text:p text:style-name="P19"> </text:p>
          <text:p text:style-name="P19"><text:s text:c="2"/><text:span text:style-name="T1">otherroom = select(2, next(getRoomsByPosition(carea,x,y,z)))</text:span></text:p>
          <text:p text:style-name="P19"> </text:p>
          <text:p text:style-name="P19"><text:s text:c="2"/><text:span text:style-name="T1">if not otherroom then</text:span></text:p>
          <text:p text:style-name="P19"><text:s text:c="4"/><text:span text:style-name="T1">mmp.echo("There isn't a room to the "..w.." that I see - try with an exact room id.") return</text:span></text:p>
          <text:p text:style-name="P19"><text:s text:c="2"/><text:span text:style-name="T1">else</text:span></text:p>
          <text:p text:style-name="P19"><text:soft-page-break/><text:s text:c="4"/><text:span text:style-name="T1">mmp.echo("The room "..w.." of us has an ID of "..otherroom)</text:span></text:p>
          <text:p text:style-name="P10"><text:s text:c="2"/><text:span text:style-name="T1">end</text:span></text:p>
          <text:h text:style-name="P12" text:outline-level="3"><text:bookmark text:name="getRoomUserData"/><text:bookmark text:name="__RefHeading__905_938495551"/>getRoomUserData<text:bookmark-end text:name="__RefHeading__905_938495551"/></text:h>
          <text:p text:style-name="P4">data = getRoomUserData(roomID, key (as a string)) </text:p>
          <text:p text:style-name="P5"><text:span text:style-name="T1">Returns the user data stored at a given room with a given key, or "" if none is stored. Use </text:span><text:a xlink:type="simple" xlink:href="#setRoomUserData">setRoomUserData()</text:a><text:span text:style-name="T1"> function for setting the user data. </text:span></text:p>
          <text:p text:style-name="P4">Example </text:p>
          <text:p text:style-name="P9">display(getRoomUserData(341, "visitcount"))</text:p>
          <text:h text:style-name="P12" text:outline-level="3"><text:bookmark text:name="getRoomWeight"/><text:bookmark text:name="__RefHeading__907_938495551"/>getRoomWeight<text:bookmark-end text:name="__RefHeading__907_938495551"/></text:h>
          <text:p text:style-name="P4">room weight = getRoomWeight(roomID) </text:p>
          <text:p text:style-name="P15">Returns the weight of a room. By default, all new rooms have a weight of 1. </text:p>
          <text:p text:style-name="P5"><text:span text:style-name="T1">See also: </text:span><text:a xlink:type="simple" xlink:href="#setRoomWeight">setRoomWeight()</text:a><text:span text:style-name="T1"> </text:span></text:p>
          <text:p text:style-name="P4">Example </text:p>
          <text:p text:style-name="P18">display("Original weight of room 541: "..getRoomWeight(541)</text:p>
          <text:p text:style-name="P18">setRoomWeight(541, 3)</text:p>
          <text:p text:style-name="P9">display("New weight of room 541: "..getRoomWeight(541)</text:p>
          <text:h text:style-name="P12" text:outline-level="3"><text:bookmark text:name="getSpecialExits"/><text:bookmark text:name="__RefHeading__909_938495551"/>getSpecialExits<text:bookmark-end text:name="__RefHeading__909_938495551"/></text:h>
          <text:p text:style-name="P4">exits = getSpecialExits(roomID) </text:p>
          <text:p text:style-name="P6">Returns a roomid - command table of all special exits in the room. If there are no special exits in the room, the table returned will be empty. </text:p>
          <text:p text:style-name="P4">Example </text:p>
          <text:p text:style-name="P18">getSpecialExits(1337)</text:p>
          <text:p text:style-name="P19"> </text:p>
          <text:p text:style-name="P18">-- results in:</text:p>
          <text:p text:style-name="P18">--[[</text:p>
          <text:p text:style-name="P18">table {</text:p>
          <text:p text:style-name="P19"><text:s text:c="2"/><text:span text:style-name="T1">12106: 'faiglom nexus'</text:span></text:p>
          <text:p text:style-name="P18">}</text:p>
          <text:p text:style-name="P9">]]</text:p>
          <text:h text:style-name="P12" text:outline-level="3"><text:bookmark text:name="getSpecialExitsSwap"/><text:bookmark text:name="__RefHeading__911_938495551"/>getSpecialExitsSwap<text:bookmark-end text:name="__RefHeading__911_938495551"/></text:h>
          <text:p text:style-name="P4">exits = getSpecialExitsSwap(roomID) </text:p>
          <text:p text:style-name="P5"><text:span text:style-name="T1">Very similar to </text:span><text:a xlink:type="simple" xlink:href="#getSpecialExits">getSpecialExits()</text:a><text:span text:style-name="T1"> function, but returns the rooms in the command - roomid style. </text:span></text:p>
          <text:h text:style-name="P12" text:outline-level="3"><text:bookmark text:name="gotoRoom"/><text:bookmark text:name="__RefHeading__913_938495551"/><text:soft-page-break/>gotoRoom<text:bookmark-end text:name="__RefHeading__913_938495551"/></text:h>
          <text:p text:style-name="P13">gotoRoom (roomID) </text:p>
          <text:p text:style-name="P6">Speedwalks you to the given room from your current room if it is able and knows the way. You must turn the map on for this to work, else it will return "(mapper): Don't know how to get there from here :(". </text:p>
          <text:h text:style-name="P12" text:outline-level="3"><text:bookmark text:name="hasExitLock"/><text:bookmark text:name="__RefHeading__915_938495551"/>hasExitLock<text:bookmark-end text:name="__RefHeading__915_938495551"/></text:h>
          <text:p text:style-name="P4">status = hasExitLock(roomID, direction) </text:p>
          <text:p text:style-name="P6">Returns <text:span text:style-name="T5">true</text:span> or <text:span text:style-name="T5">false</text:span> depending on whenever a given exit leading out from a room is locked. <text:span text:style-name="T5">direction</text:span> right now is a number that corresponds to the direction: </text:p>
          <text:p text:style-name="P16"><text:span text:style-name="Source_20_Text"><text:s/></text:span><text:span text:style-name="Source_20_Text"><text:span text:style-name="T1">exitmap = {</text:span></text:span></text:p>
          <text:p text:style-name="P16"><text:span text:style-name="Source_20_Text"><text:s text:c="3"/></text:span><text:span text:style-name="Source_20_Text"><text:span text:style-name="T1">n = 1,</text:span></text:span></text:p>
          <text:p text:style-name="P16"><text:span text:style-name="Source_20_Text"><text:s text:c="3"/></text:span><text:span text:style-name="Source_20_Text"><text:span text:style-name="T1">north = 1,</text:span></text:span></text:p>
          <text:p text:style-name="P16"><text:span text:style-name="Source_20_Text"><text:s text:c="3"/></text:span><text:span text:style-name="Source_20_Text"><text:span text:style-name="T1">ne = 2,</text:span></text:span></text:p>
          <text:p text:style-name="P16"><text:span text:style-name="Source_20_Text"><text:s text:c="3"/></text:span><text:span text:style-name="Source_20_Text"><text:span text:style-name="T1">northeast = 2,</text:span></text:span></text:p>
          <text:p text:style-name="P16"><text:span text:style-name="Source_20_Text"><text:s text:c="3"/></text:span><text:span text:style-name="Source_20_Text"><text:span text:style-name="T1">nw = 3,</text:span></text:span></text:p>
          <text:p text:style-name="P16"><text:span text:style-name="Source_20_Text"><text:s text:c="3"/></text:span><text:span text:style-name="Source_20_Text"><text:span text:style-name="T1">northwest = 3,</text:span></text:span></text:p>
          <text:p text:style-name="P16"><text:span text:style-name="Source_20_Text"><text:s text:c="3"/></text:span><text:span text:style-name="Source_20_Text"><text:span text:style-name="T1">e = 4,</text:span></text:span></text:p>
          <text:p text:style-name="P16"><text:span text:style-name="Source_20_Text"><text:s text:c="3"/></text:span><text:span text:style-name="Source_20_Text"><text:span text:style-name="T1">east = 4,</text:span></text:span></text:p>
          <text:p text:style-name="P16"><text:span text:style-name="Source_20_Text"><text:s text:c="3"/></text:span><text:span text:style-name="Source_20_Text"><text:span text:style-name="T1">w = 5,</text:span></text:span></text:p>
          <text:p text:style-name="P16"><text:span text:style-name="Source_20_Text"><text:s text:c="3"/></text:span><text:span text:style-name="Source_20_Text"><text:span text:style-name="T1">west = 5,</text:span></text:span></text:p>
          <text:p text:style-name="P16"><text:span text:style-name="Source_20_Text"><text:s text:c="3"/></text:span><text:span text:style-name="Source_20_Text"><text:span text:style-name="T1">s = 6,</text:span></text:span></text:p>
          <text:p text:style-name="P16"><text:span text:style-name="Source_20_Text"><text:s text:c="3"/></text:span><text:span text:style-name="Source_20_Text"><text:span text:style-name="T1">south = 6,</text:span></text:span></text:p>
          <text:p text:style-name="P16"><text:span text:style-name="Source_20_Text"><text:s text:c="3"/></text:span><text:span text:style-name="Source_20_Text"><text:span text:style-name="T1">se = 7,</text:span></text:span></text:p>
          <text:p text:style-name="P16"><text:span text:style-name="Source_20_Text"><text:s text:c="3"/></text:span><text:span text:style-name="Source_20_Text"><text:span text:style-name="T1">southeast = 7,</text:span></text:span></text:p>
          <text:p text:style-name="P16"><text:span text:style-name="Source_20_Text"><text:s text:c="3"/></text:span><text:span text:style-name="Source_20_Text"><text:span text:style-name="T1">sw = 8,</text:span></text:span></text:p>
          <text:p text:style-name="P16"><text:span text:style-name="Source_20_Text"><text:s text:c="3"/></text:span><text:span text:style-name="Source_20_Text"><text:span text:style-name="T1">southwest = 8,</text:span></text:span></text:p>
          <text:p text:style-name="P16"><text:span text:style-name="Source_20_Text"><text:s text:c="3"/></text:span><text:span text:style-name="Source_20_Text"><text:span text:style-name="T1">u = 9,</text:span></text:span></text:p>
          <text:p text:style-name="P16"><text:span text:style-name="Source_20_Text"><text:s text:c="3"/></text:span><text:span text:style-name="Source_20_Text"><text:span text:style-name="T1">up = 9,</text:span></text:span></text:p>
          <text:p text:style-name="P16"><text:span text:style-name="Source_20_Text"><text:s text:c="3"/></text:span><text:span text:style-name="Source_20_Text"><text:span text:style-name="T1">d = 10,</text:span></text:span></text:p>
          <text:p text:style-name="P16"><text:span text:style-name="Source_20_Text"><text:s text:c="3"/></text:span><text:span text:style-name="Source_20_Text"><text:span text:style-name="T1">down = 10,</text:span></text:span></text:p>
          <text:p text:style-name="P16"><text:span text:style-name="Source_20_Text"><text:s text:c="3"/></text:span><text:span text:style-name="Source_20_Text"><text:span text:style-name="T1">["in"] = 11,</text:span></text:span></text:p>
          <text:p text:style-name="P16"><text:span text:style-name="Source_20_Text"><text:s text:c="3"/></text:span><text:span text:style-name="Source_20_Text"><text:span text:style-name="T1">out = 12</text:span></text:span></text:p>
          <text:p text:style-name="P7"><text:span text:style-name="Source_20_Text"><text:s/></text:span><text:span text:style-name="Source_20_Text"><text:span text:style-name="T1">}</text:span></text:span></text:p>
          <text:p text:style-name="P4">Example </text:p>
          <text:p text:style-name="P18">-- check if the east exit of room 1201 is locked</text:p>
          <text:p text:style-name="P9">display(hasExitLock(1201, 4))</text:p>
          <text:p text:style-name="P5"><text:span text:style-name="T1">See also: </text:span><text:a xlink:type="simple" xlink:href="#lockExit">lockExit()</text:a><text:span text:style-name="T1"> </text:span></text:p>
          <text:h text:style-name="P12" text:outline-level="3"><text:bookmark text:name="hasSpecialExitLock"/><text:bookmark text:name="__RefHeading__917_938495551"/>hasSpecialExitLock<text:bookmark-end text:name="__RefHeading__917_938495551"/></text:h>
          <text:p text:style-name="P4">status = hasSpecialExitLock(from roomID, to roomID, command) </text:p>
          <text:p text:style-name="P6">Returns <text:span text:style-name="T5">true</text:span> or <text:span text:style-name="T5">false</text:span> depending on whenever a given exit leading out from a room is locked. <text:span text:style-name="T5">command</text:span> is the action to take to get through the gate. </text:p>
          <text:p text:style-name="P18">-- lock a special exit from 17463 to 7814 that uses the 'enter feather' command</text:p>
          <text:p text:style-name="P18">lockSpecialExit(17463, 7814, 'enter feather', true)</text:p>
          <text:p text:style-name="P19"> </text:p>
          <text:p text:style-name="P18">-- see if it is locked: it will say 'true', it is</text:p>
          <text:p text:style-name="P9"><text:soft-page-break/>display(hasSpecialExitLock(17463, 7814, 'enter feather'))</text:p>
          <text:h text:style-name="P12" text:outline-level="3"><text:bookmark text:name="highlightRoom"/><text:bookmark text:name="__RefHeading__919_938495551"/>highlightRoom<text:bookmark-end text:name="__RefHeading__919_938495551"/></text:h>
          <text:p text:style-name="P4">highlightRoom( id, r1,g1,b1,r2,g2,b2, radius, alpha1, alpha2) </text:p>
          <text:p text:style-name="P6">Highlights a room with the given color, which will override it's environment color. If you use two different colors, then there'll be a shading from the center going outwards that changes into the other color. <text:span text:style-name="T5">highlightRadius</text:span> is the radius for the highlight circle - if you don't want rooms beside each other to over lap, use <text:span text:style-name="T5">1</text:span> as the radius. <text:span text:style-name="T5">alphaColor1</text:span> and <text:span text:style-name="T5">alphaColor2</text:span> are transparency values from 0 (completely transparent) to 255 (not transparent at all). </text:p>
          <text:p text:style-name="P5"><text:span text:style-name="T1">See also: </text:span><text:a xlink:type="simple" xlink:href="#unHighlightRoom">unHighlightRoom()</text:a><text:span text:style-name="T1"> </text:span></text:p>
          <text:p text:style-name="P20"><draw:frame draw:style-name="fr1" draw:name="Grafik7" text:anchor-type="as-char" svg:width="0.476cm" svg:height="0.582cm" draw:z-index="6"><draw:image xlink:href="http://wiki.mudlet.org/images/6/60/Bulbgraph.png" xlink:type="simple" xlink:show="embed" xlink:actuate="onLoad"/><svg:title>Note</svg:title></draw:frame> <text:span text:style-name="T2">Note:</text:span><text:span text:style-name="T1"> Available since Mudlet 2.0 final release </text:span></text:p>
          <text:p text:style-name="P18">-- color room #351 red to blue</text:p>
          <text:p text:style-name="P18">local r,g,b = unpack(color_table.red)</text:p>
          <text:p text:style-name="P18">local br,bg,bb = unpack(color_table.blue)</text:p>
          <text:p text:style-name="P9">highlightRoom(351, r,g,b,br,bg,bb, 1, 255, 255)</text:p>
          <text:h text:style-name="P12" text:outline-level="3"><text:bookmark text:name="loadMap"/><text:bookmark text:name="__RefHeading__921_938495551"/>loadMap<text:bookmark-end text:name="__RefHeading__921_938495551"/></text:h>
          <text:p text:style-name="P4">boolean = loadMap(file location) </text:p>
          <text:p text:style-name="P5"><text:span text:style-name="T1">Loads the map file from a given location. The map file must be in Mudlet's format (not XML or any other) - saved with </text:span><text:a xlink:type="simple" xlink:href="#saveMap">saveMap()</text:a><text:span text:style-name="T1">. </text:span></text:p>
          <text:p text:style-name="P6">Returns a boolean for whenever the loading succeeded. Note that the mapper must be open, or this will fail. </text:p>
          <text:p text:style-name="P5"><text:span text:style-name="T1">See also: </text:span><text:a xlink:type="simple" xlink:href="#saveMap">saveMap()</text:a><text:span text:style-name="T1"> </text:span></text:p>
          <text:p text:style-name="P10"><text:s text:c="2"/><text:span text:style-name="T1">loadMap("/home/user/Desktop/Mudlet Map.dat")</text:span></text:p>
          <text:h text:style-name="P12" text:outline-level="3"><text:bookmark text:name="lockExit"/><text:bookmark text:name="__RefHeading__923_938495551"/>lockExit<text:bookmark-end text:name="__RefHeading__923_938495551"/></text:h>
          <text:p text:style-name="P4">lockExit(roomID, direction, lock = true/false) </text:p>
          <text:p text:style-name="P6">Locks a given exit from a room (which means that unless all exits in the incoming room are locked, it'll still be accessible). Direction at the moment is only set as a number, and here's a listing of them: </text:p>
          <text:p text:style-name="P16"><text:span text:style-name="Source_20_Text"><text:s/></text:span><text:span text:style-name="Source_20_Text"><text:span text:style-name="T1">exitmap = {</text:span></text:span></text:p>
          <text:p text:style-name="P16"><text:span text:style-name="Source_20_Text"><text:s text:c="3"/></text:span><text:span text:style-name="Source_20_Text"><text:span text:style-name="T1">n = 1,</text:span></text:span></text:p>
          <text:p text:style-name="P16"><text:span text:style-name="Source_20_Text"><text:s text:c="3"/></text:span><text:span text:style-name="Source_20_Text"><text:span text:style-name="T1">north = 1,</text:span></text:span></text:p>
          <text:p text:style-name="P16"><text:span text:style-name="Source_20_Text"><text:s text:c="3"/></text:span><text:span text:style-name="Source_20_Text"><text:span text:style-name="T1">ne = 2,</text:span></text:span></text:p>
          <text:p text:style-name="P16"><text:span text:style-name="Source_20_Text"><text:s text:c="3"/></text:span><text:span text:style-name="Source_20_Text"><text:span text:style-name="T1">northeast = 2,</text:span></text:span></text:p>
          <text:p text:style-name="P16"><text:span text:style-name="Source_20_Text"><text:s text:c="3"/></text:span><text:span text:style-name="Source_20_Text"><text:span text:style-name="T1">nw = 3,</text:span></text:span></text:p>
          <text:p text:style-name="P16"><text:span text:style-name="Source_20_Text"><text:s text:c="3"/></text:span><text:span text:style-name="Source_20_Text"><text:span text:style-name="T1">northwest = 3,</text:span></text:span></text:p>
          <text:p text:style-name="P16"><text:span text:style-name="Source_20_Text"><text:s text:c="3"/></text:span><text:span text:style-name="Source_20_Text"><text:span text:style-name="T1">e = 4,</text:span></text:span></text:p>
          <text:p text:style-name="P16"><text:span text:style-name="Source_20_Text"><text:s text:c="3"/></text:span><text:span text:style-name="Source_20_Text"><text:span text:style-name="T1">east = 4,</text:span></text:span></text:p>
          <text:p text:style-name="P16"><text:span text:style-name="Source_20_Text"><text:s text:c="3"/></text:span><text:span text:style-name="Source_20_Text"><text:span text:style-name="T1">w = 5,</text:span></text:span></text:p>
          <text:p text:style-name="P16"><text:span text:style-name="Source_20_Text"><text:s text:c="3"/></text:span><text:span text:style-name="Source_20_Text"><text:span text:style-name="T1">west = 5,</text:span></text:span></text:p>
          <text:p text:style-name="P16"><text:soft-page-break/><text:span text:style-name="Source_20_Text"><text:s text:c="3"/></text:span><text:span text:style-name="Source_20_Text"><text:span text:style-name="T1">s = 6,</text:span></text:span></text:p>
          <text:p text:style-name="P16"><text:span text:style-name="Source_20_Text"><text:s text:c="3"/></text:span><text:span text:style-name="Source_20_Text"><text:span text:style-name="T1">south = 6,</text:span></text:span></text:p>
          <text:p text:style-name="P16"><text:span text:style-name="Source_20_Text"><text:s text:c="3"/></text:span><text:span text:style-name="Source_20_Text"><text:span text:style-name="T1">se = 7,</text:span></text:span></text:p>
          <text:p text:style-name="P16"><text:span text:style-name="Source_20_Text"><text:s text:c="3"/></text:span><text:span text:style-name="Source_20_Text"><text:span text:style-name="T1">southeast = 7,</text:span></text:span></text:p>
          <text:p text:style-name="P16"><text:span text:style-name="Source_20_Text"><text:s text:c="3"/></text:span><text:span text:style-name="Source_20_Text"><text:span text:style-name="T1">sw = 8,</text:span></text:span></text:p>
          <text:p text:style-name="P16"><text:span text:style-name="Source_20_Text"><text:s text:c="3"/></text:span><text:span text:style-name="Source_20_Text"><text:span text:style-name="T1">southwest = 8,</text:span></text:span></text:p>
          <text:p text:style-name="P16"><text:span text:style-name="Source_20_Text"><text:s text:c="3"/></text:span><text:span text:style-name="Source_20_Text"><text:span text:style-name="T1">u = 9,</text:span></text:span></text:p>
          <text:p text:style-name="P16"><text:span text:style-name="Source_20_Text"><text:s text:c="3"/></text:span><text:span text:style-name="Source_20_Text"><text:span text:style-name="T1">up = 9,</text:span></text:span></text:p>
          <text:p text:style-name="P16"><text:span text:style-name="Source_20_Text"><text:s text:c="3"/></text:span><text:span text:style-name="Source_20_Text"><text:span text:style-name="T1">d = 10,</text:span></text:span></text:p>
          <text:p text:style-name="P16"><text:span text:style-name="Source_20_Text"><text:s text:c="3"/></text:span><text:span text:style-name="Source_20_Text"><text:span text:style-name="T1">down = 10,</text:span></text:span></text:p>
          <text:p text:style-name="P16"><text:span text:style-name="Source_20_Text"><text:s text:c="3"/></text:span><text:span text:style-name="Source_20_Text"><text:span text:style-name="T1">["in"] = 11,</text:span></text:span></text:p>
          <text:p text:style-name="P16"><text:span text:style-name="Source_20_Text"><text:s text:c="3"/></text:span><text:span text:style-name="Source_20_Text"><text:span text:style-name="T1">out = 12</text:span></text:span></text:p>
          <text:p text:style-name="P7"><text:span text:style-name="Source_20_Text"><text:s/></text:span><text:span text:style-name="Source_20_Text"><text:span text:style-name="T1">}</text:span></text:span></text:p>
          <text:p text:style-name="P4">Example </text:p>
          <text:p text:style-name="P18">-- lock the east exit of room 1201 so we never path through it</text:p>
          <text:p text:style-name="P9">lockExit(1201, 4, true)</text:p>
          <text:p text:style-name="P5"><text:span text:style-name="T1">See also: </text:span><text:a xlink:type="simple" xlink:href="#hasExitLock">hasExitLock()</text:a><text:span text:style-name="T1"> </text:span></text:p>
          <text:h text:style-name="P12" text:outline-level="3"><text:bookmark text:name="lockRoom"/><text:bookmark text:name="__RefHeading__925_938495551"/>lockRoom<text:bookmark-end text:name="__RefHeading__925_938495551"/></text:h>
          <text:p text:style-name="P4">lockRoom (roomID, lock = true/false) </text:p>
          <text:p text:style-name="P15">Locks a given room id from future speed walks (thus the mapper will never path through that room). </text:p>
          <text:p text:style-name="P5"><text:span text:style-name="T1">See also: </text:span><text:a xlink:type="simple" xlink:href="#roomLocked">roomLocked()</text:a><text:span text:style-name="T1"> </text:span></text:p>
          <text:p text:style-name="P4">Example </text:p>
          <text:p text:style-name="P18">lockRoom(1, true) -- locks a room if from being walked through when speedwalking.</text:p>
          <text:p text:style-name="P9">lockRoom(1, false) -- unlocks the room, adding it back to possible rooms that can be walked through.</text:p>
          <text:h text:style-name="P12" text:outline-level="3"><text:bookmark text:name="lockSpecialExit"/><text:bookmark text:name="__RefHeading__927_938495551"/>lockSpecialExit<text:bookmark-end text:name="__RefHeading__927_938495551"/></text:h>
          <text:p text:style-name="P4">lockSpecialExit (from roomID, to roomID, special exit command, lock = true/false) </text:p>
          <text:p text:style-name="P15">Locks a given special exit, leading from one specific room to another that uses a certain command from future speed walks (thus the mapper will never path through that special exit). </text:p>
          <text:p text:style-name="P5"><text:span text:style-name="T1">See also: </text:span><text:a xlink:type="simple" xlink:href="#hasSpecialExitLock">hasSpecialExitLock()</text:a><text:span text:style-name="T1">, </text:span><text:a xlink:type="simple" xlink:href="#lockExit">lockExit()</text:a><text:span text:style-name="T1">, </text:span><text:a xlink:type="simple" xlink:href="#lockRoom">lockRoom()</text:a><text:span text:style-name="T1"> </text:span></text:p>
          <text:p text:style-name="P4">Example </text:p>
          <text:p text:style-name="P18">lockSpecialExit(1,2,'enter gate', true) -- locks the special exit that does 'enter gate' to get from room 1 to room 2</text:p>
          <text:p text:style-name="P9">lockSpecialExit(1,2,'enter gate', false) -- unlocks the said exit</text:p>
          <text:h text:style-name="P12" text:outline-level="3"><text:bookmark text:name="removeMapEvent"/><text:bookmark text:name="__RefHeading__929_938495551"/>removeMapEvent<text:bookmark-end text:name="__RefHeading__929_938495551"/></text:h>
          <text:p text:style-name="P4">removeMapEvent (event name) </text:p>
          <text:p text:style-name="P14"><text:soft-page-break/><text:span text:style-name="T1">Removes the given menu entry from a mappers right-click menu. You can add custom ones with </text:span><text:a xlink:type="simple" xlink:href="#addMapEvent">addMapEvent()</text:a><text:span text:style-name="T1">. </text:span></text:p>
          <text:p text:style-name="P5"><text:span text:style-name="T1">See also: </text:span><text:a xlink:type="simple" xlink:href="#addMapEvent">addMapEvent()</text:a><text:span text:style-name="T1">, </text:span><text:a xlink:type="simple" xlink:href="#addMapMenu">addMapMenu()</text:a><text:span text:style-name="T1">, </text:span><text:a xlink:type="simple" xlink:href="#getMapEvents">getMapEvents()</text:a><text:span text:style-name="T1"> </text:span></text:p>
          <text:p text:style-name="P4">Example </text:p>
          <text:p text:style-name="P18">addMapEvent("room a", "onFavorite") -- add one to the general menu</text:p>
          <text:p text:style-name="P9">removeMapEvent("room a") -- removes the said menu</text:p>
          <text:h text:style-name="P12" text:outline-level="3"><text:bookmark text:name="roomExists"/><text:bookmark text:name="__RefHeading__931_938495551"/>roomExists<text:bookmark-end text:name="__RefHeading__931_938495551"/></text:h>
          <text:p text:style-name="P4">roomExists(roomID) </text:p>
          <text:p text:style-name="P6">Returns a boolean true/false depending if the room with that ID exists (is created) or not. </text:p>
          <text:h text:style-name="P12" text:outline-level="3"><text:bookmark text:name="roomLocked"/><text:bookmark text:name="__RefHeading__933_938495551"/>roomLocked<text:bookmark-end text:name="__RefHeading__933_938495551"/></text:h>
          <text:p text:style-name="P4">locked = roomLocked(roomID) </text:p>
          <text:p text:style-name="P15">Returns true or false whenever a given room is locked. </text:p>
          <text:p text:style-name="P5"><text:span text:style-name="T1">See also: </text:span><text:a xlink:type="simple" xlink:href="#lockRoom">lockRoom()</text:a><text:span text:style-name="T1"> </text:span></text:p>
          <text:p text:style-name="P4">Example </text:p>
          <text:p text:style-name="P9">echo(string.format("Is room #4545 locked? %s.", roomLocked(4545) and "Yep" or "Nope"))</text:p>
          <text:h text:style-name="P12" text:outline-level="3"><text:bookmark text:name="saveMap"/><text:bookmark text:name="__RefHeading__935_938495551"/>saveMap<text:bookmark-end text:name="__RefHeading__935_938495551"/></text:h>
          <text:p text:style-name="P4">saveMap(location) </text:p>
          <text:p text:style-name="P6">Saves the map to a given location, and returns true on success. The location folder needs to be already created for save to work. </text:p>
          <text:p text:style-name="P5"><text:span text:style-name="T1">See also: </text:span><text:a xlink:type="simple" xlink:href="#loadMap">loadMap()</text:a><text:span text:style-name="T1"> </text:span></text:p>
          <text:p text:style-name="P4">Example </text:p>
          <text:p text:style-name="P18">local savedok = saveMap(getMudletHomeDir().."/my fancy map.dat")</text:p>
          <text:p text:style-name="P18">if not savedok then</text:p>
          <text:p text:style-name="P19"><text:s text:c="2"/><text:span text:style-name="T1">echo("Couldn't save :(\n")</text:span></text:p>
          <text:p text:style-name="P18">else</text:p>
          <text:p text:style-name="P19"><text:s text:c="2"/><text:span text:style-name="T1">echo("Saved fine!\n")</text:span></text:p>
          <text:p text:style-name="P9">end</text:p>
          <text:h text:style-name="P12" text:outline-level="3"><text:bookmark text:name="searchRoom"/><text:bookmark text:name="__RefHeading__937_938495551"/>searchRoom<text:bookmark-end text:name="__RefHeading__937_938495551"/></text:h>
          <text:p text:style-name="P4">searchRoom (room name) </text:p>
          <text:p text:style-name="P6">Searches for rooms that match (by case-insensitive, substring match) the given room name. It returns a key-value table in form of <text:span text:style-name="T5">roomid = roomname</text:span>, like so: </text:p>
          <text:p text:style-name="P4"><text:soft-page-break/>Example </text:p>
          <text:p text:style-name="P18">display(searchRoom("master"))</text:p>
          <text:p text:style-name="P19"> </text:p>
          <text:p text:style-name="P18">--[[ would result in:</text:p>
          <text:p text:style-name="P18">table {</text:p>
          <text:p text:style-name="P19"><text:s text:c="2"/><text:span text:style-name="T1">17463: 'in the branches of the Master Ravenwood'</text:span></text:p>
          <text:p text:style-name="P19"><text:s text:c="2"/><text:span text:style-name="T1">3652: 'master bedroom'</text:span></text:p>
          <text:p text:style-name="P19"><text:s text:c="2"/><text:span text:style-name="T1">10361: 'Hall of Cultural Masterpieces'</text:span></text:p>
          <text:p text:style-name="P19"><text:s text:c="2"/><text:span text:style-name="T1">6324: 'Exhibit of the Techniques of the Master Artisans'</text:span></text:p>
          <text:p text:style-name="P19"><text:s text:c="2"/><text:span text:style-name="T1">5340: 'office of the Guildmaster'</text:span></text:p>
          <text:p text:style-name="P19"><text:s text:c="2"/><text:span text:style-name="T1">(...)</text:span></text:p>
          <text:p text:style-name="P19"><text:s text:c="2"/><text:span text:style-name="T1">2004: 'office of the guildmaster'</text:span></text:p>
          <text:p text:style-name="P19"><text:s text:c="2"/><text:span text:style-name="T1">14457: 'the Master Gear'</text:span></text:p>
          <text:p text:style-name="P19"><text:s text:c="2"/><text:span text:style-name="T1">1337: 'before the Master Ravenwood Tree'</text:span></text:p>
          <text:p text:style-name="P18">}</text:p>
          <text:p text:style-name="P9">]]</text:p>
          <text:p text:style-name="P21">If no rooms are found, then an empty table is returned. </text:p>
          <text:h text:style-name="P12" text:outline-level="3"><text:bookmark text:name="setAreaName"/><text:bookmark text:name="__RefHeading__939_938495551"/>setAreaName<text:bookmark-end text:name="__RefHeading__939_938495551"/></text:h>
          <text:p text:style-name="P4">setAreaName(areaID, newName) </text:p>
          <text:p text:style-name="P6">Renames an existing area to the new name. </text:p>
          <text:p text:style-name="P4">Example </text:p>
          <text:p text:style-name="P9">setAreaName(2, "My city")</text:p>
          <text:h text:style-name="P12" text:outline-level="3"><text:bookmark text:name="setCustomEnvColor"/><text:bookmark text:name="__RefHeading__941_938495551"/>setCustomEnvColor<text:bookmark-end text:name="__RefHeading__941_938495551"/></text:h>
          <text:p text:style-name="P4">setCustomEnvColor(environmentID, r,g,b,a) </text:p>
          <text:p text:style-name="P6">Creates, or overrides an already created custom color definition for a given environment ID. Note that this will not work on the default environment colors - those are adjustable by the user in the preferences. You can however create your own environment and use a custom color definition for it. </text:p>
          <text:p text:style-name="P20"><draw:frame draw:style-name="fr1" draw:name="Grafik8" text:anchor-type="as-char" svg:width="0.476cm" svg:height="0.582cm" draw:z-index="7"><draw:image xlink:href="http://wiki.mudlet.org/images/6/60/Bulbgraph.png" xlink:type="simple" xlink:show="embed" xlink:actuate="onLoad"/><svg:title>Note</svg:title></draw:frame> <text:span text:style-name="T2">Note:</text:span><text:span text:style-name="T1"> Numbers 1-16 and 257-272 are reserved by Mudlet. 257-272 are the default colors the user can adjust in mapper settings, so feel free to use them if you'd like - but don't overwrite them with this function. </text:span></text:p>
          <text:p text:style-name="P4">Example </text:p>
          <text:p text:style-name="P18">setRoomEnv(571, 200) -- change the room's environment ID to something arbitrary, like 200</text:p>
          <text:p text:style-name="P18">local r,g,b = unpack(color_table.blue)</text:p>
          <text:p text:style-name="P9">setCustomEnvColor(200, r,g,b, 255) -- set the color of environmentID 200 to blue</text:p>
          <text:h text:style-name="P12" text:outline-level="3"><text:bookmark text:name="setExit"/><text:bookmark text:name="__RefHeading__943_938495551"/>setExit<text:bookmark-end text:name="__RefHeading__943_938495551"/></text:h>
          <text:p text:style-name="P4">setExit(from roomID, to roomID, direction) </text:p>
          <text:p text:style-name="P6">Creates a one-way exit from one room to another using a standard direction - which can be <text:soft-page-break/>either one of <text:span text:style-name="T5">n, ne, nw, e, w, s, se, sw, u, d, in, out</text:span>, or a number which represents a direction. </text:p>
          <text:p text:style-name="P6">Returns <text:span text:style-name="T5">false</text:span> if the exit creation didn't work. </text:p>
          <text:p text:style-name="P4">Example </text:p>
          <text:p text:style-name="P18">-- alias pattern: ^exit (\d+) (\w+)$</text:p>
          <text:p text:style-name="P19"> </text:p>
          <text:p text:style-name="P18">if setExit(mmp.currentroom, tonumber(matches[2]),matches[3]) then</text:p>
          <text:p text:style-name="P18">echo("\nExit set to room:"..matches[2]..", Direction:"..string.upper(matches[3]))</text:p>
          <text:p text:style-name="P18">centerview(mmp.currentroom)</text:p>
          <text:p text:style-name="P18">else</text:p>
          <text:p text:style-name="P9">mmp.echo("Failed to set the exit.") end</text:p>
          <text:p text:style-name="P21">This function can also delete exits from a room if you use it like so: setExit(from roomID, -1, direction) </text:p>
          <text:p text:style-name="P21">Which will delete an outgoing exit in the specified direction from a room. </text:p>
          <text:p text:style-name="P18">-- locate the room on the other end, so we can unlink it from there as well if necessary</text:p>
          <text:p text:style-name="P18">local otherroom</text:p>
          <text:p text:style-name="P18">if getRoomExits(getRoomExits(mmp.currentroom)[dir])[mmp.ranytolong(dir)] then</text:p>
          <text:p text:style-name="P19"><text:s text:c="2"/><text:span text:style-name="T1">otherroom = getRoomExits(mmp.currentroom)[dir]</text:span></text:p>
          <text:p text:style-name="P18">end</text:p>
          <text:p text:style-name="P19"> </text:p>
          <text:p text:style-name="P18">if setExit(mmp.currentroom, -1, dir) then</text:p>
          <text:p text:style-name="P19"><text:s text:c="2"/><text:span text:style-name="T1">if otherroom then</text:span></text:p>
          <text:p text:style-name="P19"><text:s text:c="4"/><text:span text:style-name="T1">if setExit(otherroom, -1, mmp.ranytolong(dir)) then</text:span></text:p>
          <text:p text:style-name="P19"><text:s text:c="6"/><text:span text:style-name="T1">mmp.echo(string.format("Deleted the %s exit from %s (%d).",</text:span></text:p>
          <text:p text:style-name="P19"><text:s text:c="8"/><text:span text:style-name="T1">dir, getRoomName(mmp.currentroom), mmp.currentroom))</text:span></text:p>
          <text:p text:style-name="P19"><text:s text:c="5"/><text:span text:style-name="T1">else mmp.echo("Couldn't delete the incoming exit.") end</text:span></text:p>
          <text:p text:style-name="P19"><text:s text:c="2"/><text:span text:style-name="T1">else</text:span></text:p>
          <text:p text:style-name="P19"><text:s text:c="4"/><text:span text:style-name="T1">mmp.echo(string.format("Deleted the one-way %s exit from %s (%d).",</text:span></text:p>
          <text:p text:style-name="P19"><text:s text:c="6"/><text:span text:style-name="T1">dir, getRoomName(mmp.currentroom), mmp.currentroom))</text:span></text:p>
          <text:p text:style-name="P19"><text:s text:c="2"/><text:span text:style-name="T1">end</text:span></text:p>
          <text:p text:style-name="P18">else</text:p>
          <text:p text:style-name="P19"><text:s text:c="2"/><text:span text:style-name="T1">mmp.echo("Couldn't delete the outgoing exit.")</text:span></text:p>
          <text:p text:style-name="P9">end</text:p>
          <text:p text:style-name="P6">You can use these numbers for setting the directions as well: </text:p>
          <text:p text:style-name="P18">exitmap = {</text:p>
          <text:p text:style-name="P19"><text:s text:c="2"/><text:span text:style-name="T1">n = 1,</text:span></text:p>
          <text:p text:style-name="P19"><text:s text:c="2"/><text:span text:style-name="T1">north = 1,</text:span></text:p>
          <text:p text:style-name="P19"><text:s text:c="2"/><text:span text:style-name="T1">ne = 2,</text:span></text:p>
          <text:p text:style-name="P19"><text:s text:c="2"/><text:span text:style-name="T1">northeast = 2,</text:span></text:p>
          <text:p text:style-name="P19"><text:s text:c="2"/><text:span text:style-name="T1">nw = 3,</text:span></text:p>
          <text:p text:style-name="P19"><text:s text:c="2"/><text:span text:style-name="T1">northwest = 3,</text:span></text:p>
          <text:p text:style-name="P19"><text:s text:c="2"/><text:span text:style-name="T1">e = 4,</text:span></text:p>
          <text:p text:style-name="P19"><text:s text:c="2"/><text:span text:style-name="T1">east = 4,</text:span></text:p>
          <text:p text:style-name="P19"><text:s text:c="2"/><text:span text:style-name="T1">w = 5,</text:span></text:p>
          <text:p text:style-name="P19"><text:s text:c="2"/><text:span text:style-name="T1">west = 5,</text:span></text:p>
          <text:p text:style-name="P19"><text:s text:c="2"/><text:span text:style-name="T1">s = 6,</text:span></text:p>
          <text:p text:style-name="P19"><text:s text:c="2"/><text:span text:style-name="T1">south = 6,</text:span></text:p>
          <text:p text:style-name="P19"><text:s text:c="2"/><text:span text:style-name="T1">se = 7,</text:span></text:p>
          <text:p text:style-name="P19"><text:s text:c="2"/><text:span text:style-name="T1">southeast = 7,</text:span></text:p>
          <text:p text:style-name="P19"><text:s text:c="2"/><text:span text:style-name="T1">sw = 8,</text:span></text:p>
          <text:p text:style-name="P19"><text:s text:c="2"/><text:span text:style-name="T1">southwest = 8,</text:span></text:p>
          <text:p text:style-name="P19"><text:s text:c="2"/><text:span text:style-name="T1">u = 9,</text:span></text:p>
          <text:p text:style-name="P19"><text:s text:c="2"/><text:span text:style-name="T1">up = 9,</text:span></text:p>
          <text:p text:style-name="P19"><text:soft-page-break/><text:s text:c="2"/><text:span text:style-name="T1">d = 10,</text:span></text:p>
          <text:p text:style-name="P19"><text:s text:c="2"/><text:span text:style-name="T1">down = 10,</text:span></text:p>
          <text:p text:style-name="P19"><text:s text:c="2"/><text:span text:style-name="T1">["in"] = 11,</text:span></text:p>
          <text:p text:style-name="P19"><text:s text:c="2"/><text:span text:style-name="T1">out = 12</text:span></text:p>
          <text:p text:style-name="P9">}</text:p>
          <text:h text:style-name="P12" text:outline-level="3"><text:bookmark text:name="setGridMode"/><text:bookmark text:name="__RefHeading__945_938495551"/>setGridMode<text:bookmark-end text:name="__RefHeading__945_938495551"/></text:h>
          <text:p text:style-name="P4">setGridMode(area, true/false) </text:p>
          <text:p text:style-name="P6">Enables grid/wilderness view mode for an area - this will cause the rooms to lose their visible exit connections, like you'd see on compressed ASCII maps, both in 2D and 3D view mode. </text:p>
          <text:p text:style-name="P4">Example </text:p>
          <text:p text:style-name="P9">setGridMode(55,true) -- set area with ID 55 to be in grid mode</text:p>
          <text:h text:style-name="P12" text:outline-level="3"><text:bookmark text:name="setModulePriority"/><text:bookmark text:name="__RefHeading__947_938495551"/>setModulePriority<text:bookmark-end text:name="__RefHeading__947_938495551"/></text:h>
          <text:p text:style-name="P4">setModulePriority(module name, priority #) </text:p>
          <text:p text:style-name="P15">Sets the module priority on a given module as a number - the module priority determines the order modules are loaded in, which can be helpful if you have ones dependent on each other. This can also be set from the module manager window. </text:p>
          <text:p text:style-name="P5"><text:span text:style-name="T1">See also: </text:span><text:a xlink:type="simple" xlink:href="#getModulePriority">getModulePriority()</text:a><text:span text:style-name="T1"> </text:span></text:p>
          <text:p text:style-name="P9">setModulePriority("mudlet-mapper", 1)</text:p>
          <text:h text:style-name="P12" text:outline-level="3"><text:bookmark text:name="setRoomArea"/><text:bookmark text:name="__RefHeading__949_938495551"/>setRoomArea<text:bookmark-end text:name="__RefHeading__949_938495551"/></text:h>
          <text:p text:style-name="P4">setRoomArea(roomID, newAreaID) </text:p>
          <text:p text:style-name="P6">Assigns the given room to a new area. This will have the room be visually moved into the area as well. </text:p>
          <text:h text:style-name="P12" text:outline-level="3"><text:bookmark text:name="setRoomChar"/><text:bookmark text:name="__RefHeading__951_938495551"/>setRoomChar<text:bookmark-end text:name="__RefHeading__951_938495551"/></text:h>
          <text:p text:style-name="P4">setRoomChar(roomID, character) </text:p>
          <text:p text:style-name="P6">Designed for an area in grid mode, this will set a single character to be on a room. You can use "_" to clear it. </text:p>
          <text:p text:style-name="P4">Example </text:p>
          <text:p text:style-name="P18">setRoomChar(431, "#")</text:p>
          <text:p text:style-name="P19"> </text:p>
          <text:p text:style-name="P9">setRoomChar(123. "$")</text:p>
          <text:h text:style-name="P12" text:outline-level="3"><text:bookmark text:name="setRoomCoordinates"/><text:bookmark text:name="__RefHeading__953_938495551"/>setRoomCoordinates<text:bookmark-end text:name="__RefHeading__953_938495551"/></text:h>
          <text:p text:style-name="P4">setRoomCoordinates(roomID, x, y, z) </text:p>
          <text:p text:style-name="P6"><text:soft-page-break/>Sets the given room ID to be at the following coordinates visually on the map, where <text:span text:style-name="T5">z</text:span> is the up/down level. </text:p>
          <text:p text:style-name="P20"><draw:frame draw:style-name="fr1" draw:name="Grafik9" text:anchor-type="as-char" svg:width="0.476cm" svg:height="0.582cm" draw:z-index="8"><draw:image xlink:href="http://wiki.mudlet.org/images/6/60/Bulbgraph.png" xlink:type="simple" xlink:show="embed" xlink:actuate="onLoad"/><svg:title>Note</svg:title></draw:frame> <text:span text:style-name="T2">Note:</text:span><text:span text:style-name="T1"> 0,0,0 is the center of the map. </text:span></text:p>
          <text:p text:style-name="P4">Example </text:p>
          <text:p text:style-name="P18">-- alias pattern: ^set rc (-?\d+) (-?\d+) (-?\d+)$</text:p>
          <text:p text:style-name="P18">local x,y,z = getRoomCoordinates(previousRoomID)</text:p>
          <text:p text:style-name="P18">local dir = matches[2]</text:p>
          <text:p text:style-name="P19"> </text:p>
          <text:p text:style-name="P18">if dir == "n" then</text:p>
          <text:p text:style-name="P19"><text:s text:c="2"/><text:span text:style-name="T1">y = y+1</text:span></text:p>
          <text:p text:style-name="P18">elseif dir == "ne" then</text:p>
          <text:p text:style-name="P19"><text:s text:c="2"/><text:span text:style-name="T1">y = y+1</text:span></text:p>
          <text:p text:style-name="P19"><text:s text:c="2"/><text:span text:style-name="T1">x = x+1</text:span></text:p>
          <text:p text:style-name="P18">elseif dir == "e" then</text:p>
          <text:p text:style-name="P19"><text:s text:c="2"/><text:span text:style-name="T1">x = x+1</text:span></text:p>
          <text:p text:style-name="P18">elseif dir == "se" then</text:p>
          <text:p text:style-name="P19"><text:s text:c="2"/><text:span text:style-name="T1">y = y-1</text:span></text:p>
          <text:p text:style-name="P19"><text:s text:c="2"/><text:span text:style-name="T1">x = x+1</text:span></text:p>
          <text:p text:style-name="P18">elseif dir == "s" then</text:p>
          <text:p text:style-name="P19"><text:s text:c="2"/><text:span text:style-name="T1">y = y-1</text:span></text:p>
          <text:p text:style-name="P18">elseif dir == "sw" then</text:p>
          <text:p text:style-name="P19"><text:s text:c="2"/><text:span text:style-name="T1">y = y-1</text:span></text:p>
          <text:p text:style-name="P19"><text:s text:c="2"/><text:span text:style-name="T1">x = x-1</text:span></text:p>
          <text:p text:style-name="P18">elseif dir == "w" then</text:p>
          <text:p text:style-name="P19"><text:s text:c="2"/><text:span text:style-name="T1">x = x-1</text:span></text:p>
          <text:p text:style-name="P18">elseif dir == "nw" then</text:p>
          <text:p text:style-name="P19"><text:s text:c="2"/><text:span text:style-name="T1">y = y+1</text:span></text:p>
          <text:p text:style-name="P19"><text:s text:c="2"/><text:span text:style-name="T1">x = x-1</text:span></text:p>
          <text:p text:style-name="P18">elseif dir == "u" or dir == "up" then</text:p>
          <text:p text:style-name="P19"><text:s text:c="2"/><text:span text:style-name="T1">z = z+1</text:span></text:p>
          <text:p text:style-name="P18">elseif dir == "down" then</text:p>
          <text:p text:style-name="P19"><text:s text:c="2"/><text:span text:style-name="T1">z = z-1</text:span></text:p>
          <text:p text:style-name="P18">end</text:p>
          <text:p text:style-name="P18">setRoomCoordinates(roomID,x,y,z)</text:p>
          <text:p text:style-name="P9">centerview(roomID)</text:p>
          <text:p text:style-name="P6">You can make them relative as well: </text:p>
          <text:p text:style-name="P18">-- alias pattern: ^src (\w+)$</text:p>
          <text:p text:style-name="P19"> </text:p>
          <text:p text:style-name="P18">local x,y,z = getRoomCoordinates(previousRoomID)</text:p>
          <text:p text:style-name="P18">local dir = matches[2]</text:p>
          <text:p text:style-name="P19"> </text:p>
          <text:p text:style-name="P18">if dir == "n" then</text:p>
          <text:p text:style-name="P19"><text:s text:c="2"/><text:span text:style-name="T1">y = y+1</text:span></text:p>
          <text:p text:style-name="P18">elseif dir == "ne" then</text:p>
          <text:p text:style-name="P19"><text:s text:c="2"/><text:span text:style-name="T1">y = y+1</text:span></text:p>
          <text:p text:style-name="P19"><text:s text:c="2"/><text:span text:style-name="T1">x = x+1</text:span></text:p>
          <text:p text:style-name="P18">elseif dir == "e" then</text:p>
          <text:p text:style-name="P19"><text:s text:c="2"/><text:span text:style-name="T1">x = x+1</text:span></text:p>
          <text:p text:style-name="P18">elseif dir == "se" then</text:p>
          <text:p text:style-name="P19"><text:s text:c="2"/><text:span text:style-name="T1">y = y-1</text:span></text:p>
          <text:p text:style-name="P19"><text:s text:c="2"/><text:span text:style-name="T1">x = x+1</text:span></text:p>
          <text:p text:style-name="P18">elseif dir == "s" then</text:p>
          <text:p text:style-name="P19"><text:s text:c="2"/><text:span text:style-name="T1">y = y-1</text:span></text:p>
          <text:p text:style-name="P18">elseif dir == "sw" then</text:p>
          <text:p text:style-name="P19"><text:s text:c="2"/><text:span text:style-name="T1">y = y-1</text:span></text:p>
          <text:p text:style-name="P19"><text:s text:c="2"/><text:span text:style-name="T1">x = x-1</text:span></text:p>
          <text:p text:style-name="P18">elseif dir == "w" then</text:p>
          <text:p text:style-name="P19"><text:soft-page-break/><text:s text:c="2"/><text:span text:style-name="T1">x = x-1</text:span></text:p>
          <text:p text:style-name="P18">elseif dir == "nw" then</text:p>
          <text:p text:style-name="P19"><text:s text:c="2"/><text:span text:style-name="T1">y = y+1</text:span></text:p>
          <text:p text:style-name="P19"><text:s text:c="2"/><text:span text:style-name="T1">x = x-1</text:span></text:p>
          <text:p text:style-name="P18">elseif dir == "u" or dir == "up" then</text:p>
          <text:p text:style-name="P19"><text:s text:c="2"/><text:span text:style-name="T1">z = z+1</text:span></text:p>
          <text:p text:style-name="P18">elseif dir == "down" then</text:p>
          <text:p text:style-name="P19"><text:s text:c="2"/><text:span text:style-name="T1">z = z-1</text:span></text:p>
          <text:p text:style-name="P18">end</text:p>
          <text:p text:style-name="P18">setRoomCoordinates(roomID,x,y,z)</text:p>
          <text:p text:style-name="P9">centerview(roomID)</text:p>
          <text:h text:style-name="P12" text:outline-level="3"><text:bookmark text:name="setRoomEnv"/><text:bookmark text:name="__RefHeading__955_938495551"/>setRoomEnv<text:bookmark-end text:name="__RefHeading__955_938495551"/></text:h>
          <text:p text:style-name="P4">setRoomEnv(roomID, newEnvID) </text:p>
          <text:p text:style-name="P6">Sets the given room to a new environment ID. You don't have to use any functions to create it - can just set it right away. </text:p>
          <text:p text:style-name="P4">Example </text:p>
          <text:p text:style-name="P9">setRoomEnv(551, 34) -- set room with the ID of 551 to the environment ID 34</text:p>
          <text:h text:style-name="P12" text:outline-level="3"><text:bookmark text:name="setRoomIDbyHash"/><text:bookmark text:name="__RefHeading__957_938495551"/>setRoomIDbyHash<text:bookmark-end text:name="__RefHeading__957_938495551"/></text:h>
          <text:p text:style-name="P4">setRoomIDbyHash(roomID, hash) </text:p>
          <text:p text:style-name="P5"><text:span text:style-name="T1">Sets the hash to be associated with the given roomID. See also </text:span><text:a xlink:type="simple" xlink:href="#getRoomIDbyHash">getRoomIDbyHash()</text:a><text:span text:style-name="T1">. </text:span></text:p>
          <text:h text:style-name="P12" text:outline-level="3"><text:bookmark text:name="setRoomName"/><text:bookmark text:name="__RefHeading__959_938495551"/>setRoomName<text:bookmark-end text:name="__RefHeading__959_938495551"/></text:h>
          <text:p text:style-name="P4">setRoomName(roomID, newName) </text:p>
          <text:p text:style-name="P6">Renames an existing room to a new name. </text:p>
          <text:p text:style-name="P4">Example </text:p>
          <text:p text:style-name="P18">setRoomName(534, "That evil room I shouldn't visit again.")</text:p>
          <text:p text:style-name="P9">lockRoom(534, true) -- and lock it just to be safe</text:p>
          <text:h text:style-name="P12" text:outline-level="3"><text:bookmark text:name="setRoomUserData"/><text:bookmark text:name="__RefHeading__961_938495551"/>setRoomUserData<text:bookmark-end text:name="__RefHeading__961_938495551"/></text:h>
          <text:p text:style-name="P4">setRoomUserData(roomID, key (as a string), value (as a string)) </text:p>
          <text:p text:style-name="P6">Stores information about a room under a given key. Similar to Lua's key-value tables, except only strings may be used here. One advantage of using userdata is that it's stored within the map file itself - so sharing the map with someone else will pass on the user data. You can have as many keys as you'd like. </text:p>
          <text:p text:style-name="P15">Returns true if successfully set. </text:p>
          <text:p text:style-name="P5"><text:span text:style-name="T1">See also: </text:span><text:a xlink:type="simple" xlink:href="#clearRoomUserData">clearRoomUserData()</text:a><text:span text:style-name="T1"> </text:span></text:p>
          <text:p text:style-name="P20"/>
          <text:p text:style-name="P4"><text:soft-page-break/>Example </text:p>
          <text:p text:style-name="P18">-- can use it to store room descriptions...</text:p>
          <text:p text:style-name="P18">setRoomUserData(341, "description", "This is a plain-looking room.")</text:p>
          <text:p text:style-name="P19"> </text:p>
          <text:p text:style-name="P18">-- or whenever it's outdoors or not...</text:p>
          <text:p text:style-name="P18">setRoomUserData(341, "ourdoors", "true")</text:p>
          <text:p text:style-name="P19"> </text:p>
          <text:p text:style-name="P18">-- how how many times we visited that room</text:p>
          <text:p text:style-name="P18">local visited = getRoomUserData(341, "visitcount")</text:p>
          <text:p text:style-name="P18">visited = (tonumber(visited) or 0) + 1</text:p>
          <text:p text:style-name="P18">setRoomUserData(341, "visitcount", tostring(visited))</text:p>
          <text:p text:style-name="P19"> </text:p>
          <text:p text:style-name="P18">-- can even store tables in it, using the built-in yajl.to_string function</text:p>
          <text:p text:style-name="P18">setRoomUserData(341, "some table", yajl.to_string({name = "bub", age = 23}))</text:p>
          <text:p text:style-name="P9">display("The denizens name is: "..yajl.to_value(getRoomUserData(341, "some table")).name)</text:p>
          <text:h text:style-name="P12" text:outline-level="3"><text:bookmark text:name="setRoomWeight"/><text:bookmark text:name="__RefHeading__963_938495551"/>setRoomWeight<text:bookmark-end text:name="__RefHeading__963_938495551"/></text:h>
          <text:p text:style-name="P4">setRoomWeight(roomID, weight) </text:p>
          <text:p text:style-name="P6">Sets a weight to the given roomID. By default, all rooms have a weight of 0 - the higher the weight is, the more likely the room is to be avoided for pathfinding. For example, if travelling across water rooms takes more time than land ones - then you'd want to assign a weight to all water rooms, so they'd be avoided if there are possible land pathways. </text:p>
          <text:p text:style-name="P5"><text:span text:style-name="T1">To completely avoid a room, make use of </text:span><text:a xlink:type="simple" xlink:href="#lockRoom">lockRoom()</text:a><text:span text:style-name="T1">. </text:span></text:p>
          <text:p text:style-name="P5"><text:span text:style-name="T1">See also: </text:span><text:a xlink:type="simple" xlink:href="#getRoomWeight">getRoomWeight()</text:a><text:span text:style-name="T1"> </text:span></text:p>
          <text:p text:style-name="P20"/>
          <text:p text:style-name="P4">Example </text:p>
          <text:p text:style-name="P9">setRoomWeight(1532, 3) -- avoid using this room if possible, but don't completely ignore it</text:p>
          <text:h text:style-name="P12" text:outline-level="3"><text:bookmark text:name="speedwalk"/><text:bookmark text:name="__RefHeading__965_938495551"/>speedwalk<text:bookmark-end text:name="__RefHeading__965_938495551"/></text:h>
          <text:p text:style-name="P4">speedwalk(dirString, backwards, delay) </text:p>
          <text:p text:style-name="P6">A speedwalking function will work on cardinal+ordinal directions (n, ne, e, etc.) as well as u (for up), d (for down), in and out. It can be called to execute all directions directly after each other, without delay, or with a custom delay, depending on how fast your mud allows you to walk. It can also be called with a switch to make the function reverse the whole path and lead you backwards. </text:p>
          <text:p text:style-name="P5"><text:span text:style-name="T1">Call the function by doing: </text:span><text:span text:style-name="Source_20_Text"><text:span text:style-name="T1">speedwalk("YourDirectionsString", true/false, delaytime)</text:span></text:span><text:span text:style-name="T1"> </text:span></text:p>
          <text:p text:style-name="P6">The delaytime parameter will set a delay between each move (set it to 0.5 if you want the script to move every half second, for instance). It is optional: If you don't indicate it, the script will send all direction commands right after each other. (If you want to indicate a delay, you -have- explicitly indicate true or false for the reverse flag.) </text:p>
          <text:p text:style-name="P6"><text:soft-page-break/>The "YourDirectionsString" contains your list of directions and steps (e.g.: "2n, 3w, u, 5ne"). Numbers indicate the number of steps you want it to walk in the direction specified after it. The directions must be separated by anything other than a letter that can appear in a direction itself. (I.e. you can separate with a comma, spaces, the letter x, etc. and any such combinations, but you cannot separate by the letter "e", or write two directions right next to each other with nothing in-between, such as "wn". If you write a number before every direction, you don't need any further separator. E.g. it's perfectly acceptable to write "3w1ne2e".) The function is not case-sensitive. </text:p>
          <text:p text:style-name="P6">If your Mud only has cardinal directions (n,e,s,w and possibly u,d) and you wish to be able to write directions right next to each other like "enu2s3wdu", you'll have to change the pattern slightly. (See the link at the beginning of my post for something like that.) </text:p>
          <text:p text:style-name="P6">Likewise, if your Mud has any other directions than n, ne, e, se, s, sw, w, nw, u, d, in, out, the function must be adapted to that. </text:p>
          <text:p text:style-name="P4">Example </text:p>
          <text:p text:style-name="P18">speedwalk("16d1se1u")</text:p>
          <text:p text:style-name="P18">-- Will walk 16 times down, once southeast, once up. All in immediate succession.</text:p>
          <text:p text:style-name="P19"> </text:p>
          <text:p text:style-name="P18">speedwalk("2ne,3e,2n,e")</text:p>
          <text:p text:style-name="P18">-- Will walk twice northeast, thrice east, twice north, once east. All in immediate succession.</text:p>
          <text:p text:style-name="P19"> </text:p>
          <text:p text:style-name="P18">speedwalk("IN N 3W 2U W", false, 0.5)</text:p>
          <text:p text:style-name="P18">-- Will walk in, north, thrice west, twice up, west, with half a second delay between every move.</text:p>
          <text:p text:style-name="P19"> </text:p>
          <text:p text:style-name="P18">speedwalk("5sw - 3s - 2n - w", true)</text:p>
          <text:p text:style-name="P18">-- Will walk backwards: east, twice south, thrice, north, five times northeast. All in immediate succession.</text:p>
          <text:p text:style-name="P19"> </text:p>
          <text:p text:style-name="P18">speedwalk("3w, 2ne, w, u", true, 1.25)</text:p>
          <text:p text:style-name="P9">-- Will walk backwards: down, east, twice southwest, thrice east, with 1.25 seconds delay between every move.</text:p>
          <text:p text:style-name="P20"><draw:frame draw:style-name="fr1" draw:name="Grafik10" text:anchor-type="as-char" svg:width="0.476cm" svg:height="0.582cm" draw:z-index="9"><draw:image xlink:href="http://wiki.mudlet.org/images/6/60/Bulbgraph.png" xlink:type="simple" xlink:show="embed" xlink:actuate="onLoad"/><svg:title>Note</svg:title></draw:frame> <text:span text:style-name="T2">Note:</text:span><text:span text:style-name="T1"> The probably most logical usage of this would be to put it in an alias. For example, have the pattern </text:span><text:span text:style-name="T3">^/(.+)$</text:span><text:span text:style-name="T1"> execute: </text:span><text:span text:style-name="Source_20_Text"><text:span text:style-name="T1">speedwalk(matches[2], false, 0.7)</text:span></text:span><text:span text:style-name="T1"> And have </text:span><text:span text:style-name="T3">^//(.+)$</text:span><text:span text:style-name="T1"> execute: </text:span><text:span text:style-name="Source_20_Text"><text:span text:style-name="T1">speedwalk(matches[2], true, 0.7)</text:span></text:span><text:span text:style-name="T1"> </text:span></text:p>
          <text:p text:style-name="P21">Or make aliases like: <text:span text:style-name="T5">^banktohome$</text:span> to execute </text:p>
          <text:p text:style-name="P9">speedwalk("2ne,e,ne,e,3u,in", true, 0.5)</text:p>
          <text:h text:style-name="P12" text:outline-level="3"><text:bookmark text:name="unHighlightRoom"/><text:bookmark text:name="__RefHeading__967_938495551"/>unHighlightRoom<text:bookmark-end text:name="__RefHeading__967_938495551"/></text:h>
          <text:p text:style-name="P4">unHighlightRoom(roomID) </text:p>
          <text:p text:style-name="P15">Unhighlights a room if it was previously highlighted and restores the rooms original environment color. </text:p>
          <text:p text:style-name="P5"><text:span text:style-name="T1">See also: </text:span><text:a xlink:type="simple" xlink:href="#highlightRoom">highlightRoom()</text:a><text:span text:style-name="T1"> </text:span></text:p>
          <text:p text:style-name="P20"><draw:frame draw:style-name="fr1" draw:name="Grafik11" text:anchor-type="as-char" svg:width="0.476cm" svg:height="0.582cm" draw:z-index="10"><draw:image xlink:href="http://wiki.mudlet.org/images/6/60/Bulbgraph.png" xlink:type="simple" xlink:show="embed" xlink:actuate="onLoad"/><svg:title>Note</svg:title></draw:frame> <text:span text:style-name="T2">Note:</text:span><text:span text:style-name="T1"> Available since Mudlet 2.0 final release </text:span></text:p>
          <text:p text:style-name="P4"><text:soft-page-break/>Example </text:p>
          <text:p text:style-name="P9">unHighlightRoom(4534)</text:p>
          <table:table table:name="Tabelle9" table:style-name="Tabelle9">
            <table:table-column table:style-name="Tabelle9.A"/>
            <table:table-row>
              <table:table-cell table:style-name="Tabelle9.A1" office:value-type="string">
                <text:p text:style-name="P1"/>
              </table:table-cell>
            </table:table-row>
          </table:table>
          <text:h text:style-name="P11" text:outline-level="2"><text:bookmark text:name="Miscellaneous_Functions"/><text:bookmark text:name="__RefHeading__969_938495551"/>Miscellaneous Functions <text:bookmark-end text:name="__RefHeading__969_938495551"/></text:h>
          <text:h text:style-name="P12" text:outline-level="3"><text:bookmark text:name="feedTriggers"/><text:bookmark text:name="__RefHeading__971_938495551"/>feedTriggers<text:bookmark-end text:name="__RefHeading__971_938495551"/></text:h>
          <text:p text:style-name="P13">feedTriggers( text ) </text:p>
          <text:p text:style-name="P6">This function will have Mudlet parse the given text as if it came from the MUD - one great application is trigger testing. You can use \n to represent a new line - you also want to use it before and after the text you’re testing, like so: </text:p>
          <text:p text:style-name="P9">feedTriggers("\nYou sit yourself down.\n")</text:p>
          <text:p text:style-name="P14"><text:span text:style-name="T1">The function also accept ANSI color codes that are used in MUDs. A sample table can be found </text:span><text:a xlink:type="simple" xlink:href="http://codeworld.wikidot.com/ansicolorcodeshttp://codeworld.wikidot.com/ansicolorcodeshttp://codeworld.wikidot.com/ansicolorcodes">here</text:a><text:span text:style-name="T1">. </text:span></text:p>
          <text:p text:style-name="P4">Example</text:p>
          <text:p text:style-name="P18">feedTriggers("\nThis is \27[1;32mgreen\27[0;37m, \27[1;31mred\27[0;37m, \27[46mcyan background\27[0;37m," ..</text:p>
          <text:p text:style-name="P9">"\27[32;47mwhite background and green foreground\27[0;37m.\n")</text:p>
          <text:h text:style-name="P12" text:outline-level="3"><text:bookmark text:name="expandAlias"/><text:bookmark text:name="__RefHeading__973_938495551"/>expandAlias<text:bookmark-end text:name="__RefHeading__973_938495551"/></text:h>
          <text:p text:style-name="P13">expandAlias(command,true/false) </text:p>
          <text:p text:style-name="P6">Runs the command as if it was from the command line - so aliases are checked and if none match, it's sent to the the game. If the second argument is false, it will hide the command from being echoed back in your buffer. Defaults to true. </text:p>
          <text:p text:style-name="P4">Example </text:p>
          <text:p text:style-name="P18">expandAlias("t rat")</text:p>
          <text:p text:style-name="P19"> </text:p>
          <text:p text:style-name="P18">-- don't echo the command</text:p>
          <text:p text:style-name="P9">expandAlias("t rat", false)</text:p>
          <text:p text:style-name="P20"><draw:frame draw:style-name="fr1" draw:name="Grafik12" text:anchor-type="as-char" svg:width="0.476cm" svg:height="0.582cm" draw:z-index="11"><draw:image xlink:href="http://wiki.mudlet.org/images/6/60/Bulbgraph.png" xlink:type="simple" xlink:show="embed" xlink:actuate="onLoad"/><svg:title>Note</svg:title></draw:frame> <text:span text:style-name="T2">Note:</text:span><text:span text:style-name="T1"> If you want to be using the </text:span><text:span text:style-name="T3">matches</text:span><text:span text:style-name="T1"> table after calling </text:span><text:span text:style-name="T3">expandAlias</text:span><text:span text:style-name="T1">, you should save it first as </text:span><text:span text:style-name="T3">local oldmatches = matches</text:span><text:span text:style-name="T1"> before calling </text:span><text:span text:style-name="T3">expandAlias</text:span><text:span text:style-name="T1">, since </text:span><text:span text:style-name="T3">expandAlias</text:span><text:span text:style-name="T1"> will overwrite it after using it again. </text:span></text:p>
          <text:h text:style-name="P12" text:outline-level="3"><text:bookmark text:name="feedTriggers_2"/><text:bookmark text:name="__RefHeading__975_938495551"/>feedTriggers<text:bookmark-end text:name="__RefHeading__975_938495551"/></text:h>
          <text:p text:style-name="P13">feedTriggers( text ) </text:p>
          <text:p text:style-name="P6">This function will have Mudlet parse the given text as if it came from the MUD - one great application is trigger testing. You can use \n to represent a new line - you also want to use it before and after the text you’re testing, like so: </text:p>
          <text:p text:style-name="P9">feedTriggers("\nYou sit yourself down.\n")</text:p>
          <text:p text:style-name="P14"><text:span text:style-name="T1">The function also accept ANSI color codes that are used in MUDs. A sample table can be found </text:span><text:a xlink:type="simple" xlink:href="http://codeworld.wikidot.com/ansicolorcodes">here</text:a><text:span text:style-name="T1">. </text:span></text:p>
          <text:p text:style-name="P4"><text:soft-page-break/>Example</text:p>
          <text:p text:style-name="P18">feedTriggers("\nThis is \27[1;32mgreen\27[0;37m, \27[1;31mred\27[0;37m, \27[46mcyan background\27[0;37m," ..</text:p>
          <text:p text:style-name="P9">"\27[32;47mwhite background and green foreground\27[0;37m.\n")</text:p>
          <text:h text:style-name="P12" text:outline-level="3"><text:bookmark text:name="getMudletHomeDir"/><text:bookmark text:name="__RefHeading__977_938495551"/>getMudletHomeDir<text:bookmark-end text:name="__RefHeading__977_938495551"/></text:h>
          <text:p text:style-name="P13">getMudletHomeDir() </text:p>
          <text:p text:style-name="P6">Returns the current home directory of the current profile. This can be used to store data, save statistical information, or load resource files from packages. </text:p>
          <text:p text:style-name="P4">Example </text:p>
          <text:p text:style-name="P18">-- save a table</text:p>
          <text:p text:style-name="P18">table.save(getMudletHomeDir().."/myinfo.dat", myinfo)</text:p>
          <text:p text:style-name="P19"> </text:p>
          <text:p text:style-name="P18">-- or access package data. The forward slash works even on Windows fine</text:p>
          <text:p text:style-name="P9">local path = getMudletHomeDir().."/mypackagename"</text:p>
          <text:p text:style-name="P20"/>
          <text:h text:style-name="P12" text:outline-level="3"><text:bookmark text:name="playSoundFile"/><text:bookmark text:name="__RefHeading__979_938495551"/>playSoundFile<text:bookmark-end text:name="__RefHeading__979_938495551"/></text:h>
          <text:p text:style-name="P13">playSoundFile(fileName) </text:p>
          <text:p text:style-name="P6">This function plays a sound file. On 2.0, it can play most sound formats and up to 4 sounds simulaneously. </text:p>
          <text:p text:style-name="P4">Parameters</text:p>
          <text:list xml:id="list35575473" text:style-name="L5">
            <text:list-item>
              <text:p text:style-name="P54"><text:span text:style-name="T5">fileName:</text:span> </text:p>
            </text:list-item>
          </text:list>
          <text:p text:style-name="P6">Exact path of the sound file. </text:p>
          <text:p text:style-name="P4">Example </text:p>
          <text:p text:style-name="P18">-- play a sound in Windows</text:p>
          <text:p text:style-name="P18">playSoundFile([[C:\My folder\boing.wav]])</text:p>
          <text:p text:style-name="P19"> </text:p>
          <text:p text:style-name="P18">-- play a sound in Linux</text:p>
          <text:p text:style-name="P18">playSoundFile([[/home/myname/Desktop/boingboing.wav]])</text:p>
          <text:p text:style-name="P19"> </text:p>
          <text:p text:style-name="P18">-- play a sound from a package</text:p>
          <text:p text:style-name="P9">playSoundFile(getMudletHomeDir().. [[/mypackage/boingboing.wav]])</text:p>
          <text:h text:style-name="P12" text:outline-level="3"><text:bookmark text:name="registerAnonymousEventHandler"/><text:bookmark text:name="__RefHeading__981_938495551"/>registerAnonymousEventHandler<text:bookmark-end text:name="__RefHeading__981_938495551"/></text:h>
          <text:p text:style-name="P13">registerAnonymousEventHandler(event name, function name) </text:p>
          <text:p text:style-name="P6">Registers a function to an event handler, not requiring you to set one up via s cript. </text:p>
          <text:p text:style-name="P6">At the moment, it's not possible to use handlers inside namespaces, or unregister them. </text:p>
          <text:p text:style-name="P4">Example </text:p>
          <text:p text:style-name="P18">-- example taken from the God Wars 2 (http://godwars2.org) Mudlet UI - forces <text:soft-page-break/>the window to keep to a certain size</text:p>
          <text:p text:style-name="P18">function keepStaticSize()</text:p>
          <text:p text:style-name="P19"><text:s text:c="2"/><text:span text:style-name="T1">setMainWindowSize(1280,720)</text:span></text:p>
          <text:p text:style-name="P18">end -- keepStaticSize</text:p>
          <text:p text:style-name="P19"> </text:p>
          <text:p text:style-name="P9">registerAnonymousEventHandler("sysWindowResizeEvent", "keepStaticSize")</text:p>
          <text:p text:style-name="P20"/>
          <text:h text:style-name="P12" text:outline-level="3"><text:bookmark text:name="spawn"/><text:bookmark text:name="__RefHeading__983_938495551"/>spawn<text:bookmark-end text:name="__RefHeading__983_938495551"/></text:h>
          <text:p text:style-name="P4">spawn(read function, process to spawn) </text:p>
          <text:p text:style-name="P6">Spawns a process and opens a communicatable link with it - <text:span text:style-name="T5">read function</text:span> is the function you'd like to use for reading output from the process, and <text:span text:style-name="T5">t</text:span> is a table containing functions specific to this connection - <text:span text:style-name="T5">send(data)</text:span>, <text:span text:style-name="T5">true/false = isRunning()</text:span>, and <text:span text:style-name="T5">close()</text:span>. </text:p>
          <text:p text:style-name="P4">Example </text:p>
          <text:p text:style-name="P18">-- simple example on a program that quits right away, but prints whatever it gets using the 'display' function</text:p>
          <text:p text:style-name="P18">local f = spawn(display, "ls")</text:p>
          <text:p text:style-name="P18">display(f.isRunning())</text:p>
          <text:p text:style-name="P9">f.close()</text:p>
          <table:table table:name="Tabelle10" table:style-name="Tabelle10">
            <table:table-column table:style-name="Tabelle10.A"/>
            <table:table-row>
              <table:table-cell table:style-name="Tabelle10.A1" office:value-type="string">
                <text:p text:style-name="P1"/>
              </table:table-cell>
            </table:table-row>
          </table:table>
          <text:h text:style-name="P11" text:outline-level="2"><text:bookmark text:name="Mudlet_Object_Functions"/><text:bookmark text:name="__RefHeading__985_938495551"/>Mudlet Object Functions <text:bookmark-end text:name="__RefHeading__985_938495551"/></text:h>
          <text:h text:style-name="P12" text:outline-level="3"><text:bookmark text:name="appendCmdLine"/><text:bookmark text:name="__RefHeading__987_938495551"/>appendCmdLine<text:bookmark-end text:name="__RefHeading__987_938495551"/></text:h>
          <text:p text:style-name="P13">appendCmdLine() </text:p>
          <text:p text:style-name="P6">Appends text to the main input line. </text:p>
          <text:p text:style-name="P4">Example </text:p>
          <text:p text:style-name="P18">-- adds the text "55 backpacks" to whatever is currently in the input line</text:p>
          <text:p text:style-name="P18">appendCmdLine("55 backpacks")</text:p>
          <text:p text:style-name="P19"> </text:p>
          <text:p text:style-name="P18">-- makes a link, that when clicked, will add "55 backpacks" to the input line</text:p>
          <text:p text:style-name="P9">echoLink("press me", "appendCmdLine'55 backpack'", "Press me!")</text:p>
          <text:h text:style-name="P12" text:outline-level="3"><text:bookmark text:name="clearCmdLine"/><text:bookmark text:name="__RefHeading__989_938495551"/>clearCmdLine<text:bookmark-end text:name="__RefHeading__989_938495551"/></text:h>
          <text:p text:style-name="P15">clearCmdLine() </text:p>
          <text:p text:style-name="P6">Clears the input line of any text that's been entered. </text:p>
          <text:p text:style-name="P4">Example </text:p>
          <text:p text:style-name="P18">-- don't be evil with this!</text:p>
          <text:p text:style-name="P9">clearCmdLine()</text:p>
          <text:h text:style-name="P12" text:outline-level="3"><text:bookmark text:name="createStopWatch"/><text:bookmark text:name="__RefHeading__991_938495551"/>createStopWatch<text:bookmark-end text:name="__RefHeading__991_938495551"/></text:h>
          <text:p text:style-name="P13">createStopWatch() </text:p>
          <text:p text:style-name="P6"><text:soft-page-break/>This function creates a stop watch. It is high resolution time measurement tool. Stop watches can be started, stopped, reset and asked how much time has passed since the stop watch has been started. </text:p>
          <text:p text:style-name="P20"><draw:frame draw:style-name="fr1" draw:name="Grafik13" text:anchor-type="as-char" svg:width="0.476cm" svg:height="0.582cm" draw:z-index="12"><draw:image xlink:href="http://wiki.mudlet.org/images/6/60/Bulbgraph.png" xlink:type="simple" xlink:show="embed" xlink:actuate="onLoad"/><svg:title>Note</svg:title></draw:frame> <text:span text:style-name="T2">Note:</text:span><text:span text:style-name="T1"> it's best to re-use stopwatch IDs if you can - Mudlet at the moment does not delete them, so creating more and more would use more memory. </text:span></text:p>
          <text:p text:style-name="P6">Returns: The ID of a high resolution clock with milliseconds to measure time more accurately. </text:p>
          <text:p text:style-name="P13">Example </text:p>
          <text:p text:style-name="P6">In a global script you create all stop watches that you need in your system and store the respective stopWatch-IDs in global variables: </text:p>
          <text:p text:style-name="P9">fightStopWatch = createStopWatch() -- you store the watchID in a global variable to access it from anywhere</text:p>
          <text:p text:style-name="P6">Then you can start the stop watch in some trigger/alias/script with: </text:p>
          <text:p text:style-name="P9">startStopWatch( fightStopWatch )</text:p>
          <text:p text:style-name="P6">To stop the watch and measure its time in e.g. a trigger script you can write: </text:p>
          <text:p text:style-name="P18">fightTime = stopStopWatch( fightStopWatch )</text:p>
          <text:p text:style-name="P18">echo( "The fight lasted for " .. fightTime .. " seconds." )</text:p>
          <text:p text:style-name="P9">resetStopWatch( fightStopWatch )</text:p>
          <text:p text:style-name="P6">You can also measure the elapsed time without having to stop the stop watch with getStopWatchTime. </text:p>
          <text:h text:style-name="P12" text:outline-level="3"><text:bookmark text:name="disableAlias"/><text:bookmark text:name="__RefHeading__993_938495551"/>disableAlias<text:bookmark-end text:name="__RefHeading__993_938495551"/></text:h>
          <text:p text:style-name="P13">disableAlias(name) </text:p>
          <text:p text:style-name="P6">Disables/deactivates the alias by it’s name. If several aliases have this name, they’ll all be disabled. </text:p>
          <text:p text:style-name="P4">Parameters </text:p>
          <text:list xml:id="list35572928" text:style-name="L6">
            <text:list-item>
              <text:p text:style-name="P55"><text:span text:style-name="T5">name:</text:span> </text:p>
            </text:list-item>
          </text:list>
          <text:p text:style-name="P6">The name of the alias. Passed as a string. </text:p>
          <text:p text:style-name="P4">Examples </text:p>
          <text:p text:style-name="P18">--Disables the alias called 'my alias'</text:p>
          <text:p text:style-name="P9">disableAlias("my alias")</text:p>
          <text:h text:style-name="P12" text:outline-level="3"><text:bookmark text:name="disableKey"/><text:bookmark text:name="__RefHeading__995_938495551"/>disableKey<text:bookmark-end text:name="__RefHeading__995_938495551"/></text:h>
          <text:p text:style-name="P13">disableKey(name) </text:p>
          <text:p text:style-name="P6">Disables key a key (macro) or a key group. When you disable a key group, all keys within the group will be implicitly disabled as well. </text:p>
          <text:p text:style-name="P4">Parameters </text:p>
          <text:list xml:id="list35559878" text:style-name="L7">
            <text:list-item>
              <text:p text:style-name="P56"><text:soft-page-break/><text:span text:style-name="T5">name:</text:span> </text:p>
            </text:list-item>
          </text:list>
          <text:p text:style-name="P6">The name of the key or group to identify what you'd like to disable. </text:p>
          <text:p text:style-name="P4">Examples </text:p>
          <text:p text:style-name="P18">-- you could set multiple keys on the F1 key and swap their use as you wish by disabling and enabling them</text:p>
          <text:p text:style-name="P18">disableKey("attack macro")</text:p>
          <text:p text:style-name="P18">disableKey("jump macro")</text:p>
          <text:p text:style-name="P9">enableKey("greet macro")</text:p>
          <text:h text:style-name="P12" text:outline-level="3"><text:bookmark text:name="disableTimer"/><text:bookmark text:name="__RefHeading__997_938495551"/>disableTimer<text:bookmark-end text:name="__RefHeading__997_938495551"/></text:h>
          <text:p text:style-name="P13">disableTimer(name) </text:p>
          <text:p text:style-name="P5"><text:span text:style-name="T1">Disables a timer from running it’s script when it fires - so the timer cycles will still be happening, just no action on them. If you’d like to permanently delete it, use </text:span><text:a xlink:type="simple" xlink:href="#killTrigger">killTrigger</text:a><text:span text:style-name="T1"> instead. </text:span></text:p>
          <text:p text:style-name="P4">Parameters </text:p>
          <text:list xml:id="list35583186" text:style-name="L8">
            <text:list-item>
              <text:p text:style-name="P57"><text:span text:style-name="T5">name:</text:span> </text:p>
            </text:list-item>
          </text:list>
          <text:p text:style-name="P5"><text:span text:style-name="T1">Expects the timer ID that was returned by </text:span><text:a xlink:type="simple" xlink:href="#tempTimer">tempTimer</text:a><text:span text:style-name="T1"> on creation of the timer or the name of the timer in case of a GUI timer. </text:span></text:p>
          <text:p text:style-name="P4">Example </text:p>
          <text:p text:style-name="P18">--Disables the timer called 'my timer'</text:p>
          <text:p text:style-name="P9">disableTimer("my timer")</text:p>
          <text:h text:style-name="P12" text:outline-level="3"><text:bookmark text:name="disableTrigger"/><text:bookmark text:name="__RefHeading__999_938495551"/>disableTrigger<text:bookmark-end text:name="__RefHeading__999_938495551"/></text:h>
          <text:p text:style-name="P13">disableTrigger(name) </text:p>
          <text:p text:style-name="P6">Disables a trigger that was previously enabled. </text:p>
          <text:p text:style-name="P4">Parameters </text:p>
          <text:list xml:id="list35581506" text:style-name="L9">
            <text:list-item>
              <text:p text:style-name="P58"><text:span text:style-name="T5">name:</text:span> </text:p>
            </text:list-item>
          </text:list>
          <text:p text:style-name="P5"><text:span text:style-name="T1">Expects the trigger ID that was returned by </text:span><text:a xlink:type="simple" xlink:href="#tempTrigger">tempTrigger</text:a><text:span text:style-name="T1"> or other temp*Trigger variants, or the name of the trigger in case of a GUI trigger. </text:span></text:p>
          <text:p text:style-name="P4">Example </text:p>
          <text:p text:style-name="P18">-- Disables the trigger called 'my trigger'</text:p>
          <text:p text:style-name="P9">disableTrigger("my trigger")</text:p>
          <text:h text:style-name="P12" text:outline-level="3"><text:bookmark text:name="enableAlias"/><text:bookmark text:name="__RefHeading__1001_938495551"/>enableAlias<text:bookmark-end text:name="__RefHeading__1001_938495551"/></text:h>
          <text:p text:style-name="P13">enableAlias(name) </text:p>
          <text:p text:style-name="P6">Enables/activates the alias by it’s name. If several aliases have this name, they’ll all be enabled. </text:p>
          <text:p text:style-name="P4"><text:soft-page-break/>Parameters </text:p>
          <text:list xml:id="list35565424" text:style-name="L10">
            <text:list-item>
              <text:p text:style-name="P59"><text:span text:style-name="T5">name:</text:span> </text:p>
            </text:list-item>
          </text:list>
          <text:p text:style-name="P5"><text:span text:style-name="T1">Expects the alias ID that was returned by </text:span><text:a xlink:type="simple" xlink:href="#tempTrigger">tempTrigger</text:a><text:span text:style-name="T1"> on creation of the alias or the name of the alias in case of a GUI alias. </text:span></text:p>
          <text:p text:style-name="P4">Example </text:p>
          <text:p text:style-name="P18">--Enables the alias called 'my alias'</text:p>
          <text:p text:style-name="P9">enableAlias("my alias")</text:p>
          <text:h text:style-name="P12" text:outline-level="3"><text:bookmark text:name="enableKey"/><text:bookmark text:name="__RefHeading__1003_938495551"/>enableKey<text:bookmark-end text:name="__RefHeading__1003_938495551"/></text:h>
          <text:p text:style-name="P13">enableKey(name) </text:p>
          <text:p text:style-name="P6">Enables a key (macro) or a group of keys (and thus all keys within it that aren't explicitly deactivated). </text:p>
          <text:p text:style-name="P4">Parameters </text:p>
          <text:list xml:id="list35568612" text:style-name="L11">
            <text:list-item>
              <text:p text:style-name="P60"><text:span text:style-name="T5">name:</text:span> </text:p>
            </text:list-item>
          </text:list>
          <text:p text:style-name="P6">The name of the group that identifies the key. </text:p>
          <text:p text:style-name="P18">-- you could use this to disable one key set for the numpad and activate another</text:p>
          <text:p text:style-name="P18">disableKey("fighting keys")</text:p>
          <text:p text:style-name="P9">enableKey("walking keys")</text:p>
          <text:h text:style-name="P12" text:outline-level="3"><text:bookmark text:name="enableTimer"/><text:bookmark text:name="__RefHeading__1005_938495551"/>enableTimer<text:bookmark-end text:name="__RefHeading__1005_938495551"/></text:h>
          <text:p text:style-name="P13">enableTimer(name) </text:p>
          <text:p text:style-name="P6">Enables or activates a timer that was previously disabled. </text:p>
          <text:p text:style-name="P4">Parameters </text:p>
          <text:list xml:id="list35577152" text:style-name="L12">
            <text:list-item>
              <text:p text:style-name="P61"><text:span text:style-name="T5">name:</text:span> </text:p>
            </text:list-item>
          </text:list>
          <text:p text:style-name="P5"><text:span text:style-name="T1">Expects the timer ID that was returned by </text:span><text:a xlink:type="simple" xlink:href="#tempTimer">tempTimer</text:a><text:span text:style-name="T1"> on creation of the timer or the name of the timer in case of a GUI timer. </text:span></text:p>
          <text:p text:style-name="P18">-- enable the timer called 'my timer' that you created in Mudlets timers section</text:p>
          <text:p text:style-name="P9">enableTimer("my timer")</text:p>
          <text:p text:style-name="P18">-- or disable &amp; enable a tempTimer you've made</text:p>
          <text:p text:style-name="P18">timerID = tempTimer(10, [[echo("hi!")]])</text:p>
          <text:p text:style-name="P19"> </text:p>
          <text:p text:style-name="P18">-- it won't go off now</text:p>
          <text:p text:style-name="P18">disableTimer(timerID)</text:p>
          <text:p text:style-name="P18">-- it will continue going off again</text:p>
          <text:p text:style-name="P9">enableTimer(timerID)</text:p>
          <text:h text:style-name="P12" text:outline-level="3"><text:bookmark text:name="enableTrigger"/><text:bookmark text:name="__RefHeading__1007_938495551"/>enableTrigger<text:bookmark-end text:name="__RefHeading__1007_938495551"/></text:h>
          <text:p text:style-name="P13">enableTrigger(name) </text:p>
          <text:p text:style-name="P6"><text:soft-page-break/>Enables or activates a trigger that was previously disabled. </text:p>
          <text:p text:style-name="P4">Parameters </text:p>
          <text:list xml:id="list35569913" text:style-name="L13">
            <text:list-item>
              <text:p text:style-name="P62"><text:span text:style-name="T5">name:</text:span> </text:p>
            </text:list-item>
          </text:list>
          <text:p text:style-name="P5"><text:span text:style-name="T1">Expects the trigger ID that was returned by </text:span><text:a xlink:type="simple" xlink:href="#tempTrigger">tempTrigger</text:a><text:span text:style-name="T1"> or by any other temp*Trigger variants, or the name of the trigger in case of a GUI trigger. </text:span></text:p>
          <text:p text:style-name="P18">-- enable the trigger called 'my trigger' that you created in Mudlets triggers section</text:p>
          <text:p text:style-name="P9">enableTrigger("my trigger")</text:p>
          <text:p text:style-name="P18">-- or disable &amp; enable a tempTrigger you've made</text:p>
          <text:p text:style-name="P18">triggerID = tempTrigger("some text that will match in a line", [[echo("hi!")]])</text:p>
          <text:p text:style-name="P19"> </text:p>
          <text:p text:style-name="P18">-- it won't go off now when a line with matching text comes by</text:p>
          <text:p text:style-name="P18">disableTrigger(triggerID)</text:p>
          <text:p text:style-name="P19"> </text:p>
          <text:p text:style-name="P18">-- and now it will continue going off again</text:p>
          <text:p text:style-name="P9">enableTrigger(triggerID)</text:p>
          <text:h text:style-name="P12" text:outline-level="3"><text:bookmark text:name="exists"/><text:bookmark text:name="__RefHeading__1009_938495551"/>exists<text:bookmark-end text:name="__RefHeading__1009_938495551"/></text:h>
          <text:p text:style-name="P13">exists(name, type) </text:p>
          <text:p text:style-name="P6">Tells you how many things of the given type exist. </text:p>
          <text:p text:style-name="P4">Parameters </text:p>
          <text:list xml:id="list35564182" text:style-name="L14">
            <text:list-item>
              <text:p text:style-name="P63"><text:span text:style-name="T5">name:</text:span> </text:p>
            </text:list-item>
          </text:list>
          <text:p text:style-name="P5"><text:span text:style-name="T1">The name or the id returned by </text:span><text:a xlink:type="simple" xlink:href="#tempTimer">tempTimer</text:a><text:span text:style-name="T1"> to identify the item. </text:span></text:p>
          <text:list xml:id="list35564246" text:style-name="L15">
            <text:list-item>
              <text:p text:style-name="P64"><text:span text:style-name="T5">type:</text:span> </text:p>
            </text:list-item>
          </text:list>
          <text:p text:style-name="P6">The type can be 'alias', 'trigger', or 'timer'. </text:p>
          <text:p text:style-name="P4">Example </text:p>
          <text:p text:style-name="P9">echo("I have " .. exists("my trigger", "trigger") .. " triggers called 'my trigger'!")</text:p>
          <text:p text:style-name="P6">You can also use this alias to avoid creating duplicate things, for example: </text:p>
          <text:p text:style-name="P18">-- this code doesn't check if an alias already exists and will keep creating new aliases</text:p>
          <text:p text:style-name="P18">permAlias("Attack", "General", "^aa$", [[send ("kick rat")]])</text:p>
          <text:p text:style-name="P19"> </text:p>
          <text:p text:style-name="P18">-- while this code will make sure that such an alias doesn't exist first</text:p>
          <text:p text:style-name="P18">-- we do == 0 instead of 'not exists' because 0 is considered true in Lua</text:p>
          <text:p text:style-name="P18">if exists("Attack", "alias") == 0 then</text:p>
          <text:p text:style-name="P19"><text:s text:c="4"/><text:span text:style-name="T1">permAlias("Attack", "General", "^aa$", [[send ("kick rat")]])</text:span></text:p>
          <text:p text:style-name="P9">end</text:p>
          <text:h text:style-name="P12" text:outline-level="3"><text:bookmark text:name="getButtonState"/><text:bookmark text:name="__RefHeading__1011_938495551"/><text:soft-page-break/>getButtonState<text:bookmark-end text:name="__RefHeading__1011_938495551"/></text:h>
          <text:p text:style-name="P13">getButtonState() </text:p>
          <text:p text:style-name="P6">This function can only be used inside a toggle button script </text:p>
          <text:p text:style-name="P6">Returns <text:span text:style-name="T5">2</text:span> if button is checked, and <text:span text:style-name="T5">1</text:span> if it's not. </text:p>
          <text:p text:style-name="P4">Example </text:p>
          <text:p text:style-name="P18">checked = getButtonState();</text:p>
          <text:p text:style-name="P18">if checked == 1 then</text:p>
          <text:p text:style-name="P19"><text:s text:c="4"/><text:span text:style-name="T1">hideExits()</text:span></text:p>
          <text:p text:style-name="P18">else</text:p>
          <text:p text:style-name="P19"><text:s text:c="4"/><text:span text:style-name="T1">showExits()</text:span></text:p>
          <text:p text:style-name="P9">end;</text:p>
          <text:h text:style-name="P12" text:outline-level="3"><text:bookmark text:name="invokeFileDialog"/><text:bookmark text:name="__RefHeading__1013_938495551"/>invokeFileDialog<text:bookmark-end text:name="__RefHeading__1013_938495551"/></text:h>
          <text:p text:style-name="P13">invokeFileDialog(fileOrFolder, dialogTitle) </text:p>
          <text:p text:style-name="P6">Opens a file chooser dialog, allowing the user to select a file or a folder visually. The function returns the selected path or "" if there was none chosen. </text:p>
          <text:p text:style-name="P4">Parameters </text:p>
          <text:list xml:id="list35569791" text:style-name="L16">
            <text:list-item>
              <text:p text:style-name="P34"><text:span text:style-name="T5">fileOrFolder:</text:span> <text:span text:style-name="T5">true</text:span> for file selection, <text:span text:style-name="T5">false</text:span> for folder selection. </text:p>
            </text:list-item>
            <text:list-item>
              <text:p text:style-name="P65"><text:span text:style-name="T5">dialogTitle</text:span>: the code to do when the timer is up - wrap it in [[ ]], or provide a Lua function </text:p>
            </text:list-item>
          </text:list>
          <text:p text:style-name="P4">Examples </text:p>
          <text:p text:style-name="P18">function whereisit()</text:p>
          <text:p text:style-name="P19"><text:s text:c="2"/><text:span text:style-name="T1">local path = invokeFileDialog(false, "Where should we save the file? Select a folder and click Open")</text:span></text:p>
          <text:p text:style-name="P19"> </text:p>
          <text:p text:style-name="P19"><text:s text:c="2"/><text:span text:style-name="T1">if path == "" then return nil else return path end</text:span></text:p>
          <text:p text:style-name="P9">end</text:p>
          <text:h text:style-name="P12" text:outline-level="3"><text:bookmark text:name="isActive"/><text:bookmark text:name="__RefHeading__1015_938495551"/>isActive<text:bookmark-end text:name="__RefHeading__1015_938495551"/></text:h>
          <text:p text:style-name="P13">isActive(name, type) </text:p>
          <text:p text:style-name="P6">You can use this function to check if something, or somethings, are active. </text:p>
          <text:p text:style-name="P4">Parameters </text:p>
          <text:list xml:id="list35558203" text:style-name="L17">
            <text:list-item>
              <text:p text:style-name="P66"><text:span text:style-name="T5">name:</text:span> </text:p>
            </text:list-item>
          </text:list>
          <text:p text:style-name="P5"><text:span text:style-name="T1">The name or the id returned by </text:span><text:a xlink:type="simple" xlink:href="#tempTimer">tempTimer</text:a><text:span text:style-name="T1"> to identify the item. </text:span></text:p>
          <text:list xml:id="list35560217" text:style-name="L18">
            <text:list-item>
              <text:p text:style-name="P67"><text:span text:style-name="T5">type:</text:span> </text:p>
            </text:list-item>
          </text:list>
          <text:p text:style-name="P6">The type can be 'alias', 'trigger', or 'timer'. </text:p>
          <text:p text:style-name="P4">Example </text:p>
          <text:p text:style-name="P9">echo("I have " .. isActive("my trigger", "trigger") .. " currently active trigger(s) called 'my trigger'!")</text:p>
          <text:h text:style-name="P12" text:outline-level="3"><text:bookmark text:name="isPrompt"/><text:bookmark text:name="__RefHeading__1017_938495551"/><text:soft-page-break/>isPrompt<text:bookmark-end text:name="__RefHeading__1017_938495551"/></text:h>
          <text:p text:style-name="P13">isPrompt() </text:p>
          <text:p text:style-name="P6">Returns true or false depending on if the current line being processed is a prompt. This infallible feature is available for MUDs that supply GA events (to check if yours is one, look to bottom-right of the main window - if it doesn’t say &lt;No GA&gt;, then it supplies them). </text:p>
          <text:p text:style-name="P6">Example use could be as a Lua function, making closing gates on a prompt real easy. </text:p>
          <text:p text:style-name="P4">Example </text:p>
          <text:p text:style-name="P18">-- make a trigger pattern with 'Lua function', and this will trigger on every prompt!</text:p>
          <text:p text:style-name="P9">return isPrompt()</text:p>
          <text:h text:style-name="P12" text:outline-level="3"><text:bookmark text:name="killAlias"/><text:bookmark text:name="__RefHeading__1019_938495551"/>killAlias<text:bookmark-end text:name="__RefHeading__1019_938495551"/></text:h>
          <text:p text:style-name="P13">killAlias(name) </text:p>
          <text:p text:style-name="P6">Deletes an alias with the given name. If several aliases have this name, they'll all be deleted. </text:p>
          <text:p text:style-name="P4">Parameters </text:p>
          <text:list xml:id="list35557821" text:style-name="L19">
            <text:list-item>
              <text:p text:style-name="P68"><text:span text:style-name="T5">name:</text:span> </text:p>
            </text:list-item>
          </text:list>
          <text:p text:style-name="P5"><text:span text:style-name="T1">The name or the id returned by </text:span><text:a xlink:type="simple" xlink:href="#tempTimer">tempTimer</text:a><text:span text:style-name="T1"> to identify the alias. </text:span></text:p>
          <text:p text:style-name="P18">--Deletes the alias called 'my alias'</text:p>
          <text:p text:style-name="P9">killAlias("my alias")</text:p>
          <text:h text:style-name="P12" text:outline-level="3"><text:bookmark text:name="killTimer"/><text:bookmark text:name="__RefHeading__1021_938495551"/>killTimer<text:bookmark-end text:name="__RefHeading__1021_938495551"/></text:h>
          <text:p text:style-name="P13">killTimer(id) </text:p>
          <text:p text:style-name="P5"><text:span text:style-name="T1">Deletes a </text:span><text:a xlink:type="simple" xlink:href="#tempTimer">tempTimer</text:a><text:span text:style-name="T1">. </text:span></text:p>
          <text:p text:style-name="P20"><draw:frame draw:style-name="fr1" draw:name="Grafik14" text:anchor-type="as-char" svg:width="0.476cm" svg:height="0.582cm" draw:z-index="13"><draw:image xlink:href="http://wiki.mudlet.org/images/6/60/Bulbgraph.png" xlink:type="simple" xlink:show="embed" xlink:actuate="onLoad"/><svg:title>Note</svg:title></draw:frame> <text:span text:style-name="T2">Note:</text:span><text:span text:style-name="T1"> Non-temporary timers that you have set up in the GUI cannot be deleted with this function. Use </text:span><text:a xlink:type="simple" xlink:href="#disableTimer">disableTimer()</text:a><text:span text:style-name="T1"> and </text:span><text:a xlink:type="simple" xlink:href="#enableTimer">enableTimer()</text:a><text:span text:style-name="T1"> to turn them on or off. </text:span></text:p>
          <text:p text:style-name="P4">Parameters </text:p>
          <text:list xml:id="list35559368" text:style-name="L20">
            <text:list-item>
              <text:p text:style-name="P259"><text:span text:style-name="T3">id:</text:span><text:span text:style-name="T1"> the ID returned by </text:span><text:a xlink:type="simple" xlink:href="#tempTimer">tempTimer</text:a><text:span text:style-name="T1">. </text:span></text:p>
            </text:list-item>
          </text:list>
          <text:p text:style-name="P6">Returns true on success and false if the timer id doesn’t exist anymore (timer has already fired) or the timer is not a temp timer. </text:p>
          <text:p text:style-name="P4">Example </text:p>
          <text:p text:style-name="P18">-- create the timer and remember the timer ID</text:p>
          <text:p text:style-name="P18">timerID = tempTimer(10, [[echo("hello!")]])</text:p>
          <text:p text:style-name="P19"> </text:p>
          <text:p text:style-name="P18">-- delete the timer</text:p>
          <text:p text:style-name="P9">if killTimer(timerID) then echo("deleted the timer") else echo("timer is already deleted") end</text:p>
          <text:h text:style-name="P12" text:outline-level="3"><text:bookmark text:name="killTrigger"/><text:bookmark text:name="__RefHeading__1023_938495551"/><text:soft-page-break/>killTrigger<text:bookmark-end text:name="__RefHeading__1023_938495551"/></text:h>
          <text:p text:style-name="P13">killTrigger(id) </text:p>
          <text:p text:style-name="P5"><text:span text:style-name="T1">Deletes a </text:span><text:a xlink:type="simple" xlink:href="#tempTimer">tempTrigger</text:a><text:span text:style-name="T1">. </text:span></text:p>
          <text:p text:style-name="P4">Parameters </text:p>
          <text:list xml:id="list35572144" text:style-name="L21">
            <text:list-item>
              <text:p text:style-name="P69"><text:span text:style-name="T5">id:</text:span> </text:p>
            </text:list-item>
          </text:list>
          <text:p text:style-name="P5"><text:span text:style-name="T1">The ID returned by </text:span><text:a xlink:type="simple" xlink:href="#tempTimer">tempTimer</text:a><text:span text:style-name="T1"> to identify the item. ID is a string and not a number. </text:span></text:p>
          <text:p text:style-name="P6">Returns true on success and false if the trigger id doesn’t exist anymore (trigger has already fired) or the trigger is not a temp trigger. </text:p>
          <text:h text:style-name="P12" text:outline-level="3"><text:bookmark text:name="permAlias"/><text:bookmark text:name="__RefHeading__1025_938495551"/>permAlias<text:bookmark-end text:name="__RefHeading__1025_938495551"/></text:h>
          <text:p text:style-name="P4">permAlias(name, parent, regex, lua code) </text:p>
          <text:p text:style-name="P6">Creates a persistent alias that stays after Mudlet is restarted and shows up in the Script Editor. </text:p>
          <text:p text:style-name="P4">Parameters </text:p>
          <text:list xml:id="list35561998" text:style-name="L22">
            <text:list-item>
              <text:p text:style-name="P70"><text:span text:style-name="T5">name:</text:span> </text:p>
            </text:list-item>
          </text:list>
          <text:p text:style-name="P6">The name you’d like the alias to have. </text:p>
          <text:list xml:id="list35577892" text:style-name="L23">
            <text:list-item>
              <text:p text:style-name="P71"><text:span text:style-name="T5">parent:</text:span> </text:p>
            </text:list-item>
          </text:list>
          <text:p text:style-name="P6">The name of the group, or another alias you want the trigger to go in - however if such a group/alias doesn’t exist, it won’t do anything. Use "" to make it not go into any groups. </text:p>
          <text:list xml:id="list35576838" text:style-name="L24">
            <text:list-item>
              <text:p text:style-name="P72"><text:span text:style-name="T5">regex:</text:span> </text:p>
            </text:list-item>
          </text:list>
          <text:p text:style-name="P6">The pattern that you’d like the alias to use. </text:p>
          <text:list xml:id="list35578603" text:style-name="L25">
            <text:list-item>
              <text:p text:style-name="P73"><text:span text:style-name="T5">lua code:</text:span> </text:p>
            </text:list-item>
          </text:list>
          <text:p text:style-name="P15">The script the alias will do when it matches. </text:p>
          <text:p text:style-name="P4">Example </text:p>
          <text:p text:style-name="P18">-- creates an alias called "new alias" in a group called "my group"</text:p>
          <text:p text:style-name="P9">permAlias("new alias", "my group", "^test$", [[echo ("say it works! This alias will show up in the script editor too.")]])</text:p>
          <text:p text:style-name="P20"><draw:frame draw:style-name="fr1" draw:name="Grafik15" text:anchor-type="as-char" svg:width="0.476cm" svg:height="0.582cm" draw:z-index="14"><draw:image xlink:href="http://wiki.mudlet.org/images/6/60/Bulbgraph.png" xlink:type="simple" xlink:show="embed" xlink:actuate="onLoad"/><svg:title>Note</svg:title></draw:frame> <text:span text:style-name="T2">Note:</text:span><text:span text:style-name="T1"> Mudlet by design allows duplicate names - so calling permAlias with the same name will keep creating new aliases. You can check if an alias already exists with the </text:span><text:a xlink:type="simple" xlink:href="#exists">exists</text:a><text:span text:style-name="T1"> function. </text:span></text:p>
          <text:h text:style-name="P12" text:outline-level="3"><text:bookmark text:name="permGroup"/><text:bookmark text:name="__RefHeading__1027_938495551"/>permGroup<text:bookmark-end text:name="__RefHeading__1027_938495551"/></text:h>
          <text:p text:style-name="P4">permGroup(name, itemtype) </text:p>
          <text:p text:style-name="P15">Creates a new group of a given type at the root level (not nested in any other groups). This group will persist through Mudlet restarts. </text:p>
          <text:p text:style-name="P4">Parameters </text:p>
          <text:list xml:id="list35571665" text:style-name="L26">
            <text:list-item>
              <text:p text:style-name="P74"><text:soft-page-break/><text:span text:style-name="T5">name:</text:span> </text:p>
            </text:list-item>
          </text:list>
          <text:p text:style-name="P6">The name of the new group you want to create. </text:p>
          <text:list xml:id="list35565771" text:style-name="L27">
            <text:list-item>
              <text:p text:style-name="P75"><text:span text:style-name="T5">itemtype:</text:span> </text:p>
            </text:list-item>
          </text:list>
          <text:p text:style-name="P6">The name of the timer, trigger, or alias. </text:p>
          <text:p text:style-name="P20"><draw:frame draw:style-name="fr1" draw:name="Grafik16" text:anchor-type="as-char" svg:width="0.476cm" svg:height="0.582cm" draw:z-index="15"><draw:image xlink:href="http://wiki.mudlet.org/images/6/60/Bulbgraph.png" xlink:type="simple" xlink:show="embed" xlink:actuate="onLoad"/><svg:title>Note</svg:title></draw:frame> <text:span text:style-name="T2">Note:</text:span><text:span text:style-name="T1"> Added to Mudlet in the 2.0 final release. </text:span></text:p>
          <text:p text:style-name="P18">--create a new trigger group</text:p>
          <text:p text:style-name="P18">permGroup("Combat triggers", "trigger")</text:p>
          <text:p text:style-name="P19"> </text:p>
          <text:p text:style-name="P18">--create a new alias group only if one doesn't exist already</text:p>
          <text:p text:style-name="P18">if exists("Defensive aliases", "alias") == 0 then</text:p>
          <text:p text:style-name="P19"><text:s text:c="2"/><text:span text:style-name="T1">permGroup("Defensive aliases", "alias")</text:span></text:p>
          <text:p text:style-name="P9">end</text:p>
          <text:h text:style-name="P12" text:outline-level="3"><text:bookmark text:name="permRegexTrigger"/><text:bookmark text:name="__RefHeading__1029_938495551"/>permRegexTrigger<text:bookmark-end text:name="__RefHeading__1029_938495551"/></text:h>
          <text:p text:style-name="P13">permRegexTrigger(name, parent, pattern, lua code) </text:p>
          <text:p text:style-name="P6">Creates a persistent trigger with a <text:span text:style-name="T5">regex</text:span> pattern that stays after Mudlet is restarted and shows up in the Script Editor. </text:p>
          <text:p text:style-name="P4">Parameters </text:p>
          <text:list xml:id="list35578247" text:style-name="L28">
            <text:list-item>
              <text:p text:style-name="P35"><text:span text:style-name="T5">name</text:span> is the name you’d like the trigger to have. </text:p>
            </text:list-item>
            <text:list-item>
              <text:p text:style-name="P35"><text:span text:style-name="T5">parent</text:span> is the name of the group, or another trigger you want the trigger to go in - however if such a group/trigger doesn’t exist, it won’t do anything. Use "" to make it not go into any groups. </text:p>
            </text:list-item>
            <text:list-item>
              <text:p text:style-name="P35"><text:span text:style-name="T5">pattern table</text:span> is a table of patterns that you’d like the trigger to use - it can be one or many. </text:p>
            </text:list-item>
            <text:list-item>
              <text:p text:style-name="P76"><text:span text:style-name="T5">lua code</text:span> is the script the trigger will do when it matches. </text:p>
            </text:list-item>
          </text:list>
          <text:p text:style-name="P4">Example </text:p>
          <text:p text:style-name="P18">-- Create a regex trigger that will match on the prompt to record your status</text:p>
          <text:p text:style-name="P9">permRegexTrigger("Prompt", "", {"^(\d+)h, (\d+)m"}, [[health = tonumber(matches[2]; mana = tonumber(matches[3])]]</text:p>
          <text:p text:style-name="P20"><draw:frame draw:style-name="fr1" draw:name="Grafik17" text:anchor-type="as-char" svg:width="0.476cm" svg:height="0.582cm" draw:z-index="16"><draw:image xlink:href="http://wiki.mudlet.org/images/6/60/Bulbgraph.png" xlink:type="simple" xlink:show="embed" xlink:actuate="onLoad"/><svg:title>Note</svg:title></draw:frame> <text:span text:style-name="T2">Note:</text:span><text:span text:style-name="T1"> Mudlet by design allows duplicate names - so calling permRegexTrigger with the same name will keep creating new triggers. You can check if a trigger already exists with the </text:span><text:a xlink:type="simple" xlink:href="#exists">exists()</text:a><text:span text:style-name="T1"> function. </text:span></text:p>
          <text:h text:style-name="P12" text:outline-level="3"><text:bookmark text:name="permSubstringTrigger"/><text:bookmark text:name="__RefHeading__1031_938495551"/>permSubstringTrigger<text:bookmark-end text:name="__RefHeading__1031_938495551"/></text:h>
          <text:p text:style-name="P13">permSubstringTrigger( name, parent, pattern, lua code ) </text:p>
          <text:p text:style-name="P15">Creates a persistent trigger with a substring pattern that stays after Mudlet is restarted and shows up in the Script Editor. </text:p>
          <text:p text:style-name="P4">Parameters </text:p>
          <text:list xml:id="list35566665" text:style-name="L29">
            <text:list-item>
              <text:p text:style-name="P36"><text:span text:style-name="T5">name</text:span> is the name you’d like the trigger to have. </text:p>
            </text:list-item>
            <text:list-item>
              <text:p text:style-name="P36"><text:span text:style-name="T5">parent</text:span> is the name of the group, or another trigger you want the trigger to go in - however if such a group/trigger doesn’t exist, it won’t do anything. Use "" to make it not go into any groups. </text:p>
            </text:list-item>
            <text:list-item>
              <text:p text:style-name="P36"><text:soft-page-break/><text:span text:style-name="T5">pattern table</text:span> is a table of patterns that you’d like the trigger to use - it can be one or many. </text:p>
            </text:list-item>
            <text:list-item>
              <text:p text:style-name="P77"><text:span text:style-name="T5">lua code</text:span> is the script the trigger will do when it matches. </text:p>
            </text:list-item>
          </text:list>
          <text:p text:style-name="P4">Example </text:p>
          <text:p text:style-name="P18">-- Create a trigger to highlight the word "pixie" for us</text:p>
          <text:p text:style-name="P18">permSubstringTrigger("Highlight stuff", "General", {"pixie"},</text:p>
          <text:p text:style-name="P18">[[selectString(line, 1) bg("yellow") resetFormat()]])</text:p>
          <text:p text:style-name="P19"> </text:p>
          <text:p text:style-name="P18">-- Or another trigger to highlight several different things</text:p>
          <text:p text:style-name="P18">permSubstringTrigger("Highlight stuff", "General", {"pixie", "cat", "dog", "rabbit"},</text:p>
          <text:p text:style-name="P9">[[selectString(line, 1) fg ("blue") bg("yellow") resetFormat()]])</text:p>
          <text:p text:style-name="P20"><draw:frame draw:style-name="fr1" draw:name="Grafik18" text:anchor-type="as-char" svg:width="0.476cm" svg:height="0.582cm" draw:z-index="17"><draw:image xlink:href="http://wiki.mudlet.org/images/6/60/Bulbgraph.png" xlink:type="simple" xlink:show="embed" xlink:actuate="onLoad"/><svg:title>Note</svg:title></draw:frame> <text:span text:style-name="T2">Note:</text:span><text:span text:style-name="T1"> Mudlet by design allows duplicate names - so calling permSubstringTrigger with the same name will keep creating new triggers. You can check if a trigger already exists with the </text:span><text:a xlink:type="simple" xlink:href="#exists">exists()</text:a><text:span text:style-name="T1"> function. </text:span></text:p>
          <text:h text:style-name="P12" text:outline-level="3"><text:bookmark text:name="permTimer"/><text:bookmark text:name="__RefHeading__1033_938495551"/>permTimer<text:bookmark-end text:name="__RefHeading__1033_938495551"/></text:h>
          <text:p text:style-name="P13">permTimer(name, parent, seconds, lua code) </text:p>
          <text:p text:style-name="P6">Creates a persistent timer that stays after Mudlet is restarted and shows up in the Script Editor. </text:p>
          <text:p text:style-name="P4">Parameters </text:p>
          <text:list xml:id="list35575124" text:style-name="L30">
            <text:list-item>
              <text:p text:style-name="P78"><text:span text:style-name="T5">name</text:span> </text:p>
            </text:list-item>
          </text:list>
          <text:p text:style-name="P6">Is the name of the timer. </text:p>
          <text:list xml:id="list35556778" text:style-name="L31">
            <text:list-item>
              <text:p text:style-name="P79"><text:span text:style-name="T5">parent</text:span> </text:p>
            </text:list-item>
          </text:list>
          <text:p text:style-name="P6">Is the name of the timer group you want the timer to go in.. </text:p>
          <text:list xml:id="list35560439" text:style-name="L32">
            <text:list-item>
              <text:p text:style-name="P80"><text:span text:style-name="T5">seconds</text:span> </text:p>
            </text:list-item>
          </text:list>
          <text:p text:style-name="P6">Is a number specifying a delay after which the timer will do the lua code you give it as a string. </text:p>
          <text:list xml:id="list35581469" text:style-name="L33">
            <text:list-item>
              <text:p text:style-name="P81"><text:span text:style-name="T5">lua code</text:span> is the code with string you are doing this to. </text:p>
            </text:list-item>
          </text:list>
          <text:p text:style-name="P4">Example</text:p>
          <text:p text:style-name="P9">permTimer("my timer", "first timer group", 4.5, [[send ("my timer that's in my first timer group fired!")]])</text:p>
          <text:p text:style-name="P20"><draw:frame draw:style-name="fr1" draw:name="Grafik19" text:anchor-type="as-char" svg:width="0.476cm" svg:height="0.582cm" draw:z-index="18"><draw:image xlink:href="http://wiki.mudlet.org/images/6/60/Bulbgraph.png" xlink:type="simple" xlink:show="embed" xlink:actuate="onLoad"/><svg:title>Note</svg:title></draw:frame> <text:span text:style-name="T2">Note:</text:span><text:span text:style-name="T1"> Mudlet by design allows duplicate names - so calling permTimer with the same name will keep creating new timers. You can check if a timer already exists with the </text:span><text:a xlink:type="simple" xlink:href="#exists">exists()</text:a><text:span text:style-name="T1"> function. </text:span></text:p>
          <text:h text:style-name="P12" text:outline-level="3"><text:bookmark text:name="printCmdLine"/><text:bookmark text:name="__RefHeading__1035_938495551"/>printCmdLine<text:bookmark-end text:name="__RefHeading__1035_938495551"/></text:h>
          <text:p text:style-name="P4">printCmdLine(text) </text:p>
          <text:p text:style-name="P6">Replaces the current text in the input line, and sets it to the given text. </text:p>
          <text:p text:style-name="P9">printCmdLine("say I'd like to buy ")</text:p>
          <text:h text:style-name="P12" text:outline-level="3"><text:bookmark text:name="raiseEvent"/><text:bookmark text:name="__RefHeading__1037_938495551"/><text:soft-page-break/>raiseEvent<text:bookmark-end text:name="__RefHeading__1037_938495551"/></text:h>
          <text:p text:style-name="P4">raiseEvent(event_name, arg-1, … arg-n) </text:p>
          <text:p text:style-name="P6">Raises the event event_name. The event system will call the main function (the one that is called exactly like the script name) of all such scripts that have registered event handlers. If an event is raised, but no event handler scripts have been registered with the event system, the event is ignored and nothing happens. This is convenient as you can raise events in your triggers, timers, scripts etc. without having to care if the actual event handling has been implemented yet - or more specifically how it is implemented. Your triggers raise an event to tell the system that they have detected a certain condition to be true or that a certain event has happened. How - and if - the system is going to respond to this event is up to the system and your trigger scripts don’t have to care about such details. For small systems it will be more convenient to use regular function calls instead of events, however, the more complicated your system will get, the more important events will become because they help reduce complexity very much. </text:p>
          <text:p text:style-name="P6">The corresponding event handlers that listen to the events raised with raiseEvent() need to use the script name as function name and take the correct number of arguments. </text:p>
          <text:p text:style-name="P20"/>
          <text:p text:style-name="P4">Example</text:p>
          <text:p text:style-name="P6">raiseEvent("fight") a correct event handler function would be: myScript( event_name ). In this example raiseEvent uses minimal arguments, name the event name. There can only be one event handler function per script, but a script can still handle multiple events as the first argument is always the event name. So you can call your own special handlers for individual events. The reason behind this is that you should rather use many individual scripts instead of one huge script that has all your function code etc. Scripts can be organized very well in trees and thus help reduce complexity on large systems. </text:p>
          <text:h text:style-name="P12" text:outline-level="3"><text:bookmark text:name="remember"/><text:bookmark text:name="__RefHeading__1039_938495551"/>remember<text:bookmark-end text:name="__RefHeading__1039_938495551"/></text:h>
          <text:p text:style-name="P13">remember("variable") </text:p>
          <text:p text:style-name="P4">This function flags a variable to be saved by Mudlet's variable persistence system. </text:p>
          <text:p text:style-name="P4">Parameters </text:p>
          <text:list xml:id="list35575736" text:style-name="L34">
            <text:list-item>
              <text:p text:style-name="P82"><text:span text:style-name="T5">variable</text:span> </text:p>
            </text:list-item>
          </text:list>
          <text:p text:style-name="P6">Variable that you are saving. Can be a table or regular variable. Name must be passed as a string. </text:p>
          <text:p text:style-name="P4">Example </text:p>
          <text:p text:style-name="P18">remember("table_Weapons")</text:p>
          <text:p text:style-name="P9">remember("var_EnemyHeight")</text:p>
          <text:p text:style-name="P21">Variables are automatically unpacked into the global namespace when the profile is loaded.<text:line-break/>They are saved to "SavedVariables.lua" when the profile is closed or saved. </text:p>
          <text:h text:style-name="P12" text:outline-level="3"><text:bookmark text:name="resetStopWatch"/><text:bookmark text:name="__RefHeading__1041_938495551"/><text:soft-page-break/>resetStopWatch<text:bookmark-end text:name="__RefHeading__1041_938495551"/></text:h>
          <text:p text:style-name="P13">resetStopWatch(watchID) </text:p>
          <text:p text:style-name="P5"><text:span text:style-name="T1">This function resets the time to 0:0:0.0, but does not start the stop watch. You can start it with </text:span><text:a xlink:type="simple" xlink:href="#startStopWatch">startStopWatch</text:a><text:span text:style-name="T1"> → </text:span><text:a xlink:type="simple" xlink:href="#createStopWatch">createStopWatch</text:a><text:span text:style-name="T1"> </text:span></text:p>
          <text:h text:style-name="P12" text:outline-level="3"><text:bookmark text:name="setConsoleBufferSize"/><text:bookmark text:name="__RefHeading__1043_938495551"/>setConsoleBufferSize<text:bookmark-end text:name="__RefHeading__1043_938495551"/></text:h>
          <text:p text:style-name="P13">setConsoleBufferSize( consoleName, linesLimit, sizeOfBatchDeletion ) </text:p>
          <text:p text:style-name="P6">Sets the maximum number of lines can a buffer (main window or a miniconsole) can hold. </text:p>
          <text:p text:style-name="P4">Parameters </text:p>
          <text:list xml:id="list35566898" text:style-name="L35">
            <text:list-item>
              <text:p text:style-name="P83"><text:span text:style-name="T5">consoleName:</text:span> </text:p>
            </text:list-item>
          </text:list>
          <text:p text:style-name="P6">The name of the window </text:p>
          <text:list xml:id="list35577487" text:style-name="L36">
            <text:list-item>
              <text:p text:style-name="P84"><text:span text:style-name="T5">linesLimit:</text:span> </text:p>
            </text:list-item>
          </text:list>
          <text:p text:style-name="P6">Sets the amount of lines the buffer should have. </text:p>
          <text:p text:style-name="P20"><draw:frame draw:style-name="fr1" draw:name="Grafik20" text:anchor-type="as-char" svg:width="0.476cm" svg:height="0.582cm" draw:z-index="19"><draw:image xlink:href="http://wiki.mudlet.org/images/6/60/Bulbgraph.png" xlink:type="simple" xlink:show="embed" xlink:actuate="onLoad"/><svg:title>Note</svg:title></draw:frame> <text:span text:style-name="T2">Note:</text:span><text:span text:style-name="T1"> Mudlet performs extremely efficiently with even huge numbers, so your only limitation is your computers memory (RAM). </text:span></text:p>
          <text:list xml:id="list35564297" text:style-name="L37">
            <text:list-item>
              <text:p text:style-name="P85"><text:span text:style-name="T5">sizeOfBatchDeletion:</text:span> </text:p>
            </text:list-item>
          </text:list>
          <text:p text:style-name="P6">Specifies how many lines should Mudlet delete at once when you go over the limit - it does it in bulk because it's efficient to do so. </text:p>
          <text:p text:style-name="P4">Example </text:p>
          <text:p text:style-name="P18">-- sets the main windows size to 5 million lines maximum - which is more than enough!</text:p>
          <text:p text:style-name="P9">setConsoleBufferSize("main", 5000000, 1000)</text:p>
          <text:h text:style-name="P12" text:outline-level="3"><text:bookmark text:name="setTriggerStayOpen"/><text:bookmark text:name="__RefHeading__1045_938495551"/>setTriggerStayOpen<text:bookmark-end text:name="__RefHeading__1045_938495551"/></text:h>
          <text:p text:style-name="P13">setTriggerStayOpen(name, number) </text:p>
          <text:p text:style-name="P6">Sets for how many more lines a trigger script should fire or a chain should stay open after the trigger has matched - so this allows you to extend or shorten the <text:span text:style-name="T5">fire length</text:span> of a trigger. The main use of this function is to close a chain when a certain condition has been met. </text:p>
          <text:p text:style-name="P4">Parameters </text:p>
          <text:list xml:id="list35586586" text:style-name="L38">
            <text:list-item>
              <text:p text:style-name="P37"><text:span text:style-name="T5">name:</text:span> The name of the trigger which has a fire length set (and which opens the chain). </text:p>
            </text:list-item>
            <text:list-item>
              <text:p text:style-name="P86"><text:span text:style-name="T5">number</text:span>: 0 to close the chain, or a positive number to keep the chain open that much longer. </text:p>
            </text:list-item>
          </text:list>
          <text:p text:style-name="P4">Examples </text:p>
          <text:p text:style-name="P18">-- if you have a trigger that opens a chain (has some fire length) and you'd like it to be closed </text:p>
          <text:p text:style-name="P18">-- on the next prompt, you could make a trigger inside the chain with a Lua function pattern of:</text:p>
          <text:p text:style-name="P18">return isPrompt()</text:p>
          <text:p text:style-name="P18">-- and a script of:</text:p>
          <text:p text:style-name="P18"><text:soft-page-break/>setTriggerStayOpen("''Parent trigger name''", 0)</text:p>
          <text:p text:style-name="P9">-- to close it on the prompt!</text:p>
          <text:h text:style-name="P12" text:outline-level="3"><text:bookmark text:name="startStopWatch"/><text:bookmark text:name="__RefHeading__1047_938495551"/>startStopWatch<text:bookmark-end text:name="__RefHeading__1047_938495551"/></text:h>
          <text:p text:style-name="P13">startStopWatch( watchID ) </text:p>
          <text:p text:style-name="P5"><text:span text:style-name="T1">Starts the stop watch. → </text:span><text:a xlink:type="simple" xlink:href="#createStopWatch">createStopWatch()</text:a><text:span text:style-name="T1"> </text:span></text:p>
          <text:h text:style-name="P12" text:outline-level="3"><text:bookmark text:name="stopStopWatch"/><text:bookmark text:name="__RefHeading__1049_938495551"/>stopStopWatch<text:bookmark-end text:name="__RefHeading__1049_938495551"/></text:h>
          <text:p text:style-name="P13">stopStopWatch( watchID ) </text:p>
          <text:p text:style-name="P14"><text:span text:style-name="T1">Stops the stop watch and returns the elapsed time in milliseconds in form of 0.001. → </text:span><text:a xlink:type="simple" xlink:href="#createStopWatch">createStopWatch()</text:a><text:span text:style-name="T1"> </text:span></text:p>
          <text:p text:style-name="P6">Returns time as a number </text:p>
          <text:h text:style-name="P12" text:outline-level="3"><text:bookmark text:name="tempAlias"/><text:bookmark text:name="__RefHeading__1051_938495551"/>tempAlias<text:bookmark-end text:name="__RefHeading__1051_938495551"/></text:h>
          <text:p text:style-name="P13">aliasID = tempAlias(regex, code to do) </text:p>
          <text:p text:style-name="P5"><text:span text:style-name="T1">Creates a temporary alias - temporary in the sense that it won't be saved when Mudlet restarts (unless you re-create it). The alias will go off as many times as it matches, it is not a one-shot alias. The function returns an ID for subsequent </text:span><text:a xlink:type="simple" xlink:href="#enableAlias">enableAlias()</text:a><text:span text:style-name="T1">, </text:span><text:a xlink:type="simple" xlink:href="#disableAlias">disableAlias()</text:a><text:span text:style-name="T1"> and </text:span><text:a xlink:type="simple" xlink:href="#killAlias">killAlias()</text:a><text:span text:style-name="T1"> calls. </text:span></text:p>
          <text:p text:style-name="P4">Parameters </text:p>
          <text:list xml:id="list35570903" text:style-name="L39">
            <text:list-item>
              <text:p text:style-name="P38"><text:span text:style-name="T5">regex:</text:span> Alias pattern in regex. </text:p>
            </text:list-item>
            <text:list-item>
              <text:p text:style-name="P87"><text:span text:style-name="T5">code to do:</text:span> The code to do when the alias fires - wrap it in [[ ]]. </text:p>
            </text:list-item>
          </text:list>
          <text:p text:style-name="P4">Examples </text:p>
          <text:p text:style-name="P18">myaliasID = tempAlias("^hi$", [[send ("hi") echo ("we said hi!")]])</text:p>
          <text:p text:style-name="P19"> </text:p>
          <text:p text:style-name="P18">-- you can also delete the alias later with:</text:p>
          <text:p text:style-name="P9">killAlias(myaliasID)</text:p>
          <text:h text:style-name="P12" text:outline-level="3"><text:bookmark text:name="tempBeginOfLineTrigger"/><text:bookmark text:name="__RefHeading__1053_938495551"/>tempBeginOfLineTrigger<text:bookmark-end text:name="__RefHeading__1053_938495551"/></text:h>
          <text:p text:style-name="P13">tempBeginOfLineTrigger(part of line, code to do) </text:p>
          <text:p text:style-name="P5"><text:span text:style-name="T1">Creates a trigger that will go off whenever the part of line it's provided with matches the line right from the start (doesn't matter what the line ends with). This trigger isn't temporary in the sense that it'll go off only once (it'll go off as often as it matches), but rather it won't be saved when Mudlet is closed. The function returns the trigger ID for subsequent </text:span><text:a xlink:type="simple" xlink:href="#enableTrigger">enableTrigger()</text:a><text:span text:style-name="T1">, </text:span><text:a xlink:type="simple" xlink:href="#disableTrigger">disableTrigger()</text:a><text:span text:style-name="T1"> and </text:span><text:a xlink:type="simple" xlink:href="#killTrigger">killTrigger()</text:a><text:span text:style-name="T1"> calls. The trigger will go off multiple times until you disable or destroy it. </text:span></text:p>
          <text:p text:style-name="P4">Parameters </text:p>
          <text:list xml:id="list35581066" text:style-name="L40">
            <text:list-item>
              <text:p text:style-name="P39"><text:span text:style-name="T5">part of line:</text:span> Start of the line that you'd like to match. </text:p>
            </text:list-item>
            <text:list-item>
              <text:p text:style-name="P88"><text:span text:style-name="T5">code to do:</text:span> The code to do when the trigger fires - wrap it in [[ ]]. </text:p>
            </text:list-item>
          </text:list>
          <text:p text:style-name="P4">Examples </text:p>
          <text:p text:style-name="P18"><text:soft-page-break/>mytriggerID = tempBeginOfLineTrigger("Hello", [[echo("We matched!")]])</text:p>
          <text:p text:style-name="P19"> </text:p>
          <text:p text:style-name="P18">--[[ now this trigger will match on any of these lines:</text:p>
          <text:p text:style-name="P18">Hello</text:p>
          <text:p text:style-name="P18">Hello!</text:p>
          <text:p text:style-name="P18">Hello, Bob!</text:p>
          <text:p text:style-name="P19"> </text:p>
          <text:p text:style-name="P18">but not on:</text:p>
          <text:p text:style-name="P18">Oh, Hello</text:p>
          <text:p text:style-name="P18">Oh, Hello!</text:p>
          <text:p text:style-name="P9">]]</text:p>
          <text:h text:style-name="P12" text:outline-level="3"><text:bookmark text:name="tempColorTrigger"/><text:bookmark text:name="__RefHeading__1055_938495551"/>tempColorTrigger<text:bookmark-end text:name="__RefHeading__1055_938495551"/></text:h>
          <text:p text:style-name="P13">tempColorTrigger(foregroundColor, backgroundColor, code) </text:p>
          <text:p text:style-name="P5"><text:span text:style-name="T1">Makes a color trigger that triggers on the specified foreground and background color. Both colors need to be supplied in form of these simplified ANSI 16 color mode codes. The function returns the trigger ID for subsequent </text:span><text:a xlink:type="simple" xlink:href="#enableTrigger">enableTrigger()</text:a><text:span text:style-name="T1">, </text:span><text:a xlink:type="simple" xlink:href="#disableTrigger">disableTrigger()</text:a><text:span text:style-name="T1"> and </text:span><text:a xlink:type="simple" xlink:href="#killTrigger">killTrigger()</text:a><text:span text:style-name="T1"> calls. The trigger will go off multiple times until you disable or destroy it. </text:span></text:p>
          <text:p text:style-name="P4">Parameters </text:p>
          <text:list xml:id="list35557040" text:style-name="L41">
            <text:list-item>
              <text:p text:style-name="P40"><text:span text:style-name="T5">foregroundColor:</text:span> The foreground color you'd like to trigger on. </text:p>
            </text:list-item>
            <text:list-item>
              <text:p text:style-name="P40"><text:span text:style-name="T5">backgroundColor</text:span>: The background color you'd like to trigger on. </text:p>
            </text:list-item>
            <text:list-item>
              <text:p text:style-name="P89"><text:span text:style-name="T5">code</text:span>: The code you'd like the trigger to run, as a string. </text:p>
            </text:list-item>
          </text:list>
          <text:p text:style-name="P4">Color codes </text:p>
          <text:p text:style-name="P18">0 = default text color</text:p>
          <text:p text:style-name="P18">1 = light black</text:p>
          <text:p text:style-name="P18">2 = dark black</text:p>
          <text:p text:style-name="P18">3 = light red</text:p>
          <text:p text:style-name="P18">4 = dark red</text:p>
          <text:p text:style-name="P18">5 = light green</text:p>
          <text:p text:style-name="P18">6 = dark green</text:p>
          <text:p text:style-name="P18">7 = light yellow</text:p>
          <text:p text:style-name="P18">8 = dark yellow</text:p>
          <text:p text:style-name="P18">9 = light blue</text:p>
          <text:p text:style-name="P18">10 = dark blue</text:p>
          <text:p text:style-name="P18">11 = light magenta</text:p>
          <text:p text:style-name="P18">12 = dark magenta</text:p>
          <text:p text:style-name="P18">13 = light cyan</text:p>
          <text:p text:style-name="P18">14 = dark cyan</text:p>
          <text:p text:style-name="P18">15 = light white</text:p>
          <text:p text:style-name="P9">16 = dark white</text:p>
          <text:p text:style-name="P4">Examples </text:p>
          <text:p text:style-name="P18">-- This script will re-highlight all text in blue foreground colors on a black background with a red foreground color</text:p>
          <text:p text:style-name="P18">-- on a blue background color until another color in the current line is being met. temporary color triggers do not </text:p>
          <text:p text:style-name="P18">-- offer match_all or filter options like the GUI color triggers because this is rarely necessary for scripting. </text:p>
          <text:p text:style-name="P18">-- A common usage for temporary color triggers is to schedule actions on the basis of forthcoming text colors in a particular context.</text:p>
          <text:p text:style-name="P9">tempColorTrigger(9,2,[[selectString(matches[1],1); fg("red"); bg("blue");]] );</text:p>
          <text:h text:style-name="P12" text:outline-level="3"><text:bookmark text:name="tempExactMatchTrigger"/><text:bookmark text:name="__RefHeading__1057_938495551"/><text:soft-page-break/>tempExactMatchTrigger<text:bookmark-end text:name="__RefHeading__1057_938495551"/></text:h>
          <text:p text:style-name="P13">tempExactMatchTrigger(exact line, code to do) </text:p>
          <text:p text:style-name="P5"><text:span text:style-name="T1">Creates a trigger that will go off whenever the line from the game matches the provided line exactly (ends the same, starts the same, and looks the same). You don't need to use any of the regex symbols here (^ and $). This trigger isn't temporary in the sense that it'll go off only once (it'll go off as often as it matches), but rather it won't be saved when Mudlet is closed. The function returns the trigger ID for subsequent </text:span><text:a xlink:type="simple" xlink:href="#enableTrigger">enableTrigger()</text:a><text:span text:style-name="T1">, </text:span><text:a xlink:type="simple" xlink:href="#disableTrigger">disableTrigger()</text:a><text:span text:style-name="T1"> and </text:span><text:a xlink:type="simple" xlink:href="#killTrigger">killTrigger()</text:a><text:span text:style-name="T1"> calls. The trigger will go off multiple times until you disable or destroy it. </text:span></text:p>
          <text:p text:style-name="P4">Parameters </text:p>
          <text:list xml:id="list35578288" text:style-name="L42">
            <text:list-item>
              <text:p text:style-name="P41"><text:span text:style-name="T5">exact line:</text:span> Exact line you'd like to match. </text:p>
            </text:list-item>
            <text:list-item>
              <text:p text:style-name="P90"><text:span text:style-name="T5">code to do:</text:span> The code to do when the trigger fires - wrap it in [[ ]]. </text:p>
            </text:list-item>
          </text:list>
          <text:p text:style-name="P4">Examples </text:p>
          <text:p text:style-name="P9">mytriggerID = tempExactMatchTrigger("You have recovered balance on all limbs.", [[echo("We matched!")]])</text:p>
          <text:h text:style-name="P12" text:outline-level="3"><text:bookmark text:name="tempLineTrigger"/><text:bookmark text:name="__RefHeading__1059_938495551"/>tempLineTrigger<text:bookmark-end text:name="__RefHeading__1059_938495551"/></text:h>
          <text:p text:style-name="P13">tempLineTrigger( from, howMany, LuaCode ) </text:p>
          <text:p text:style-name="P5"><text:span text:style-name="T1">Temporary trigger that will fire on </text:span><text:span text:style-name="T3">n</text:span><text:span text:style-name="T1"> consecutive lines following the current line. This is useful to parse output that is known to arrive in a certain line margin or to delete unwanted output from the MUD - the trigger does not require any patterns to match on. The function returns the trigger ID for subsequent </text:span><text:a xlink:type="simple" xlink:href="#enableTrigger">enableTrigger()</text:a><text:span text:style-name="T1">, </text:span><text:a xlink:type="simple" xlink:href="#disableTrigger">disableTrigger()</text:a><text:span text:style-name="T1"> and </text:span><text:a xlink:type="simple" xlink:href="#killTrigger">killTrigger()</text:a><text:span text:style-name="T1"> calls. The trigger will go off multiple times until you disable or destroy it. </text:span></text:p>
          <text:p text:style-name="P6">Returns trigger ID as a string. </text:p>
          <text:p text:style-name="P20"><draw:frame draw:style-name="fr1" draw:name="Grafik21" text:anchor-type="as-char" svg:width="0.476cm" svg:height="0.582cm" draw:z-index="20"><draw:image xlink:href="http://wiki.mudlet.org/images/6/60/Bulbgraph.png" xlink:type="simple" xlink:show="embed" xlink:actuate="onLoad"/><svg:title>Note</svg:title></draw:frame> <text:span text:style-name="T2">Note:</text:span><text:span text:style-name="T1"> You can use this ID to enable/disable or kill this trigger later on. </text:span></text:p>
          <text:p text:style-name="P4">Example</text:p>
          <text:p text:style-name="P18">--Will fire 3 times with the line from the MUD.</text:p>
          <text:p text:style-name="P18">tempLineTrigger( 1, 3, ) </text:p>
          <text:p text:style-name="P19"> </text:p>
          <text:p text:style-name="P18">--Will fire 20 lines after the current line and fire twice on 2 consecutive lines.</text:p>
          <text:p text:style-name="P9">tempLineTrigger( 20, 2, )</text:p>
          <text:h text:style-name="P12" text:outline-level="3"><text:bookmark text:name="tempRegexTrigger"/><text:bookmark text:name="__RefHeading__1061_938495551"/>tempRegexTrigger<text:bookmark-end text:name="__RefHeading__1061_938495551"/></text:h>
          <text:p text:style-name="P13">tempRegexTrigger(regex, code to do) </text:p>
          <text:p text:style-name="P5"><text:span text:style-name="T1">Creates a temporary regex trigger that executes the code whenever it matches. The function returns the trigger ID for subsequent </text:span><text:a xlink:type="simple" xlink:href="#enableTrigger">enableTrigger()</text:a><text:span text:style-name="T1">, </text:span><text:a xlink:type="simple" xlink:href="#disableTrigger">disableTrigger()</text:a><text:span text:style-name="T1"> and </text:span><text:a xlink:type="simple" xlink:href="#killTrigger">killTrigger()</text:a><text:span text:style-name="T1"> calls. The trigger will go off multiple times until you disable or destroy it. </text:span></text:p>
          <text:p text:style-name="P4">Parameters</text:p>
          <text:list xml:id="list35581131" text:style-name="L43">
            <text:list-item>
              <text:p text:style-name="P42"><text:span text:style-name="T5">regex:</text:span> The regular expression that lines will be matched on. </text:p>
            </text:list-item>
            <text:list-item>
              <text:p text:style-name="P91"><text:span text:style-name="T5">code to do</text:span>: The code to do when the timer is up - wrap it in [[ ]]. </text:p>
            </text:list-item>
          </text:list>
          <text:p text:style-name="P4"><text:soft-page-break/>Examples</text:p>
          <text:p text:style-name="P18">-- create a non-duplicate trigger that matches on any line and calls a function</text:p>
          <text:p text:style-name="P18">html5log = html5log or {}</text:p>
          <text:p text:style-name="P18">if html5log.trig then killTrigger(html5log.trig) end</text:p>
          <text:p text:style-name="P9">html5log.trig = tempRegexTrigger("^", "html5log.recordline()")</text:p>
          <text:h text:style-name="P12" text:outline-level="3"><text:bookmark text:name="tempTimer"/><text:bookmark text:name="__RefHeading__1063_938495551"/>tempTimer<text:bookmark-end text:name="__RefHeading__1063_938495551"/></text:h>
          <text:p text:style-name="P13">tempTimer(time, code to do) </text:p>
          <text:p text:style-name="P5"><text:span text:style-name="T1">Creates a temporary one-shot timer and returns the timer ID, which you can use with </text:span><text:a xlink:type="simple" xlink:href="#enableTimer">enableTimer()</text:a><text:span text:style-name="T1">, </text:span><text:a xlink:type="simple" xlink:href="#disableTimer">disableTimer()</text:a><text:span text:style-name="T1"> and </text:span><text:a xlink:type="simple" xlink:href="#killTimer">killTimer()</text:a><text:span text:style-name="T1"> functions. You can use 2.3 seconds or 0.45 etc. After it has fired, the timer will be deactivated and destroyed, so it will only go off once. See the Technical Manual </text:span><text:a xlink:type="simple" xlink:href="http://wiki.mudlet.org/w/Manual:Introduction#Timers">here</text:a><text:span text:style-name="T1"> for a more detailed introduction to tempTimer. </text:span></text:p>
          <text:p text:style-name="P4">Parameters </text:p>
          <text:list xml:id="list35581401" text:style-name="L44">
            <text:list-item>
              <text:p text:style-name="P43"><text:span text:style-name="T5">time:</text:span> The time in seconds for which to set the timer for - you can use decimals here for precision. The timer will go off <text:span text:style-name="T5">x</text:span> given seconds after you make it. </text:p>
            </text:list-item>
            <text:list-item>
              <text:p text:style-name="P92"><text:span text:style-name="T5">code to do</text:span>: The code to do when the timer is up - wrap it in [[ ]], or provide a Lua function. </text:p>
            </text:list-item>
          </text:list>
          <text:p text:style-name="P4">Examples </text:p>
          <text:p text:style-name="P18">-- wait half a second and then run the command</text:p>
          <text:p text:style-name="P18">tempTimer( 0.5, [[send("kill monster")]] )</text:p>
          <text:p text:style-name="P19"> </text:p>
          <text:p text:style-name="P18">-- or an another example - two ways to 'embed' variable in a code for later:</text:p>
          <text:p text:style-name="P18">local name = matches[2]</text:p>
          <text:p text:style-name="P18">tempTimer(2, [[send("hello, ]]..name..[[ !")]])</text:p>
          <text:p text:style-name="P18">-- or:</text:p>
          <text:p text:style-name="P18">tempTimer(2, function()</text:p>
          <text:p text:style-name="P19"><text:s text:c="2"/><text:span text:style-name="T1">send("hello, "..name)</text:span></text:p>
          <text:p text:style-name="P9">end)</text:p>
          <text:p text:style-name="P20"><draw:frame draw:style-name="fr1" draw:name="Grafik22" text:anchor-type="as-char" svg:width="0.476cm" svg:height="0.582cm" draw:z-index="21"><draw:image xlink:href="http://wiki.mudlet.org/images/6/60/Bulbgraph.png" xlink:type="simple" xlink:show="embed" xlink:actuate="onLoad"/><svg:title>Note</svg:title></draw:frame> <text:span text:style-name="T2">Note:</text:span><text:span text:style-name="T1"> Double brackets, e.g: [[ ]] can be used to quote strings in Lua. The difference to the usual `" " quote syntax is that `[[ ]] also accepts the character ". Consequently, you don’t have to escape the " character in the above script. The other advantage is that it can be used as a multiline quote, so your script can span several lines. </text:span></text:p>
          <text:p text:style-name="P20"><draw:frame draw:style-name="fr1" draw:name="Grafik23" text:anchor-type="as-char" svg:width="0.476cm" svg:height="0.582cm" draw:z-index="22"><draw:image xlink:href="http://wiki.mudlet.org/images/6/60/Bulbgraph.png" xlink:type="simple" xlink:show="embed" xlink:actuate="onLoad"/><svg:title>Note</svg:title></draw:frame> <text:span text:style-name="T2">Note:</text:span><text:span text:style-name="T1"> Lua code that you provide as an argument is compiled from a string value when the timer fires. This means that if you want to pass any parameters by value e.g. you want to make a function call that uses the value of your variable myGold as a parameter you have to do things like this: </text:span></text:p>
          <text:p text:style-name="P18">tempTimer( 3.8, [[echo("at the time of the tempTimer call I had ]] .. myGold .. [[ gold.")]] )</text:p>
          <text:p text:style-name="P19"> </text:p>
          <text:p text:style-name="P18">-- tempTimer also accepts functions (and thus closures) - which can be an easier way to embed variables and make the code for timers look less messy:</text:p>
          <text:p text:style-name="P19"> </text:p>
          <text:p text:style-name="P18">local variable = matches[2]</text:p>
          <text:p text:style-name="P9">tempTimer(3, function () send("hello, " .. variable) end)</text:p>
          <text:h text:style-name="P12" text:outline-level="3"><text:bookmark text:name="tempTrigger"/><text:bookmark text:name="__RefHeading__1065_938495551"/>tempTrigger<text:bookmark-end text:name="__RefHeading__1065_938495551"/></text:h>
          <text:p text:style-name="P13">tempTrigger(substring, code to do) </text:p>
          <text:p text:style-name="P5"><text:span text:style-name="T1">Creates a temporary substring trigger that executes the code whenever it matches. The </text:span><text:soft-page-break/><text:span text:style-name="T1">function returns the trigger ID for subsequent </text:span><text:a xlink:type="simple" xlink:href="#enableTrigger">enableTrigger()</text:a><text:span text:style-name="T1">, </text:span><text:a xlink:type="simple" xlink:href="#disableTrigger">disableTrigger()</text:a><text:span text:style-name="T1"> and </text:span><text:a xlink:type="simple" xlink:href="#killTrigger">killTrigger()</text:a><text:span text:style-name="T1"> calls. The trigger will go off multiple times until you disable or destroy it. </text:span></text:p>
          <text:p text:style-name="P4">Parameters</text:p>
          <text:list xml:id="list35567498" text:style-name="L45">
            <text:list-item>
              <text:p text:style-name="P44"><text:span text:style-name="T5">substring:</text:span>: The substring to look for - this means a part of the line. If your provided text matches anywhere within the line from the game, the trigger will go off. </text:p>
            </text:list-item>
            <text:list-item>
              <text:p text:style-name="P93"><text:span text:style-name="T5">code to do</text:span>: The code to do when the timer is up - wrap it in [[ ]]. </text:p>
            </text:list-item>
          </text:list>
          <text:p text:style-name="P21">Example: </text:p>
          <text:p text:style-name="P18">-- this example will highlight the contents of the "target" variable.</text:p>
          <text:p text:style-name="P18">-- It will also delete the previous trigger it made when you call it again, so you're only ever highlighting one name</text:p>
          <text:p text:style-name="P18">if id then killTrigger(id) end</text:p>
          <text:p text:style-name="P9">id = tempTrigger(target, [[selectString("]] .. target .. [[", 1) fg("gold") resetFormat()]])</text:p>
          <text:p text:style-name="P18">-- a simpler trigger to replace "hi" with "bye" whenever you see it</text:p>
          <text:p text:style-name="P9">tempTrigger("hi", [[selectString("hi", 1) replace("bye")]])</text:p>
          <text:h text:style-name="P12" text:outline-level="3"><text:bookmark text:name="tempButton"/><text:bookmark text:name="__RefHeading__1067_938495551"/>tempButton<text:bookmark-end text:name="__RefHeading__1067_938495551"/></text:h>
          <text:p text:style-name="P13">tempButton(group name, button text, orientation) </text:p>
          <text:p text:style-name="P6">Creates a temporary button. </text:p>
          <text:p text:style-name="P4">Parameters</text:p>
          <text:list xml:id="list35559445" text:style-name="L46">
            <text:list-item>
              <text:p text:style-name="P45"><text:span text:style-name="T5">group name:</text:span>: The toolbar to place the button into. </text:p>
            </text:list-item>
            <text:list-item>
              <text:p text:style-name="P45"><text:span text:style-name="T5">button text</text:span>: The text to place on the button. </text:p>
            </text:list-item>
            <text:list-item>
              <text:p text:style-name="P94"><text:span text:style-name="T5">orientation</text:span>: a number, 0 - horizontal orientation for the button, or 1 - vertical orientation for the button. </text:p>
            </text:list-item>
          </text:list>
          <table:table table:name="Tabelle11" table:style-name="Tabelle11">
            <table:table-column table:style-name="Tabelle11.A"/>
            <table:table-row>
              <table:table-cell table:style-name="Tabelle11.A1" office:value-type="string">
                <text:p text:style-name="P1"/>
              </table:table-cell>
            </table:table-row>
          </table:table>
          <text:h text:style-name="P11" text:outline-level="2"><text:bookmark text:name="Networking_Functions"/><text:bookmark text:name="__RefHeading__1069_938495551"/>Networking Functions <text:bookmark-end text:name="__RefHeading__1069_938495551"/></text:h>
          <text:p text:style-name="P21">A collection of functions for managing networking. </text:p>
          <text:h text:style-name="P12" text:outline-level="3"><text:bookmark text:name="disconnect"/><text:bookmark text:name="__RefHeading__1071_938495551"/>disconnect<text:bookmark-end text:name="__RefHeading__1071_938495551"/></text:h>
          <text:p text:style-name="P13">disconnect() </text:p>
          <text:p text:style-name="P6">Disconnects you from the game right away. Note that this will <text:span text:style-name="T5">not</text:span> properly log you out of the game. </text:p>
          <text:p text:style-name="P4">Example </text:p>
          <text:p text:style-name="P9">disconnect()</text:p>
          <text:h text:style-name="P12" text:outline-level="3"><text:bookmark text:name="downloadFile"/><text:bookmark text:name="__RefHeading__1073_938495551"/>downloadFile<text:bookmark-end text:name="__RefHeading__1073_938495551"/></text:h>
          <text:p text:style-name="P13">downloadFile(saveto, url) </text:p>
          <text:p text:style-name="P5"><text:span text:style-name="T1">Downloads the resource at the given url into the saveto location on disk. This does not pause the script until the file is downloaded - instead, it lets it continue right away and downloads in the background. When a download is finished, the </text:span><text:a xlink:type="simple" xlink:href="#sysDownloadDone">sysDownloadDone</text:a><text:span text:style-name="T1"> event is raised (with the </text:span><text:soft-page-break/><text:span text:style-name="T1">saveto location as the argument), or when a download fails, the </text:span><text:a xlink:type="simple" xlink:href="#sysDownloadError">sysDownloadError</text:a><text:span text:style-name="T1"> event is raised with the reason for failure. You may call downloadFile multiple times and have multiple downloads going on at once - but they aren’t guaranteed to be downloaded in the same order that you started them in. </text:span></text:p>
          <text:p text:style-name="P20"><draw:frame draw:style-name="fr1" draw:name="Grafik24" text:anchor-type="as-char" svg:width="0.476cm" svg:height="0.582cm" draw:z-index="23"><draw:image xlink:href="http://wiki.mudlet.org/images/6/60/Bulbgraph.png" xlink:type="simple" xlink:show="embed" xlink:actuate="onLoad"/><svg:title>Note</svg:title></draw:frame> <text:span text:style-name="T2">Note:</text:span><text:span text:style-name="T1"> Requires Mudlet 2.0+ </text:span></text:p>
          <text:p text:style-name="P4">Example </text:p>
          <text:p text:style-name="P18">-- this example will check the Imperian homepage to see how many players are on right now</text:p>
          <text:p text:style-name="P19"> </text:p>
          <text:p text:style-name="P18">-- in an alias, download the Imperian homepage for stats processing</text:p>
          <text:p text:style-name="P18">downloadFile(getMudletHomeDir().."/page.html", "http://www.imperian.com/")</text:p>
          <text:p text:style-name="P19"> </text:p>
          <text:p text:style-name="P18">-- then create a new script with the name of downloaded_file, add the event handler</text:p>
          <text:p text:style-name="P18">-- for sysDownloadDone, and use this to parse the webpage and display the amount</text:p>
          <text:p text:style-name="P18">function downloaded_file(_, filename)</text:p>
          <text:p text:style-name="P19"><text:s text:c="2"/><text:span text:style-name="T1">-- is the file that downloaded ours?</text:span></text:p>
          <text:p text:style-name="P19"><text:s text:c="2"/><text:span text:style-name="T1">if not filename:match("page", 1, true) then return end</text:span></text:p>
          <text:p text:style-name="P19"> </text:p>
          <text:p text:style-name="P19"><text:s text:c="2"/><text:span text:style-name="T1">-- parse our ownloaded file for the player count</text:span></text:p>
          <text:p text:style-name="P19"><text:s text:c="2"/><text:span text:style-name="T1">io.input(filename)</text:span></text:p>
          <text:p text:style-name="P19"><text:s text:c="2"/><text:span text:style-name="T1">local s = io.read("*all")</text:span></text:p>
          <text:p text:style-name="P19"><text:s text:c="2"/><text:span text:style-name="T1">local pc = s:match([[&lt;a href='players.php%?search=who'&gt;(%d+)&lt;/a&gt;]])</text:span></text:p>
          <text:p text:style-name="P19"><text:s text:c="2"/><text:span text:style-name="T1">display("Imperian has "..tostring(pc).." players on right now.")</text:span></text:p>
          <text:p text:style-name="P19"><text:s text:c="2"/><text:span text:style-name="T1">io.open():close()</text:span></text:p>
          <text:p text:style-name="P19"><text:s text:c="2"/><text:span text:style-name="T1">os.remove(filename)</text:span></text:p>
          <text:p text:style-name="P9">end</text:p>
          <text:h text:style-name="P12" text:outline-level="3"><text:bookmark text:name="getNetworkLatency"/><text:bookmark text:name="__RefHeading__1075_938495551"/>getNetworkLatency<text:bookmark-end text:name="__RefHeading__1075_938495551"/></text:h>
          <text:p text:style-name="P13">getNetworkLatency() </text:p>
          <text:p text:style-name="P6">Returns the last measured response time between the sent command and the server reply e.g. 0.058 (=58 milliseconds lag) or 0.309 (=309 milliseconds). Also known as server lag. </text:p>
          <text:p text:style-name="P4">Example </text:p>
          <text:p text:style-name="P21"><text:span text:style-name="T5">Need example</text:span> </text:p>
          <text:h text:style-name="P12" text:outline-level="3"><text:bookmark text:name="openUrl"/><text:bookmark text:name="__RefHeading__1077_938495551"/>openUrl<text:bookmark-end text:name="__RefHeading__1077_938495551"/></text:h>
          <text:p text:style-name="P13">openUrl (url) </text:p>
          <text:p text:style-name="P6">Opens the default OS browser for the given URL. </text:p>
          <text:p text:style-name="P4">Example</text:p>
          <text:p text:style-name="P18">openUrl("http://google.com")</text:p>
          <text:p text:style-name="P9">openUrl("www.mudlet.org")</text:p>
          <text:h text:style-name="P12" text:outline-level="3"><text:bookmark text:name="reconnect"/><text:bookmark text:name="__RefHeading__1079_938495551"/>reconnect<text:bookmark-end text:name="__RefHeading__1079_938495551"/></text:h>
          <text:p text:style-name="P13">reconnect() </text:p>
          <text:p text:style-name="P6">Force-reconnects (so if you're connected, it'll disconnect) you to the game. </text:p>
          <text:p text:style-name="P4"><text:soft-page-break/>Example </text:p>
          <text:p text:style-name="P18">-- you could trigger this on a log out message to reconnect, if you'd like</text:p>
          <text:p text:style-name="P9">reconnect()</text:p>
          <text:h text:style-name="P12" text:outline-level="3"><text:bookmark text:name="sendAll"/><text:bookmark text:name="__RefHeading__1081_938495551"/>sendAll<text:bookmark-end text:name="__RefHeading__1081_938495551"/></text:h>
          <text:p text:style-name="P13">sendAll(list of things to send, [echo back or not]) </text:p>
          <text:p text:style-name="P6"><text:span text:style-name="T5">send()'</text:span>s a list of things to the game. If you'd like the commands not to be shown, include <text:span text:style-name="T5">false</text:span> at the end. </text:p>
          <text:p text:style-name="P4">Example </text:p>
          <text:p text:style-name="P18">-- instead of using many send() calls, you can use one sendAll</text:p>
          <text:p text:style-name="P18">sendAll("outr paint", "outr canvas", "paint canvas")</text:p>
          <text:p text:style-name="P18">-- can also have the commands not be echoed</text:p>
          <text:p text:style-name="P9">sendAll("hi", "bye", false)</text:p>
          <text:h text:style-name="P12" text:outline-level="3"><text:bookmark text:name="sendGMCP"/><text:bookmark text:name="__RefHeading__1083_938495551"/>sendGMCP<text:bookmark-end text:name="__RefHeading__1083_938495551"/></text:h>
          <text:p text:style-name="P13">sendGMCP(command) </text:p>
          <text:p text:style-name="P5"><text:span text:style-name="T1">Sends a GMCP message to the server. The </text:span><text:a xlink:type="simple" xlink:href="http://www.ironrealms.com/gmcp-doc">IRE document on GMCP</text:a><text:span text:style-name="T1"> has information about what can be sent, and what tables it will use, etcetera. </text:span></text:p>
          <text:p text:style-name="P5"><text:span text:style-name="T1">See Also: Scripting Manual: </text:span><text:a xlink:type="simple" xlink:href="http://wiki.mudlet.org/w/Manual:Scripting#GMCP">GMCP Scripting</text:a><text:span text:style-name="T1"> </text:span></text:p>
          <text:p text:style-name="P4">Example </text:p>
          <text:p text:style-name="P18">--This would send "Core.KeepAlive" to the server, which resets the timeout</text:p>
          <text:p text:style-name="P18">sendGMCP("Core.KeepAlive")</text:p>
          <text:p text:style-name="P19"> </text:p>
          <text:p text:style-name="P18">--This would send a request for the server to send an update to the gmcp.Char.Skills.Groups table.</text:p>
          <text:p text:style-name="P18">sendGMCP("Char.Skills.Get {}")</text:p>
          <text:p text:style-name="P19"> </text:p>
          <text:p text:style-name="P18">--This would send a request for the server to send a list of the skills in the </text:p>
          <text:p text:style-name="P18">--vision group to the gmcp.Char.Skills.List table.</text:p>
          <text:p text:style-name="P19"> </text:p>
          <text:p text:style-name="P18">sendGMCP([[Char.Skills.Get { "group": "vision"}]])</text:p>
          <text:p text:style-name="P19"> </text:p>
          <text:p text:style-name="P18">--And finally, this would send a request for the server to send the info for </text:p>
          <text:p text:style-name="P18">--hide in the woodlore group to the gmcp.Char.Skills.Info table</text:p>
          <text:p text:style-name="P19"> </text:p>
          <text:p text:style-name="P9">sendGMCP([[Char.Skills.Get { "group": "woodlore", "name": "hide"}]])</text:p>
          <text:h text:style-name="P12" text:outline-level="3"><text:bookmark text:name="sendIrc"/><text:bookmark text:name="__RefHeading__1085_938495551"/>sendIrc<text:bookmark-end text:name="__RefHeading__1085_938495551"/></text:h>
          <text:p text:style-name="P13">sendIrc(channel, message) </text:p>
          <text:p text:style-name="P6">Sends a message to an IRC channel or person. You must have the IRC window open, and if speaking to a channel, be joined in that channel. IRC currently only works on the freenode network and password-protected channels aren't supported. </text:p>
          <text:p text:style-name="P4">Parameters</text:p>
          <text:list xml:id="list35557644" text:style-name="L47">
            <text:list-item>
              <text:p text:style-name="P95"><text:soft-page-break/><text:span text:style-name="T5">channel:</text:span> </text:p>
            </text:list-item>
          </text:list>
          <text:p text:style-name="P6">The channel to send the message to. Can be #&lt;channelname&gt; to send to a channel, or &lt;person name&gt; to send to a person. Passed as a string. </text:p>
          <text:list xml:id="list35560472" text:style-name="L48">
            <text:list-item>
              <text:p text:style-name="P96"><text:span text:style-name="T5">message:</text:span> </text:p>
            </text:list-item>
          </text:list>
          <text:p text:style-name="P6">The message to send. Passed as a string. </text:p>
          <text:p text:style-name="P4">Example </text:p>
          <text:p text:style-name="P18">--This would send "hello from Mudlet!" to the channel #mudlet on freenode.net</text:p>
          <text:p text:style-name="P18">sendIrc("#mudlet", "hello from Mudlet!")</text:p>
          <text:p text:style-name="P18">--This would send "identify password" in a private message to Nickserv on freenode.net</text:p>
          <text:p text:style-name="P9">sendIrc("Nickserv", "identify password")</text:p>
          <text:h text:style-name="P12" text:outline-level="3"><text:bookmark text:name="sendTelnetChannel102"/><text:bookmark text:name="__RefHeading__1087_938495551"/>sendTelnetChannel102<text:bookmark-end text:name="__RefHeading__1087_938495551"/></text:h>
          <text:p text:style-name="P13">sendTelnetChannel102(msg) </text:p>
          <text:p text:style-name="P6">Sends a message via the 102 subchannel back to the MUD (that's used in Aardwolf). The msg is in a two byte format - see `help telopts` in Aardwolf on how that works. </text:p>
          <text:p text:style-name="P4">Example </text:p>
          <text:p text:style-name="P18">-- turn prompt flags on:</text:p>
          <text:p text:style-name="P18">sendTelnetChannel102("\52\1")</text:p>
          <text:p text:style-name="P19"> </text:p>
          <text:p text:style-name="P18">-- turn prompt flags off:</text:p>
          <text:p text:style-name="P9">sendTelnetChannel102("\52\2")</text:p>
          <table:table table:name="Tabelle12" table:style-name="Tabelle12">
            <table:table-column table:style-name="Tabelle12.A"/>
            <table:table-row>
              <table:table-cell table:style-name="Tabelle12.A1" office:value-type="string">
                <text:p text:style-name="P1"/>
              </table:table-cell>
            </table:table-row>
          </table:table>
          <text:h text:style-name="P11" text:outline-level="2"><text:bookmark text:name="String_Functions"/><text:bookmark text:name="__RefHeading__1089_938495551"/>String Functions <text:bookmark-end text:name="__RefHeading__1089_938495551"/></text:h>
          <text:h text:style-name="P12" text:outline-level="3"><text:bookmark text:name="string.byte"/><text:bookmark text:name="__RefHeading__1091_938495551"/>string.byte<text:bookmark-end text:name="__RefHeading__1091_938495551"/></text:h>
          <text:p text:style-name="P13">string.byte(string [, i [, j]]) </text:p>
          <text:p text:style-name="P13">mystring:byte([, i [, j]]) </text:p>
          <text:p text:style-name="P14"><text:span text:style-name="T1">Returns the internal numerical codes of the characters </text:span><text:span text:style-name="Source_20_Text"><text:span text:style-name="T1">s[i], s[i+1], ···, s[j]</text:span></text:span><text:span text:style-name="T1">. The default value for </text:span><text:span text:style-name="Source_20_Text"><text:span text:style-name="T1">i</text:span></text:span><text:span text:style-name="T1"> is </text:span><text:span text:style-name="Source_20_Text"><text:span text:style-name="T1">1</text:span></text:span><text:span text:style-name="T1">; the default value for </text:span><text:span text:style-name="Source_20_Text"><text:span text:style-name="T1">j</text:span></text:span><text:span text:style-name="T1"> is </text:span><text:span text:style-name="Source_20_Text"><text:span text:style-name="T1">i</text:span></text:span><text:span text:style-name="T1">. </text:span></text:p>
          <text:p text:style-name="P15">Note that numerical codes are not necessarily portable across platforms. </text:p>
          <text:p text:style-name="P5"><text:span text:style-name="T1">See also: </text:span><text:a xlink:type="simple" xlink:href="#string.char">string.char</text:a><text:span text:style-name="T1"> </text:span></text:p>
          <text:p text:style-name="P4">Example </text:p>
          <text:p text:style-name="P18">--The following call will return the ASCII values of "A", "B" and "C" </text:p>
          <text:p text:style-name="P18">a, b, c = string.byte("ABC", 1, 3)</text:p>
          <text:p text:style-name="P19"> </text:p>
          <text:p text:style-name="P9">echo(a .. " - " .. b .. " - " .. c) -- echos "65 - 66 - 67"</text:p>
          <text:h text:style-name="P12" text:outline-level="3"><text:bookmark text:name="string.char"/><text:bookmark text:name="__RefHeading__1093_938495551"/>string.char<text:bookmark-end text:name="__RefHeading__1093_938495551"/></text:h>
          <text:p text:style-name="P13">string.char(···) </text:p>
          <text:p text:style-name="P6">Receives zero or more integers. Returns a string with length equal to the number of <text:soft-page-break/>arguments, in which each character has the internal numerical code equal to its corresponding argument. </text:p>
          <text:p text:style-name="P20"><draw:frame draw:style-name="fr1" draw:name="Grafik25" text:anchor-type="as-char" svg:width="0.476cm" svg:height="0.582cm" draw:z-index="24"><draw:image xlink:href="http://wiki.mudlet.org/images/6/60/Bulbgraph.png" xlink:type="simple" xlink:show="embed" xlink:actuate="onLoad"/><svg:title>Note</svg:title></draw:frame> <text:span text:style-name="T2">Note:</text:span><text:span text:style-name="T1"> Numerical codes are not necessarily portable across platforms. </text:span></text:p>
          <text:p text:style-name="P5"><text:span text:style-name="T1">See also: </text:span><text:a xlink:type="simple" xlink:href="#string.byte">string.byte</text:a><text:span text:style-name="T1"> </text:span></text:p>
          <text:p text:style-name="P4">Example </text:p>
          <text:p text:style-name="P18">--The following call will return the string "ABC" corresponding to the ASCII values 65, 66, 67</text:p>
          <text:p text:style-name="P9">mystring = string.char(65, 66, 67)</text:p>
          <text:h text:style-name="P12" text:outline-level="3"><text:bookmark text:name="string.cut"/><text:bookmark text:name="__RefHeading__1095_938495551"/>string.cut<text:bookmark-end text:name="__RefHeading__1095_938495551"/></text:h>
          <text:p text:style-name="P13">string.cut(string, maxLen) </text:p>
          <text:p text:style-name="P15">Cuts string to the specified maximum length. </text:p>
          <text:p text:style-name="P6">Returns the modified string. </text:p>
          <text:p text:style-name="P4">Parameters</text:p>
          <text:list xml:id="list35588120" text:style-name="L49">
            <text:list-item>
              <text:p text:style-name="P97"><text:span text:style-name="T5">string:</text:span> </text:p>
            </text:list-item>
          </text:list>
          <text:p text:style-name="P6">The text you wish to cut. Passed as a string. </text:p>
          <text:list xml:id="list35557346" text:style-name="L50">
            <text:list-item>
              <text:p text:style-name="P98"><text:span text:style-name="T5">maxLen:</text:span> </text:p>
            </text:list-item>
          </text:list>
          <text:p text:style-name="P6">The maximum length you wish the string to be. Passed as an integer number. </text:p>
          <text:p text:style-name="P4">Example </text:p>
          <text:p text:style-name="P18">--The following call will return 'abc' and store it in myString</text:p>
          <text:p text:style-name="P18">mystring = string.cut("abcde", 3)</text:p>
          <text:p text:style-name="P18">--You can easily pad string to certain length. Example below will print 'abcde <text:s text:c="4"/>' e.g. pad/cut string to 10 characters.</text:p>
          <text:p text:style-name="P18">local s = "abcde"</text:p>
          <text:p text:style-name="P18">s = string.cut(s .. " <text:s text:c="9"/>", 10) <text:s text:c="2"/>-- append 10 spaces</text:p>
          <text:p text:style-name="P9">echo("'" .. s .. "'")</text:p>
          <text:h text:style-name="P12" text:outline-level="3"><text:bookmark text:name="string.dump"/><text:bookmark text:name="__RefHeading__1097_938495551"/>string.dump<text:bookmark-end text:name="__RefHeading__1097_938495551"/></text:h>
          <text:p text:style-name="P13">string.dump() </text:p>
          <text:p text:style-name="P15">Need information here!!! </text:p>
          <text:p text:style-name="P4">Example </text:p>
          <text:p text:style-name="P21"><text:span text:style-name="T5">Need example</text:span> </text:p>
          <text:h text:style-name="P12" text:outline-level="3"><text:bookmark text:name="string.enclose"/><text:bookmark text:name="__RefHeading__1099_938495551"/>string.enclose<text:bookmark-end text:name="__RefHeading__1099_938495551"/></text:h>
          <text:p text:style-name="P13">string.enclose(String) </text:p>
          <text:p text:style-name="P15">Wraps a string with [[ ]] </text:p>
          <text:p text:style-name="P6">Returns the altered string. </text:p>
          <text:p text:style-name="P4">Parameters</text:p>
          <text:list xml:id="list35584929" text:style-name="L51">
            <text:list-item>
              <text:p text:style-name="P99"><text:soft-page-break/><text:span text:style-name="T5">String:</text:span> </text:p>
            </text:list-item>
          </text:list>
          <text:p text:style-name="P6">The string to enclose. Passed as a string. </text:p>
          <text:p text:style-name="P4">Example </text:p>
          <text:p text:style-name="P18">--This will echo '[[Oh noes!]]' to the main window</text:p>
          <text:p text:style-name="P9">echo("'" .. string.enclose("Oh noes!") .. "'")</text:p>
          <text:h text:style-name="P12" text:outline-level="3"><text:bookmark text:name="string.ends"/><text:bookmark text:name="__RefHeading__1101_938495551"/>string.ends<text:bookmark-end text:name="__RefHeading__1101_938495551"/></text:h>
          <text:p text:style-name="P13">string.ends(String, Suffix) </text:p>
          <text:p text:style-name="P15">Test if string is ending with specified suffix. </text:p>
          <text:p text:style-name="P15">Returns true or false. </text:p>
          <text:p text:style-name="P5"><text:span text:style-name="T1">See also: </text:span><text:a xlink:type="simple" xlink:href="#string.starts">string.starts</text:a><text:span text:style-name="T1"> </text:span></text:p>
          <text:p text:style-name="P4">Parameters</text:p>
          <text:list xml:id="list35568577" text:style-name="L52">
            <text:list-item>
              <text:p text:style-name="P100"><text:span text:style-name="T5">String:</text:span> </text:p>
            </text:list-item>
          </text:list>
          <text:p text:style-name="P6">The string to test. Passed as a string. </text:p>
          <text:list xml:id="list35556153" text:style-name="L53">
            <text:list-item>
              <text:p text:style-name="P101"><text:span text:style-name="T5">Suffix:</text:span> </text:p>
            </text:list-item>
          </text:list>
          <text:p text:style-name="P6">The suffix to test for. Passed as a string. </text:p>
          <text:p text:style-name="P4">Example </text:p>
          <text:p text:style-name="P18">--This will test if the incoming line ends with "in bed" and if not will add it to the end.</text:p>
          <text:p text:style-name="P18">if not string.ends(line, "in bed") then</text:p>
          <text:p text:style-name="P19"><text:s text:c="2"/><text:span text:style-name="T1">echo("in bed\n")</text:span></text:p>
          <text:p text:style-name="P9">end</text:p>
          <text:h text:style-name="P12" text:outline-level="3"><text:bookmark text:name="string.find"/><text:bookmark text:name="__RefHeading__1103_938495551"/>string.find<text:bookmark-end text:name="__RefHeading__1103_938495551"/></text:h>
          <text:p text:style-name="P13">string.find() </text:p>
          <text:p text:style-name="P15">Need description </text:p>
          <text:p text:style-name="P4">Example </text:p>
          <text:p text:style-name="P21"><text:span text:style-name="T5">Need example</text:span> </text:p>
          <text:h text:style-name="P12" text:outline-level="3"><text:bookmark text:name="string.findPattern"/><text:bookmark text:name="__RefHeading__1105_938495551"/>string.findPattern<text:bookmark-end text:name="__RefHeading__1105_938495551"/></text:h>
          <text:p text:style-name="P13">string.findPattern(text, pattern) </text:p>
          <text:p text:style-name="P6">Return first matching substring or nil. </text:p>
          <text:p text:style-name="P4">Parameters </text:p>
          <text:list xml:id="list35577725" text:style-name="L54">
            <text:list-item>
              <text:p text:style-name="P102"><text:span text:style-name="T5">text:</text:span> </text:p>
            </text:list-item>
          </text:list>
          <text:p text:style-name="P6">The text you are searching the pattern for. </text:p>
          <text:list xml:id="list35587104" text:style-name="L55">
            <text:list-item>
              <text:p text:style-name="P103"><text:span text:style-name="T5">pattern:</text:span> </text:p>
            </text:list-item>
          </text:list>
          <text:p text:style-name="P6"><text:soft-page-break/>The pattern you are trying to find in the text. </text:p>
          <text:p text:style-name="P4">Example</text:p>
          <text:p text:style-name="P21">Following example will print: "I did find: Troll" string. </text:p>
          <text:p text:style-name="P18">local match = string.findPattern("Troll is here!", "Troll")</text:p>
          <text:p text:style-name="P18">if match then</text:p>
          <text:p text:style-name="P19"><text:s text:c="3"/><text:span text:style-name="T1">echo("I did find: " .. match)</text:span></text:p>
          <text:p text:style-name="P9">end</text:p>
          <text:p text:style-name="P6">This example will find substring regardless of case. </text:p>
          <text:p text:style-name="P18">local match = string.findPattern("Troll is here!", string.genNocasePattern("troll"))</text:p>
          <text:p text:style-name="P18">if match then</text:p>
          <text:p text:style-name="P19"><text:s text:c="4"/><text:span text:style-name="T1">echo("I did find: " .. match)</text:span></text:p>
          <text:p text:style-name="P9">end</text:p>
          <text:list xml:id="list35567007" text:style-name="L56">
            <text:list-item>
              <text:p text:style-name="P104">Return value: </text:p>
            </text:list-item>
          </text:list>
          <text:p text:style-name="P6">nil or first matching substring </text:p>
          <text:p text:style-name="P20"><text:span text:style-name="T1">See also: </text:span><text:a xlink:type="simple" xlink:href="#string.genNocasePattern">string.genNocasePattern()</text:a><text:span text:style-name="T1"> </text:span></text:p>
          <text:h text:style-name="P12" text:outline-level="3"><text:bookmark text:name="string.format"/><text:bookmark text:name="__RefHeading__1107_938495551"/>string.format<text:bookmark-end text:name="__RefHeading__1107_938495551"/></text:h>
          <text:p text:style-name="P13">string.format() </text:p>
          <text:p text:style-name="P15">Need description here. </text:p>
          <text:p text:style-name="P4">Example </text:p>
          <text:p text:style-name="P21"><text:span text:style-name="T5">Need example</text:span> </text:p>
          <text:h text:style-name="P12" text:outline-level="3"><text:bookmark text:name="string.genNocasePattern"/><text:bookmark text:name="__RefHeading__1109_938495551"/>string.genNocasePattern<text:bookmark-end text:name="__RefHeading__1109_938495551"/></text:h>
          <text:p text:style-name="P13">string.genNocasePattern(s) </text:p>
          <text:p text:style-name="P6">Generate case insensitive search pattern from string. </text:p>
          <text:p text:style-name="P4">Parameters </text:p>
          <text:list xml:id="list35583962" text:style-name="L57">
            <text:list-item>
              <text:p text:style-name="P105">s: </text:p>
            </text:list-item>
          </text:list>
          <text:p text:style-name="P13">Example</text:p>
          <text:p text:style-name="P6">Following example will generate and print "123[aA][bB][cC]" string. </text:p>
          <text:p text:style-name="P9">echo(string.genNocasePattern("123abc"))</text:p>
          <text:list xml:id="list35573300" text:style-name="L58">
            <text:list-item>
              <text:p text:style-name="P106">Return value: </text:p>
            </text:list-item>
          </text:list>
          <text:p text:style-name="P6">case insensitive pattern string </text:p>
          <text:h text:style-name="P12" text:outline-level="3"><text:bookmark text:name="string.gfind"/><text:bookmark text:name="__RefHeading__1111_938495551"/>string.gfind<text:bookmark-end text:name="__RefHeading__1111_938495551"/></text:h>
          <text:p text:style-name="P13">string.gfind() </text:p>
          <text:p text:style-name="P15">Need description here. </text:p>
          <text:p text:style-name="P4"><text:soft-page-break/>Example </text:p>
          <text:p text:style-name="P21"><text:span text:style-name="T5">Need example</text:span> </text:p>
          <text:h text:style-name="P12" text:outline-level="3"><text:bookmark text:name="string.gmatch"/><text:bookmark text:name="__RefHeading__1113_938495551"/>string.gmatch<text:bookmark-end text:name="__RefHeading__1113_938495551"/></text:h>
          <text:p text:style-name="P13">string.gmatch() </text:p>
          <text:p text:style-name="P15">Need description here. </text:p>
          <text:p text:style-name="P4">Example </text:p>
          <text:p text:style-name="P21"><text:span text:style-name="T5">Need example</text:span> </text:p>
          <text:h text:style-name="P12" text:outline-level="3"><text:bookmark text:name="string.gsub"/><text:bookmark text:name="__RefHeading__1115_938495551"/>string.gsub<text:bookmark-end text:name="__RefHeading__1115_938495551"/></text:h>
          <text:p text:style-name="P13">string.gsub() </text:p>
          <text:p text:style-name="P15">Need description here. </text:p>
          <text:p text:style-name="P4">Example </text:p>
          <text:p text:style-name="P21"><text:span text:style-name="T5">Need example</text:span> </text:p>
          <text:h text:style-name="P12" text:outline-level="3"><text:bookmark text:name="string.len"/><text:bookmark text:name="__RefHeading__1117_938495551"/>string.len<text:bookmark-end text:name="__RefHeading__1117_938495551"/></text:h>
          <text:p text:style-name="P13">string.len(String) </text:p>
          <text:p text:style-name="P13">mystring:len() </text:p>
          <text:p text:style-name="P6">Receives a string and returns its length. The empty string "" has length 0. Embedded zeros are counted, so "a\000bc\000" has length 5. </text:p>
          <text:p text:style-name="P4">Parameters</text:p>
          <text:list xml:id="list35573875" text:style-name="L59">
            <text:list-item>
              <text:p text:style-name="P107"><text:span text:style-name="T5">String:</text:span> </text:p>
            </text:list-item>
          </text:list>
          <text:p text:style-name="P6">The string you want to find the length of. Passed as a string. </text:p>
          <text:p text:style-name="P4">Example </text:p>
          <text:p text:style-name="P21"><text:span text:style-name="T5">Need example</text:span> </text:p>
          <text:h text:style-name="P12" text:outline-level="3"><text:bookmark text:name="string.lower"/><text:bookmark text:name="__RefHeading__1119_938495551"/>string.lower<text:bookmark-end text:name="__RefHeading__1119_938495551"/></text:h>
          <text:p text:style-name="P13">string.lower(String) </text:p>
          <text:p text:style-name="P13">mystring:lower() </text:p>
          <text:p text:style-name="P15">Receives a string and returns a copy of this string with all uppercase letters changed to lowercase. All other characters are left unchanged. The definition of what an uppercase letter is depends on the current locale. </text:p>
          <text:p text:style-name="P5"><text:span text:style-name="T1">See also: </text:span><text:a xlink:type="simple" xlink:href="#string.upper">string.upper</text:a><text:span text:style-name="T1"> </text:span></text:p>
          <text:p text:style-name="P4">Example </text:p>
          <text:p text:style-name="P21"><text:span text:style-name="T5">Need example</text:span> </text:p>
          <text:h text:style-name="P12" text:outline-level="3"><text:bookmark text:name="string.match"/><text:bookmark text:name="__RefHeading__1121_938495551"/>string.match<text:bookmark-end text:name="__RefHeading__1121_938495551"/></text:h>
          <text:p text:style-name="P13">string.match() </text:p>
          <text:p text:style-name="P15"><text:soft-page-break/>Need description here. </text:p>
          <text:p text:style-name="P4">Example </text:p>
          <text:p text:style-name="P21"><text:span text:style-name="T5">Need example</text:span> </text:p>
          <text:h text:style-name="P12" text:outline-level="3"><text:bookmark text:name="string.rep"/><text:bookmark text:name="__RefHeading__1123_938495551"/>string.rep<text:bookmark-end text:name="__RefHeading__1123_938495551"/></text:h>
          <text:p text:style-name="P13">string.rep(String, n) </text:p>
          <text:p text:style-name="P13">mystring:rep(n) </text:p>
          <text:p text:style-name="P5"><text:span text:style-name="T1">Returns a string that is the concatenation of </text:span><text:span text:style-name="Source_20_Text"><text:span text:style-name="T1">n</text:span></text:span><text:span text:style-name="T1"> copies of the string </text:span><text:span text:style-name="Source_20_Text"><text:span text:style-name="T1">String</text:span></text:span><text:span text:style-name="T1">. </text:span></text:p>
          <text:p text:style-name="P4">Example </text:p>
          <text:p text:style-name="P21"><text:span text:style-name="T5">Need example</text:span> </text:p>
          <text:h text:style-name="P12" text:outline-level="3"><text:bookmark text:name="string.reverse"/><text:bookmark text:name="__RefHeading__1125_938495551"/>string.reverse<text:bookmark-end text:name="__RefHeading__1125_938495551"/></text:h>
          <text:p text:style-name="P13">string.reverse(string) </text:p>
          <text:p text:style-name="P4">mystring:reverse() </text:p>
          <text:p text:style-name="P5"><text:span text:style-name="T1">Returns a string that is the string </text:span><text:span text:style-name="Source_20_Text"><text:span text:style-name="T1">string</text:span></text:span><text:span text:style-name="T1"> reversed. </text:span></text:p>
          <text:p text:style-name="P4">Parameters</text:p>
          <text:list xml:id="list35579013" text:style-name="L60">
            <text:list-item>
              <text:p text:style-name="P108"><text:span text:style-name="T5">string:</text:span> </text:p>
            </text:list-item>
          </text:list>
          <text:p text:style-name="P6">The string to reverse. Passed as a string. </text:p>
          <text:p text:style-name="P4">Example </text:p>
          <text:p text:style-name="P18">mystring = "Hello from Lua"</text:p>
          <text:p text:style-name="P9">echo(mystring:reverse()) -- displays 'auL morf olleH'</text:p>
          <text:h text:style-name="P12" text:outline-level="3"><text:bookmark text:name="string.split"/><text:bookmark text:name="__RefHeading__1127_938495551"/>string.split<text:bookmark-end text:name="__RefHeading__1127_938495551"/></text:h>
          <text:p text:style-name="P13">string.split(string, delimiter) </text:p>
          <text:p text:style-name="P13">myString:split(delimiter) </text:p>
          <text:p text:style-name="P15">Splits a string into a table by the given delimiter. Can be called against a string (or variable holding a string) using the second form above. </text:p>
          <text:p text:style-name="P6">Returns a table containing the split sections of the string. </text:p>
          <text:p text:style-name="P4">Parameters</text:p>
          <text:list xml:id="list35559381" text:style-name="L61">
            <text:list-item>
              <text:p text:style-name="P109"><text:span text:style-name="T5">string:</text:span> </text:p>
            </text:list-item>
          </text:list>
          <text:p text:style-name="P6">The string to split. Parameter is not needed if using second form of the syntax above. Passed as a string. </text:p>
          <text:list xml:id="list35565452" text:style-name="L62">
            <text:list-item>
              <text:p text:style-name="P110"><text:span text:style-name="T5">delimiter:</text:span> </text:p>
            </text:list-item>
          </text:list>
          <text:p text:style-name="P6">The delimiter to use when splitting the string. Passed as a string. </text:p>
          <text:p text:style-name="P4">Example </text:p>
          <text:p text:style-name="P18"><text:soft-page-break/>-- This will split the string by ", " delimiter and print the resulting table to the main window.</text:p>
          <text:p text:style-name="P18">names = "Alice, Bob, Peter"</text:p>
          <text:p text:style-name="P18">name_table = string.split(names, ", ")</text:p>
          <text:p text:style-name="P18">display(name_table)</text:p>
          <text:p text:style-name="P19"> </text:p>
          <text:p text:style-name="P18">--The alternate method</text:p>
          <text:p text:style-name="P18">names = "Alice, Bob, Peter"</text:p>
          <text:p text:style-name="P18">name_table = names:split(", ")</text:p>
          <text:p text:style-name="P9">display(name_table)</text:p>
          <text:p text:style-name="P15">Either method above will print out: </text:p>
          <text:p text:style-name="P15">table { </text:p>
          <text:p text:style-name="P22">1: 'Alice' </text:p>
          <text:p text:style-name="P22">2: 'Bob' </text:p>
          <text:p text:style-name="P22">3: 'Peter' </text:p>
          <text:p text:style-name="P6">} </text:p>
          <text:h text:style-name="P12" text:outline-level="3"><text:bookmark text:name="string.starts"/><text:bookmark text:name="__RefHeading__1129_938495551"/>string.starts<text:bookmark-end text:name="__RefHeading__1129_938495551"/></text:h>
          <text:p text:style-name="P13">string.starts(string, prefix) </text:p>
          <text:p text:style-name="P15">Test if string is starting with specified prefix. </text:p>
          <text:p text:style-name="P15">Returns true or false </text:p>
          <text:p text:style-name="P5"><text:span text:style-name="T1">See also: </text:span><text:a xlink:type="simple" xlink:href="#string.ends">string.ends</text:a><text:span text:style-name="T1"> </text:span></text:p>
          <text:p text:style-name="P4">Parameters</text:p>
          <text:list xml:id="list35558108" text:style-name="L63">
            <text:list-item>
              <text:p text:style-name="P111"><text:span text:style-name="T5">string:</text:span> </text:p>
            </text:list-item>
          </text:list>
          <text:p text:style-name="P6">The string to test. Passed as a string. </text:p>
          <text:list xml:id="list35580734" text:style-name="L64">
            <text:list-item>
              <text:p text:style-name="P112"><text:span text:style-name="T5">prefix:</text:span> </text:p>
            </text:list-item>
          </text:list>
          <text:p text:style-name="P6">The prefix to test for. Passed as a string. </text:p>
          <text:p text:style-name="P4">Example </text:p>
          <text:p text:style-name="P18">--The following will see if the line begins with "You" and if so will print a statement at the end of the line</text:p>
          <text:p text:style-name="P18">if string.starts(line, "You") then</text:p>
          <text:p text:style-name="P19"><text:s text:c="2"/><text:span text:style-name="T1">echo("====oh you====\n")</text:span></text:p>
          <text:p text:style-name="P9">end</text:p>
          <text:h text:style-name="P12" text:outline-level="3"><text:bookmark text:name="string.sub"/><text:bookmark text:name="__RefHeading__1131_938495551"/>string.sub<text:bookmark-end text:name="__RefHeading__1131_938495551"/></text:h>
          <text:p text:style-name="P13">string.sub() </text:p>
          <text:p text:style-name="P15">Need description here. </text:p>
          <text:p text:style-name="P4">Example </text:p>
          <text:p text:style-name="P21"><text:span text:style-name="T5">Need example</text:span> </text:p>
          <text:h text:style-name="P12" text:outline-level="3"><text:bookmark text:name="string.title"/><text:bookmark text:name="__RefHeading__1133_938495551"/>string.title<text:bookmark-end text:name="__RefHeading__1133_938495551"/></text:h>
          <text:p text:style-name="P13">string.title(string) </text:p>
          <text:p text:style-name="P13">string:title() </text:p>
          <text:p text:style-name="P15"><text:soft-page-break/>Capitalizes the first character in a string. </text:p>
          <text:p text:style-name="P6">Returns the altered string. </text:p>
          <text:p text:style-name="P4">Parameters</text:p>
          <text:list xml:id="list35558931" text:style-name="L65">
            <text:list-item>
              <text:p text:style-name="P113"><text:span text:style-name="T5">string:</text:span> </text:p>
            </text:list-item>
          </text:list>
          <text:p text:style-name="P6">The string to modify. Not needed if you use the second form of the syntax above. </text:p>
          <text:p text:style-name="P4">Example </text:p>
          <text:p text:style-name="P18">--Variable testname is now Anna.</text:p>
          <text:p text:style-name="P18">testname = string.title("anna")</text:p>
          <text:p text:style-name="P18">--Example will set test to "Bob".</text:p>
          <text:p text:style-name="P18">test = "bob"</text:p>
          <text:p text:style-name="P9">test = test:title()</text:p>
          <text:h text:style-name="P12" text:outline-level="3"><text:bookmark text:name="string.trim"/><text:bookmark text:name="__RefHeading__1135_938495551"/>string.trim<text:bookmark-end text:name="__RefHeading__1135_938495551"/></text:h>
          <text:p text:style-name="P13">string.trim(string) </text:p>
          <text:p text:style-name="P15">Trims string, removing all 'extra' white space at the beginning and end of the text. </text:p>
          <text:p text:style-name="P6">Returns the altered string. </text:p>
          <text:p text:style-name="P4">Parameters</text:p>
          <text:list xml:id="list35588310" text:style-name="L66">
            <text:list-item>
              <text:p text:style-name="P114"><text:span text:style-name="T5">string:</text:span> </text:p>
            </text:list-item>
          </text:list>
          <text:p text:style-name="P6">The string to trim. Passed as a string. </text:p>
          <text:p text:style-name="P4">Example</text:p>
          <text:p text:style-name="P18">--This will print 'Troll is here!', without the extra spaces.</text:p>
          <text:p text:style-name="P18">local str = string.trim(" <text:s/>Troll is here! <text:s/>")</text:p>
          <text:p text:style-name="P9">echo("'" .. str .. "'")</text:p>
          <text:h text:style-name="P12" text:outline-level="3"><text:bookmark text:name="string.upper"/><text:bookmark text:name="__RefHeading__1137_938495551"/>string.upper<text:bookmark-end text:name="__RefHeading__1137_938495551"/></text:h>
          <text:p text:style-name="P13">string.upper(string) </text:p>
          <text:p text:style-name="P13">mystring:upper() </text:p>
          <text:p text:style-name="P6">Receives a string and returns a copy of this string with all lowercase letters changed to uppercase. All other characters are left unchanged. The definition of what a lowercase letter is depends on the current locale. </text:p>
          <text:p text:style-name="P4">Parameters </text:p>
          <text:list xml:id="list35580215" text:style-name="L67">
            <text:list-item>
              <text:p text:style-name="P115"><text:span text:style-name="T5">string:</text:span> </text:p>
            </text:list-item>
          </text:list>
          <text:p text:style-name="P6">The string you want to change to uppercase </text:p>
          <text:p text:style-name="P4">Example </text:p>
          <text:p text:style-name="P18">-- displays 'RUN BOB RUN'</text:p>
          <text:p text:style-name="P9">local str = string.upper("run bob run")</text:p>
          <text:p text:style-name="P5"><text:soft-page-break/><text:span text:style-name="T1">See also: </text:span><text:a xlink:type="simple" xlink:href="#string.lower">string.lower</text:a><text:span text:style-name="T1"> </text:span></text:p>
          <table:table table:name="Tabelle13" table:style-name="Tabelle13">
            <table:table-column table:style-name="Tabelle13.A"/>
            <table:table-row>
              <table:table-cell table:style-name="Tabelle13.A1" office:value-type="string">
                <text:p text:style-name="P1"/>
              </table:table-cell>
            </table:table-row>
          </table:table>
          <text:h text:style-name="P11" text:outline-level="2"><text:bookmark text:name="Table_Functions"/><text:bookmark text:name="__RefHeading__1139_938495551"/>Table Functions <text:bookmark-end text:name="__RefHeading__1139_938495551"/></text:h>
          <text:h text:style-name="P12" text:outline-level="3"><text:bookmark text:name="table.complement"/><text:bookmark text:name="__RefHeading__1141_938495551"/>table.complement<text:bookmark-end text:name="__RefHeading__1141_938495551"/></text:h>
          <text:p text:style-name="P13">table.complement (set1, set2) </text:p>
          <text:p text:style-name="P6">Returns a table that is the relative complement of the first table with respect to the second table. Returns a complement of key/value pairs. </text:p>
          <text:p text:style-name="P4">Parameters </text:p>
          <text:list xml:id="list35563208" text:style-name="L68">
            <text:list-item>
              <text:p text:style-name="P46"><text:span text:style-name="T5">table1:</text:span> </text:p>
            </text:list-item>
            <text:list-item>
              <text:p text:style-name="P116"><text:span text:style-name="T5">table2:</text:span> </text:p>
            </text:list-item>
          </text:list>
          <text:h text:style-name="P12" text:outline-level="3"><text:bookmark text:name="table.concat"/><text:bookmark text:name="__RefHeading__1143_938495551"/>table.concat<text:bookmark-end text:name="__RefHeading__1143_938495551"/></text:h>
          <text:p text:style-name="P13">table.concat(table, delimiter, startingindex, endingindex) </text:p>
          <text:p text:style-name="P15">Joins a table into a string. Each item must be something which can be transformed into a string. </text:p>
          <text:p text:style-name="P15">Returns the joined string. </text:p>
          <text:p text:style-name="P5"><text:span text:style-name="T1">See also: </text:span><text:a xlink:type="simple" xlink:href="#string.split">string.split</text:a><text:span text:style-name="T1"> </text:span></text:p>
          <text:p text:style-name="P4">Parameters </text:p>
          <text:list xml:id="list35583989" text:style-name="L69">
            <text:list-item>
              <text:p text:style-name="P117"><text:span text:style-name="T4">table:</text:span> </text:p>
            </text:list-item>
          </text:list>
          <text:p text:style-name="P6">The table to concatenate into a string. Passed as a table. </text:p>
          <text:list xml:id="list35566853" text:style-name="L70">
            <text:list-item>
              <text:p text:style-name="P118"><text:span text:style-name="T4">delimiter:</text:span> </text:p>
            </text:list-item>
          </text:list>
          <text:p text:style-name="P6">Optional string to use to separate each element in the joined string. Passed as a string. </text:p>
          <text:list xml:id="list35570047" text:style-name="L71">
            <text:list-item>
              <text:p text:style-name="P119"><text:span text:style-name="T4">startingindex:</text:span> </text:p>
            </text:list-item>
          </text:list>
          <text:p text:style-name="P6">Optional parameter to specify which index to begin the joining at. Passed as an integer. </text:p>
          <text:list xml:id="list35557565" text:style-name="L72">
            <text:list-item>
              <text:p text:style-name="P120"><text:span text:style-name="T4">endingindex:</text:span> </text:p>
            </text:list-item>
          </text:list>
          <text:p text:style-name="P6">Optional parameter to specify the last index to join. Passed as an integer. </text:p>
          <text:p text:style-name="P4">Examples </text:p>
          <text:p text:style-name="P18">--This shows a basic concat with none of the optional arguments</text:p>
          <text:p text:style-name="P18">testTable = {1,2,"hi","blah",}</text:p>
          <text:p text:style-name="P18">testString = table.concat(testTable)</text:p>
          <text:p text:style-name="P18">--testString would be equal to "12hiblah"</text:p>
          <text:p text:style-name="P19"> </text:p>
          <text:p text:style-name="P18">--This example shows the concat using the optional delimiter</text:p>
          <text:p text:style-name="P18">testString = table.concat(testTable, ", ")</text:p>
          <text:p text:style-name="P18">--testString would be equal to "1, 2, hi, blah"</text:p>
          <text:p text:style-name="P19"> </text:p>
          <text:p text:style-name="P18">--This example shows the concat using the delimiter and the optional starting index</text:p>
          <text:p text:style-name="P18">testString = table.concat(testTable, ", ", 2)</text:p>
          <text:p text:style-name="P18"><text:soft-page-break/>--testString would be equal to "2, hi, blah"</text:p>
          <text:p text:style-name="P19"> </text:p>
          <text:p text:style-name="P18">--And finally, one which uses all of the arguments</text:p>
          <text:p text:style-name="P18">testString = table.concat(testTable, ", ", 2, 3)</text:p>
          <text:p text:style-name="P9">--testString would be equal to "2, hi"</text:p>
          <text:h text:style-name="P12" text:outline-level="3"><text:bookmark text:name="table.contains"/><text:bookmark text:name="__RefHeading__1145_938495551"/>table.contains<text:bookmark-end text:name="__RefHeading__1145_938495551"/></text:h>
          <text:p text:style-name="P13">table.contains (t, value) </text:p>
          <text:p text:style-name="P15">Determines if a table contains a value as a key or as a value (recursive). </text:p>
          <text:p text:style-name="P6">Returns true or false </text:p>
          <text:p text:style-name="P4">Parameters </text:p>
          <text:list xml:id="list35571185" text:style-name="L73">
            <text:list-item>
              <text:p text:style-name="P121"><text:span text:style-name="T4">t:</text:span> </text:p>
            </text:list-item>
          </text:list>
          <text:p text:style-name="P6">The table in which you are checking for the presence of the value. </text:p>
          <text:list xml:id="list35584701" text:style-name="L74">
            <text:list-item>
              <text:p text:style-name="P122"><text:span text:style-name="T4">value:</text:span> </text:p>
            </text:list-item>
          </text:list>
          <text:p text:style-name="P6">The value you are checking for within the table. </text:p>
          <text:p text:style-name="P4">Example</text:p>
          <text:p text:style-name="P18">local test_table = { "value1", "value2", "value3", "value4" }</text:p>
          <text:p text:style-name="P18">if table.contains(test_table, "value1") then </text:p>
          <text:p text:style-name="P19"><text:s text:c="3"/><text:span text:style-name="T1">echo("Got value 1!")</text:span></text:p>
          <text:p text:style-name="P18">else</text:p>
          <text:p text:style-name="P19"><text:s text:c="3"/><text:span text:style-name="T1">echo("Don't have it. Sorry!")</text:span></text:p>
          <text:p text:style-name="P9">end</text:p>
          <text:p text:style-name="P21">This example would always echo the first one, unless you remove value1 from the table. </text:p>
          <text:h text:style-name="P12" text:outline-level="3"><text:bookmark text:name="table.foreach"/><text:bookmark text:name="__RefHeading__1147_938495551"/>table.foreach<text:bookmark-end text:name="__RefHeading__1147_938495551"/></text:h>
          <text:h text:style-name="P12" text:outline-level="3"><text:bookmark text:name="table.intersection"/><text:bookmark text:name="__RefHeading__1149_938495551"/>table.intersection<text:bookmark-end text:name="__RefHeading__1149_938495551"/></text:h>
          <text:h text:style-name="P12" text:outline-level="3"><text:bookmark text:name="table.insert"/><text:bookmark text:name="__RefHeading__1151_938495551"/>table.insert<text:bookmark-end text:name="__RefHeading__1151_938495551"/></text:h>
          <text:p text:style-name="P13">table.insert(table, [pos,] value) </text:p>
          <text:p text:style-name="P15">Inserts element <text:span text:style-name="T4">value</text:span> at position <text:span text:style-name="T4">pos</text:span> in <text:span text:style-name="T4">table</text:span>, shifting up other elements to open space, if necessary. The default <text:span text:style-name="T4">value</text:span> for <text:span text:style-name="T4">pos</text:span> is n+1, where n is the length of the table, so that a call table.insert(t,x) inserts x at the end of table t. </text:p>
          <text:p text:style-name="P5"><text:span text:style-name="T1">See also: </text:span><text:a xlink:type="simple" xlink:href="#table.remove">table.remove</text:a><text:span text:style-name="T1"> </text:span></text:p>
          <text:p text:style-name="P4">Parameters </text:p>
          <text:list xml:id="list35579796" text:style-name="L75">
            <text:list-item>
              <text:p text:style-name="P123"><text:span text:style-name="T4">table:</text:span> </text:p>
            </text:list-item>
          </text:list>
          <text:p text:style-name="P6">The table in which you are inserting the value </text:p>
          <text:list xml:id="list35563027" text:style-name="L76">
            <text:list-item>
              <text:p text:style-name="P124"><text:span text:style-name="T4">pos:</text:span> </text:p>
            </text:list-item>
          </text:list>
          <text:p text:style-name="P6">Optional argument, determining where the value will be inserted. </text:p>
          <text:list xml:id="list35563392" text:style-name="L77">
            <text:list-item>
              <text:p text:style-name="P125"><text:soft-page-break/><text:span text:style-name="T4">value:</text:span> </text:p>
            </text:list-item>
          </text:list>
          <text:p text:style-name="P6">The variable that you are inserting into the table. Can be a regular variable, or even a table or function*. </text:p>
          <text:p text:style-name="P20"><draw:frame draw:style-name="fr1" draw:name="Grafik26" text:anchor-type="as-char" svg:width="0.476cm" svg:height="0.582cm" draw:z-index="25"><draw:image xlink:href="http://wiki.mudlet.org/images/6/60/Bulbgraph.png" xlink:type="simple" xlink:show="embed" xlink:actuate="onLoad"/><svg:title>Note</svg:title></draw:frame> <text:span text:style-name="T2">Note:</text:span><text:span text:style-name="T1"> Inserting a function into a table is not good coding practice, and will not turn out how you think it would. </text:span></text:p>
          <text:h text:style-name="P12" text:outline-level="3"><text:bookmark text:name="table.index_of"/><text:bookmark text:name="__RefHeading__1153_938495551"/>table.index_of<text:bookmark-end text:name="__RefHeading__1153_938495551"/></text:h>
          <text:h text:style-name="P12" text:outline-level="3"><text:bookmark text:name="table.is_empty"/><text:bookmark text:name="__RefHeading__1155_938495551"/>table.is_empty<text:bookmark-end text:name="__RefHeading__1155_938495551"/></text:h>
          <text:p text:style-name="P13">table.is_empty(table) </text:p>
          <text:p text:style-name="P6">Check if a table is devoid of any values. </text:p>
          <text:p text:style-name="P4">Parameters </text:p>
          <text:list xml:id="list35571885" text:style-name="L78">
            <text:list-item>
              <text:p text:style-name="P126"><text:span text:style-name="T4">table:</text:span> </text:p>
            </text:list-item>
          </text:list>
          <text:p text:style-name="P6">The table you are checking for values. </text:p>
          <text:h text:style-name="P12" text:outline-level="3"><text:bookmark text:name="table.load"/><text:bookmark text:name="__RefHeading__1157_938495551"/>table.load<text:bookmark-end text:name="__RefHeading__1157_938495551"/></text:h>
          <text:p text:style-name="P13">table.load(location, table) </text:p>
          <text:p text:style-name="P15">Load a table from an external file into mudlet. </text:p>
          <text:p text:style-name="P5"><text:span text:style-name="T1">See also: </text:span><text:a xlink:type="simple" xlink:href="#table.save">table.save</text:a><text:span text:style-name="T1"> </text:span></text:p>
          <text:p text:style-name="P4">Parameters</text:p>
          <text:list xml:id="list35561531" text:style-name="L79">
            <text:list-item>
              <text:p text:style-name="P127"><text:span text:style-name="T4">location:</text:span> </text:p>
            </text:list-item>
          </text:list>
          <text:p text:style-name="P6">Where you are loading the table from. Can be anywhere on your computer. </text:p>
          <text:list xml:id="list35563013" text:style-name="L80">
            <text:list-item>
              <text:p text:style-name="P128"><text:span text:style-name="T4">table:</text:span> </text:p>
            </text:list-item>
          </text:list>
          <text:p text:style-name="P6">The table that you are loading into - it must exist already. </text:p>
          <text:p text:style-name="P6">Example: </text:p>
          <text:p text:style-name="P18">-- This will load the table mytable from the lua file mytable present in your Mudlet Home Directory.</text:p>
          <text:p text:style-name="P18">mytable = {}</text:p>
          <text:p text:style-name="P18">table.load(getMudletHomeDir().."/mytable.lua", mytable) -- using / is OK on Windows too.</text:p>
          <text:p text:style-name="P9">-- You can load a table from anywhere on your computer, but it's preferable to have them consolidated somewhere connected to Mudlet.</text:p>
          <text:h text:style-name="P12" text:outline-level="3"><text:bookmark text:name="table.maxn"/><text:bookmark text:name="__RefHeading__1159_938495551"/>table.maxn<text:bookmark-end text:name="__RefHeading__1159_938495551"/></text:h>
          <text:p text:style-name="P13">table.maxn(Table) </text:p>
          <text:p text:style-name="P6">Returns the largest positive numerical index of the given table, or zero if the table has no positive numerical indices. (To do its job this function does a linear traversal of the whole table.) </text:p>
          <text:h text:style-name="P12" text:outline-level="3"><text:bookmark text:name="table.n_union"/><text:bookmark text:name="__RefHeading__1161_938495551"/><text:soft-page-break/>table.n_union<text:bookmark-end text:name="__RefHeading__1161_938495551"/></text:h>
          <text:h text:style-name="P12" text:outline-level="3"><text:bookmark text:name="table.n_complement"/><text:bookmark text:name="__RefHeading__1163_938495551"/>table.n_complement<text:bookmark-end text:name="__RefHeading__1163_938495551"/></text:h>
          <text:h text:style-name="P12" text:outline-level="3"><text:bookmark text:name="table.n_intersection"/><text:bookmark text:name="__RefHeading__1165_938495551"/>table.n_intersection<text:bookmark-end text:name="__RefHeading__1165_938495551"/></text:h>
          <text:h text:style-name="P12" text:outline-level="3"><text:bookmark text:name="table.pickle"/><text:bookmark text:name="__RefHeading__1167_938495551"/>table.pickle<text:bookmark-end text:name="__RefHeading__1167_938495551"/></text:h>
          <text:h text:style-name="P12" text:outline-level="3"><text:bookmark text:name="table.remove"/><text:bookmark text:name="__RefHeading__1169_938495551"/>table.remove<text:bookmark-end text:name="__RefHeading__1169_938495551"/></text:h>
          <text:p text:style-name="P13">table.remove(table, value_position) </text:p>
          <text:p text:style-name="P15">Remove a value from an indexed table, by the values position in the table. </text:p>
          <text:p text:style-name="P5"><text:span text:style-name="T1">See also: </text:span><text:a xlink:type="simple" xlink:href="#table.insert">table.insert</text:a><text:span text:style-name="T1"> </text:span></text:p>
          <text:p text:style-name="P4">Parameters</text:p>
          <text:list xml:id="list35583543" text:style-name="L81">
            <text:list-item>
              <text:p text:style-name="P129"><text:span text:style-name="T4">table</text:span> </text:p>
            </text:list-item>
          </text:list>
          <text:p text:style-name="P6">The indexed table you are removing the value from. </text:p>
          <text:list xml:id="list35556381" text:style-name="L82">
            <text:list-item>
              <text:p text:style-name="P130"><text:span text:style-name="T4">value_position</text:span> </text:p>
            </text:list-item>
          </text:list>
          <text:p text:style-name="P6">The indexed number for the value you are removing. </text:p>
          <text:p text:style-name="P4">Example</text:p>
          <text:p text:style-name="P18">testTable = { "hi", "bye", "cry", "why" }</text:p>
          <text:p text:style-name="P18">table.remove(testTable, 1) -- will remove hi from the table</text:p>
          <text:p text:style-name="P18">-- new testTable after the remove</text:p>
          <text:p text:style-name="P18">testTable = { "bye", "cry", "why" }</text:p>
          <text:p text:style-name="P18">-- original position of hi was 1, after the remove, position 1 has become bye</text:p>
          <text:p text:style-name="P9">-- any values under the removed value are moved up, 5 becomes 4, 4 becomes 3, etc</text:p>
          <text:p text:style-name="P20"><draw:frame draw:style-name="fr1" draw:name="Grafik27" text:anchor-type="as-char" svg:width="0.476cm" svg:height="0.582cm" draw:z-index="26"><draw:image xlink:href="http://wiki.mudlet.org/images/6/60/Bulbgraph.png" xlink:type="simple" xlink:show="embed" xlink:actuate="onLoad"/><svg:title>Note</svg:title></draw:frame> <text:span text:style-name="T2">Note:</text:span><text:span text:style-name="T1"> To remove a value from a key-value table, it's best to simply change the value to nil. </text:span></text:p>
          <text:p text:style-name="P18">testTable = { test = "testing", go = "boom", frown = "glow" }</text:p>
          <text:p text:style-name="P18">table.remove(testTable, test) -- this will error</text:p>
          <text:p text:style-name="P18">testTable.test = nil -- won't error</text:p>
          <text:p text:style-name="P9">testTable["test"] = nil -- won't error</text:p>
          <text:h text:style-name="P12" text:outline-level="3"><text:bookmark text:name="table.save"/><text:bookmark text:name="__RefHeading__1171_938495551"/>table.save<text:bookmark-end text:name="__RefHeading__1171_938495551"/></text:h>
          <text:p text:style-name="P13">table.save(location, table) </text:p>
          <text:p text:style-name="P15">Save a table into an external file in <text:span text:style-name="T4">location</text:span>. </text:p>
          <text:p text:style-name="P5"><text:span text:style-name="T1">See also: </text:span><text:a xlink:type="simple" xlink:href="#table.load">table.load</text:a><text:span text:style-name="T1"> </text:span></text:p>
          <text:p text:style-name="P4">Parameters</text:p>
          <text:list xml:id="list35583334" text:style-name="L83">
            <text:list-item>
              <text:p text:style-name="P131"><text:span text:style-name="T4">location:</text:span> </text:p>
            </text:list-item>
          </text:list>
          <text:p text:style-name="P6">Where you want the table file to be saved. Can be anywhere on your computer. </text:p>
          <text:list xml:id="list35568977" text:style-name="L84">
            <text:list-item>
              <text:p text:style-name="P132"><text:span text:style-name="T4">table:</text:span> </text:p>
            </text:list-item>
          </text:list>
          <text:p text:style-name="P6"><text:soft-page-break/>The table that you are saving to the file. </text:p>
          <text:p text:style-name="P6">Example: </text:p>
          <text:p text:style-name="P18">-- Saves the table mytable to the lua file mytable in your Mudlet Home Directory</text:p>
          <text:p text:style-name="P9">table.save(getMudletHomeDir().."/mytable.lua", mytable)</text:p>
          <text:h text:style-name="P12" text:outline-level="3"><text:bookmark text:name="table.sort"/><text:bookmark text:name="__RefHeading__1173_938495551"/>table.sort<text:bookmark-end text:name="__RefHeading__1173_938495551"/></text:h>
          <text:p text:style-name="P13">table.sort(Table [, comp]) </text:p>
          <text:p text:style-name="P5"><text:span text:style-name="T1">Sorts table elements in a given order, in-place, from </text:span><text:span text:style-name="Source_20_Text"><text:span text:style-name="T1">Table[1]</text:span></text:span><text:span text:style-name="T1"> to </text:span><text:span text:style-name="Source_20_Text"><text:span text:style-name="T1">Table[n]</text:span></text:span><text:span text:style-name="T1">, where </text:span><text:span text:style-name="Source_20_Text"><text:span text:style-name="T1">n</text:span></text:span><text:span text:style-name="T1"> is the length of the table. </text:span></text:p>
          <text:p text:style-name="P5"><text:span text:style-name="T1">If </text:span><text:span text:style-name="Source_20_Text"><text:span text:style-name="T1">comp</text:span></text:span><text:span text:style-name="T1"> is given, then it must be a function that receives two table elements, and returns true when the first is less than the second (so that not </text:span><text:span text:style-name="Source_20_Text"><text:span text:style-name="T1">comp(a[i+1],a[i])</text:span></text:span><text:span text:style-name="T1"> will be true after the sort). If </text:span><text:span text:style-name="Source_20_Text"><text:span text:style-name="T1">comp</text:span></text:span><text:span text:style-name="T1"> is not given, then the standard Lua operator </text:span><text:span text:style-name="Source_20_Text"><text:span text:style-name="T1">&lt;</text:span></text:span><text:span text:style-name="T1"> is used instead. </text:span></text:p>
          <text:p text:style-name="P6">The sort algorithm is not stable; that is, elements considered equal by the given order may have their relative positions changed by the sort. </text:p>
          <text:h text:style-name="P12" text:outline-level="3"><text:bookmark text:name="table.size"/><text:bookmark text:name="__RefHeading__1175_938495551"/>table.size<text:bookmark-end text:name="__RefHeading__1175_938495551"/></text:h>
          <text:p text:style-name="P13">table.size (t) </text:p>
          <text:p text:style-name="P15">Gets the actual size of non-index based tables. </text:p>
          <text:p text:style-name="P6">Returns a number. </text:p>
          <text:p text:style-name="P4">Parameters </text:p>
          <text:list xml:id="list35556405" text:style-name="L85">
            <text:list-item>
              <text:p text:style-name="P133"><text:span text:style-name="T5">t:</text:span> </text:p>
            </text:list-item>
          </text:list>
          <text:p text:style-name="P6">The table you are checking the size of. </text:p>
          <text:p text:style-name="P20"><draw:frame draw:style-name="fr1" draw:name="Grafik28" text:anchor-type="as-char" svg:width="0.476cm" svg:height="0.582cm" draw:z-index="27"><draw:image xlink:href="http://wiki.mudlet.org/images/6/60/Bulbgraph.png" xlink:type="simple" xlink:show="embed" xlink:actuate="onLoad"/><svg:title>Note</svg:title></draw:frame> <text:span text:style-name="T2">Note:</text:span><text:span text:style-name="T1"> For index based tables you can get the size with the # operator: This is the standard Lua way of getting the size of index tables i.e. ipairs() type of tables with numerical indices. To get the size of tables that use user defined keys instead of automatic indices (pairs() type) you need to use the function table.size() referenced above. </text:span></text:p>
          <text:p text:style-name="P18">local test_table = { "value1", "value2", "value3", "value4" }</text:p>
          <text:p text:style-name="P18">myTableSize = #test_table</text:p>
          <text:p text:style-name="P18">-- This would return 4.</text:p>
          <text:p text:style-name="P18">local myTable = { 1 = "hello", "key2" = "bye", "key3" = "time to go" }</text:p>
          <text:p text:style-name="P18">table.size(myTable)</text:p>
          <text:p text:style-name="P9">-- This would return 3.</text:p>
          <text:h text:style-name="P12" text:outline-level="3"><text:bookmark text:name="table.setn"/><text:bookmark text:name="__RefHeading__1177_938495551"/><text:soft-page-break/>table.setn<text:bookmark-end text:name="__RefHeading__1177_938495551"/></text:h>
          <text:h text:style-name="P12" text:outline-level="3"><text:bookmark text:name="table.unpickle"/><text:bookmark text:name="__RefHeading__1179_938495551"/>table.unpickle<text:bookmark-end text:name="__RefHeading__1179_938495551"/></text:h>
          <text:h text:style-name="P12" text:outline-level="3"><text:bookmark text:name="table.update"/><text:bookmark text:name="__RefHeading__1181_938495551"/>table.update<text:bookmark-end text:name="__RefHeading__1181_938495551"/></text:h>
          <text:h text:style-name="P12" text:outline-level="3"><text:bookmark text:name="table.union"/><text:bookmark text:name="__RefHeading__1183_938495551"/>table.union<text:bookmark-end text:name="__RefHeading__1183_938495551"/></text:h>
          <table:table table:name="Tabelle14" table:style-name="Tabelle14">
            <table:table-column table:style-name="Tabelle14.A"/>
            <table:table-row>
              <table:table-cell table:style-name="Tabelle14.A1" office:value-type="string">
                <text:p text:style-name="P1"/>
              </table:table-cell>
            </table:table-row>
          </table:table>
          <text:h text:style-name="P11" text:outline-level="2"><text:bookmark text:name="UI_Functions"/><text:bookmark text:name="__RefHeading__1185_938495551"/>UI Functions <text:bookmark-end text:name="__RefHeading__1185_938495551"/></text:h>
          <text:h text:style-name="P12" text:outline-level="3"><text:bookmark text:name="appendBuffer"/><text:bookmark text:name="__RefHeading__1187_938495551"/>appendBuffer<text:bookmark-end text:name="__RefHeading__1187_938495551"/></text:h>
          <text:p text:style-name="P13">appendBuffer(name) </text:p>
          <text:p text:style-name="P15">Pastes the previously copied rich text (including text formats like color etc.) into user window name. </text:p>
          <text:p text:style-name="P5"><text:span text:style-name="T1">See also: </text:span><text:a xlink:type="simple" xlink:href="#paste">paste()</text:a><text:span text:style-name="T1"> </text:span></text:p>
          <text:p text:style-name="P4">Parameters </text:p>
          <text:list xml:id="list35575243" text:style-name="L86">
            <text:list-item>
              <text:p text:style-name="P134"><text:span text:style-name="T5">name:</text:span> </text:p>
            </text:list-item>
          </text:list>
          <text:p text:style-name="P6">The name of the user window to paste into. Passed as a string. </text:p>
          <text:p text:style-name="P4">Example </text:p>
          <text:p text:style-name="P18">--selects and copies an entire line to user window named "Chat"</text:p>
          <text:p text:style-name="P18">selectCurrentLine()</text:p>
          <text:p text:style-name="P18">copy()</text:p>
          <text:p text:style-name="P9">appendBuffer("Chat")</text:p>
          <text:h text:style-name="P12" text:outline-level="3"><text:bookmark text:name="bg"/><text:bookmark text:name="__RefHeading__1189_938495551"/>bg<text:bookmark-end text:name="__RefHeading__1189_938495551"/></text:h>
          <text:p text:style-name="P13">bg(colorName) </text:p>
          <text:p text:style-name="P15">Changes the background color of the text. Useful for highlighting text. </text:p>
          <text:p text:style-name="P5"><text:span text:style-name="T1">See Also: </text:span><text:a xlink:type="simple" xlink:href="#fg">fg()</text:a><text:span text:style-name="T1">, </text:span><text:a xlink:type="simple" xlink:href="#setBgColor">setBgColor()</text:a><text:span text:style-name="T1"> </text:span></text:p>
          <text:p text:style-name="P4">Parameters </text:p>
          <text:list xml:id="list35559350" text:style-name="L87">
            <text:list-item>
              <text:p text:style-name="P135"><text:span text:style-name="T5">colorName:</text:span> </text:p>
            </text:list-item>
          </text:list>
          <text:p text:style-name="P6">The name of the color to set the background to. <draw:a xlink:type="simple" xlink:href="http://wiki.mudlet.org/w/File:ShowColors.png"><draw:frame draw:style-name="fr2" draw:name="Grafik29" text:anchor-type="as-char" svg:width="1.393cm" svg:height="1.473cm" draw:z-index="28"><draw:image xlink:href="http://wiki.mudlet.org/images/thumb/c/c3/ShowColors.png/50px-ShowColors.png" xlink:type="simple" xlink:show="embed" xlink:actuate="onLoad"/><svg:title>Color Table</svg:title></draw:frame></draw:a></text:p>
          <text:p text:style-name="P4">Example </text:p>
          <text:p text:style-name="P18">--This would change the background color of the text on the current line to magenta</text:p>
          <text:p text:style-name="P18">selectCurrentLine()</text:p>
          <text:p text:style-name="P9">bg("magenta")</text:p>
          <text:h text:style-name="P12" text:outline-level="3"><text:bookmark text:name="calcFontSize"/><text:bookmark text:name="__RefHeading__1191_938495551"/><text:soft-page-break/>calcFontSize<text:bookmark-end text:name="__RefHeading__1191_938495551"/></text:h>
          <text:p text:style-name="P13">calcFontSize(fontSize) </text:p>
          <text:p text:style-name="P15">Used to calculate the number of pixels wide and high a character would be on a mini console at fontSize. </text:p>
          <text:p text:style-name="P15">Returns two numbers, width/height </text:p>
          <text:p text:style-name="P5"><text:span text:style-name="T1">See Also: </text:span><text:a xlink:type="simple" xlink:href="#setMiniConsoleFontSize">setMiniConsoleFontSize()</text:a><text:span text:style-name="T1">, </text:span><text:a xlink:type="simple" xlink:href="#getMainWindowSize">getMainWindowSize()</text:a><text:span text:style-name="T1"> </text:span></text:p>
          <text:p text:style-name="P4">Parameters </text:p>
          <text:list xml:id="list35582373" text:style-name="L88">
            <text:list-item>
              <text:p text:style-name="P136"><text:span text:style-name="T5">fontSize:</text:span> </text:p>
            </text:list-item>
          </text:list>
          <text:p text:style-name="P6">The font size you are wanting to calculate pixel sizes for. Passed as an integer number. </text:p>
          <text:p text:style-name="P4">Example </text:p>
          <text:p text:style-name="P18">--this snippet will calculate how wide and tall a miniconsole designed to hold 4 lines of text 20 characters wide </text:p>
          <text:p text:style-name="P18">--would need to be at 9 point font, and then changes miniconsole Chat to be that size</text:p>
          <text:p text:style-name="P18">local width,height = calcFontSize(9)</text:p>
          <text:p text:style-name="P18">width = width * 20</text:p>
          <text:p text:style-name="P18">height = height * 4</text:p>
          <text:p text:style-name="P9">resizeWindow("Chat", width, height)</text:p>
          <text:h text:style-name="P12" text:outline-level="3"><text:bookmark text:name="cecho"/><text:bookmark text:name="__RefHeading__1193_938495551"/>cecho<text:bookmark-end text:name="__RefHeading__1193_938495551"/></text:h>
          <text:p text:style-name="P13">cecho(window, text) </text:p>
          <text:p text:style-name="P15">Echoes text that can be easily formatted with colour tags. </text:p>
          <text:p text:style-name="P5"><text:span text:style-name="T1">See Also: </text:span><text:a xlink:type="simple" xlink:href="#decho">decho()</text:a><text:span text:style-name="T1">, </text:span><text:a xlink:type="simple" xlink:href="#hecho">hecho()</text:a><text:span text:style-name="T1"> </text:span></text:p>
          <text:p text:style-name="P4">Parameters </text:p>
          <text:list xml:id="list35574207" text:style-name="L89">
            <text:list-item>
              <text:p text:style-name="P137"><text:span text:style-name="T5">window:</text:span> </text:p>
            </text:list-item>
          </text:list>
          <text:p text:style-name="P6">Optional - the window name to echo to - can either be none or "main" for the main window, or the miniconsoles name. </text:p>
          <text:list xml:id="list35569907" text:style-name="L90">
            <text:list-item>
              <text:p text:style-name="P138"><text:span text:style-name="T5">text:</text:span> </text:p>
            </text:list-item>
          </text:list>
          <text:p text:style-name="P6">The text to display, with color names inside angle brackets &lt;&gt;, ie <text:span text:style-name="T5">&lt;red&gt;</text:span>. If you'd like to use a background color, put it after a double colon : - <text:span text:style-name="T5">&lt;:red&gt;</text:span>. You can use the <text:span text:style-name="T5">&lt;reset</text:span>&gt; tag to reset to the default color. You can select any from this list: <draw:a xlink:type="simple" xlink:href="http://wiki.mudlet.org/w/File:ShowColors.png"><draw:frame draw:style-name="fr2" draw:name="Grafik30" text:anchor-type="as-char" svg:width="1.393cm" svg:height="1.473cm" draw:z-index="29"><draw:image xlink:href="http://wiki.mudlet.org/images/thumb/c/c3/ShowColors.png/50px-ShowColors.png" xlink:type="simple" xlink:show="embed" xlink:actuate="onLoad"/><svg:title>Color Table</svg:title></draw:frame></draw:a></text:p>
          <text:p text:style-name="P4">Example </text:p>
          <text:p text:style-name="P18">cecho("Hi! This text is &lt;red&gt;red, &lt;blue&gt;blue, &lt;green&gt; and green.")</text:p>
          <text:p text:style-name="P19"> </text:p>
          <text:p text:style-name="P18">cecho("&lt;:green&gt;Green background on normal foreground. Here we add an &lt;ivory&gt;ivory foreground.")</text:p>
          <text:p text:style-name="P19"> </text:p>
          <text:p text:style-name="P18">cecho("&lt;blue:yellow&gt;Blue on yellow text!")</text:p>
          <text:p text:style-name="P19"> </text:p>
          <text:p text:style-name="P9">cecho("myinfo", "&lt;green&gt;All of this text is green in the myinfo miniconsole.")</text:p>
          <text:h text:style-name="P12" text:outline-level="3"><text:bookmark text:name="cinsertText"/><text:bookmark text:name="__RefHeading__1195_938495551"/><text:soft-page-break/>cinsertText<text:bookmark-end text:name="__RefHeading__1195_938495551"/></text:h>
          <text:p text:style-name="P13">cinsertText(window, text) </text:p>
          <text:p text:style-name="P15">inserts text at the current cursor position, with the possibility for color tags. </text:p>
          <text:p text:style-name="P5"><text:span text:style-name="T1">See Also: </text:span><text:a xlink:type="simple" xlink:href="#cecho">cecho()</text:a><text:span text:style-name="T1"> </text:span></text:p>
          <text:p text:style-name="P4">Parameters </text:p>
          <text:list xml:id="list35584318" text:style-name="L91">
            <text:list-item>
              <text:p text:style-name="P139"><text:span text:style-name="T5">window:</text:span> </text:p>
            </text:list-item>
          </text:list>
          <text:p text:style-name="P6">Optional - the window name to echo to - can either be none or "main" for the main window, or the miniconsoles name. </text:p>
          <text:list xml:id="list35578195" text:style-name="L92">
            <text:list-item>
              <text:p text:style-name="P140"><text:span text:style-name="T5">text:</text:span> </text:p>
            </text:list-item>
          </text:list>
          <text:p text:style-name="P6">The text to display, with color names inside angle brackets &lt;&gt;, ie <text:span text:style-name="T5">&lt;red&gt;</text:span>. If you'd like to use a background color, put it after a double colon : - <text:span text:style-name="T5">&lt;:red&gt;</text:span>. You can use the <text:span text:style-name="T5">&lt;reset</text:span>&gt; tag to reset to the default color. You can select any from this list: <draw:a xlink:type="simple" xlink:href="http://wiki.mudlet.org/w/File:ShowColors.png"><draw:frame draw:style-name="fr2" draw:name="Grafik31" text:anchor-type="as-char" svg:width="1.393cm" svg:height="1.473cm" draw:z-index="30"><draw:image xlink:href="http://wiki.mudlet.org/images/thumb/c/c3/ShowColors.png/50px-ShowColors.png" xlink:type="simple" xlink:show="embed" xlink:actuate="onLoad"/><svg:title>Color Table</svg:title></draw:frame></draw:a></text:p>
          <text:p text:style-name="P4">Example </text:p>
          <text:p text:style-name="P18">cinsertText("Hi! This text is &lt;red&gt;red, &lt;blue&gt;blue, &lt;green&gt; and green.")</text:p>
          <text:p text:style-name="P19"> </text:p>
          <text:p text:style-name="P18">cinsertText("&lt;:green&gt;Green background on normal foreground. Here we add an &lt;ivory&gt;ivory foreground.")</text:p>
          <text:p text:style-name="P19"> </text:p>
          <text:p text:style-name="P18">cinsertText("&lt;blue:yellow&gt;Blue on yellow text!")</text:p>
          <text:p text:style-name="P19"> </text:p>
          <text:p text:style-name="P9">cinsertText("myinfo", "&lt;green&gt;All of this text is green in the myinfo miniconsole.")</text:p>
          <text:h text:style-name="P12" text:outline-level="3"><text:bookmark text:name="clearUserWindow"/><text:bookmark text:name="__RefHeading__1197_938495551"/>clearUserWindow<text:bookmark-end text:name="__RefHeading__1197_938495551"/></text:h>
          <text:p text:style-name="P13">clearUserWindow(name) </text:p>
          <text:p text:style-name="P6">Clears the window or miniconsole with the name given as argument. </text:p>
          <text:p text:style-name="P4">Parameters </text:p>
          <text:list xml:id="list35573285" text:style-name="L93">
            <text:list-item>
              <text:p text:style-name="P141"><text:span text:style-name="T5">name:</text:span> </text:p>
            </text:list-item>
          </text:list>
          <text:p text:style-name="P6">The name of the user window to clear. Passed as a string. </text:p>
          <text:p text:style-name="P4">Example </text:p>
          <text:p text:style-name="P18">--This would clear a user window, or miniconsole with the name "Chat"</text:p>
          <text:p text:style-name="P9">clearUserWindow("Chat")</text:p>
          <text:h text:style-name="P12" text:outline-level="3"><text:bookmark text:name="clearWindow"/><text:bookmark text:name="__RefHeading__1199_938495551"/>clearWindow<text:bookmark-end text:name="__RefHeading__1199_938495551"/></text:h>
          <text:p text:style-name="P13">clearWindow([optional name]) </text:p>
          <text:p text:style-name="P15">Clears the window or miniconsole with the name given as argument (removes all text from it). If you don't give it a name, it will clear the main window. </text:p>
          <text:p text:style-name="P5"><text:span text:style-name="T1">See also: </text:span><text:a xlink:type="simple" xlink:href="#clearUserWindow">clearUserWindow()</text:a><text:span text:style-name="T1"> </text:span></text:p>
          <text:p text:style-name="P4"><text:soft-page-break/>Parameters </text:p>
          <text:list xml:id="list35573934" text:style-name="L94">
            <text:list-item>
              <text:p text:style-name="P142">name: </text:p>
            </text:list-item>
          </text:list>
          <text:p text:style-name="P6">The name of the user window to clear. Passed as a string. </text:p>
          <text:p text:style-name="P4">Example </text:p>
          <text:p text:style-name="P18">--This would clear a label, user window, or miniconsole with the name "Chat"</text:p>
          <text:p text:style-name="P9">clearWindow("Chat")</text:p>
          <text:p text:style-name="P18">-- this can clear your whole main window - needs 2.0-test3+</text:p>
          <text:p text:style-name="P9">clearWindow()</text:p>
          <text:h text:style-name="P12" text:outline-level="3"><text:bookmark text:name="copy"/><text:bookmark text:name="__RefHeading__1201_938495551"/>copy<text:bookmark-end text:name="__RefHeading__1201_938495551"/></text:h>
          <text:p text:style-name="P13">copy() </text:p>
          <text:p text:style-name="P15">Copies the current selection to the clipboard. This function operates on rich text, i. e. the selected text including all its format codes like colors, fonts etc. in the clipboard until it gets overwritten by another copy operation. example: This script copies the current line on the main screen to a user window (mini console) named chat and gags the output on the main screen. </text:p>
          <text:p text:style-name="P5"><text:span text:style-name="T1">See Also: </text:span><text:a xlink:type="simple" xlink:href="#selectString">selectString()</text:a><text:span text:style-name="T1">, </text:span><text:a xlink:type="simple" xlink:href="#selectCurrentLine">selectCurrentLine()</text:a><text:span text:style-name="T1"> </text:span></text:p>
          <text:p text:style-name="P13">Parameters </text:p>
          <text:p text:style-name="P6">None </text:p>
          <text:p text:style-name="P4">Example </text:p>
          <text:p text:style-name="P18">selectString( line )</text:p>
          <text:p text:style-name="P18">copy()</text:p>
          <text:p text:style-name="P18">appendBuffer("chat")</text:p>
          <text:p text:style-name="P9">replace("This line has been moved to the chat window!")</text:p>
          <text:h text:style-name="P12" text:outline-level="3"><text:bookmark text:name="createBuffer"/><text:bookmark text:name="__RefHeading__1203_938495551"/>createBuffer<text:bookmark-end text:name="__RefHeading__1203_938495551"/></text:h>
          <text:p text:style-name="P13">createBuffer(name) </text:p>
          <text:p text:style-name="P6">Creates a named buffer for formatted text, much like a miniconsole, but the buffer is not intended to be shown on the screen - use it for formatting text or storing formatted text. </text:p>
          <text:p text:style-name="P4">Parameters </text:p>
          <text:list xml:id="list35587467" text:style-name="L95">
            <text:list-item>
              <text:p text:style-name="P143"><text:span text:style-name="T5">name:</text:span> </text:p>
            </text:list-item>
          </text:list>
          <text:p text:style-name="P6">The name of the buffer to create. </text:p>
          <text:p text:style-name="P4">Example </text:p>
          <text:p text:style-name="P18">--This creates a named buffer called "scratchpad"</text:p>
          <text:p text:style-name="P9">createBuffer("scratchpad")</text:p>
          <text:h text:style-name="P12" text:outline-level="3"><text:bookmark text:name="createConsole"/><text:bookmark text:name="__RefHeading__1205_938495551"/><text:soft-page-break/>createConsole<text:bookmark-end text:name="__RefHeading__1205_938495551"/></text:h>
          <text:p text:style-name="P13">createConsole(consoleName, fontSize, charsPerLine, numberOfLines, Xpos, Ypos) </text:p>
          <text:p text:style-name="P6">Makes a new miniconsole. The background will be black, and the text color white. </text:p>
          <text:p text:style-name="P4">Parameters </text:p>
          <text:list xml:id="list35564364" text:style-name="L96">
            <text:list-item>
              <text:p text:style-name="P144"><text:span text:style-name="T5">consoleName:</text:span> </text:p>
            </text:list-item>
          </text:list>
          <text:p text:style-name="P6">The name of your new miniconsole. Passed as a string. </text:p>
          <text:list xml:id="list35569648" text:style-name="L97">
            <text:list-item>
              <text:p text:style-name="P145"><text:span text:style-name="T5">fontSize:</text:span> </text:p>
            </text:list-item>
          </text:list>
          <text:p text:style-name="P6">The font size to use for the miniconsole. Passed as an integer number. </text:p>
          <text:list xml:id="list35567484" text:style-name="L98">
            <text:list-item>
              <text:p text:style-name="P146"><text:span text:style-name="T5">charsPerLine:</text:span> </text:p>
            </text:list-item>
          </text:list>
          <text:p text:style-name="P6">How many characters wide to make the miniconsole. Passed as an integer number. </text:p>
          <text:list xml:id="list35560160" text:style-name="L99">
            <text:list-item>
              <text:p text:style-name="P147"><text:span text:style-name="T5">numberOfLines:</text:span> </text:p>
            </text:list-item>
          </text:list>
          <text:p text:style-name="P6">How many lines high to make the miniconsole. Passed as an integer number. </text:p>
          <text:list xml:id="list35558219" text:style-name="L100">
            <text:list-item>
              <text:p text:style-name="P148"><text:span text:style-name="T5">Xpos:</text:span> </text:p>
            </text:list-item>
          </text:list>
          <text:p text:style-name="P6">X position of miniconsole. Measured in pixels, with 0 being the very left. Passed as an integer number. </text:p>
          <text:list xml:id="list35586101" text:style-name="L101">
            <text:list-item>
              <text:p text:style-name="P149"><text:span text:style-name="T5">Ypos:</text:span> </text:p>
            </text:list-item>
          </text:list>
          <text:p text:style-name="P6">Y position of miniconsole. Measured in pixels, with 0 being the very top. Passed as an integer number. </text:p>
          <text:p text:style-name="P4">Example </text:p>
          <text:p text:style-name="P18">-- this will create a console with the name of "myConsoleWindow", font size 8, 80 characters wide, </text:p>
          <text:p text:style-name="P18">-- 20 lines high, at coordinates 300x,400y</text:p>
          <text:p text:style-name="P9">createConsole("myConsoleWindow", 8, 80, 20, 200, 400)</text:p>
          <text:h text:style-name="P12" text:outline-level="3"><text:bookmark text:name="createGauge"/><text:bookmark text:name="__RefHeading__1207_938495551"/>createGauge<text:bookmark-end text:name="__RefHeading__1207_938495551"/></text:h>
          <text:p text:style-name="P13">createGauge(name, width, Xpos, Ypos, gaugeText, r, g, b) </text:p>
          <text:p text:style-name="P13">createGauge(name, width, Xpos, Ypos, gaugeText, colorName) </text:p>
          <text:p text:style-name="P15">Creates a gauge that you can use to express completion with. For example, you can use this as your healthbar or xpbar. </text:p>
          <text:p text:style-name="P5"><text:span text:style-name="T1">See also: </text:span><text:a xlink:type="simple" xlink:href="#moveGauge">moveGauge()</text:a><text:span text:style-name="T1">, </text:span><text:a xlink:type="simple" xlink:href="#setGauge">setGauge()</text:a><text:span text:style-name="T1">, </text:span><text:a xlink:type="simple" xlink:href="#setGaugeText">setGaugeText()</text:a><text:span text:style-name="T1"> </text:span></text:p>
          <text:p text:style-name="P4">Parameters </text:p>
          <text:list xml:id="list35568931" text:style-name="L102">
            <text:list-item>
              <text:p text:style-name="P150"><text:span text:style-name="T5">name:</text:span> </text:p>
            </text:list-item>
          </text:list>
          <text:p text:style-name="P6">The name of the gauge. Must be unique, you can not have two or more gauges with the same name. Passed as a string. </text:p>
          <text:list xml:id="list35563717" text:style-name="L103">
            <text:list-item>
              <text:p text:style-name="P151"><text:span text:style-name="T5">width:</text:span> </text:p>
            </text:list-item>
          </text:list>
          <text:p text:style-name="P6"><text:soft-page-break/>The width of the gauge, in pixels. Passed as an integer number. </text:p>
          <text:list xml:id="list35567184" text:style-name="L104">
            <text:list-item>
              <text:p text:style-name="P152"><text:span text:style-name="T5">height:</text:span> </text:p>
            </text:list-item>
          </text:list>
          <text:p text:style-name="P6">The height of the gauge, in pixels. Passed as an integer number. </text:p>
          <text:list xml:id="list35566923" text:style-name="L105">
            <text:list-item>
              <text:p text:style-name="P153"><text:span text:style-name="T5">Xpos:</text:span> </text:p>
            </text:list-item>
          </text:list>
          <text:p text:style-name="P6">X position of gauge. Measured in pixels, with 0 being the very left. Passed as an integer number. </text:p>
          <text:list xml:id="list35567291" text:style-name="L106">
            <text:list-item>
              <text:p text:style-name="P154"><text:span text:style-name="T5">Ypos:</text:span> </text:p>
            </text:list-item>
          </text:list>
          <text:p text:style-name="P6">Y position of gauge. Measured in pixels, with 0 being the very top. Passed as an integer number. </text:p>
          <text:list xml:id="list35559363" text:style-name="L107">
            <text:list-item>
              <text:p text:style-name="P155"><text:span text:style-name="T5">gaugeText:</text:span> </text:p>
            </text:list-item>
          </text:list>
          <text:p text:style-name="P6">Text to display on the gauge. Passed as a string, unless you do not wish to have any text, in which case you pass nil </text:p>
          <text:list xml:id="list35578706" text:style-name="L108">
            <text:list-item>
              <text:p text:style-name="P156"><text:span text:style-name="T5">r:</text:span> </text:p>
            </text:list-item>
          </text:list>
          <text:p text:style-name="P6">The red component of the gauge color. Passed as an integer number from 0 to 255 </text:p>
          <text:list xml:id="list35559583" text:style-name="L109">
            <text:list-item>
              <text:p text:style-name="P157"><text:span text:style-name="T5">g:</text:span> </text:p>
            </text:list-item>
          </text:list>
          <text:p text:style-name="P6">The green component of the gauge color. Passed as an integer number from 0 to 255 </text:p>
          <text:list xml:id="list35570946" text:style-name="L110">
            <text:list-item>
              <text:p text:style-name="P158"><text:span text:style-name="T5">b:</text:span> </text:p>
            </text:list-item>
          </text:list>
          <text:p text:style-name="P6">The blue component of the gauge color. Passed as an integer number from 0 to 255 </text:p>
          <text:list xml:id="list35577450" text:style-name="L111">
            <text:list-item>
              <text:p text:style-name="P159"><text:span text:style-name="T5">colorName:</text:span> </text:p>
            </text:list-item>
          </text:list>
          <text:p text:style-name="P6">the name of color for the gauge. Passed as a string. </text:p>
          <text:p text:style-name="P4">Example </text:p>
          <text:p text:style-name="P18">-- This would make a gauge at that's 300px width, 20px in height, located at Xpos and Ypos and is green.</text:p>
          <text:p text:style-name="P18">-- The second example is using the same names you'd use for something like [[fg]]() or [[bg]]().</text:p>
          <text:p text:style-name="P18">createGauge("healthBar", 300, 20, 30, 300, nil, 0, 255, 0)</text:p>
          <text:p text:style-name="P18">createGauge("healthBar", 300, 20, 30, 300, nil, "green")</text:p>
          <text:p text:style-name="P19"> </text:p>
          <text:p text:style-name="P19"> </text:p>
          <text:p text:style-name="P18">-- If you wish to have some text on your label, you'll change the nil part and make it look like this:</text:p>
          <text:p text:style-name="P18">createGauge("healthBar", 300, 20, 30, 300, "Now with some text", 0, 255, 0)</text:p>
          <text:p text:style-name="P18">-- or</text:p>
          <text:p text:style-name="P9">createGauge("healthBar", 300, 20, 30, 300, "Now with some text", "green")</text:p>
          <text:p text:style-name="P4">Note </text:p>
          <text:p text:style-name="P18">--If you want to put text on the back of the gauge when it's low, use an echo with the gaugeName_back.</text:p>
          <text:p text:style-name="P9">echo("gaugeName_back", "This is a test of putting text on the back of the gauge!")</text:p>
          <text:h text:style-name="P12" text:outline-level="3"><text:bookmark text:name="createLabel"/><text:bookmark text:name="__RefHeading__1209_938495551"/><text:soft-page-break/>createLabel<text:bookmark-end text:name="__RefHeading__1209_938495551"/></text:h>
          <text:p text:style-name="P13">createLabel(name, Xpos, Ypos, width, height, fillBackground) </text:p>
          <text:p text:style-name="P15">Creates a highly manipulable overlay which can take some css and html code for text formatting. Labels are clickable, and as such can be used as a sort of button. Labels are meant for small variable or prompt displays, messages, images, and the like. You should not use them for larger text displays or things which will be updated rapidly and in high volume, as they are much slower than miniconsoles. </text:p>
          <text:p text:style-name="P15">Returns true or false. </text:p>
          <text:p text:style-name="P5"><text:span text:style-name="T1">See also: </text:span><text:a xlink:type="simple" xlink:href="#hideWindow">hideWindow()</text:a><text:span text:style-name="T1">, </text:span><text:a xlink:type="simple" xlink:href="#showWindow">showWindow()</text:a><text:span text:style-name="T1">, </text:span><text:a xlink:type="simple" xlink:href="#resizeWindow">resizeWindow()</text:a><text:span text:style-name="T1">, </text:span><text:a xlink:type="simple" xlink:href="#setLabelClickCallback">setLabelClickCallback()</text:a><text:span text:style-name="T1">, </text:span><text:a xlink:type="simple" xlink:href="#setTextFormat">setTextFormat()</text:a><text:span text:style-name="T1">, </text:span><text:a xlink:type="simple" xlink:href="#moveWindow">setTextFormat()</text:a><text:span text:style-name="T1">, </text:span><text:a xlink:type="simple" xlink:href="#setMiniConsoleFontSize">setMiniConsoleFontSize()</text:a><text:span text:style-name="T1">, </text:span><text:a xlink:type="simple" xlink:href="#setBackgroundColor">setBackgroundColor()</text:a><text:span text:style-name="T1">, </text:span><text:a xlink:type="simple" xlink:href="#getMainWindowSize">getMainWindowSize()</text:a><text:span text:style-name="T1">, </text:span><text:a xlink:type="simple" xlink:href="#calcFontSize">calcFontSize()</text:a><text:span text:style-name="T1"> </text:span></text:p>
          <text:p text:style-name="P4">Parameters </text:p>
          <text:list xml:id="list35580973" text:style-name="L112">
            <text:list-item>
              <text:p text:style-name="P160"><text:span text:style-name="T5">name:</text:span> </text:p>
            </text:list-item>
          </text:list>
          <text:p text:style-name="P6">The name of the label. Must be unique, you can not have two or more labels with the same name. Passed as a string. </text:p>
          <text:list xml:id="list35574754" text:style-name="L113">
            <text:list-item>
              <text:p text:style-name="P161"><text:span text:style-name="T5">Xpos:</text:span> </text:p>
            </text:list-item>
          </text:list>
          <text:p text:style-name="P6">X position of the label. Measured in pixels, with 0 being the very left. Passed as an integer number. </text:p>
          <text:list xml:id="list35572981" text:style-name="L114">
            <text:list-item>
              <text:p text:style-name="P162"><text:span text:style-name="T5">Ypos:</text:span> </text:p>
            </text:list-item>
          </text:list>
          <text:p text:style-name="P6">Y position of the label. Measured in pixels, with 0 being the very top. Passed as an integer number. </text:p>
          <text:list xml:id="list355797961" text:style-name="L115">
            <text:list-item>
              <text:p text:style-name="P163"><text:span text:style-name="T5">width:</text:span> </text:p>
            </text:list-item>
          </text:list>
          <text:p text:style-name="P6">The width of the label, in pixels. Passed as an integer number. </text:p>
          <text:list xml:id="list35586785" text:style-name="L116">
            <text:list-item>
              <text:p text:style-name="P164"><text:span text:style-name="T5">height:</text:span> </text:p>
            </text:list-item>
          </text:list>
          <text:p text:style-name="P6">The height of the label, in pixels. Passed as an integer number. </text:p>
          <text:list xml:id="list35567981" text:style-name="L117">
            <text:list-item>
              <text:p text:style-name="P165"><text:span text:style-name="T5">fillBackground:</text:span> </text:p>
            </text:list-item>
          </text:list>
          <text:p text:style-name="P6">Whether or not to display the background. Passed as either 1 or 0. 1 will display the background color, 0 will not. </text:p>
          <text:p text:style-name="P4">Example </text:p>
          <text:p text:style-name="P18">--This example creates a transparent overlay message box to show a big warning message "You are under attack!" in the middle </text:p>
          <text:p text:style-name="P18">--of the screen. Because the background color has a transparency level of 150 (0-255, with 0 being completely transparent </text:p>
          <text:p text:style-name="P18">--and 255 non-transparent) the background text can still be read through. The message box will disappear after 2.3 seconds.</text:p>
          <text:p text:style-name="P18">local width, height = getMainWindowSize();</text:p>
          <text:p text:style-name="P18">createLabel("messageBox",(width/2)-300,(height/2)-100,250,150,1);</text:p>
          <text:p text:style-name="P18">resizeWindow("messageBox",500,70);</text:p>
          <text:p text:style-name="P18">moveWindow("messageBox", (width/2)-300,(height/2)-100 );</text:p>
          <text:p text:style-name="P18">setBackgroundColor("messageBox", 150,100,100,200);</text:p>
          <text:p text:style-name="P18">echo("messageBox", [[&lt;p style="font-size:35px"&gt;&lt;b&gt;&lt;center&gt;&lt;font color="red"&gt;You are under attack!&lt;/font&gt;&lt;/center&gt;&lt;/b&gt;&lt;/p&gt;]] );</text:p>
          <text:p text:style-name="P18"><text:soft-page-break/>showWindow("messageBox");</text:p>
          <text:p text:style-name="P9">tempTimer(2.3, [[hideWindow("messageBox")]] ) -- close the warning message box after 2.3 seconds</text:p>
          <text:h text:style-name="P12" text:outline-level="3"><text:bookmark text:name="createMiniConsole"/><text:bookmark text:name="__RefHeading__1211_938495551"/>createMiniConsole<text:bookmark-end text:name="__RefHeading__1211_938495551"/></text:h>
          <text:p text:style-name="P13">createMiniConsole(name, posX, posY, width, height) </text:p>
          <text:p text:style-name="P15">Opens a miniconsole window inside the main window of Mudlet. This is the ideal fast colored text display for everything that requires a bit more text, such as status screens, chat windows, etc. </text:p>
          <text:p text:style-name="P15">Returns true or false. </text:p>
          <text:p text:style-name="P5"><text:span text:style-name="T1">See also: </text:span><text:a xlink:type="simple" xlink:href="#createLabel">createLabel()</text:a><text:span text:style-name="T1">, </text:span><text:a xlink:type="simple" xlink:href="#hideWindow">hideWindow()</text:a><text:span text:style-name="T1">, </text:span><text:a xlink:type="simple" xlink:href="#showWindow">showWindow()</text:a><text:span text:style-name="T1">, </text:span><text:a xlink:type="simple" xlink:href="#resizeWindow">resizeWindow()</text:a><text:span text:style-name="T1">, </text:span><text:a xlink:type="simple" xlink:href="#setTextFormat">setTextFormat()</text:a><text:span text:style-name="T1">, </text:span><text:a xlink:type="simple" xlink:href="#moveWindow">moveWindow()</text:a><text:span text:style-name="T1">, </text:span><text:a xlink:type="simple" xlink:href="#setMiniConsoleFontSize">setMiniConsoleFontSize()</text:a><text:span text:style-name="T1">, </text:span><text:a xlink:type="simple" xlink:href="#handleWindowResizeEvent">handleWindowResizeEvent()</text:a><text:span text:style-name="T1">, </text:span><text:a xlink:type="simple" xlink:href="#setBorderTop">setBorderTop()</text:a><text:span text:style-name="T1">, </text:span><text:a xlink:type="simple" xlink:href="#setWindowWrap">setWindowWrap()</text:a><text:span text:style-name="T1">, </text:span><text:a xlink:type="simple" xlink:href="#getMainWindowSize">getMainWindowSize()</text:a><text:span text:style-name="T1">, </text:span><text:a xlink:type="simple" xlink:href="#calcFontSize">calcFontSize()</text:a><text:span text:style-name="T1"> </text:span></text:p>
          <text:p text:style-name="P4">Parameters </text:p>
          <text:list xml:id="list35577506" text:style-name="L118">
            <text:list-item>
              <text:p text:style-name="P166"><text:span text:style-name="T5">name:</text:span> </text:p>
            </text:list-item>
          </text:list>
          <text:p text:style-name="P6">The name of the miniconsole. Must be unique, you can not have two or more miniconsoles with the same name. Passed as a string. </text:p>
          <text:list xml:id="list35565038" text:style-name="L119">
            <text:list-item>
              <text:p text:style-name="P167"><text:span text:style-name="T5">Xpos:</text:span> </text:p>
            </text:list-item>
          </text:list>
          <text:p text:style-name="P6">X position of the miniconsole. Measured in pixels, with 0 being the very left. Passed as an integer number. </text:p>
          <text:list xml:id="list35583743" text:style-name="L120">
            <text:list-item>
              <text:p text:style-name="P168"><text:span text:style-name="T5">Ypos:</text:span> </text:p>
            </text:list-item>
          </text:list>
          <text:p text:style-name="P6">Y position of the miniconsole. Measured in pixels, with 0 being the very top. Passed as an integer number. </text:p>
          <text:list xml:id="list35576799" text:style-name="L121">
            <text:list-item>
              <text:p text:style-name="P169"><text:span text:style-name="T5">width:</text:span> </text:p>
            </text:list-item>
          </text:list>
          <text:p text:style-name="P6">The width of the miniconsole, in pixels. Passed as an integer number. </text:p>
          <text:list xml:id="list35585592" text:style-name="L122">
            <text:list-item>
              <text:p text:style-name="P170"><text:span text:style-name="T5">height:</text:span> </text:p>
            </text:list-item>
          </text:list>
          <text:p text:style-name="P6">The height of the miniconsole, in pixels. Passed as an integer number. </text:p>
          <text:p text:style-name="P4">Example </text:p>
          <text:p text:style-name="P18">--This script would create a mini text console called "sys" and write with yellow foreground color and blue background color </text:p>
          <text:p text:style-name="P18">--"Hello World".</text:p>
          <text:p text:style-name="P19"> </text:p>
          <text:p text:style-name="P19"> </text:p>
          <text:p text:style-name="P18">-- set up the small system message window in the top right corner</text:p>
          <text:p text:style-name="P18">-- determine the size of your screen</text:p>
          <text:p text:style-name="P18">WindowWidth = 0;</text:p>
          <text:p text:style-name="P18">WindowHeight = 0;</text:p>
          <text:p text:style-name="P18">WindowWidth, WindowHeight = getMainWindowSize();</text:p>
          <text:p text:style-name="P19"> </text:p>
          <text:p text:style-name="P18">createMiniConsole("sys",WindowWidth-650,0,650,300)</text:p>
          <text:p text:style-name="P18">setBackgroundColor("sys",85,55,0,255)</text:p>
          <text:p text:style-name="P18">setMiniConsoleFontSize("sys", 8)</text:p>
          <text:p text:style-name="P18">-- wrap lines in window "sys" at 40 characters per line</text:p>
          <text:p text:style-name="P18"><text:soft-page-break/>setWindowWrap("sys", 40)</text:p>
          <text:p text:style-name="P18">-- set default font colors and font style for window "sys"</text:p>
          <text:p text:style-name="P18">setTextFormat("sys",0,35,255,50,50,50,0,0,0)</text:p>
          <text:p text:style-name="P19"> </text:p>
          <text:p text:style-name="P9">echo("sys","Hello world!")</text:p>
          <text:h text:style-name="P12" text:outline-level="3"><text:bookmark text:name="decho"/><text:bookmark text:name="__RefHeading__1213_938495551"/>decho<text:bookmark-end text:name="__RefHeading__1213_938495551"/></text:h>
          <text:p text:style-name="P13">decho ([name of console,] text) </text:p>
          <text:p text:style-name="P6">Color changes can be made using the format &lt;FR,FG,FB:BR,BG,BB&gt; where each field is a number from 0 to 255. The background portion can be omitted using &lt;FR,FG,FB&gt; or the foreground portion can be omitted using &lt;:BR,BG,BB&gt;. Arguments 2 and 3 set the default fore and background colors for the string using the same format as is used within the string, sans angle brackets, e.g. <text:span text:style-name="T5">decho("&lt;50,50,0:0,255,0&gt;test")</text:span>. </text:p>
          <text:p text:style-name="P4">Parameters </text:p>
          <text:list xml:id="list35565748" text:style-name="L123">
            <text:list-item>
              <text:p text:style-name="P171"><text:span text:style-name="T5">text:</text:span> </text:p>
            </text:list-item>
          </text:list>
          <text:p text:style-name="P6">The text that you’d like to echo with embedded color tags. Tags take the RGB values only, see below for an explanation. </text:p>
          <text:list xml:id="list35579739" text:style-name="L124">
            <text:list-item>
              <text:p text:style-name="P172"><text:span text:style-name="T5">name of console</text:span> </text:p>
            </text:list-item>
          </text:list>
          <text:p text:style-name="P6">Optional name of the console to echo to. Defaults to main. </text:p>
          <text:p text:style-name="P4">Example </text:p>
          <text:p text:style-name="P18">decho("&lt;50,50,0:0,255,0&gt;test")</text:p>
          <text:p text:style-name="P19"> </text:p>
          <text:p text:style-name="P9">decho("miniconsolename", "&lt;50,50,0:0,255,0&gt;test")</text:p>
          <text:h text:style-name="P12" text:outline-level="3"><text:bookmark text:name="deleteLine"/><text:bookmark text:name="__RefHeading__1215_938495551"/>deleteLine<text:bookmark-end text:name="__RefHeading__1215_938495551"/></text:h>
          <text:p text:style-name="P13">deleteLine() </text:p>
          <text:p text:style-name="P14"><text:span text:style-name="T1">Deletes the current line under the user cursor. This is a high speed gagging tool and is very good at this task, but is only meant to be use when a line should be omitted entirely in the output. If you echo() to that line it will not be shown, and lines deleted with deleteLine() are simply no longer rendered. For replacing text, </text:span><text:a xlink:type="simple" xlink:href="#replace">replace()</text:a><text:span text:style-name="T1"> is the proper option - doing </text:span><text:span text:style-name="T3">selectCurrentLine(); replace(""); cecho("new line!\n")</text:span><text:span text:style-name="T1"> is better. </text:span></text:p>
          <text:p text:style-name="P5"><text:span text:style-name="T1">See Also: </text:span><text:a xlink:type="simple" xlink:href="#replace">replace()</text:a><text:span text:style-name="T1">, </text:span><text:a xlink:type="simple" xlink:href="#wrapLine">wrapLine()</text:a><text:span text:style-name="T1"> </text:span></text:p>
          <text:p text:style-name="P20"><draw:frame draw:style-name="fr1" draw:name="Grafik32" text:anchor-type="as-char" svg:width="0.476cm" svg:height="0.582cm" draw:z-index="31"><draw:image xlink:href="http://wiki.mudlet.org/images/6/60/Bulbgraph.png" xlink:type="simple" xlink:show="embed" xlink:actuate="onLoad"/><svg:title>Note</svg:title></draw:frame> <text:span text:style-name="T2">Note:</text:span><text:span text:style-name="T1"> you do </text:span><text:span text:style-name="T2">not</text:span><text:span text:style-name="T1"> need to put anything between () - it just deletes the line it is used on. </text:span></text:p>
          <text:p text:style-name="P4">Example </text:p>
          <text:p text:style-name="P18">-- deletes the line - just put this command into the big script box. Keep the case the same -</text:p>
          <text:p text:style-name="P18">-- it has to be deleteLine(), not Deleteline(), deleteline() or anything else</text:p>
          <text:p text:style-name="P18">deleteLine()</text:p>
          <text:p text:style-name="P19"> </text:p>
          <text:p text:style-name="P18">--This example creates a temporary line trigger to test if the next line is a prompt, and if so gags it entirely.</text:p>
          <text:p text:style-name="P18">--This can be useful for keeping a pile of prompts from forming if you're gagging chat channels in the main window</text:p>
          <text:p text:style-name="P18"><text:soft-page-break/>--Note: isPrompt() only works on servers which send a GA signal with their prompt.</text:p>
          <text:p text:style-name="P18">tempLineTrigger(1, 1, [[if isPrompt() then deleteLine() end]])</text:p>
          <text:p text:style-name="P19"> </text:p>
          <text:p text:style-name="P18">-- example of deleting multiple lines:</text:p>
          <text:p text:style-name="P18">deleteLine() <text:s text:c="27"/>-- delete the current line</text:p>
          <text:p text:style-name="P18">moveCursor(0,getLineNumber()-1) <text:s/>-- move the cursor back one line</text:p>
          <text:p text:style-name="P9">deleteLine() <text:s text:c="27"/>-- delete the previous line now</text:p>
          <text:h text:style-name="P12" text:outline-level="3"><text:bookmark text:name="deselect"/><text:bookmark text:name="__RefHeading__1217_938495551"/>deselect<text:bookmark-end text:name="__RefHeading__1217_938495551"/></text:h>
          <text:p text:style-name="P13">deselect([optional window name]) </text:p>
          <text:p text:style-name="P6">This is used to clear the current selection (to no longer have anything selected). Should be used after changing the formatting of text, to keep from accidentally changing the text again later with another formatting call. </text:p>
          <text:p text:style-name="P4">Parameters </text:p>
          <text:list xml:id="list35571972" text:style-name="L125">
            <text:list-item>
              <text:p text:style-name="P173"><text:span text:style-name="T5">name:</text:span> </text:p>
            </text:list-item>
          </text:list>
          <text:p text:style-name="P6">The name of the buffer/miniConsole to stop having anything selected in. This is an optional argument, if name is not provided the main window will have its selection cleared. </text:p>
          <text:p text:style-name="P4">Example </text:p>
          <text:p text:style-name="P18">--This will change the background on an entire line in the main window to red, and then properly clear the selection to keep further </text:p>
          <text:p text:style-name="P18">--changes from effecting this line as well.</text:p>
          <text:p text:style-name="P18">selectCurrentLine()</text:p>
          <text:p text:style-name="P18">bg("red")</text:p>
          <text:p text:style-name="P9">deselect()</text:p>
          <text:h text:style-name="P12" text:outline-level="3"><text:bookmark text:name="echoLink"/><text:bookmark text:name="__RefHeading__1219_938495551"/>echoLink<text:bookmark-end text:name="__RefHeading__1219_938495551"/></text:h>
          <text:p text:style-name="P13">echoLink([windowName], text, command, hint, [bool use_current_format or defaultLinkFormat]) </text:p>
          <text:p text:style-name="P5"><text:span text:style-name="T1">Echos a piece of text as a clickable link, at the end of the current selected line - similar to </text:span><text:a xlink:type="simple" xlink:href="#echo">echo()</text:a><text:span text:style-name="T1">. </text:span></text:p>
          <text:p text:style-name="P4">Parameters </text:p>
          <text:list xml:id="list35586913" text:style-name="L126">
            <text:list-item>
              <text:p text:style-name="P174"><text:span text:style-name="T5">text:</text:span> </text:p>
            </text:list-item>
          </text:list>
          <text:p text:style-name="P6">text to display in the echo. Same as a normal echo(). </text:p>
          <text:list xml:id="list35562940" text:style-name="L127">
            <text:list-item>
              <text:p text:style-name="P175"><text:span text:style-name="T5">command:</text:span> </text:p>
            </text:list-item>
          </text:list>
          <text:p text:style-name="P6">lua code to do when the link is clicked. </text:p>
          <text:list xml:id="list35568648" text:style-name="L128">
            <text:list-item>
              <text:p text:style-name="P176"><text:span text:style-name="T5">hint:</text:span> </text:p>
            </text:list-item>
          </text:list>
          <text:p text:style-name="P6">text for the tooltip to be displayed when the mouse is over the link. </text:p>
          <text:list xml:id="list35580923" text:style-name="L129">
            <text:list-item>
              <text:p text:style-name="P177"><text:span text:style-name="T5">window:</text:span> </text:p>
            </text:list-item>
          </text:list>
          <text:p text:style-name="P6">if true, then the link will use the current selection style (colors, underline, etc). If missing or false, it will use the default link style - blue on black underlined text. </text:p>
          <text:p text:style-name="P4"><text:soft-page-break/>Example </text:p>
          <text:p text:style-name="P18">-- echo a link named 'press me!' that'll send the 'hi' command to the game</text:p>
          <text:p text:style-name="P18">echoLink("press me!", [[send("hi")]], "This is a tooltip")</text:p>
          <text:p text:style-name="P19"> </text:p>
          <text:p text:style-name="P18">-- do the same, but send this link to a miniConsole</text:p>
          <text:p text:style-name="P9">echoLink("my miniConsole", "press me!", [[send("hi")]], "This is a tooltip")</text:p>
          <text:h text:style-name="P12" text:outline-level="3"><text:bookmark text:name="echoUserWindow"/><text:bookmark text:name="__RefHeading__1221_938495551"/>echoUserWindow<text:bookmark-end text:name="__RefHeading__1221_938495551"/></text:h>
          <text:p text:style-name="P13">echoUserWindow(windowName) </text:p>
          <text:p text:style-name="P5"><text:span text:style-name="T1">This function will print text to both mini console windows, dock windows and labels. It is outdated however - </text:span><text:a xlink:type="simple" xlink:href="#echo">echo()</text:a><text:span text:style-name="T1"> instead. </text:span></text:p>
          <text:h text:style-name="P12" text:outline-level="3"><text:bookmark text:name="echoPopup"/><text:bookmark text:name="__RefHeading__1223_938495551"/>echoPopup<text:bookmark-end text:name="__RefHeading__1223_938495551"/></text:h>
          <text:p text:style-name="P13">echoPopup([window], text, {commands}, {hints}, [current or default format]) </text:p>
          <text:p text:style-name="P6">Creates text with a left-clickable link, and a right-click menu for more options at the end of the current line, like echo. The added text, upon being left-clicked, will do the first command in the list. Upon being right-clicked, it'll display a menu with all possible commands. The menu will be populated with hints, one for each line. </text:p>
          <text:p text:style-name="P4">Parameters </text:p>
          <text:list xml:id="list35586768" text:style-name="L130">
            <text:list-item>
              <text:p text:style-name="P178"><text:span text:style-name="T5">window:</text:span> </text:p>
            </text:list-item>
          </text:list>
          <text:p text:style-name="P6">Optional - the window to echo to - use either <text:span text:style-name="T5">main</text:span> or omit for the main window, or the miniconsoles name otherwise. </text:p>
          <text:list xml:id="list35556534" text:style-name="L131">
            <text:list-item>
              <text:p text:style-name="P179"><text:span text:style-name="T5">name:</text:span> </text:p>
            </text:list-item>
          </text:list>
          <text:p text:style-name="P6">the name of the console to operate on. If not using this in a miniConsole, use "main" as the name. </text:p>
          <text:list xml:id="list35585154" text:style-name="L132">
            <text:list-item>
              <text:p text:style-name="P180"><text:span text:style-name="T5">{lua code}:</text:span> </text:p>
            </text:list-item>
          </text:list>
          <text:p text:style-name="P6">a table of lua code strings to do. ie, </text:p>
          <text:p text:style-name="P23">{[[send("hello")]], [[echo("hi!"]]}</text:p>
          <text:list xml:id="list35576470" text:style-name="L133">
            <text:list-item>
              <text:p text:style-name="P181"><text:span text:style-name="T5">{hints}:</text:span> </text:p>
            </text:list-item>
          </text:list>
          <text:p text:style-name="P6">a table of strings which will be shown on the popup and right-click menu. ie, </text:p>
          <text:p text:style-name="P23">{"send the hi command", "echo hi to yourself"}</text:p>
          <text:list xml:id="list35583518" text:style-name="L134">
            <text:list-item>
              <text:p text:style-name="P182"><text:span text:style-name="T5">current or default format:</text:span> </text:p>
            </text:list-item>
          </text:list>
          <text:p text:style-name="P6">a boolean value for using either the current formatting options (colour, underline, italic) or the link default (blue underline). </text:p>
          <text:p text:style-name="P4">Example </text:p>
          <text:p text:style-name="P18">-- Create some text as a clickable with a popup menu:</text:p>
          <text:p text:style-name="P9">echoPopup("activities to do", {[[send "sleep"]], [[send "sit"]], [[send <text:soft-page-break/>"stand"]]}, {"sleep", "sit", "stand"})</text:p>
          <text:h text:style-name="P12" text:outline-level="3"><text:bookmark text:name="fg"/><text:bookmark text:name="__RefHeading__1225_938495551"/>fg<text:bookmark-end text:name="__RefHeading__1225_938495551"/></text:h>
          <text:p text:style-name="P13">fg(colorName) </text:p>
          <text:p text:style-name="P15">If used on a selection, sets the foreground color to <text:span text:style-name="T5">colorName</text:span> - otherwise, it will set the color of the next text-inserting calls (<text:span text:style-name="T5">echo(), insertText, echoLink()</text:span>, and others) </text:p>
          <text:p text:style-name="P5"><text:span text:style-name="T1">See Also: </text:span><text:a xlink:type="simple" xlink:href="#bg">bg()</text:a><text:span text:style-name="T1">, </text:span><text:a xlink:type="simple" xlink:href="#setBgColor">setBgColor()</text:a><text:span text:style-name="T1"> </text:span></text:p>
          <text:p text:style-name="P4">Parameters </text:p>
          <text:list xml:id="list35588018" text:style-name="L135">
            <text:list-item>
              <text:p text:style-name="P183"><text:span text:style-name="T5">colorName:</text:span> </text:p>
            </text:list-item>
          </text:list>
          <text:p text:style-name="P6">The name of the color to set the foreground to - list of possible names: <draw:a xlink:type="simple" xlink:href="http://wiki.mudlet.org/w/File:ShowColors.png"><draw:frame draw:style-name="fr2" draw:name="Grafik33" text:anchor-type="as-char" svg:width="1.393cm" svg:height="1.473cm" draw:z-index="32"><draw:image xlink:href="http://wiki.mudlet.org/images/thumb/c/c3/ShowColors.png/50px-ShowColors.png" xlink:type="simple" xlink:show="embed" xlink:actuate="onLoad"/><svg:title>Color Table</svg:title></draw:frame></draw:a></text:p>
          <text:p text:style-name="P4">Example </text:p>
          <text:p text:style-name="P18">--This would change the color of the text on the current line to green</text:p>
          <text:p text:style-name="P18">selectCurrentLine()</text:p>
          <text:p text:style-name="P18">fg("green")</text:p>
          <text:p text:style-name="P18">resetFormat()</text:p>
          <text:p text:style-name="P19"> </text:p>
          <text:p text:style-name="P18">--This will echo red, green, blue in their respective colors</text:p>
          <text:p text:style-name="P18">fg("red")</text:p>
          <text:p text:style-name="P18">echo("red ")</text:p>
          <text:p text:style-name="P18">fg("green")</text:p>
          <text:p text:style-name="P18">echo("green ")</text:p>
          <text:p text:style-name="P18">fg("blue")</text:p>
          <text:p text:style-name="P18">echo("blue ")</text:p>
          <text:p text:style-name="P9">resetFormat()</text:p>
          <text:h text:style-name="P12" text:outline-level="3"><text:bookmark text:name="getBgColor"/><text:bookmark text:name="__RefHeading__1227_938495551"/>getBgColor<text:bookmark-end text:name="__RefHeading__1227_938495551"/></text:h>
          <text:p text:style-name="P13">getBgColor(windowName) </text:p>
          <text:p text:style-name="P6">This function returns the rgb values of the background color of the first character of the current selection on mini console (window) windowName. If windowName is omitted Mudlet will use the main screen. </text:p>
          <text:p text:style-name="P4">Parameters </text:p>
          <text:list xml:id="list35575341" text:style-name="L136">
            <text:list-item>
              <text:p text:style-name="P184"><text:span text:style-name="T5">windowName:</text:span> </text:p>
            </text:list-item>
          </text:list>
          <text:p text:style-name="P6">A window to operate on - either a miniconsole or the main window. </text:p>
          <text:p text:style-name="P4">Example </text:p>
          <text:p text:style-name="P18">local r,g,b;</text:p>
          <text:p text:style-name="P18">selectString("troll",1)</text:p>
          <text:p text:style-name="P18">r,g,b = getBgColor()</text:p>
          <text:p text:style-name="P18">if r == 255 and g == 0 and b == 0 then</text:p>
          <text:p text:style-name="P19"><text:s text:c="4"/><text:span text:style-name="T1">echo("HELP! troll is highlighted in red letters, the monster is aggressive!\n");</text:span></text:p>
          <text:p text:style-name="P9">end</text:p>
          <text:h text:style-name="P12" text:outline-level="3"><text:bookmark text:name="getColorWildcard"/><text:bookmark text:name="__RefHeading__1229_938495551"/><text:soft-page-break/>getColorWildcard<text:bookmark-end text:name="__RefHeading__1229_938495551"/></text:h>
          <text:p text:style-name="P13">getColorWildcard(ansi color number) </text:p>
          <text:p text:style-name="P5"><text:span text:style-name="T1">This function, given an ANSI color number (</text:span><text:a xlink:type="simple" xlink:href="#isAnsiFgColor">list</text:a><text:span text:style-name="T1">), will return all strings on the current line that match it. </text:span></text:p>
          <text:p text:style-name="P4">Parameters </text:p>
          <text:list xml:id="list35557893" text:style-name="L137">
            <text:list-item>
              <text:p text:style-name="P185"><text:span text:style-name="T5">ansi color number:</text:span> </text:p>
            </text:list-item>
          </text:list>
          <text:p text:style-name="P5"><text:span text:style-name="T1">A color number (</text:span><text:a xlink:type="simple" xlink:href="#isAnsiFgColor">list</text:a><text:span text:style-name="T1">) to match. </text:span></text:p>
          <text:p text:style-name="P4">Example </text:p>
          <text:p text:style-name="P18">-- we can run this script on a line that has the players name coloured differently to easily capture it from </text:p>
          <text:p text:style-name="P18">-- anywhere on the line</text:p>
          <text:p text:style-name="P18">local match = getColorWildcard(14)</text:p>
          <text:p text:style-name="P19"> </text:p>
          <text:p text:style-name="P18">if match then</text:p>
          <text:p text:style-name="P19"><text:s text:c="2"/><text:span text:style-name="T1">echo("\nFound "..match.."!")</text:span></text:p>
          <text:p text:style-name="P18">else</text:p>
          <text:p text:style-name="P19"><text:s text:c="2"/><text:span text:style-name="T1">echo("\nDidn't find anyone.")</text:span></text:p>
          <text:p text:style-name="P9">end</text:p>
          <text:h text:style-name="P12" text:outline-level="3"><text:bookmark text:name="getColumnNumber"/><text:bookmark text:name="__RefHeading__1231_938495551"/>getColumnNumber<text:bookmark-end text:name="__RefHeading__1231_938495551"/></text:h>
          <text:p text:style-name="P13">getColumnNumber() </text:p>
          <text:p text:style-name="P6">Gets the absolute column number of the current user cursor. </text:p>
          <text:p text:style-name="P13">Parameters </text:p>
          <text:p text:style-name="P6">None </text:p>
          <text:p text:style-name="P4">Example </text:p>
          <text:p text:style-name="P21"><text:span text:style-name="T5">Need example</text:span> </text:p>
          <text:h text:style-name="P12" text:outline-level="3"><text:bookmark text:name="getCurrentLine"/><text:bookmark text:name="__RefHeading__1233_938495551"/>getCurrentLine<text:bookmark-end text:name="__RefHeading__1233_938495551"/></text:h>
          <text:p text:style-name="P13">getCurrentLine() </text:p>
          <text:p text:style-name="P6">Returns the content of the current line under the user cursor in the buffer. The Lua variable <text:span text:style-name="T4">line</text:span> holds the content of <text:span text:style-name="T5">getCurrentLine()</text:span> before any triggers have been run on this line. When triggers change the content of the buffer, the variable line will not be adjusted and thus hold an outdated string. <text:span text:style-name="T5">line = getCurrentLine()</text:span> will update line to the real content of the current buffer. This is important if you want to copy the current line after it has been changed by some triggers. <text:span text:style-name="T5">selectString( line,1 )</text:span> will return false and won't select anything because line no longer equals <text:span text:style-name="T5">getCurrentLine()</text:span>. Consequently, <text:span text:style-name="T5">selectString( getCurrentLine(), 1 )</text:span> is what you need. </text:p>
          <text:p text:style-name="P13">Parameters </text:p>
          <text:p text:style-name="P6">None </text:p>
          <text:p text:style-name="P4">Example </text:p>
          <text:p text:style-name="P21"><text:soft-page-break/><text:span text:style-name="T5">Need example</text:span> </text:p>
          <text:h text:style-name="P12" text:outline-level="3"><text:bookmark text:name="getFgColor"/><text:bookmark text:name="__RefHeading__1235_938495551"/>getFgColor<text:bookmark-end text:name="__RefHeading__1235_938495551"/></text:h>
          <text:p text:style-name="P13">getFgColor(windowName) </text:p>
          <text:p text:style-name="P6">This function returns the rgb values of the color of the first character of the current selection on mini console (window) windowName. If windowName is omitted Mudlet will use the main screen. </text:p>
          <text:p text:style-name="P4">Parameters </text:p>
          <text:list xml:id="list35558865" text:style-name="L138">
            <text:list-item>
              <text:p text:style-name="P186"><text:span text:style-name="T5">windowName:</text:span> </text:p>
            </text:list-item>
          </text:list>
          <text:p text:style-name="P6">A window to operate on - either a miniconsole or the main window. </text:p>
          <text:p text:style-name="P4">Example </text:p>
          <text:p text:style-name="P18">local r,g,b;</text:p>
          <text:p text:style-name="P18">selectString("troll",1)</text:p>
          <text:p text:style-name="P18">r,g,b = getFgColor()</text:p>
          <text:p text:style-name="P18">if r == 255 and g == 0 and b == 0 then</text:p>
          <text:p text:style-name="P19"><text:s text:c="4"/><text:span text:style-name="T1">echo("HELP! troll is written in red letters, the monster is aggressive!\n");</text:span></text:p>
          <text:p text:style-name="P9">end</text:p>
          <text:h text:style-name="P12" text:outline-level="3"><text:bookmark text:name="getLineCount"/><text:bookmark text:name="__RefHeading__1237_938495551"/>getLineCount<text:bookmark-end text:name="__RefHeading__1237_938495551"/></text:h>
          <text:p text:style-name="P13">getLineCount() </text:p>
          <text:p text:style-name="P4">Gets the absolute amount of lines in the current console buffer </text:p>
          <text:p text:style-name="P13">Parameters </text:p>
          <text:p text:style-name="P6">None </text:p>
          <text:p text:style-name="P4">Example </text:p>
          <text:p text:style-name="P21"><text:span text:style-name="T5">Need example</text:span> </text:p>
          <text:h text:style-name="P12" text:outline-level="3"><text:bookmark text:name="getLines"/><text:bookmark text:name="__RefHeading__1239_938495551"/>getLines<text:bookmark-end text:name="__RefHeading__1239_938495551"/></text:h>
          <text:p text:style-name="P13">getLines(from_line_number, to_line_number) </text:p>
          <text:p text:style-name="P6">Returns a section of the content of the screen text buffer. Returns a Lua table with the content of the lines on a per line basis. The form value is <text:span text:style-name="T5">result = {relative_linenumber = line}</text:span>. </text:p>
          <text:p text:style-name="P6">Absolute line numbers are used. </text:p>
          <text:p text:style-name="P4">Parameters </text:p>
          <text:list xml:id="list35560675" text:style-name="L139">
            <text:list-item>
              <text:p text:style-name="P187"><text:span text:style-name="T5">from_line_number:</text:span> </text:p>
            </text:list-item>
          </text:list>
          <text:p text:style-name="P6">First line number </text:p>
          <text:list xml:id="list35579647" text:style-name="L140">
            <text:list-item>
              <text:p text:style-name="P188"><text:span text:style-name="T5">to_line_number:</text:span> </text:p>
            </text:list-item>
          </text:list>
          <text:p text:style-name="P6">End line number </text:p>
          <text:p text:style-name="P4"><text:soft-page-break/>Example </text:p>
          <text:p text:style-name="P18">-- retrieve &amp; echo the last line: </text:p>
          <text:p text:style-name="P9">echo(getLines(getLineNumber()-1, getLineNumber())[1])</text:p>
          <text:p text:style-name="P18">-- find out which server and port you are connected to (as per Mudlet settings dialog):</text:p>
          <text:p text:style-name="P18">local t = getLines(0, getLineNumber())</text:p>
          <text:p text:style-name="P19"> </text:p>
          <text:p text:style-name="P18">local server, port</text:p>
          <text:p text:style-name="P19"> </text:p>
          <text:p text:style-name="P18">for i = 1, #t do</text:p>
          <text:p text:style-name="P19"><text:s text:c="2"/><text:span text:style-name="T1">local s, p = t[i]:match("looking up the IP address of server:(.-):(%d+)")</text:span></text:p>
          <text:p text:style-name="P19"><text:s text:c="2"/><text:span text:style-name="T1">if s then server, port = s, p break end</text:span></text:p>
          <text:p text:style-name="P18">end</text:p>
          <text:p text:style-name="P19"> </text:p>
          <text:p text:style-name="P18">display(server)</text:p>
          <text:p text:style-name="P9">display(port)</text:p>
          <text:h text:style-name="P12" text:outline-level="3"><text:bookmark text:name="getLineNumber"/><text:bookmark text:name="__RefHeading__1241_938495551"/>getLineNumber<text:bookmark-end text:name="__RefHeading__1241_938495551"/></text:h>
          <text:p text:style-name="P13">getLineNumber() </text:p>
          <text:p text:style-name="P5"><text:span text:style-name="T1">Returns the absolute line number of the current user cursor. The cursor by default is on the current line the triggers are processing - which you can move around with </text:span><text:a xlink:type="simple" xlink:href="#moveCursor">moveCursor()</text:a><text:span text:style-name="T1"> and </text:span><text:a xlink:type="simple" xlink:href="#moveCursorEnd">moveCursorEnd()</text:a><text:span text:style-name="T1">. This function can come in handy in combination when using with </text:span><text:a xlink:type="simple" xlink:href="#moveCursor">moveCursor()</text:a><text:span text:style-name="T1"> and </text:span><text:a xlink:type="simple" xlink:href="#getLines">getLines()</text:a><text:span text:style-name="T1">. </text:span></text:p>
          <text:p text:style-name="P4">Example </text:p>
          <text:p text:style-name="P18">-- use getLines() in conjuction with getLineNumber() to check if the previous line has a certain word</text:p>
          <text:p text:style-name="P9">if getLines(getLineNumber()-1, getLineNumber())[1]:find("attacks") then echo("previous line had the word 'attacks' in it!\n") end</text:p>
          <text:h text:style-name="P12" text:outline-level="3"><text:bookmark text:name="getMainConsoleWidth"/><text:bookmark text:name="__RefHeading__1243_938495551"/>getMainConsoleWidth<text:bookmark-end text:name="__RefHeading__1243_938495551"/></text:h>
          <text:p text:style-name="P13">getMainConsoleWidth() </text:p>
          <text:p text:style-name="P6">Returns a single number; the width of the main console (MuD output) in pixels. </text:p>
          <text:p text:style-name="P13">Parameters </text:p>
          <text:p text:style-name="P6">None </text:p>
          <text:p text:style-name="P4">Example </text:p>
          <text:p text:style-name="P18">-- Save width of the main console to a variable for future use.</text:p>
          <text:p text:style-name="P9">consoleWidth = getMainConsoleWidth()</text:p>
          <text:h text:style-name="P12" text:outline-level="3"><text:bookmark text:name="hasFocus"/><text:bookmark text:name="__RefHeading__1245_938495551"/>hasFocus<text:bookmark-end text:name="__RefHeading__1245_938495551"/></text:h>
          <text:p text:style-name="P13">hasFocus() </text:p>
          <text:p text:style-name="P6">Returns <text:span text:style-name="T5">true</text:span> or <text:span text:style-name="T5">false</text:span> depending if Mudlet's main window is currently in focus (ie, the user isn't focused on another window, like a browser). This can be useful for determining whenever your script should call for attention or not, for example. </text:p>
          <text:p text:style-name="P13"><text:soft-page-break/>Parameters </text:p>
          <text:p text:style-name="P6">None </text:p>
          <text:p text:style-name="P4">Example </text:p>
          <text:p text:style-name="P18">if attacked and not hasFocus() then</text:p>
          <text:p text:style-name="P19"><text:s text:c="2"/><text:span text:style-name="T1">runaway()</text:span></text:p>
          <text:p text:style-name="P18">else</text:p>
          <text:p text:style-name="P19"><text:s text:c="2"/><text:span text:style-name="T1">fight()</text:span></text:p>
          <text:p text:style-name="P9">end</text:p>
          <text:h text:style-name="P12" text:outline-level="3"><text:bookmark text:name="getMainWindowSize"/><text:bookmark text:name="__RefHeading__1247_938495551"/>getMainWindowSize<text:bookmark-end text:name="__RefHeading__1247_938495551"/></text:h>
          <text:p text:style-name="P13">getMainWindowSize() </text:p>
          <text:p text:style-name="P6">Returns two numbers, the width and height in pixels. </text:p>
          <text:p text:style-name="P13">Parameters </text:p>
          <text:p text:style-name="P6">None </text:p>
          <text:p text:style-name="P4">Example </text:p>
          <text:p text:style-name="P18">--this will get the size of your main mudlet window and save them </text:p>
          <text:p text:style-name="P18">--into the variables mainHeight and mainWidth</text:p>
          <text:p text:style-name="P9">mainWidth, mainHeight = getMainWindowSize()</text:p>
          <text:h text:style-name="P12" text:outline-level="3"><text:bookmark text:name="getStopWatchTime"/><text:bookmark text:name="__RefHeading__1249_938495551"/>getStopWatchTime<text:bookmark-end text:name="__RefHeading__1249_938495551"/></text:h>
          <text:p text:style-name="P13">getStopWatchTimer(watchID) </text:p>
          <text:p text:style-name="P15">Returns the time (milliseconds based) in form of 0.058 (= clock ran for 58 milliseconds before it was stopped). Please note that after the stopwatch is stopped, retrieving the time will not work - it's only valid while it is running. </text:p>
          <text:p text:style-name="P5"><text:span text:style-name="T1">See also: </text:span><text:a xlink:type="simple" xlink:href="#createStopWatch">createStopWatch()</text:a><text:span text:style-name="T1"> </text:span></text:p>
          <text:p text:style-name="P6">Returns a number </text:p>
          <text:p text:style-name="P4">Parameters </text:p>
          <text:list xml:id="list35579568" text:style-name="L141">
            <text:list-item>
              <text:p text:style-name="P189"><text:span text:style-name="T5">watchID</text:span> </text:p>
            </text:list-item>
          </text:list>
          <text:p text:style-name="P6">The ID number of the watch. </text:p>
          <text:p text:style-name="P4">Example </text:p>
          <text:p text:style-name="P18">-- an example of showing the time left on the stopwatch</text:p>
          <text:p text:style-name="P18">teststopwatch = teststopwatch or createStopWatch()</text:p>
          <text:p text:style-name="P18">startStopWatch(teststopwatch)</text:p>
          <text:p text:style-name="P18">echo("Time on stopwatch: "..getStopWatchTime(teststopwatch))</text:p>
          <text:p text:style-name="P18">tempTimer(1, [[echo("Time on stopwatch: "..getStopWatchTime(teststopwatch))]])</text:p>
          <text:p text:style-name="P18">tempTimer(2, [[echo("Time on stopwatch: "..getStopWatchTime(teststopwatch))]])</text:p>
          <text:p text:style-name="P9">stopStopWatch(teststopwatch)</text:p>
          <text:h text:style-name="P12" text:outline-level="3"><text:bookmark text:name="handleWindowResizeEvent"/><text:bookmark text:name="__RefHeading__1251_938495551"/>handleWindowResizeEvent<text:bookmark-end text:name="__RefHeading__1251_938495551"/></text:h>
          <text:p text:style-name="P13">handleWindowResizeEvent() </text:p>
          <text:p text:style-name="P5"><text:soft-page-break/><text:span text:style-name="T1">(</text:span><text:span text:style-name="T3">depreciated</text:span><text:span text:style-name="T1">) This function is depreciated and should not be used; it's only documented here for historical reference - use the </text:span><text:a xlink:type="simple" xlink:href="#Mudlet-raised_events">sysWindowResizeEvent()</text:a><text:span text:style-name="T1"> event instead. </text:span></text:p>
          <text:p text:style-name="P21">The standard implementation of this function does nothing. However, this function gets called whenever the main window is being manually resized. You can overwrite this function in your own scripts to handle window resize events yourself and e. g. adjust the screen position and size of your mini console windows, labels or other relevant GUI elements in your scripts that depend on the size of the main Window. To override this function you can simply put a function with the same name in one of your scripts thus overwriting the original empty implementation of this </text:p>
          <text:p text:style-name="P13">Parameters </text:p>
          <text:p text:style-name="P6">None </text:p>
          <text:p text:style-name="P4">Example </text:p>
          <text:p text:style-name="P18">function handleWindowResizeEvent()</text:p>
          <text:p text:style-name="P19"><text:s text:c="3"/><text:span text:style-name="T1">-- determine the size of your screen</text:span></text:p>
          <text:p text:style-name="P19"><text:s text:c="3"/><text:span text:style-name="T1">WindowWidth=0;</text:span></text:p>
          <text:p text:style-name="P19"><text:s text:c="3"/><text:span text:style-name="T1">WindowHeight=0;</text:span></text:p>
          <text:p text:style-name="P19"><text:s text:c="3"/><text:span text:style-name="T1">WindowWidth, WindowHeight = getMainWindowSize();</text:span></text:p>
          <text:p text:style-name="P19"> </text:p>
          <text:p text:style-name="P19"><text:s text:c="3"/><text:span text:style-name="T1">-- move mini console "sys" to the far right side of the screen whenever the screen gets resized</text:span></text:p>
          <text:p text:style-name="P19"><text:s text:c="3"/><text:span text:style-name="T1">moveWindow("sys",WindowWidth-300,0)</text:span></text:p>
          <text:p text:style-name="P9">end</text:p>
          <text:h text:style-name="P12" text:outline-level="3"><text:bookmark text:name="hasFocus_2"/><text:bookmark text:name="__RefHeading__1253_938495551"/>hasFocus<text:bookmark-end text:name="__RefHeading__1253_938495551"/></text:h>
          <text:p text:style-name="P13">hasFocus() </text:p>
          <text:p text:style-name="P6">Returns true or false depending on if the main Mudlet window is in focus. By focus, it means that the window is selected and you can type in the input line and etc. Not in focus means that the window isn’t selected, some other window is currently in focus. </text:p>
          <text:p text:style-name="P13">Parameters </text:p>
          <text:p text:style-name="P6">None </text:p>
          <text:p text:style-name="P4">Example </text:p>
          <text:p text:style-name="P21"><text:span text:style-name="T5">Need example</text:span> </text:p>
          <text:h text:style-name="P12" text:outline-level="3"><text:bookmark text:name="hecho"/><text:bookmark text:name="__RefHeading__1255_938495551"/>hecho<text:bookmark-end text:name="__RefHeading__1255_938495551"/></text:h>
          <text:p text:style-name="P13">hecho(window, text) </text:p>
          <text:p text:style-name="P15">Echoes text that can be easily formatted with colour tags in the hexadecimal format. </text:p>
          <text:p text:style-name="P5"><text:span text:style-name="T1">See Also: </text:span><text:a xlink:type="simple" xlink:href="#decho">decho()</text:a><text:span text:style-name="T1">, </text:span><text:a xlink:type="simple" xlink:href="#cecho">cecho()</text:a><text:span text:style-name="T1"> </text:span></text:p>
          <text:p text:style-name="P4">Parameters </text:p>
          <text:list xml:id="list35559872" text:style-name="L142">
            <text:list-item>
              <text:p text:style-name="P190"><text:span text:style-name="T5">window:</text:span> </text:p>
            </text:list-item>
          </text:list>
          <text:p text:style-name="P6">Optional - the window name to echo to - can either be none or "main" for the main window, or the miniconsoles name. </text:p>
          <text:list xml:id="list35571107" text:style-name="L143">
            <text:list-item>
              <text:p text:style-name="P191"><text:span text:style-name="T5">text:</text:span> </text:p>
            </text:list-item>
          </text:list>
          <text:p text:style-name="P6"><text:soft-page-break/>The text to display, with color changes made within the string using the format |cFRFGFB,BRBGBB where FR is the foreground red value, FG is the foreground green value, FB is the foreground blue value, BR is the background red value, etc., BRBGBB is optional. |r can be used within the string to reset the colors to default. </text:p>
          <text:p text:style-name="P4">Example </text:p>
          <text:p text:style-name="P9">hecho("|ca00040black!")</text:p>
          <text:h text:style-name="P12" text:outline-level="3"><text:bookmark text:name="hideToolBar"/><text:bookmark text:name="__RefHeading__1257_938495551"/>hideToolBar<text:bookmark-end text:name="__RefHeading__1257_938495551"/></text:h>
          <text:p text:style-name="P13">hideToolBar(name) </text:p>
          <text:p text:style-name="P6">Hides the toolbar with the given name name and makes it disappear. If all toolbars of a tool bar area (top, left, right) are hidden, the entire tool bar area disappears automatically. </text:p>
          <text:p text:style-name="P4">Parameters </text:p>
          <text:list xml:id="list35561594" text:style-name="L144">
            <text:list-item>
              <text:p text:style-name="P192"><text:span text:style-name="T5">name:</text:span> </text:p>
            </text:list-item>
          </text:list>
          <text:p text:style-name="P6">name of the button group to display </text:p>
          <text:p text:style-name="P4">Example </text:p>
          <text:p text:style-name="P9">hideToolBar("my offensive buttons")</text:p>
          <text:h text:style-name="P12" text:outline-level="3"><text:bookmark text:name="hideWindow"/><text:bookmark text:name="__RefHeading__1259_938495551"/>hideWindow<text:bookmark-end text:name="__RefHeading__1259_938495551"/></text:h>
          <text:p text:style-name="P13">hideWindow(name) </text:p>
          <text:p text:style-name="P5"><text:span text:style-name="T1">This function hides a mini console label. To show it again, use </text:span><text:a xlink:type="simple" xlink:href="#showWindow">showWindow()</text:a><text:span text:style-name="T1">. </text:span></text:p>
          <text:p text:style-name="P5"><text:span text:style-name="T1">See also: </text:span><text:a xlink:type="simple" xlink:href="#createMiniConsole">createMiniConsole()</text:a><text:span text:style-name="T1">, </text:span><text:a xlink:type="simple" xlink:href="#createLabel">createLabel()</text:a><text:span text:style-name="T1"> </text:span></text:p>
          <text:p text:style-name="P13">Parameters </text:p>
          <text:p text:style-name="P6">None </text:p>
          <text:p text:style-name="P4">Example </text:p>
          <text:p text:style-name="P21"><text:span text:style-name="T5">Need example</text:span> </text:p>
          <text:h text:style-name="P12" text:outline-level="3"><text:bookmark text:name="insertLink"/><text:bookmark text:name="__RefHeading__1261_938495551"/>insertLink<text:bookmark-end text:name="__RefHeading__1261_938495551"/></text:h>
          <text:p text:style-name="P13">insertLink([windowName], text, command, hint, [bool use_current_format or defaultLinkFormat]) </text:p>
          <text:p text:style-name="P5"><text:span text:style-name="T1">Inserts a piece of text as a clickable link at the current cursor position - similar to </text:span><text:a xlink:type="simple" xlink:href="#insertText">insertText()</text:a><text:span text:style-name="T1">. </text:span></text:p>
          <text:p text:style-name="P4">Parameters </text:p>
          <text:list xml:id="list35564386" text:style-name="L145">
            <text:list-item>
              <text:p text:style-name="P193"><text:span text:style-name="T5">text:</text:span> </text:p>
            </text:list-item>
          </text:list>
          <text:p text:style-name="P5"><text:span text:style-name="T1">text to display in the echo. Same as a normal </text:span><text:a xlink:type="simple" xlink:href="#echo">echo()</text:a><text:span text:style-name="T1">. </text:span></text:p>
          <text:list xml:id="list35574675" text:style-name="L146">
            <text:list-item>
              <text:p text:style-name="P194"><text:span text:style-name="T5">command:</text:span> </text:p>
            </text:list-item>
          </text:list>
          <text:p text:style-name="P6">lua code to do when the link is clicked. </text:p>
          <text:list xml:id="list35581622" text:style-name="L147">
            <text:list-item>
              <text:p text:style-name="P195"><text:soft-page-break/><text:span text:style-name="T5">hint:</text:span> </text:p>
            </text:list-item>
          </text:list>
          <text:p text:style-name="P6">text for the tooltip to be displayed when the mouse is over the link. </text:p>
          <text:list xml:id="list35575516" text:style-name="L148">
            <text:list-item>
              <text:p text:style-name="P196"><text:span text:style-name="T5">window:</text:span> </text:p>
            </text:list-item>
          </text:list>
          <text:p text:style-name="P6">if true, then the link will use the current selection style (colors, underline, etc). If missing or false, it will use the default link style - blue on black underlined text. </text:p>
          <text:p text:style-name="P4">Example </text:p>
          <text:p text:style-name="P21"><text:span text:style-name="T5">Need example</text:span> </text:p>
          <text:h text:style-name="P12" text:outline-level="3"><text:bookmark text:name="insertPopup"/><text:bookmark text:name="__RefHeading__1263_938495551"/>insertPopup<text:bookmark-end text:name="__RefHeading__1263_938495551"/></text:h>
          <text:p text:style-name="P13">insertPopup([windowName], text, {commands}, {hints}, [current or default format]) </text:p>
          <text:p text:style-name="P5"><text:span text:style-name="T1">Creates text with a left-clickable link, and a right-click menu for more options exactly where the cursor position is, similar to </text:span><text:a xlink:type="simple" xlink:href="#insertText">insertText()</text:a><text:span text:style-name="T1">. The inserted text, upon being left-clicked, will do the first command in the list. Upon being right-clicked, it'll display a menu with all possible commands. The menu will be populated with hints, one for each line. </text:span></text:p>
          <text:p text:style-name="P4">Parameters </text:p>
          <text:list xml:id="list35574700" text:style-name="L149">
            <text:list-item>
              <text:p text:style-name="P197"><text:span text:style-name="T5">window:</text:span> </text:p>
            </text:list-item>
          </text:list>
          <text:p text:style-name="P6">Optional - the window to echo to - use either <text:span text:style-name="T5">main</text:span> or omit for the main window, or the miniconsoles name otherwise. </text:p>
          <text:list xml:id="list35575724" text:style-name="L150">
            <text:list-item>
              <text:p text:style-name="P198"><text:span text:style-name="T5">name:</text:span> </text:p>
            </text:list-item>
          </text:list>
          <text:p text:style-name="P6">the name of the console to operate on. If not using this in a miniConsole, use "main" as the name. </text:p>
          <text:list xml:id="list35573203" text:style-name="L151">
            <text:list-item>
              <text:p text:style-name="P199"><text:span text:style-name="T5">{lua code}:</text:span> </text:p>
            </text:list-item>
          </text:list>
          <text:p text:style-name="P6">a table of lua code strings to do. ie, </text:p>
          <text:p text:style-name="P23">{[[send("hello")]], [[echo("hi!"]]}</text:p>
          <text:p text:style-name="P6">. </text:p>
          <text:list xml:id="list35573913" text:style-name="L152">
            <text:list-item>
              <text:p text:style-name="P200"><text:span text:style-name="T5">{hints}:</text:span> </text:p>
            </text:list-item>
          </text:list>
          <text:p text:style-name="P6">a table of strings which will be shown on the popup and right-click menu. ie, </text:p>
          <text:p text:style-name="P23">{"send the hi command", "echo hi to yourself"}</text:p>
          <text:p text:style-name="P6">. </text:p>
          <text:list xml:id="list35558791" text:style-name="L153">
            <text:list-item>
              <text:p text:style-name="P201"><text:span text:style-name="T5">current or default format:</text:span> </text:p>
            </text:list-item>
          </text:list>
          <text:p text:style-name="P6">a boolean value for using either the current formatting options (colour, underline, italic) or the link default (blue underline). </text:p>
          <text:p text:style-name="P4">Example </text:p>
          <text:p text:style-name="P18"><text:soft-page-break/>-- Create some text as a clickable with a popup menu:</text:p>
          <text:p text:style-name="P9">insertPopup("activities to do", {[[send "sleep"]], [[send "sit"]], [[send "stand"]]}, {"sleep", "sit", "stand"})</text:p>
          <text:h text:style-name="P12" text:outline-level="3"><text:bookmark text:name="insertText"/><text:bookmark text:name="__RefHeading__1265_938495551"/>insertText<text:bookmark-end text:name="__RefHeading__1265_938495551"/></text:h>
          <text:p text:style-name="P13">insertText([optional windowName], text) </text:p>
          <text:p text:style-name="P5"><text:span text:style-name="T1">Inserts text at cursor postion in window - unlike </text:span><text:a xlink:type="simple" xlink:href="#echo">echo()</text:a><text:span text:style-name="T1">, which inserts the text at the end of the last line in the buffer (typically the one being processed by the triggers). You can use </text:span><text:a xlink:type="simple" xlink:href="#moveCursor">moveCursor()</text:a><text:span text:style-name="T1"> to move the cursor into position first. </text:span></text:p>
          <text:p text:style-name="P6">insertHTML() also does the same thing as insertText, if you ever come across it. </text:p>
          <text:p text:style-name="P5"><text:span text:style-name="T1">See also: </text:span><text:a xlink:type="simple" xlink:href="#cinsertText">cinsertText()</text:a><text:span text:style-name="T1"> </text:span></text:p>
          <text:p text:style-name="P4">Parameters </text:p>
          <text:list xml:id="list35563565" text:style-name="L154">
            <text:list-item>
              <text:p text:style-name="P202"><text:span text:style-name="T5">window:</text:span> </text:p>
            </text:list-item>
          </text:list>
          <text:p text:style-name="P6">The window to insert the text to. </text:p>
          <text:list xml:id="list35565663" text:style-name="L155">
            <text:list-item>
              <text:p text:style-name="P203"><text:span text:style-name="T5">text:</text:span> </text:p>
            </text:list-item>
          </text:list>
          <text:p text:style-name="P6">The text you will insert into the current cursor position. </text:p>
          <text:p text:style-name="P4">Example </text:p>
          <text:p text:style-name="P18">-- move the cursor to the end of the previous line and insert some text</text:p>
          <text:p text:style-name="P19"> </text:p>
          <text:p text:style-name="P18">-- move to the previous line</text:p>
          <text:p text:style-name="P18">moveCursor(0, getLineNumber()-1)</text:p>
          <text:p text:style-name="P18">-- move the end the of the previous line</text:p>
          <text:p text:style-name="P18">moveCursor(#getCurrentLine(), getLineNumber())</text:p>
          <text:p text:style-name="P19"> </text:p>
          <text:p text:style-name="P18">fg("dark_slate_gray")</text:p>
          <text:p text:style-name="P18">insertText(' &lt;- that looks nice.')</text:p>
          <text:p text:style-name="P19"> </text:p>
          <text:p text:style-name="P18">deselect()</text:p>
          <text:p text:style-name="P18">resetFormat()</text:p>
          <text:p text:style-name="P9">moveCursorEnd()</text:p>
          <text:h text:style-name="P12" text:outline-level="3"><text:bookmark text:name="isAnsiBgColor"/><text:bookmark text:name="__RefHeading__1267_938495551"/>isAnsiBgColor<text:bookmark-end text:name="__RefHeading__1267_938495551"/></text:h>
          <text:p text:style-name="P13">isAnsiBgColor(ansiBgColorCode) </text:p>
          <text:p text:style-name="P6">This function tests if the first character of <text:span text:style-name="T4">the current selection</text:span> has the background color specified by ansiBgColorCode. </text:p>
          <text:p text:style-name="P4">Parameters </text:p>
          <text:list xml:id="list35580424" text:style-name="L156">
            <text:list-item>
              <text:p text:style-name="P204"><text:span text:style-name="T5">ansiBgColorCode:</text:span> </text:p>
            </text:list-item>
          </text:list>
          <text:p text:style-name="P6">A color code to test for, possible codes are: </text:p>
          <text:p text:style-name="P18">0 = default text color</text:p>
          <text:p text:style-name="P18">1 = light black</text:p>
          <text:p text:style-name="P18">2 = dark black</text:p>
          <text:p text:style-name="P18"><text:soft-page-break/>3 = light red</text:p>
          <text:p text:style-name="P18">4 = dark red</text:p>
          <text:p text:style-name="P18">5 = light green</text:p>
          <text:p text:style-name="P18">6 = dark green</text:p>
          <text:p text:style-name="P18">7 = light yellow</text:p>
          <text:p text:style-name="P18">8 = dark yellow</text:p>
          <text:p text:style-name="P18">9 = light blue</text:p>
          <text:p text:style-name="P18">10 = dark blue</text:p>
          <text:p text:style-name="P18">11 = light magenta</text:p>
          <text:p text:style-name="P18">12 = dark magenta</text:p>
          <text:p text:style-name="P18">13 = light cyan</text:p>
          <text:p text:style-name="P18">14 = dark cyan</text:p>
          <text:p text:style-name="P18">15 = light white</text:p>
          <text:p text:style-name="P9">16 = dark white</text:p>
          <text:p text:style-name="P4">Example </text:p>
          <text:p text:style-name="P18">selectString( matches[1], 1 )</text:p>
          <text:p text:style-name="P18">if isAnsiBgColor( 5 ) then</text:p>
          <text:p text:style-name="P19"><text:s text:c="4"/><text:span text:style-name="T1">bg("red");</text:span></text:p>
          <text:p text:style-name="P19"><text:s text:c="4"/><text:span text:style-name="T1">resetFormat();</text:span></text:p>
          <text:p text:style-name="P19"><text:s text:c="4"/><text:span text:style-name="T1">echo("yes, the background of the text is light green")</text:span></text:p>
          <text:p text:style-name="P18">else</text:p>
          <text:p text:style-name="P19"><text:s text:c="4"/><text:span text:style-name="T1">echo( "no sorry, some other backgroundground color" )</text:span></text:p>
          <text:p text:style-name="P9">end</text:p>
          <text:p text:style-name="P20"><draw:frame draw:style-name="fr1" draw:name="Grafik34" text:anchor-type="as-char" svg:width="0.476cm" svg:height="0.582cm" draw:z-index="33"><draw:image xlink:href="http://wiki.mudlet.org/images/6/60/Bulbgraph.png" xlink:type="simple" xlink:show="embed" xlink:actuate="onLoad"/><svg:title>Note</svg:title></draw:frame> <text:span text:style-name="T2">Note:</text:span><text:span text:style-name="T1"> matches[1] holds the matched trigger pattern - even in substring, exact match, begin of line substring trigger patterns or even color triggers that do not know about the concept of capture groups. Consequently, you can always test if the text that has fired the trigger has a certain color and react accordingly. This function is faster than using getFgColor() and then handling the color comparison in Lua. </text:span></text:p>
          <text:h text:style-name="P12" text:outline-level="3"><text:bookmark text:name="isAnsiFgColor"/><text:bookmark text:name="__RefHeading__1269_938495551"/>isAnsiFgColor<text:bookmark-end text:name="__RefHeading__1269_938495551"/></text:h>
          <text:p text:style-name="P13">isAnsiFgColor(ansiFgColorCode) </text:p>
          <text:p text:style-name="P6">This function tests if the first character of <text:span text:style-name="T4">the current selection</text:span> has the foreground color specified by ansiFgColorCode. </text:p>
          <text:p text:style-name="P4">Parameters </text:p>
          <text:list xml:id="list35573307" text:style-name="L157">
            <text:list-item>
              <text:p text:style-name="P205"><text:span text:style-name="T5">ansiFgColorCode:</text:span> </text:p>
            </text:list-item>
          </text:list>
          <text:p text:style-name="P6">A color code to test for, possible codes are: </text:p>
          <text:p text:style-name="P18">0 = default text color</text:p>
          <text:p text:style-name="P18">1 = light black</text:p>
          <text:p text:style-name="P18">2 = dark black</text:p>
          <text:p text:style-name="P18">3 = light red</text:p>
          <text:p text:style-name="P18">4 = dark red</text:p>
          <text:p text:style-name="P18">5 = light green</text:p>
          <text:p text:style-name="P18">6 = dark green</text:p>
          <text:p text:style-name="P18">7 = light yellow</text:p>
          <text:p text:style-name="P18">8 = dark yellow</text:p>
          <text:p text:style-name="P18">9 = light blue</text:p>
          <text:p text:style-name="P18">10 = dark blue</text:p>
          <text:p text:style-name="P18">11 = light magenta</text:p>
          <text:p text:style-name="P18">12 = dark magenta</text:p>
          <text:p text:style-name="P18">13 = light cyan</text:p>
          <text:p text:style-name="P18">14 = dark cyan</text:p>
          <text:p text:style-name="P18"><text:soft-page-break/>15 = light white</text:p>
          <text:p text:style-name="P9">16 = dark white</text:p>
          <text:p text:style-name="P4">Example </text:p>
          <text:p text:style-name="P18">selectString( matches[1], 1 )</text:p>
          <text:p text:style-name="P18">if isAnsiFgColor( 5 ) then</text:p>
          <text:p text:style-name="P19"><text:s text:c="4"/><text:span text:style-name="T1">bg("red");</text:span></text:p>
          <text:p text:style-name="P19"><text:s text:c="4"/><text:span text:style-name="T1">resetFormat();</text:span></text:p>
          <text:p text:style-name="P19"><text:s text:c="4"/><text:span text:style-name="T1">echo("yes, the text is light green")</text:span></text:p>
          <text:p text:style-name="P18">else</text:p>
          <text:p text:style-name="P19"><text:s text:c="4"/><text:span text:style-name="T1">echo( "no sorry, some other foreground color" )</text:span></text:p>
          <text:p text:style-name="P9">end</text:p>
          <text:p text:style-name="P20"><draw:frame draw:style-name="fr1" draw:name="Grafik35" text:anchor-type="as-char" svg:width="0.476cm" svg:height="0.582cm" draw:z-index="34"><draw:image xlink:href="http://wiki.mudlet.org/images/6/60/Bulbgraph.png" xlink:type="simple" xlink:show="embed" xlink:actuate="onLoad"/><svg:title>Note</svg:title></draw:frame> <text:span text:style-name="T2">Note:</text:span><text:span text:style-name="T1"> matches[1] holds the matched trigger pattern - even in substring, exact match, begin of line substring trigger patterns or even color triggers that do not know about the concept of capture groups. Consequently, you can always test if the text that has fired the trigger has a certain color and react accordingly. This function is faster than using getFgColor() and then handling the color comparison in Lua. </text:span></text:p>
          <text:h text:style-name="P12" text:outline-level="3"><text:bookmark text:name="moveCursor"/><text:bookmark text:name="__RefHeading__1271_938495551"/>moveCursor<text:bookmark-end text:name="__RefHeading__1271_938495551"/></text:h>
          <text:p text:style-name="P13">moveCursor([optional windowName], x, y) </text:p>
          <text:p text:style-name="P5"><text:span text:style-name="T1">Moves the user cursor of the window windowName, or the main window, to the absolute point (x,y). This function returns false if such a move is impossible e.g. the coordinates don’t exist. To determine the correct coordinates use </text:span><text:a xlink:type="simple" xlink:href="#getLineNumber">getLineNumber()</text:a><text:span text:style-name="T1">, </text:span><text:a xlink:type="simple" xlink:href="#getColumnNumber">getColumnNumber()</text:a><text:span text:style-name="T1"> and </text:span><text:a xlink:type="simple" xlink:href="#getLastLineNumber">getLastLineNumber()</text:a><text:span text:style-name="T1">. The trigger engine will always place the user cursor at the beginning of the current line before the script is run. If you omit the windowName argument, the main screen will be used. </text:span></text:p>
          <text:p text:style-name="P6">Returns <text:span text:style-name="T5">true</text:span> or <text:span text:style-name="T5">false</text:span> depending on if the cursor was moved to a valid position. Check this before doing further cursor operations - because things like deleteLine() might invalidate this. </text:p>
          <text:p text:style-name="P4">Parameters </text:p>
          <text:list xml:id="list35558993" text:style-name="L158">
            <text:list-item>
              <text:p text:style-name="P206"><text:span text:style-name="T5">windowName:</text:span> </text:p>
            </text:list-item>
          </text:list>
          <text:p text:style-name="P6">The window you are going to move the cursor in. </text:p>
          <text:list xml:id="list35563389" text:style-name="L159">
            <text:list-item>
              <text:p text:style-name="P207"><text:span text:style-name="T5">x:</text:span> </text:p>
            </text:list-item>
          </text:list>
          <text:p text:style-name="P6">The horizontal axis in the window - that is, the line number. </text:p>
          <text:list xml:id="list35561822" text:style-name="L160">
            <text:list-item>
              <text:p text:style-name="P208"><text:span text:style-name="T5">y:</text:span> </text:p>
            </text:list-item>
          </text:list>
          <text:p text:style-name="P6">The vertical axis in the window - that is, the letter position within the line. </text:p>
          <text:p text:style-name="P4">Example </text:p>
          <text:p text:style-name="P18">-- move cursor to the start of the previous line and insert -&lt;(</text:p>
          <text:p text:style-name="P18">-- the first 0 means we want the cursor right at the start of the line,</text:p>
          <text:p text:style-name="P18">-- and getLineNumber()-1 means we want the cursor on the current line# - 1 which</text:p>
          <text:p text:style-name="P18">-- equals to the previous line</text:p>
          <text:p text:style-name="P18">moveCursor(0, getLineNumber()-1)</text:p>
          <text:p text:style-name="P18">insertText("-&lt;(")</text:p>
          <text:p text:style-name="P19"> </text:p>
          <text:p text:style-name="P18"><text:soft-page-break/>-- now we move the cursor at the end of the previous line. Because the </text:p>
          <text:p text:style-name="P18">-- cursor is on the previous line already, we can use #getCurrentLine()</text:p>
          <text:p text:style-name="P18">-- to see how long it is. We also just do getLineNumber() because getLineNumber()</text:p>
          <text:p text:style-name="P18">-- returns the current line # the cursor is on</text:p>
          <text:p text:style-name="P18">moveCursor(#getCurrentLine(), getLineNumber())</text:p>
          <text:p text:style-name="P18">insertText(")&gt;-")</text:p>
          <text:p text:style-name="P19"> </text:p>
          <text:p text:style-name="P18">-- finally, reset it to the end where it was after our shenaningans - other scripts</text:p>
          <text:p text:style-name="P18">-- could expect the cursor to be at the end</text:p>
          <text:p text:style-name="P9">moveCursorEnd()</text:p>
          <text:p text:style-name="P18">-- a more complicated example showing how to work with Mudlet functions</text:p>
          <text:p text:style-name="P19"> </text:p>
          <text:p text:style-name="P18">-- set up the small system message window in the top right corner</text:p>
          <text:p text:style-name="P18">-- determine the size of your screen</text:p>
          <text:p text:style-name="P18">local WindowWidth, WindowHeight = getMainWindowSize()</text:p>
          <text:p text:style-name="P19"> </text:p>
          <text:p text:style-name="P18">-- define a mini console named "sys" and set its background color</text:p>
          <text:p text:style-name="P18">createMiniConsole("sys",WindowWidth-650,0,650,300)</text:p>
          <text:p text:style-name="P18">setBackgroundColor("sys",85,55,0,255)</text:p>
          <text:p text:style-name="P19"> </text:p>
          <text:p text:style-name="P18">-- you *must* set the font size, otherwise mini windows will not work properly</text:p>
          <text:p text:style-name="P18">setMiniConsoleFontSize("sys", 12)</text:p>
          <text:p text:style-name="P18">-- wrap lines in window "sys" at 65 characters per line</text:p>
          <text:p text:style-name="P18">setWindowWrap("sys", 60)</text:p>
          <text:p text:style-name="P18">-- set default font colors and font style for window "sys"</text:p>
          <text:p text:style-name="P18">setTextFormat("sys",0,35,255,50,50,50,0,0,0)</text:p>
          <text:p text:style-name="P18">-- clear the window</text:p>
          <text:p text:style-name="P18">clearUserWindow("sys")</text:p>
          <text:p text:style-name="P19"> </text:p>
          <text:p text:style-name="P18">moveCursorEnd("sys")</text:p>
          <text:p text:style-name="P18">setFgColor("sys", 10,10,0)</text:p>
          <text:p text:style-name="P18">setBgColor("sys", 0,0,255)</text:p>
          <text:p text:style-name="P18">echo("sys", "test1---line1\n&lt;this line is to be deleted&gt;\n&lt;this line is to be deleted also&gt;\n")</text:p>
          <text:p text:style-name="P18">echo("sys", "test1---line2\n")</text:p>
          <text:p text:style-name="P18">echo("sys", "test1---line3\n")</text:p>
          <text:p text:style-name="P18">setTextFormat("sys",158,0,255,255,0,255,0,0,0);</text:p>
          <text:p text:style-name="P18">--setFgColor("sys",255,0,0);</text:p>
          <text:p text:style-name="P18">echo("sys", "test1---line4\n")</text:p>
          <text:p text:style-name="P18">echo("sys", "test1---line5\n")</text:p>
          <text:p text:style-name="P18">moveCursor("sys", 1,1)</text:p>
          <text:p text:style-name="P19"> </text:p>
          <text:p text:style-name="P18">-- deleting lines 2+3</text:p>
          <text:p text:style-name="P18">deleteLine("sys")</text:p>
          <text:p text:style-name="P18">deleteLine("sys")</text:p>
          <text:p text:style-name="P19"> </text:p>
          <text:p text:style-name="P18">-- inserting a line at pos 5,2</text:p>
          <text:p text:style-name="P18">moveCursor("sys", 5,2)</text:p>
          <text:p text:style-name="P18">setFgColor("sys", 100,100,0)</text:p>
          <text:p text:style-name="P18">setBgColor("sys", 255,100,0)</text:p>
          <text:p text:style-name="P18">insertText("sys","############## line inserted at pos 5/2 ##############")</text:p>
          <text:p text:style-name="P19"> </text:p>
          <text:p text:style-name="P18">-- inserting a line at pos 0,0</text:p>
          <text:p text:style-name="P18">moveCursor("sys", 0,0)</text:p>
          <text:p text:style-name="P18">selectCurrentLine("sys")</text:p>
          <text:p text:style-name="P18">setFgColor("sys", 255,155,255)</text:p>
          <text:p text:style-name="P18">setBold( "sys", true );</text:p>
          <text:p text:style-name="P18">setUnderline( "sys", true )</text:p>
          <text:p text:style-name="P18">setItalics( "sys", true )</text:p>
          <text:p text:style-name="P18">insertText("sys", "------- line inserted at: 0/0 -----\n")</text:p>
          <text:p text:style-name="P19"><text:soft-page-break/> </text:p>
          <text:p text:style-name="P18">setBold( "sys", true )</text:p>
          <text:p text:style-name="P18">setUnderline( "sys", false )</text:p>
          <text:p text:style-name="P18">setItalics( "sys", false )</text:p>
          <text:p text:style-name="P18">setFgColor("sys", 255,100,0)</text:p>
          <text:p text:style-name="P18">setBgColor("sys", 155,155,0)</text:p>
          <text:p text:style-name="P9">echo("sys", "*** This is the end. ***\n")</text:p>
          <text:h text:style-name="P12" text:outline-level="3"><text:bookmark text:name="moveCursorEnd"/><text:bookmark text:name="__RefHeading__1273_938495551"/>moveCursorEnd<text:bookmark-end text:name="__RefHeading__1273_938495551"/></text:h>
          <text:p text:style-name="P13">moveCursorEnd( windowName ) </text:p>
          <text:p text:style-name="P15">Moves the cursor to the end of the buffer. "main" is the name of the main window, otherwise use the name of your user window. </text:p>
          <text:p text:style-name="P5"><text:span text:style-name="T1">See Also: </text:span><text:a xlink:type="simple" xlink:href="#moveCursor">moveCursor()</text:a><text:span text:style-name="T1"> </text:span></text:p>
          <text:p text:style-name="P6">Returns true or false </text:p>
          <text:p text:style-name="P4">Parameters </text:p>
          <text:list xml:id="list35565184" text:style-name="L161">
            <text:list-item>
              <text:p text:style-name="P209"><text:span text:style-name="T5">windowName:</text:span> </text:p>
            </text:list-item>
          </text:list>
          <text:p text:style-name="P6">The name of your user window. </text:p>
          <text:p text:style-name="P4">Example </text:p>
          <text:p text:style-name="P21"><text:span text:style-name="T5">Need example</text:span> </text:p>
          <text:h text:style-name="P12" text:outline-level="3"><text:bookmark text:name="moveGauge"/><text:bookmark text:name="__RefHeading__1275_938495551"/>moveGauge<text:bookmark-end text:name="__RefHeading__1275_938495551"/></text:h>
          <text:p text:style-name="P13">moveGauge(gaugeName, newX, newY) </text:p>
          <text:p text:style-name="P6">Moves a gauge created with createGauge to the new x,y coordinates. Remember the coordinates are relative to the top-left corner of the output window. </text:p>
          <text:p text:style-name="P4">Parameters </text:p>
          <text:list xml:id="list35573248" text:style-name="L162">
            <text:list-item>
              <text:p text:style-name="P210"><text:span text:style-name="T5">gaugeName:</text:span> </text:p>
            </text:list-item>
          </text:list>
          <text:p text:style-name="P6">The name of your gauge </text:p>
          <text:list xml:id="list35566917" text:style-name="L163">
            <text:list-item>
              <text:p text:style-name="P211"><text:span text:style-name="T5">newX:</text:span> </text:p>
            </text:list-item>
          </text:list>
          <text:p text:style-name="P6">The horizontal pixel location </text:p>
          <text:list xml:id="list35561178" text:style-name="L164">
            <text:list-item>
              <text:p text:style-name="P212"><text:span text:style-name="T5">newY:</text:span> </text:p>
            </text:list-item>
          </text:list>
          <text:p text:style-name="P6">The vertical pixel location </text:p>
          <text:p text:style-name="P4">Example </text:p>
          <text:p text:style-name="P18">-- This would move the health bar gauge to the location 1200, 400</text:p>
          <text:p text:style-name="P9">moveGauge("healthBar", 1200, 400)</text:p>
          <text:h text:style-name="P12" text:outline-level="3"><text:bookmark text:name="moveWindow"/><text:bookmark text:name="__RefHeading__1277_938495551"/>moveWindow<text:bookmark-end text:name="__RefHeading__1277_938495551"/></text:h>
          <text:p text:style-name="P13">moveWindow( name, x, y ) </text:p>
          <text:p text:style-name="P6"><text:soft-page-break/>This function moves window name to the given x/y coordinate. The main screen cannot be moved. Instead you’ll have to set appropriate border values → preferences to move the main screen e.g. to make room for chat or information mini consoles, or other GUI elements. In the future moveWindow() will set the border values automatically if the name parameter is omitted. </text:p>
          <text:p text:style-name="P5"><text:span text:style-name="T1">See Also: </text:span><text:a xlink:type="simple" xlink:href="#createMiniConsole">createMiniConsole()</text:a><text:span text:style-name="T1">, </text:span><text:a xlink:type="simple" xlink:href="#createLabel">createLabel()</text:a><text:span text:style-name="T1">, </text:span><text:a xlink:type="simple" xlink:href="#handleWindowResizeEvent">handleWindowResizeEvent()</text:a><text:span text:style-name="T1">, </text:span><text:a xlink:type="simple" xlink:href="#resizeWindow">resizeWindow()</text:a><text:span text:style-name="T1">, </text:span><text:a xlink:type="simple" xlink:href="#setBorderTop">setBorderTop()</text:a><text:span text:style-name="T1"> </text:span></text:p>
          <text:p text:style-name="P4">Parameters </text:p>
          <text:list xml:id="list35582435" text:style-name="L165">
            <text:list-item>
              <text:p text:style-name="P213"><text:span text:style-name="T5">name:</text:span> </text:p>
            </text:list-item>
          </text:list>
          <text:p text:style-name="P6">The name of your winow </text:p>
          <text:list xml:id="list35569568" text:style-name="L166">
            <text:list-item>
              <text:p text:style-name="P214"><text:span text:style-name="T5">newX:</text:span> </text:p>
            </text:list-item>
          </text:list>
          <text:p text:style-name="P6">The horizontal pixel location </text:p>
          <text:list xml:id="list35577679" text:style-name="L167">
            <text:list-item>
              <text:p text:style-name="P215"><text:span text:style-name="T5">newY:</text:span> </text:p>
            </text:list-item>
          </text:list>
          <text:p text:style-name="P6">The vertical pixel location </text:p>
          <text:h text:style-name="P12" text:outline-level="3"><text:bookmark text:name="openUserWindow"/><text:bookmark text:name="__RefHeading__1279_938495551"/>openUserWindow<text:bookmark-end text:name="__RefHeading__1279_938495551"/></text:h>
          <text:p text:style-name="P13">openUserWindow(name) </text:p>
          <text:p text:style-name="P6">Opens a user dockable console window for user output e.g. statistics, chat etc. If a window of such a name already exists, nothing happens. You can move these windows, dock them, make them into notebook tabs or float them. Note that they do currently have a bug in a sense that they will inherit your main windows borders. The windows position cannot be adjusting via scripting yet at the moment, and the layout won't be remembered next time Mudlet is open. </text:p>
          <text:p text:style-name="P4">Parameters </text:p>
          <text:list xml:id="list35556671" text:style-name="L168">
            <text:list-item>
              <text:p text:style-name="P216"><text:span text:style-name="T5">name:</text:span> The name of your window </text:p>
            </text:list-item>
          </text:list>
          <text:p text:style-name="P4">Examples </text:p>
          <text:p text:style-name="P18">openUserWindow("My floatig window")</text:p>
          <text:p text:style-name="P9">cecho("My floatig window", "&lt;red&gt;hello &lt;blue&gt;bob!")</text:p>
          <text:h text:style-name="P12" text:outline-level="3"><text:bookmark text:name="paste"/><text:bookmark text:name="__RefHeading__1281_938495551"/>paste<text:bookmark-end text:name="__RefHeading__1281_938495551"/></text:h>
          <text:p text:style-name="P13">paste(windowName) </text:p>
          <text:p text:style-name="P5"><text:span text:style-name="T1">Pastes the previously copied text including all format codes like color, font etc. at the current user cursor position. The </text:span><text:a xlink:type="simple" xlink:href="#copy">copy()</text:a><text:span text:style-name="T1"> and </text:span><text:a xlink:type="simple" xlink:href="#paste">paste()</text:a><text:span text:style-name="T1"> functions can be used to copy formated text from the main window to a user window without losing colors e. g. for chat windows, map windows etc. </text:span></text:p>
          <text:p text:style-name="P4">Parameters </text:p>
          <text:list xml:id="list35562860" text:style-name="L169">
            <text:list-item>
              <text:p text:style-name="P217"><text:span text:style-name="T5">windowName:</text:span> </text:p>
            </text:list-item>
          </text:list>
          <text:p text:style-name="P6">The name of your window </text:p>
          <text:h text:style-name="P12" text:outline-level="3"><text:bookmark text:name="pasteUserWindow"/><text:bookmark text:name="__RefHeading__1283_938495551"/><text:soft-page-break/>pasteUserWindow<text:bookmark-end text:name="__RefHeading__1283_938495551"/></text:h>
          <text:p text:style-name="P13">pasteUserWindow(windowName) </text:p>
          <text:p text:style-name="P6">Need description here </text:p>
          <text:p text:style-name="P4">Parameters </text:p>
          <text:list xml:id="list35576878" text:style-name="L170">
            <text:list-item>
              <text:p text:style-name="P218"><text:span text:style-name="T5">windowName:</text:span> </text:p>
            </text:list-item>
          </text:list>
          <text:p text:style-name="P6">The name of your window </text:p>
          <text:h text:style-name="P12" text:outline-level="3"><text:bookmark text:name="prefix"/><text:bookmark text:name="__RefHeading__1285_938495551"/>prefix<text:bookmark-end text:name="__RefHeading__1285_938495551"/></text:h>
          <text:p text:style-name="P13">prefix(text) </text:p>
          <text:p text:style-name="P6">Prefixes text at the beginning of the current line when used in a trigger. </text:p>
          <text:p text:style-name="P4">Parameters </text:p>
          <text:list xml:id="list35572348" text:style-name="L171">
            <text:list-item>
              <text:p text:style-name="P219"><text:span text:style-name="T5">text:</text:span> </text:p>
            </text:list-item>
          </text:list>
          <text:p text:style-name="P15">The information you want to prefix </text:p>
          <text:p text:style-name="P4">Example</text:p>
          <text:p text:style-name="P18">-- Prefix the hours, minutes and seconds onto our prompt even though Mudlet has a button for that</text:p>
          <text:p text:style-name="P9">prefix(os.date("%H:%M:%S "))</text:p>
          <text:h text:style-name="P12" text:outline-level="3"><text:bookmark text:name="replace"/><text:bookmark text:name="__RefHeading__1287_938495551"/>replace<text:bookmark-end text:name="__RefHeading__1287_938495551"/></text:h>
          <text:p text:style-name="P13">replace([windowName,] newtext) </text:p>
          <text:p text:style-name="P5"><text:span text:style-name="T1">Replaces the currently selected text with the new text. To select text, use </text:span><text:a xlink:type="simple" xlink:href="#selectString">selectString()</text:a><text:span text:style-name="T1">, </text:span><text:a xlink:type="simple" xlink:href="#selectSection">selectSection()</text:a><text:span text:style-name="T1"> or a similar function. </text:span></text:p>
          <text:p text:style-name="P20"><draw:frame draw:style-name="fr1" draw:name="Grafik36" text:anchor-type="as-char" svg:width="0.476cm" svg:height="0.582cm" draw:z-index="35"><draw:image xlink:href="http://wiki.mudlet.org/images/6/60/Bulbgraph.png" xlink:type="simple" xlink:show="embed" xlink:actuate="onLoad"/><svg:title>Note</svg:title></draw:frame> <text:span text:style-name="T2">Note:</text:span><text:span text:style-name="T1"> If you’d like to delete/gag the whole line, use </text:span><text:a xlink:type="simple" xlink:href="#deleteLine">deleteLine()</text:a><text:span text:style-name="T1">. </text:span></text:p>
          <text:p text:style-name="P20"><draw:frame draw:style-name="fr1" draw:name="Grafik37" text:anchor-type="as-char" svg:width="0.476cm" svg:height="0.582cm" draw:z-index="36"><draw:image xlink:href="http://wiki.mudlet.org/images/6/60/Bulbgraph.png" xlink:type="simple" xlink:show="embed" xlink:actuate="onLoad"/><svg:title>Note</svg:title></draw:frame> <text:span text:style-name="T2">Note:</text:span><text:span text:style-name="T1"> This won't preserve existing colours by default - however it's easy to make it, see example below. </text:span></text:p>
          <text:p text:style-name="P4">Parameters </text:p>
          <text:list xml:id="list35575429" text:style-name="L172">
            <text:list-item>
              <text:p text:style-name="P47"><text:span text:style-name="T5">windowName:</text:span> optional name of window (a miniconsole) </text:p>
            </text:list-item>
            <text:list-item>
              <text:p text:style-name="P220"><text:span text:style-name="T5">with:</text:span> the new text to display. </text:p>
            </text:list-item>
          </text:list>
          <text:p text:style-name="P4">Example</text:p>
          <text:p text:style-name="P18">-- replace word "troll" with "cute trolly"</text:p>
          <text:p text:style-name="P18">selectString("troll",1)</text:p>
          <text:p text:style-name="P18">replace("cute trolly")</text:p>
          <text:p text:style-name="P19"> </text:p>
          <text:p text:style-name="P18">-- replace the whole line</text:p>
          <text:p text:style-name="P18">selectCurrentLine()</text:p>
          <text:p text:style-name="P18">replace("Out with the old, in with the new!")</text:p>
          <text:p text:style-name="P19"> </text:p>
          <text:p text:style-name="P18">-- if you'd like to keep the original colouring instead of applying your own, you can do this:</text:p>
          <text:p text:style-name="P18">if selectString("There", 1) ~= -1 then</text:p>
          <text:p text:style-name="P19"><text:soft-page-break/><text:s text:c="2"/><text:span text:style-name="T1">setBgColor(getBgColor())</text:span></text:p>
          <text:p text:style-name="P19"><text:s text:c="2"/><text:span text:style-name="T1">setFgColor(getFgColor())</text:span></text:p>
          <text:p text:style-name="P19"><text:s text:c="2"/><text:span text:style-name="T1">replace("Here")</text:span></text:p>
          <text:p text:style-name="P9">end</text:p>
          <text:h text:style-name="P12" text:outline-level="3"><text:bookmark text:name="replaceAll"/><text:bookmark text:name="__RefHeading__1289_938495551"/>replaceAll<text:bookmark-end text:name="__RefHeading__1289_938495551"/></text:h>
          <text:p text:style-name="P13">replaceAll( what, with ) </text:p>
          <text:p text:style-name="P6">Replaces all occurrences of <text:span text:style-name="T5">what</text:span> in the current line with <text:span text:style-name="T5">with</text:span>. </text:p>
          <text:p text:style-name="P4">Parameters </text:p>
          <text:list xml:id="list35570045" text:style-name="L173">
            <text:list-item>
              <text:p text:style-name="P48"><text:span text:style-name="T5">what:</text:span> the text to replace </text:p>
            </text:list-item>
            <text:list-item>
              <text:p text:style-name="P221"><text:span text:style-name="T5">with:</text:span> the new text to have in place </text:p>
            </text:list-item>
          </text:list>
          <text:p text:style-name="P4">Examples</text:p>
          <text:p text:style-name="P18">-- replace all occurrences of the word "south" in the line with "north"</text:p>
          <text:p text:style-name="P9">replaceAll("south", "north")</text:p>
          <text:p text:style-name="P18">-- replace all occurrences of the text that the variable "target" has</text:p>
          <text:p text:style-name="P9">replaceAll(target, "The Bad Guy")</text:p>
          <text:h text:style-name="P12" text:outline-level="3"><text:bookmark text:name="resizeWindow"/><text:bookmark text:name="__RefHeading__1291_938495551"/>resizeWindow<text:bookmark-end text:name="__RefHeading__1291_938495551"/></text:h>
          <text:p text:style-name="P13">resizeWindow(name,width,height) </text:p>
          <text:p text:style-name="P15">Resizes a mini console or label </text:p>
          <text:p text:style-name="P5"><text:span text:style-name="T1">See also: </text:span><text:a xlink:type="simple" xlink:href="#createMiniConsole">createMiniConsole()</text:a><text:span text:style-name="T1">, </text:span><text:a xlink:type="simple" xlink:href="#createLabel">createLabel()</text:a><text:span text:style-name="T1">, </text:span><text:a xlink:type="simple" xlink:href="#handleWindowResizeEvent">handleWindowResizeEvent()</text:a><text:span text:style-name="T1">, </text:span><text:a xlink:type="simple" xlink:href="#resizeWindow">resizeWindow()</text:a><text:span text:style-name="T1">, </text:span><text:a xlink:type="simple" xlink:href="#setBorderTop">setBorderTop()</text:a><text:span text:style-name="T1"> </text:span></text:p>
          <text:h text:style-name="P12" text:outline-level="3"><text:bookmark text:name="selectCaptureGroup"/><text:bookmark text:name="__RefHeading__1293_938495551"/>selectCaptureGroup<text:bookmark-end text:name="__RefHeading__1293_938495551"/></text:h>
          <text:p text:style-name="P13">selectCaptureGroup(groupNumber) </text:p>
          <text:p text:style-name="P6">Selects the content of the capture group number in your Perl regular expression </text:p>
          <text:p text:style-name="P13">Example </text:p>
          <text:p text:style-name="P6">Perl Reqular expression e.g. "you have (\d+) Euro". </text:p>
          <text:p text:style-name="P18">--If you want to color the amount of money you have green you do: </text:p>
          <text:p text:style-name="P19"> </text:p>
          <text:p text:style-name="P18">selectCaptureGroup(1); </text:p>
          <text:p text:style-name="P9">setFgColor(0,255,0)</text:p>
          <text:h text:style-name="P12" text:outline-level="3"><text:bookmark text:name="selectSection"/><text:bookmark text:name="__RefHeading__1295_938495551"/>selectSection<text:bookmark-end text:name="__RefHeading__1295_938495551"/></text:h>
          <text:p text:style-name="P13">selectSection(from, how long) </text:p>
          <text:p text:style-name="P15">Selects the specified parts of the line starting <text:span text:style-name="T5">from</text:span> the left and extending to the right for however <text:span text:style-name="T5">how long</text:span>. The line starts from 0. </text:p>
          <text:p text:style-name="P6">Returns true if the selection was successful, and false if the line wasn't actually long enough or the selection couldn't be done in general. </text:p>
          <text:p text:style-name="P4">Example </text:p>
          <text:p text:style-name="P18"><text:soft-page-break/>-- select and colour the first character in the line red</text:p>
          <text:p text:style-name="P18">if selectSection(0,1) then fg("red") end</text:p>
          <text:p text:style-name="P19"> </text:p>
          <text:p text:style-name="P18">-- select and colour the second character green (start selecting from the first character, and select 1 character)</text:p>
          <text:p text:style-name="P18">if selectSection(1,1) then fg("green") end</text:p>
          <text:p text:style-name="P19"> </text:p>
          <text:p text:style-name="P18">-- select and colour three character after the first two grey (start selecting from the 2nd character for 3 characters long)</text:p>
          <text:p text:style-name="P9">if selectSection(2,3) then fg("grey") end</text:p>
          <text:h text:style-name="P12" text:outline-level="3"><text:bookmark text:name="selectString"/><text:bookmark text:name="__RefHeading__1297_938495551"/>selectString<text:bookmark-end text:name="__RefHeading__1297_938495551"/></text:h>
          <text:p text:style-name="P13">selectString( text, number_of_match ) </text:p>
          <text:p text:style-name="P6">Selects a substring from the line where the user cursor is currently positioned - allowing you to edit selected text (apply colour, make it be a link, copy to other windows or other things). </text:p>
          <text:p text:style-name="P20"><text:span text:style-name="T1">You can move the user cursor with </text:span><text:a xlink:type="simple" xlink:href="#moveCursor">moveCursor()</text:a><text:span text:style-name="T1">. When a new line arrives from the MUD, the user cursor is positioned at the beginning of the line. However, if one of your trigger scripts moves the cursor around you need to take care of the cursor position yourself and make sure that the cursor is in the correct line if you want to call one of the select functions. To deselect text, see </text:span><text:a xlink:type="simple" xlink:href="#deselect">deselect()</text:a><text:span text:style-name="T1">. </text:span></text:p>
          <text:p text:style-name="P6">Returns position in line or -1 on error (text not found in line) </text:p>
          <text:p text:style-name="P20"><draw:frame draw:style-name="fr1" draw:name="Grafik38" text:anchor-type="as-char" svg:width="0.476cm" svg:height="0.582cm" draw:z-index="37"><draw:image xlink:href="http://wiki.mudlet.org/images/6/60/Bulbgraph.png" xlink:type="simple" xlink:show="embed" xlink:actuate="onLoad"/><svg:title>Note</svg:title></draw:frame> <text:span text:style-name="T2">Note:</text:span><text:span text:style-name="T1"> To prevent selection of random data use the error return if not found like this: </text:span></text:p>
          <text:p text:style-name="P9">if selectString( "big monster", 1 ) &gt; -1 then setFgColor( 255,0,0) end</text:p>
          <text:h text:style-name="P12" text:outline-level="3"><text:bookmark text:name="setBgColor"/><text:bookmark text:name="__RefHeading__1299_938495551"/>setBgColor<text:bookmark-end text:name="__RefHeading__1299_938495551"/></text:h>
          <text:p text:style-name="P13">setBgColor([windowName], r,g,b ) </text:p>
          <text:p text:style-name="P6">Sets the current text background color in the main window unless windowName parameter given. If you have selected text prior to this call, the selection will be highlighted otherwise the current text background color will be changed. If you set a foreground or background color, the color will be used until you call resetFormat() on all further print commands. </text:p>
          <text:p text:style-name="P20"><text:span text:style-name="T1">See also: </text:span><text:a xlink:type="simple" xlink:href="#cecho">cecho()</text:a><text:span text:style-name="T1"> </text:span></text:p>
          <text:p text:style-name="P4">Parameters </text:p>
          <text:list xml:id="list35575693" text:style-name="L174">
            <text:list-item>
              <text:p text:style-name="P222"><text:span text:style-name="T5">windowName:</text:span> </text:p>
            </text:list-item>
          </text:list>
          <text:p text:style-name="P6">Optional parameter set the current text background color in windowname given. </text:p>
          <text:list xml:id="list35570669" text:style-name="L175">
            <text:list-item>
              <text:p text:style-name="P223"><text:span text:style-name="T5">r:</text:span> </text:p>
            </text:list-item>
          </text:list>
          <text:p text:style-name="P6">The red component of the gauge color. Passed as an integer number from 0 to 255 </text:p>
          <text:list xml:id="list35559635" text:style-name="L176">
            <text:list-item>
              <text:p text:style-name="P224"><text:span text:style-name="T5">g:</text:span> </text:p>
            </text:list-item>
          </text:list>
          <text:p text:style-name="P6">The green component of the gauge color. Passed as an integer number from 0 to 255 </text:p>
          <text:list xml:id="list35560189" text:style-name="L177">
            <text:list-item>
              <text:p text:style-name="P225"><text:span text:style-name="T5">b:</text:span> </text:p>
            </text:list-item>
          </text:list>
          <text:p text:style-name="P6">The blue component of the gauge color. Passed as an integer number from 0 to 255 </text:p>
          <text:p text:style-name="P4"><text:soft-page-break/>Example </text:p>
          <text:p text:style-name="P18">--highlights the first occurrence of the string "Tom" in the current line with a red background color.</text:p>
          <text:p text:style-name="P18">selectString( "Tom", 1 )</text:p>
          <text:p text:style-name="P9">setBgColor( 255,0,0 )</text:p>
          <text:p text:style-name="P18">--prints "Hello" on red background and "You" on blue.</text:p>
          <text:p text:style-name="P18">setBgColor(255,0,0)</text:p>
          <text:p text:style-name="P18">echo("Hello")</text:p>
          <text:p text:style-name="P18">setBgColor(0,0,255)</text:p>
          <text:p text:style-name="P18">echo(" You!")</text:p>
          <text:p text:style-name="P9">resetFormat()</text:p>
          <text:h text:style-name="P12" text:outline-level="3"><text:bookmark text:name="setBold"/><text:bookmark text:name="__RefHeading__1301_938495551"/>setBold<text:bookmark-end text:name="__RefHeading__1301_938495551"/></text:h>
          <text:p text:style-name="P13">setBold(windowName, bool) </text:p>
          <text:p text:style-name="P6">Sets the current text font to bold (true) or non-bold (false) mode. If the windowName parameters omitted, the main screen will be used. </text:p>
          <text:h text:style-name="P12" text:outline-level="3"><text:bookmark text:name="setFgColor"/><text:bookmark text:name="__RefHeading__1303_938495551"/>setFgColor<text:bookmark-end text:name="__RefHeading__1303_938495551"/></text:h>
          <text:p text:style-name="P13">setFgColor([windowName],r, g, b) </text:p>
          <text:p text:style-name="P6">Sets the current text foreground color in the main window unless windowName parameter given. </text:p>
          <text:list xml:id="list35579165" text:style-name="L178">
            <text:list-item>
              <text:p text:style-name="P226"><text:span text:style-name="T5">windowName:</text:span> </text:p>
            </text:list-item>
          </text:list>
          <text:p text:style-name="P6">Optional parameter set the current text background color in windowname given. </text:p>
          <text:list xml:id="list35576659" text:style-name="L179">
            <text:list-item>
              <text:p text:style-name="P227"><text:span text:style-name="T5">r:</text:span> </text:p>
            </text:list-item>
          </text:list>
          <text:p text:style-name="P6">The red component of the gauge color. Passed as an integer number from 0 to 255 </text:p>
          <text:list xml:id="list35579817" text:style-name="L180">
            <text:list-item>
              <text:p text:style-name="P228"><text:span text:style-name="T5">g:</text:span> </text:p>
            </text:list-item>
          </text:list>
          <text:p text:style-name="P6">The green component of the gauge color. Passed as an integer number from 0 to 255 </text:p>
          <text:list xml:id="list35581879" text:style-name="L181">
            <text:list-item>
              <text:p text:style-name="P229"><text:span text:style-name="T5">b:</text:span> </text:p>
            </text:list-item>
          </text:list>
          <text:p text:style-name="P6">The blue component of the gauge color. Passed as an integer number from 0 to 255 </text:p>
          <text:p text:style-name="P4">Example </text:p>
          <text:p text:style-name="P18">--highlights the first occurrence of the string "Tom" in the current line with a red foreground color.</text:p>
          <text:p text:style-name="P18">selectString( "Tom", 1 )</text:p>
          <text:p text:style-name="P9">setFgColor( 255,0,0 )</text:p>
          <text:h text:style-name="P12" text:outline-level="3"><text:bookmark text:name="setGauge"/><text:bookmark text:name="__RefHeading__1305_938495551"/>setGauge<text:bookmark-end text:name="__RefHeading__1305_938495551"/></text:h>
          <text:p text:style-name="P13">setGauge(gaugeName, currentValue, maxValue, gaugeText) </text:p>
          <text:p text:style-name="P6">Use this function when you want to change the gauges look according to your values. Typical usage would be in a prompt with your current health or whatever value, and throw in some variables instead of the numbers. </text:p>
          <text:p text:style-name="P4"><text:soft-page-break/>Example </text:p>
          <text:p text:style-name="P18">--Change the looks of the gauge named healthBar and make it </text:p>
          <text:p text:style-name="P18">--fill to half of its capacity. The height is always remembered.</text:p>
          <text:p text:style-name="P9">setGauge("healthBar", 200, 400)</text:p>
          <text:p text:style-name="P18">--If you wish to change the text on your gauge, you’d do the following:</text:p>
          <text:p text:style-name="P9">setGauge("healthBar", 200, 400, "some text")</text:p>
          <text:h text:style-name="P12" text:outline-level="3"><text:bookmark text:name="setItalics"/><text:bookmark text:name="__RefHeading__1307_938495551"/>setItalics<text:bookmark-end text:name="__RefHeading__1307_938495551"/></text:h>
          <text:p text:style-name="P13">setItalics(windowName, bool) </text:p>
          <text:p text:style-name="P6">Sets the current text font to italics/non-italics mode. If the windowName parameters omitted, the main screen will be used. </text:p>
          <text:h text:style-name="P12" text:outline-level="3"><text:bookmark text:name="setMiniConsoleFontSize"/><text:bookmark text:name="__RefHeading__1309_938495551"/>setMiniConsoleFontSize<text:bookmark-end text:name="__RefHeading__1309_938495551"/></text:h>
          <text:p text:style-name="P21">setMiniConsoleFontSize(name, fontSize) </text:p>
          <text:p text:style-name="P5"><text:span text:style-name="T1">Sets the font size of the mini console. see also: </text:span><text:a xlink:type="simple" xlink:href="#createMiniConsole">createMiniConsole()</text:a><text:span text:style-name="T1">, </text:span><text:a xlink:type="simple" xlink:href="#createLabel">createLabel()</text:a><text:span text:style-name="T1"> </text:span></text:p>
          <text:h text:style-name="P12" text:outline-level="3"><text:bookmark text:name="setTextFormat"/><text:bookmark text:name="__RefHeading__1311_938495551"/>setTextFormat<text:bookmark-end text:name="__RefHeading__1311_938495551"/></text:h>
          <text:p text:style-name="P13">setTextFormat(windowName, r1, g1, b1, r2, g2, b2, bold, underline, italics) </text:p>
          <text:p text:style-name="P6">Sets current text format of window windowName: foreground color(r1,g1,b1), background color(r2,g2,b2), bold(1/0), underline(1/0), italics(1/0) A more convenient way to control the text format in a mini console is to use setFgColor( windowName, r,g,b ), setBold( windowName, true ), setItalics( windowName, true ), setUnderline( windowName, true ) etc. → createMiniConsole, setBold, setBgColor, setFgColor, setItalics, setUnderline </text:p>
          <text:p text:style-name="P4">Example</text:p>
          <text:p text:style-name="P18">--This script would create a mini text console and write with yellow foreground color and blue background color "This is a test".</text:p>
          <text:p text:style-name="P18">createMiniConsole( "con1", 0,0,300,100);</text:p>
          <text:p text:style-name="P18">setTextFormat("con1",0,0,255,255,255,0,1,1,1);</text:p>
          <text:p text:style-name="P9">echo("con1","This is a test")</text:p>
          <text:h text:style-name="P12" text:outline-level="3"><text:bookmark text:name="setUnderline"/><text:bookmark text:name="__RefHeading__1313_938495551"/>setUnderline<text:bookmark-end text:name="__RefHeading__1313_938495551"/></text:h>
          <text:p text:style-name="P13">setUnderline(windowName, bool) </text:p>
          <text:p text:style-name="P6">Sets the current text font to underline/non-underline mode. If the windowName parameters omitted, the main screen will be used. </text:p>
          <text:h text:style-name="P12" text:outline-level="3"><text:bookmark text:name="setWindowWrap"/><text:bookmark text:name="__RefHeading__1315_938495551"/>setWindowWrap<text:bookmark-end text:name="__RefHeading__1315_938495551"/></text:h>
          <text:p text:style-name="P13">setWindowWrap(windowName, wrapAt) </text:p>
          <text:p text:style-name="P6">sets at what position in the line the console or miniconsole will start word wrap </text:p>
          <text:h text:style-name="P12" text:outline-level="3"><text:bookmark text:name="showCaptureGroups"/><text:bookmark text:name="__RefHeading__1317_938495551"/>showCaptureGroups<text:bookmark-end text:name="__RefHeading__1317_938495551"/></text:h>
          <text:p text:style-name="P13">showCaptureGroups() </text:p>
          <text:p text:style-name="P6"><text:soft-page-break/>Lua debug function that highlights in random coolors all capture groups in your trigger regex on the screen. This is very handy if you make complex regex and want to see what really matches in the text. This function is defined in LuaGlobal.lua. </text:p>
          <text:p text:style-name="P13">Example</text:p>
          <text:p text:style-name="P6">Make a trigger with the regex (\w+) and call this function in a trigger. All words in the text will be highlighted in random colors. </text:p>
          <text:h text:style-name="P12" text:outline-level="3"><text:bookmark text:name="showMultimatches"/><text:bookmark text:name="__RefHeading__1319_938495551"/>showMultimatches<text:bookmark-end text:name="__RefHeading__1319_938495551"/></text:h>
          <text:p text:style-name="P13">showMultimatches() </text:p>
          <text:p text:style-name="P6">Lua helper function to show you what the table multimatches[n][m] contains. This is very useful when debugging multiline triggers - just doing showMultimatches() in your script will make it give the info. </text:p>
          <text:h text:style-name="P12" text:outline-level="3"><text:bookmark text:name="showWindow"/><text:bookmark text:name="__RefHeading__1321_938495551"/>showWindow<text:bookmark-end text:name="__RefHeading__1321_938495551"/></text:h>
          <text:p text:style-name="P13">showWindow(name) </text:p>
          <text:p text:style-name="P6">Shows user window name. </text:p>
          <text:h text:style-name="P12" text:outline-level="3"><text:bookmark text:name="replaceWildcard"/><text:bookmark text:name="__RefHeading__1323_938495551"/>replaceWildcard<text:bookmark-end text:name="__RefHeading__1323_938495551"/></text:h>
          <text:p text:style-name="P13">replaceWildcard(which, replacement) </text:p>
          <text:p text:style-name="P6">Replaces the given wildcard (as a number) with the given text. Equivalent to doing: </text:p>
          <text:p text:style-name="P18">selectString(matches[2], 1)</text:p>
          <text:p text:style-name="P9">replace("text")</text:p>
          <text:p text:style-name="P4">Parameters </text:p>
          <text:list xml:id="list35562128" text:style-name="L182">
            <text:list-item>
              <text:p text:style-name="P230"><text:span text:style-name="T5">which:</text:span> </text:p>
            </text:list-item>
          </text:list>
          <text:p text:style-name="P6">Wildcard to replace. </text:p>
          <text:list xml:id="list35582571" text:style-name="L183">
            <text:list-item>
              <text:p text:style-name="P231"><text:span text:style-name="T5">replacement:</text:span> </text:p>
            </text:list-item>
          </text:list>
          <text:p text:style-name="P6">Text to replace the wildcard with. </text:p>
          <text:p text:style-name="P4">Example </text:p>
          <text:p text:style-name="P9">replaceWildcard(2, "hello") -- on a perl regex trigger of ^You wave (goodbye)\.$, it will make it seem like you waved hello</text:p>
          <text:h text:style-name="P12" text:outline-level="3"><text:bookmark text:name="resetFormat"/><text:bookmark text:name="__RefHeading__1325_938495551"/>resetFormat<text:bookmark-end text:name="__RefHeading__1325_938495551"/></text:h>
          <text:p text:style-name="P13">resetFormat() </text:p>
          <text:p text:style-name="P6">Resets the colour/bold/italics formatting. Always use this function when done adjusting formatting, so make sure what you've set doesn't 'bleed' onto other triggers/aliases. </text:p>
          <text:p text:style-name="P13">Parameters </text:p>
          <text:p text:style-name="P6">None </text:p>
          <text:p text:style-name="P4"><text:soft-page-break/>Example </text:p>
          <text:p text:style-name="P18">-- select and set the 'Tommy' to red in the line</text:p>
          <text:p text:style-name="P18">if selectString("Tommy", 1) ~= -1 then fg("red") end</text:p>
          <text:p text:style-name="P19"> </text:p>
          <text:p text:style-name="P18">-- now reset the formatting, so our echo isn't red</text:p>
          <text:p text:style-name="P18">resetFormat()</text:p>
          <text:p text:style-name="P18">echo(" Hi Tommy!")</text:p>
          <text:p text:style-name="P19"> </text:p>
          <text:p text:style-name="P18">-- another example: just highlighting some words</text:p>
          <text:p text:style-name="P18">for _, word in ipairs{"he", "she", "her", "their"} do</text:p>
          <text:p text:style-name="P19"><text:s text:c="2"/><text:span text:style-name="T1">if selectString(word, 1) ~= -1 then</text:span></text:p>
          <text:p text:style-name="P19"><text:s text:c="4"/><text:span text:style-name="T1">bg("blue")</text:span></text:p>
          <text:p text:style-name="P19"><text:s text:c="2"/><text:span text:style-name="T1">end</text:span></text:p>
          <text:p text:style-name="P18">end</text:p>
          <text:p text:style-name="P9">resetFormat()</text:p>
          <text:h text:style-name="P12" text:outline-level="3"><text:bookmark text:name="selectCurrentLine"/><text:bookmark text:name="__RefHeading__1327_938495551"/>selectCurrentLine<text:bookmark-end text:name="__RefHeading__1327_938495551"/></text:h>
          <text:p text:style-name="P13">selectCurrentLine() </text:p>
          <text:p text:style-name="P15">Selects the content of the current line that the cursor at. By default, the cursor is at the start of the current line that the triggers are processing, but you can move it with the moveCursor() function. <draw:frame draw:style-name="fr1" draw:name="Grafik39" text:anchor-type="as-char" svg:width="0.476cm" svg:height="0.582cm" draw:z-index="38"><draw:image xlink:href="http://wiki.mudlet.org/images/6/60/Bulbgraph.png" xlink:type="simple" xlink:show="embed" xlink:actuate="onLoad"/><svg:title>Note</svg:title></draw:frame> <text:span text:style-name="T4">Note:</text:span> This selects the whole line, including the linebreak - so it has a subtle difference from the slightly slower <text:span text:style-name="T5">selectString(line, 1)</text:span> selection method. </text:p>
          <text:p text:style-name="P5"><text:span text:style-name="T1">See Also: </text:span><text:a xlink:type="simple" xlink:href="#selectString">selectString()</text:a><text:span text:style-name="T1">, </text:span><text:a xlink:type="simple" xlink:href="#getCurrentLine">getCurrentLine()</text:a><text:span text:style-name="T1"> </text:span></text:p>
          <text:p text:style-name="P13">Parameters </text:p>
          <text:p text:style-name="P6">None </text:p>
          <text:p text:style-name="P4">Example </text:p>
          <text:p text:style-name="P18">-- color the whole line green!</text:p>
          <text:p text:style-name="P18">selectCurrentLine()</text:p>
          <text:p text:style-name="P18">fg("green")</text:p>
          <text:p text:style-name="P18">deselect()</text:p>
          <text:p text:style-name="P9">resetFormat()</text:p>
          <text:h text:style-name="P12" text:outline-level="3"><text:bookmark text:name="setBackgroundColor"/><text:bookmark text:name="__RefHeading__1329_938495551"/>setBackgroundColor<text:bookmark-end text:name="__RefHeading__1329_938495551"/></text:h>
          <text:p text:style-name="P13">setBackgroundColor(labelName, red, green, blue, transparency) </text:p>
          <text:p text:style-name="P6">Sets rgb color values and the transparency for the given window. Colors are from 0 to 255 (0 being black), and transparency is from - to 255 (0 being completely transparent). </text:p>
          <text:p text:style-name="P20"><draw:frame draw:style-name="fr1" draw:name="Grafik40" text:anchor-type="as-char" svg:width="0.476cm" svg:height="0.582cm" draw:z-index="39"><draw:image xlink:href="http://wiki.mudlet.org/images/6/60/Bulbgraph.png" xlink:type="simple" xlink:show="embed" xlink:actuate="onLoad"/><svg:title>Note</svg:title></draw:frame> <text:span text:style-name="T2">Note:</text:span><text:span text:style-name="T1"> Transparency only works on labels, not miniConsoles for efficiency reasons. </text:span></text:p>
          <text:p text:style-name="P4">Parameters </text:p>
          <text:list xml:id="list35564890" text:style-name="L184">
            <text:list-item>
              <text:p text:style-name="P232"><text:span text:style-name="T5">labelName:</text:span> </text:p>
            </text:list-item>
          </text:list>
          <text:p text:style-name="P6">The name of the label to change it's background color. </text:p>
          <text:list xml:id="list35557885" text:style-name="L185">
            <text:list-item>
              <text:p text:style-name="P233"><text:span text:style-name="T5">red:</text:span> </text:p>
            </text:list-item>
          </text:list>
          <text:p text:style-name="P6">Amount of red to use, from 255 (full) to 0 (none). </text:p>
          <text:list xml:id="list35562745" text:style-name="L186">
            <text:list-item>
              <text:p text:style-name="P234"><text:soft-page-break/><text:span text:style-name="T5">green:</text:span> </text:p>
            </text:list-item>
          </text:list>
          <text:p text:style-name="P6">Amount of green to use, from 255 (full) to 0 (none). </text:p>
          <text:list xml:id="list35579337" text:style-name="L187">
            <text:list-item>
              <text:p text:style-name="P235"><text:span text:style-name="T5">blue:</text:span> </text:p>
            </text:list-item>
          </text:list>
          <text:p text:style-name="P6">Amount of red to use, from 255 (full) to 0 (none). </text:p>
          <text:list xml:id="list35569858" text:style-name="L188">
            <text:list-item>
              <text:p text:style-name="P236"><text:span text:style-name="T5">transparency:</text:span> </text:p>
            </text:list-item>
          </text:list>
          <text:p text:style-name="P6">Amount of transparency to use, from 255 (fully opaque) to 0 (fully transparent). </text:p>
          <text:p text:style-name="P4">Example </text:p>
          <text:p text:style-name="P18">-- make a red label that's somewhat transparent</text:p>
          <text:p text:style-name="P9">setBackgroundColor("some label",255,0,0,200)</text:p>
          <text:h text:style-name="P12" text:outline-level="3"><text:bookmark text:name="setBackgroundImage"/><text:bookmark text:name="__RefHeading__1331_938495551"/>setBackgroundImage<text:bookmark-end text:name="__RefHeading__1331_938495551"/></text:h>
          <text:p text:style-name="P13">setBackgroundImage(labelName, imageLocation) </text:p>
          <text:p text:style-name="P5"><text:span text:style-name="T1">Loads an image file (png) as a background image for a label. This can be used to display clickable buttons in combination with </text:span><text:a xlink:type="simple" xlink:href="#setLabelClickCallback">setLabelClickCallback()</text:a><text:span text:style-name="T1"> and such. </text:span></text:p>
          <text:p text:style-name="P4">Note you can only do this for labels, not miniconsoles. </text:p>
          <text:p text:style-name="P3"><text:span text:style-name="T1">Note you can also load images via </text:span><text:a xlink:type="simple" xlink:href="#setLabelStyleSheet">setLabelStyleSheet()</text:a><text:span text:style-name="T1">. </text:span></text:p>
          <text:p text:style-name="P4">Parameters </text:p>
          <text:list xml:id="list35583888" text:style-name="L189">
            <text:list-item>
              <text:p text:style-name="P237"><text:span text:style-name="T5">labelName:</text:span> </text:p>
            </text:list-item>
          </text:list>
          <text:p text:style-name="P6">The name of the label to change it's background color. </text:p>
          <text:list xml:id="list35576869" text:style-name="L190">
            <text:list-item>
              <text:p text:style-name="P238"><text:span text:style-name="T5">imageLocation:</text:span> </text:p>
            </text:list-item>
          </text:list>
          <text:p text:style-name="P6">The full path to the image location. It's best to use [[ ]] instead of "" for it - because for Windows paths, backslashes need to be escaped. </text:p>
          <text:p text:style-name="P4">Example </text:p>
          <text:p text:style-name="P18">-- give the top border a nice look</text:p>
          <text:p text:style-name="P9">setBackgroundImage("top bar", [[/home/vadi/Games/Mudlet/games/top_bar.png]])</text:p>
          <text:h text:style-name="P12" text:outline-level="3"><text:bookmark text:name="setBorderBottom"/><text:bookmark text:name="__RefHeading__1333_938495551"/>setBorderBottom<text:bookmark-end text:name="__RefHeading__1333_938495551"/></text:h>
          <text:p text:style-name="P13">setBorderBottom(size) </text:p>
          <text:p text:style-name="P15">Sets the size of the bottom border of the main window in pixels. A border means that the MUD text won't go on it, so this gives you room to place your graphical elements there. </text:p>
          <text:p text:style-name="P5"><text:span text:style-name="T1">See Also: </text:span><text:a xlink:type="simple" xlink:href="#setBorderColor">setBorderColor()</text:a><text:span text:style-name="T1"> </text:span></text:p>
          <text:p text:style-name="P4">Parameters </text:p>
          <text:list xml:id="list35566291" text:style-name="L191">
            <text:list-item>
              <text:p text:style-name="P239"><text:span text:style-name="T5">size:</text:span> </text:p>
            </text:list-item>
          </text:list>
          <text:p text:style-name="P6">Height of the border in pixels - with 0 indicating no border. </text:p>
          <text:p text:style-name="P4"><text:soft-page-break/>Example </text:p>
          <text:p text:style-name="P9">setBorderLeft(100)</text:p>
          <text:h text:style-name="P12" text:outline-level="3"><text:bookmark text:name="setBorderColor"/><text:bookmark text:name="__RefHeading__1335_938495551"/>setBorderColor<text:bookmark-end text:name="__RefHeading__1335_938495551"/></text:h>
          <text:p text:style-name="P13">setBorderColor(r,g,b) </text:p>
          <text:p text:style-name="P15">Sets the color of the main windows border that you can create either with setBorderTop(), setBorderBottom(), setBorderLeft(), setBorderRight(), or via the main window settings. </text:p>
          <text:p text:style-name="P5"><text:span text:style-name="T1">See Also: </text:span><text:a xlink:type="simple" xlink:href="#setBorderTop">setBorderTop()</text:a><text:span text:style-name="T1">, </text:span><text:a xlink:type="simple" xlink:href="#setBorderBottom">setBorderBottom()</text:a><text:span text:style-name="T1">, </text:span><text:a xlink:type="simple" xlink:href="#setBorderLeft">setBorderLeft()</text:a><text:span text:style-name="T1">, </text:span><text:a xlink:type="simple" xlink:href="#setBorderRight">setBorderRight()</text:a><text:span text:style-name="T1"> </text:span></text:p>
          <text:p text:style-name="P4">Parameters </text:p>
          <text:list xml:id="list35586869" text:style-name="L192">
            <text:list-item>
              <text:p text:style-name="P240"><text:span text:style-name="T5">r:</text:span> </text:p>
            </text:list-item>
          </text:list>
          <text:p text:style-name="P6">Amount of red to use, from 0 to 255. </text:p>
          <text:list xml:id="list35565509" text:style-name="L193">
            <text:list-item>
              <text:p text:style-name="P241"><text:span text:style-name="T5">g:</text:span> </text:p>
            </text:list-item>
          </text:list>
          <text:p text:style-name="P6">Amount of green to use, from 0 to 255. </text:p>
          <text:list xml:id="list35569711" text:style-name="L194">
            <text:list-item>
              <text:p text:style-name="P242"><text:span text:style-name="T5">b:</text:span> </text:p>
            </text:list-item>
          </text:list>
          <text:p text:style-name="P6">Amount of blue to use, from 0 to 255. </text:p>
          <text:p text:style-name="P4">Example </text:p>
          <text:p text:style-name="P18">-- set the border to be completely blue</text:p>
          <text:p text:style-name="P18">setBorderColor(0, 0, 255)</text:p>
          <text:p text:style-name="P19"> </text:p>
          <text:p text:style-name="P18">-- or red, using a name</text:p>
          <text:p text:style-name="P9">setBorderColor( unpack(color_table.red) )</text:p>
          <text:h text:style-name="P12" text:outline-level="3"><text:bookmark text:name="setBorderLeft"/><text:bookmark text:name="__RefHeading__1337_938495551"/>setBorderLeft<text:bookmark-end text:name="__RefHeading__1337_938495551"/></text:h>
          <text:p text:style-name="P13">setBorderLeft(size) </text:p>
          <text:p text:style-name="P15">Sets the size of the left border of the main window in pixels. A border means that the MUD text won't go on it, so this gives you room to place your graphical elements there. </text:p>
          <text:p text:style-name="P5"><text:span text:style-name="T1">See Also: </text:span><text:a xlink:type="simple" xlink:href="#setBorderColor">setBorderColor()</text:a><text:span text:style-name="T1"> </text:span></text:p>
          <text:p text:style-name="P4">Parameters </text:p>
          <text:list xml:id="list35569425" text:style-name="L195">
            <text:list-item>
              <text:p text:style-name="P243"><text:span text:style-name="T5">size:</text:span> </text:p>
            </text:list-item>
          </text:list>
          <text:p text:style-name="P6">Width of the border in pixels - with 0 indicating no border. </text:p>
          <text:p text:style-name="P4">Example </text:p>
          <text:p text:style-name="P9">setBorderLeft(100)</text:p>
          <text:h text:style-name="P12" text:outline-level="3"><text:bookmark text:name="setBorderRight"/><text:bookmark text:name="__RefHeading__1339_938495551"/>setBorderRight<text:bookmark-end text:name="__RefHeading__1339_938495551"/></text:h>
          <text:p text:style-name="P13">setBorderRight(size) </text:p>
          <text:p text:style-name="P15">Sets the size of the right border of the main window in pixels. A border means that the MUD <text:soft-page-break/>text won't go on it, so this gives you room to place your graphical elements there. </text:p>
          <text:p text:style-name="P5"><text:span text:style-name="T1">See Also: </text:span><text:a xlink:type="simple" xlink:href="#setBorderColor">setBorderColor()</text:a><text:span text:style-name="T1"> </text:span></text:p>
          <text:p text:style-name="P4">Parameters </text:p>
          <text:list xml:id="list35560117" text:style-name="L196">
            <text:list-item>
              <text:p text:style-name="P244"><text:span text:style-name="T5">size:</text:span> </text:p>
            </text:list-item>
          </text:list>
          <text:p text:style-name="P6">Width of the border in pixels - with 0 indicating no border. </text:p>
          <text:p text:style-name="P4">Example </text:p>
          <text:p text:style-name="P9">setBorderRight(100)</text:p>
          <text:h text:style-name="P12" text:outline-level="3"><text:bookmark text:name="setBorderTop"/><text:bookmark text:name="__RefHeading__1341_938495551"/>setBorderTop<text:bookmark-end text:name="__RefHeading__1341_938495551"/></text:h>
          <text:p text:style-name="P13">setBorderTop(size) </text:p>
          <text:p text:style-name="P15">Sets the size of the top border of the main window in pixels. A border means that the MUD text won't go on it, so this gives you room to place your graphical elements there. </text:p>
          <text:p text:style-name="P5"><text:span text:style-name="T1">See Also: </text:span><text:a xlink:type="simple" xlink:href="#setBorderColor">setBorderColor()</text:a><text:span text:style-name="T1"> </text:span></text:p>
          <text:p text:style-name="P4">Parameters </text:p>
          <text:list xml:id="list35587295" text:style-name="L197">
            <text:list-item>
              <text:p text:style-name="P245"><text:span text:style-name="T5">size:</text:span> </text:p>
            </text:list-item>
          </text:list>
          <text:p text:style-name="P6">Height of the border in pixels - with 0 indicating no border. </text:p>
          <text:p text:style-name="P4">Example </text:p>
          <text:p text:style-name="P9">setBorderTop(100)</text:p>
          <text:h text:style-name="P12" text:outline-level="3"><text:bookmark text:name="setLabelClickCallback"/><text:bookmark text:name="__RefHeading__1343_938495551"/>setLabelClickCallback<text:bookmark-end text:name="__RefHeading__1343_938495551"/></text:h>
          <text:p text:style-name="P13">setLabelClickCallback(labelName, luaFunctionName, optional any amount of arguments) </text:p>
          <text:p text:style-name="P6">Specifies a Lua function to be called if the user clicks on the label/image. This function can pass any number of string or integer number values as additional parameters. These parameters are then used in the callback - thus you can associate data with the label/button. </text:p>
          <text:p text:style-name="P4">Parameters </text:p>
          <text:list xml:id="list35585359" text:style-name="L198">
            <text:list-item>
              <text:p text:style-name="P246"><text:span text:style-name="T5">labelName:</text:span> </text:p>
            </text:list-item>
          </text:list>
          <text:p text:style-name="P6">The name of the label to attach a callback function to. </text:p>
          <text:list xml:id="list35562660" text:style-name="L199">
            <text:list-item>
              <text:p text:style-name="P247"><text:span text:style-name="T5">luaFunctionName:</text:span> </text:p>
            </text:list-item>
          </text:list>
          <text:p text:style-name="P6">The Lua function name to call, as a string - it must be registered as a global function, and not inside any namespaces (tables). </text:p>
          <text:list xml:id="list35560552" text:style-name="L200">
            <text:list-item>
              <text:p text:style-name="P248"><text:span text:style-name="T5">optional any amount of arguments:</text:span> </text:p>
            </text:list-item>
          </text:list>
          <text:p text:style-name="P6">Y position of the miniconsole. Measured in pixels, with 0 being the very top. Passed as an integer number. </text:p>
          <text:p text:style-name="P4">Example </text:p>
          <text:p text:style-name="P18"><text:soft-page-break/>function onClickGoNorth()</text:p>
          <text:p text:style-name="P19"><text:s text:c="2"/><text:span text:style-name="T1">echo("the north button was clicked!")</text:span></text:p>
          <text:p text:style-name="P18">end</text:p>
          <text:p text:style-name="P19"> </text:p>
          <text:p text:style-name="P9">setLabelClickCallback( "compassNorthImage", "onClickGoNorth" )</text:p>
          <text:h text:style-name="P12" text:outline-level="3"><text:bookmark text:name="setLink"/><text:bookmark text:name="__RefHeading__1345_938495551"/>setLink<text:bookmark-end text:name="__RefHeading__1345_938495551"/></text:h>
          <text:p text:style-name="P13">setLink(command, tooltip) </text:p>
          <text:p text:style-name="P5"><text:span text:style-name="T1">Turns the </text:span><text:a xlink:type="simple" xlink:href="#selectString">selected()</text:a><text:span text:style-name="T1"> text into a clickable link - upon being clicked, the link will do the command code. Tooltip is a string which will be displayed when the mouse is over the selected text. </text:span></text:p>
          <text:p text:style-name="P4">Parameters </text:p>
          <text:list xml:id="list35572931" text:style-name="L201">
            <text:list-item>
              <text:p text:style-name="P249"><text:span text:style-name="T5">command:</text:span> </text:p>
            </text:list-item>
          </text:list>
          <text:p text:style-name="P6">command to do when the text is clicked </text:p>
          <text:list xml:id="list35557875" text:style-name="L202">
            <text:list-item>
              <text:p text:style-name="P250"><text:span text:style-name="T5">tooltip:</text:span> </text:p>
            </text:list-item>
          </text:list>
          <text:p text:style-name="P6">tooltip to show when the mouse is over the text - explaining what would clicking do </text:p>
          <text:p text:style-name="P4">Example </text:p>
          <text:p text:style-name="P18">-- you can clickify a lot of things to save yourself some time - for example, you can change</text:p>
          <text:p text:style-name="P18">-- <text:s/>the line where you receive a message to be clickable to read it!</text:p>
          <text:p text:style-name="P18">-- prel regex trigger:</text:p>
          <text:p text:style-name="P18">-- ^You just received message #(\w+) from \w+\.$</text:p>
          <text:p text:style-name="P18">-- script:</text:p>
          <text:p text:style-name="P18">selectString(matches[2], 1)</text:p>
          <text:p text:style-name="P18">setUnderline(true) setLink([[send("msg read ]]..matches[2]..[[")]], "Read #"..matches[2])</text:p>
          <text:p text:style-name="P9">resetFormat()</text:p>
          <text:h text:style-name="P12" text:outline-level="3"><text:bookmark text:name="setLabelStyleSheet"/><text:bookmark text:name="__RefHeading__1347_938495551"/>setLabelStyleSheet<text:bookmark-end text:name="__RefHeading__1347_938495551"/></text:h>
          <text:p text:style-name="P13">setLabelStyleSheet(label, markup) </text:p>
          <text:p text:style-name="P6">Applies Qt style formatting to a label via a special markup language. </text:p>
          <text:p text:style-name="P4">Parameters </text:p>
          <text:list xml:id="list35563541" text:style-name="L203">
            <text:list-item>
              <text:p text:style-name="P251"><text:span text:style-name="T5">label:</text:span> </text:p>
            </text:list-item>
          </text:list>
          <text:p text:style-name="P6">The name of the label to be formatted (passed when calling createLabel). </text:p>
          <text:list xml:id="list35568458" text:style-name="L204">
            <text:list-item>
              <text:p text:style-name="P252"><text:span text:style-name="T5">markup:</text:span> </text:p>
            </text:list-item>
          </text:list>
          <text:p text:style-name="P6">The string instructions, as specified by the Qt Style Sheet reference. </text:p>
          <text:p text:style-name="P13">References </text:p>
          <text:p text:style-name="P5"><text:a xlink:type="simple" xlink:href="http://doc.qt.nokia.com/4.7/stylesheet-reference.html#list-of-properties">http://doc.qt.nokia.com/4.7/stylesheet-reference.html#list-of-properties</text:a><text:span text:style-name="T1"> </text:span></text:p>
          <text:p text:style-name="P4">Example </text:p>
          <text:p text:style-name="P18"><text:soft-page-break/>-- This creates a label with a white background and a green border, with the text "test"</text:p>
          <text:p text:style-name="P18">-- inside.</text:p>
          <text:p text:style-name="P18">createLabel("test", 50, 50, 100, 100, 0)</text:p>
          <text:p text:style-name="P18">setLabelStyleSheet("test", [[</text:p>
          <text:p text:style-name="P19"><text:s text:c="8"/><text:span text:style-name="T1">background-color: white;</text:span></text:p>
          <text:p text:style-name="P19"><text:s text:c="8"/><text:span text:style-name="T1">border: 10px solid green;</text:span></text:p>
          <text:p text:style-name="P19"><text:s text:c="8"/><text:span text:style-name="T1">font-size: 12px;</text:span></text:p>
          <text:p text:style-name="P19"><text:s text:c="8"/><text:span text:style-name="T1">]])</text:span></text:p>
          <text:p text:style-name="P18">echo("test", "test")</text:p>
          <text:p text:style-name="P19"> </text:p>
          <text:p text:style-name="P18">-- This creates a label with a single image, that will tile or clip depending on the</text:p>
          <text:p text:style-name="P18">-- size of the label. To use this example, please supply your own image.</text:p>
          <text:p text:style-name="P18">createLabel("test5", 50, 353, 164, 55, 0)</text:p>
          <text:p text:style-name="P18">setLabelStyleSheet("test5", [[</text:p>
          <text:p text:style-name="P19"><text:s text:c="8"/><text:span text:style-name="T1">background-image: url(C:/Users/Administrator/.config/mudlet/profiles/Midkemia Online/Vyzor/MkO_logo.png);</text:span></text:p>
          <text:p text:style-name="P19"><text:s text:c="8"/><text:span text:style-name="T1">]])</text:span></text:p>
          <text:p text:style-name="P19"> </text:p>
          <text:p text:style-name="P18">-- This creates a label with a single image, that can be resized (such as during a</text:p>
          <text:p text:style-name="P18">-- sysWindowResizeEvent). To use this example, please supply your own image.</text:p>
          <text:p text:style-name="P18">createLabel("test9", 215, 353, 100, 100, 0)</text:p>
          <text:p text:style-name="P18">setLabelStyleSheet("test9", [[</text:p>
          <text:p text:style-name="P19"><text:s text:c="8"/><text:span text:style-name="T1">border-image: url(C:/Users/Administrator/.config/mudlet/profiles/Midkemia Online/Vyzor/MkO_logo.png);</text:span></text:p>
          <text:p text:style-name="P10"><text:s text:c="8"/><text:span text:style-name="T1">]])</text:span></text:p>
          <text:h text:style-name="P12" text:outline-level="3"><text:bookmark text:name="setPopup"/><text:bookmark text:name="__RefHeading__1349_938495551"/>setPopup<text:bookmark-end text:name="__RefHeading__1349_938495551"/></text:h>
          <text:p text:style-name="P13">setPopup(name, {lua code}, {hints}) </text:p>
          <text:p text:style-name="P5"><text:span text:style-name="T1">Turns the </text:span><text:a xlink:type="simple" xlink:href="#selectString">selected()</text:a><text:span text:style-name="T1"> text into a left-clickable link, and a right-click menu for more options. The selected text, upon being left-clicked, will do the first command in the list. Upon being right-clicked, it'll display a menu with all possible commands. The menu will be populated with hints, one for each line. </text:span></text:p>
          <text:p text:style-name="P4">Parameters </text:p>
          <text:list xml:id="list35564749" text:style-name="L205">
            <text:list-item>
              <text:p text:style-name="P253"><text:span text:style-name="T5">name:</text:span> </text:p>
            </text:list-item>
          </text:list>
          <text:p text:style-name="P6">the name of the console to operate on. If not using this in a miniConsole, use "main" as the name. </text:p>
          <text:list xml:id="list35558161" text:style-name="L206">
            <text:list-item>
              <text:p text:style-name="P254"><text:span text:style-name="T5">{lua code}:</text:span> </text:p>
            </text:list-item>
          </text:list>
          <text:p text:style-name="P6">a table of lua code strings to do. ie, </text:p>
          <text:p text:style-name="P23">{[[send("hello")]], [[echo("hi!"]]}</text:p>
          <text:list xml:id="list35568464" text:style-name="L207">
            <text:list-item>
              <text:p text:style-name="P255"><text:span text:style-name="T5">{hints}:</text:span> </text:p>
            </text:list-item>
          </text:list>
          <text:p text:style-name="P6">a table of strings which will be shown on the popup and right-click menu. ie, </text:p>
          <text:p text:style-name="P23">{"send the hi command", "echo hi to yourself"}</text:p>
          <text:p text:style-name="P6">. </text:p>
          <text:p text:style-name="P4"><text:soft-page-break/>Example </text:p>
          <text:p text:style-name="P18">-- In a `Raising your hand in greeting, you say "Hello!"` exact match trigger, </text:p>
          <text:p text:style-name="P18">-- the following code will make left-clicking on `Hello` show you an echo, while right-clicking</text:p>
          <text:p text:style-name="P18">-- will show some commands you can do.</text:p>
          <text:p text:style-name="P19"> </text:p>
          <text:p text:style-name="P18">selectString("Hello", 1)</text:p>
          <text:p text:style-name="P9">setPopup("main", {[[send("bye")]], [[echo("hi!")]]}, {"left-click or right-click and do first item to send bye", "click to echo hi"})</text:p>
          <text:h text:style-name="P12" text:outline-level="3"><text:bookmark text:name="showToolBar"/><text:bookmark text:name="__RefHeading__1351_938495551"/>showToolBar<text:bookmark-end text:name="__RefHeading__1351_938495551"/></text:h>
          <text:p text:style-name="P13">showToolBar(name) </text:p>
          <text:p text:style-name="P6">Makes a toolbar (a button group) appear on the screen. </text:p>
          <text:p text:style-name="P4">Parameters </text:p>
          <text:list xml:id="list35573536" text:style-name="L208">
            <text:list-item>
              <text:p text:style-name="P256"><text:span text:style-name="T5">name:</text:span> </text:p>
            </text:list-item>
          </text:list>
          <text:p text:style-name="P6">name of the button group to display </text:p>
          <text:p text:style-name="P4">Example </text:p>
          <text:p text:style-name="P9">showToolBar("my offensive buttons")</text:p>
          <text:h text:style-name="P12" text:outline-level="3"><text:bookmark text:name="wrapLine_2"/><text:bookmark text:name="__RefHeading__1353_938495551"/>wrapLine<text:bookmark-end text:name="__RefHeading__1353_938495551"/></text:h>
          <text:p text:style-name="P13">wrapLine(windowName, lineNumber) </text:p>
          <text:p text:style-name="P6">wraps the line specified by <text:span text:style-name="T5">lineNumber</text:span> of mini console (window) <text:span text:style-name="T5">windowName</text:span>. This function will interpret \n characters, apply word wrap and display the new lines on the screen. This function may be necessary if you use deleteLine() and thus erase the entire current line in the buffer, but you want to do some further echo() calls after calling deleteLine(). You will then need to re-wrap the last line of the buffer to actually see what you have echoed and get your \n interpreted as newline characters properly. Using this function is no good programming practice and should be avoided. There are better ways of handling situations where you would call deleteLine() and echo afterwards e.g.: </text:p>
          <text:p text:style-name="P18">selectString(line,1)</text:p>
          <text:p text:style-name="P9">replace("")</text:p>
          <text:p text:style-name="P21">This will effectively have the same result as a call to deleteLine() but the buffer line will not be entirely removed. Consequently, further calls to echo() etc. sort of functions are possible without using wrapLine() unnecessarily. </text:p>
          <text:p text:style-name="P5"><text:span text:style-name="T1">See Also: </text:span><text:a xlink:type="simple" xlink:href="#replace">replace()</text:a><text:span text:style-name="T1">, </text:span><text:a xlink:type="simple" xlink:href="#deleteLine">deleteLine()</text:a><text:span text:style-name="T1"> </text:span></text:p>
          <text:p text:style-name="P4">Parameters </text:p>
          <text:list xml:id="list35575037" text:style-name="L209">
            <text:list-item>
              <text:p text:style-name="P257"><text:span text:style-name="T5">windowName:</text:span> </text:p>
            </text:list-item>
          </text:list>
          <text:p text:style-name="P6">The miniconsole or the main window (use <text:span text:style-name="T5">main</text:span> for the main window) </text:p>
          <text:list xml:id="list35588795" text:style-name="L210">
            <text:list-item>
              <text:p text:style-name="P258"><text:span text:style-name="T5">lineNumber:</text:span> </text:p>
            </text:list-item>
          </text:list>
          <text:p text:style-name="P6"><text:soft-page-break/>The line number which you'd like re-wrapped. </text:p>
          <text:p text:style-name="P4">Example </text:p>
          <text:p text:style-name="P18">-- re-wrap the last line in the main window</text:p>
          <text:p text:style-name="P9">wrapLine("main", getLineCount())</text:p>
          <text:section text:style-name="Sect1" text:name="catlinks">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ternet_20_link" style:display-name="Internet link" style:family="text" style:parent-style-name="Caption_20_characters">
      <style:text-properties fo:color="#000080" fo:language="zxx" fo:country="none" style:text-underline-style="solid" style:text-underline-width="auto" style:text-underline-color="font-color" fo:background-color="transparent"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2-12T13:31:32.44</meta:creation-date>
    <dc:date>2012-12-12T17:41:00.54</dc:date>
    <meta:editing-duration>PT2H55M30S</meta:editing-duration>
    <meta:editing-cycles>14</meta:editing-cycles>
    <meta:generator>OpenOffice.org/3.3$Win32 OpenOffice.org_project/330m20$Build-9567</meta:generator>
    <meta:document-statistic meta:table-count="12" meta:image-count="40" meta:object-count="0" meta:page-count="122" meta:paragraph-count="3990" meta:word-count="26448" meta:character-count="168732"/>
  </office:meta>
</office:document-meta>
</file>